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7847in" table:align="left"/>
    </style:style>
    <style:style style:name="Table1.A" style:family="table-column">
      <style:table-column-properties style:column-width="1.1785in"/>
    </style:style>
    <style:style style:name="Table1.B" style:family="table-column">
      <style:table-column-properties style:column-width="1.0771in"/>
    </style:style>
    <style:style style:name="Table1.C" style:family="table-column">
      <style:table-column-properties style:column-width="1.7264in"/>
    </style:style>
    <style:style style:name="Table1.D" style:family="table-column">
      <style:table-column-properties style:column-width="1.8028in"/>
    </style:style>
    <style:style style:name="Table1.A1" style:family="table-cell">
      <style:table-cell-properties style:vertical-align="middle" fo:padding="0.0194in" fo:border="none"/>
    </style:style>
    <style:style style:name="P1" style:family="paragraph" style:parent-style-name="Horizontal_20_Line">
      <style:text-properties style:font-name="Atkinson Hyperlegible Next"/>
    </style:style>
    <style:style style:name="P2" style:family="paragraph" style:parent-style-name="Table_20_Heading">
      <style:paragraph-properties fo:text-align="start" style:justify-single-word="false"/>
      <style:text-properties style:font-name="Atkinson Hyperlegible Next"/>
    </style:style>
    <style:style style:name="P3" style:family="paragraph" style:parent-style-name="Heading_20_1">
      <style:text-properties style:font-name="Atkinson Hyperlegible Next"/>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style:font-name="Atkinson Hyperlegible Next"/>
    </style:style>
    <style:style style:name="P6" style:family="paragraph" style:parent-style-name="Standard">
      <style:text-properties style:font-name="Atkinson Hyperlegible Next"/>
    </style:style>
    <style:style style:name="P7" style:family="paragraph" style:parent-style-name="Standard">
      <style:paragraph-properties fo:margin-top="0in" fo:margin-bottom="0.1965in"/>
      <style:text-properties style:font-name="Atkinson Hyperlegible Next"/>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6"/>
    <style:style style:name="P65" style:family="paragraph" style:parent-style-name="Text_20_body" style:list-style-name="L67"/>
    <style:style style:name="P66" style:family="paragraph" style:parent-style-name="Text_20_body" style:list-style-name="L68"/>
    <style:style style:name="P67" style:family="paragraph" style:parent-style-name="Text_20_body" style:list-style-name="L70"/>
    <style:style style:name="P68" style:family="paragraph" style:parent-style-name="Text_20_body" style:list-style-name="L71"/>
    <style:style style:name="P69" style:family="paragraph" style:parent-style-name="Text_20_body" style:list-style-name="L72"/>
    <style:style style:name="P70" style:family="paragraph" style:parent-style-name="Text_20_body" style:list-style-name="L74"/>
    <style:style style:name="P71" style:family="paragraph" style:parent-style-name="Text_20_body" style:list-style-name="L75"/>
    <style:style style:name="P72" style:family="paragraph" style:parent-style-name="Text_20_body" style:list-style-name="L76"/>
    <style:style style:name="P73" style:family="paragraph" style:parent-style-name="Text_20_body" style:list-style-name="L77"/>
    <style:style style:name="P74" style:family="paragraph" style:parent-style-name="Text_20_body" style:list-style-name="L78"/>
    <style:style style:name="P75" style:family="paragraph" style:parent-style-name="Text_20_body" style:list-style-name="L79"/>
    <style:style style:name="P76" style:family="paragraph" style:parent-style-name="Text_20_body" style:list-style-name="L80"/>
    <style:style style:name="P77" style:family="paragraph" style:parent-style-name="Text_20_body" style:list-style-name="L81"/>
    <style:style style:name="P78" style:family="paragraph" style:parent-style-name="Text_20_body" style:list-style-name="L83"/>
    <style:style style:name="P79" style:family="paragraph" style:parent-style-name="Text_20_body" style:list-style-name="L84"/>
    <style:style style:name="P80" style:family="paragraph" style:parent-style-name="Text_20_body" style:list-style-name="L85"/>
    <style:style style:name="P81" style:family="paragraph" style:parent-style-name="Text_20_body" style:list-style-name="L86"/>
    <style:style style:name="P82" style:family="paragraph" style:parent-style-name="Text_20_body" style:list-style-name="L88"/>
    <style:style style:name="P83" style:family="paragraph" style:parent-style-name="Text_20_body" style:list-style-name="L89"/>
    <style:style style:name="P84" style:family="paragraph" style:parent-style-name="Text_20_body" style:list-style-name="L90"/>
    <style:style style:name="P85" style:family="paragraph" style:parent-style-name="Text_20_body" style:list-style-name="L91"/>
    <style:style style:name="P86" style:family="paragraph" style:parent-style-name="Text_20_body" style:list-style-name="L92"/>
    <style:style style:name="P87" style:family="paragraph" style:parent-style-name="Text_20_body" style:list-style-name="L93"/>
    <style:style style:name="P88" style:family="paragraph" style:parent-style-name="Text_20_body" style:list-style-name="L94"/>
    <style:style style:name="P89" style:family="paragraph" style:parent-style-name="Text_20_body" style:list-style-name="L95"/>
    <style:style style:name="P90" style:family="paragraph" style:parent-style-name="Text_20_body" style:list-style-name="L96"/>
    <style:style style:name="P91" style:family="paragraph" style:parent-style-name="Text_20_body" style:list-style-name="L97"/>
    <style:style style:name="P92" style:family="paragraph" style:parent-style-name="Text_20_body" style:list-style-name="L98"/>
    <style:style style:name="P93" style:family="paragraph" style:parent-style-name="Text_20_body" style:list-style-name="L99"/>
    <style:style style:name="P94" style:family="paragraph" style:parent-style-name="Text_20_body" style:list-style-name="L100"/>
    <style:style style:name="P95" style:family="paragraph" style:parent-style-name="Text_20_body" style:list-style-name="L101"/>
    <style:style style:name="P96" style:family="paragraph" style:parent-style-name="Text_20_body" style:list-style-name="L102"/>
    <style:style style:name="P97" style:family="paragraph" style:parent-style-name="Text_20_body" style:list-style-name="L103"/>
    <style:style style:name="P98" style:family="paragraph" style:parent-style-name="Text_20_body" style:list-style-name="L104"/>
    <style:style style:name="P99" style:family="paragraph" style:parent-style-name="Text_20_body" style:list-style-name="L105"/>
    <style:style style:name="P100" style:family="paragraph" style:parent-style-name="Text_20_body" style:list-style-name="L106"/>
    <style:style style:name="P101" style:family="paragraph" style:parent-style-name="Text_20_body" style:list-style-name="L107"/>
    <style:style style:name="P102" style:family="paragraph" style:parent-style-name="Text_20_body" style:list-style-name="L108"/>
    <style:style style:name="P103" style:family="paragraph" style:parent-style-name="Text_20_body" style:list-style-name="L109"/>
    <style:style style:name="P104" style:family="paragraph" style:parent-style-name="Text_20_body" style:list-style-name="L110"/>
    <style:style style:name="P105" style:family="paragraph" style:parent-style-name="Text_20_body" style:list-style-name="L111"/>
    <style:style style:name="P106" style:family="paragraph" style:parent-style-name="Text_20_body" style:list-style-name="L112"/>
    <style:style style:name="P107" style:family="paragraph" style:parent-style-name="Text_20_body" style:list-style-name="L113"/>
    <style:style style:name="P108" style:family="paragraph" style:parent-style-name="Text_20_body" style:list-style-name="L114"/>
    <style:style style:name="P109" style:family="paragraph" style:parent-style-name="Text_20_body" style:list-style-name="L115"/>
    <style:style style:name="P110" style:family="paragraph" style:parent-style-name="Text_20_body" style:list-style-name="L116"/>
    <style:style style:name="P111" style:family="paragraph" style:parent-style-name="Text_20_body" style:list-style-name="L117"/>
    <style:style style:name="P112" style:family="paragraph" style:parent-style-name="Text_20_body" style:list-style-name="L119"/>
    <style:style style:name="P113" style:family="paragraph" style:parent-style-name="Text_20_body" style:list-style-name="L120"/>
    <style:style style:name="P114" style:family="paragraph" style:parent-style-name="Text_20_body" style:list-style-name="L121"/>
    <style:style style:name="P115" style:family="paragraph" style:parent-style-name="Text_20_body" style:list-style-name="L122"/>
    <style:style style:name="P116" style:family="paragraph" style:parent-style-name="Text_20_body" style:list-style-name="L123"/>
    <style:style style:name="P117" style:family="paragraph" style:parent-style-name="Text_20_body" style:list-style-name="L124"/>
    <style:style style:name="P118" style:family="paragraph" style:parent-style-name="Text_20_body" style:list-style-name="L125"/>
    <style:style style:name="P119" style:family="paragraph" style:parent-style-name="Text_20_body" style:list-style-name="L126"/>
    <style:style style:name="P120" style:family="paragraph" style:parent-style-name="Text_20_body" style:list-style-name="L127"/>
    <style:style style:name="P121" style:family="paragraph" style:parent-style-name="Text_20_body" style:list-style-name="L128"/>
    <style:style style:name="P122" style:family="paragraph" style:parent-style-name="Text_20_body" style:list-style-name="L129"/>
    <style:style style:name="P123" style:family="paragraph" style:parent-style-name="Text_20_body" style:list-style-name="L131"/>
    <style:style style:name="P124" style:family="paragraph" style:parent-style-name="Text_20_body" style:list-style-name="L132"/>
    <style:style style:name="P125" style:family="paragraph" style:parent-style-name="Text_20_body">
      <style:text-properties style:font-name="Atkinson Hyperlegible Next"/>
    </style:style>
    <style:style style:name="P126" style:family="paragraph" style:parent-style-name="Text_20_body" style:list-style-name="L130">
      <style:text-properties style:font-name="Atkinson Hyperlegible Next"/>
    </style:style>
    <style:style style:name="P127" style:family="paragraph" style:parent-style-name="Text_20_body" style:list-style-name="L1">
      <style:text-properties style:font-name="Atkinson Hyperlegible Next"/>
    </style:style>
    <style:style style:name="P128" style:family="paragraph" style:parent-style-name="Text_20_body" style:list-style-name="L2">
      <style:text-properties style:font-name="Atkinson Hyperlegible Next"/>
    </style:style>
    <style:style style:name="P129" style:family="paragraph" style:parent-style-name="Text_20_body" style:list-style-name="L3">
      <style:text-properties style:font-name="Atkinson Hyperlegible Next"/>
    </style:style>
    <style:style style:name="P130" style:family="paragraph" style:parent-style-name="Text_20_body" style:list-style-name="L4">
      <style:text-properties style:font-name="Atkinson Hyperlegible Next"/>
    </style:style>
    <style:style style:name="P131" style:family="paragraph" style:parent-style-name="Text_20_body" style:list-style-name="L5">
      <style:text-properties style:font-name="Atkinson Hyperlegible Next"/>
    </style:style>
    <style:style style:name="P132" style:family="paragraph" style:parent-style-name="Text_20_body" style:list-style-name="L16">
      <style:text-properties style:font-name="Atkinson Hyperlegible Next"/>
    </style:style>
    <style:style style:name="P133" style:family="paragraph" style:parent-style-name="Text_20_body" style:list-style-name="L30">
      <style:text-properties style:font-name="Atkinson Hyperlegible Next"/>
    </style:style>
    <style:style style:name="P134" style:family="paragraph" style:parent-style-name="Text_20_body" style:list-style-name="L33">
      <style:text-properties style:font-name="Atkinson Hyperlegible Next"/>
    </style:style>
    <style:style style:name="P135" style:family="paragraph" style:parent-style-name="Text_20_body" style:list-style-name="L40">
      <style:text-properties style:font-name="Atkinson Hyperlegible Next"/>
    </style:style>
    <style:style style:name="P136" style:family="paragraph" style:parent-style-name="Text_20_body" style:list-style-name="L54">
      <style:text-properties style:font-name="Atkinson Hyperlegible Next"/>
    </style:style>
    <style:style style:name="P137" style:family="paragraph" style:parent-style-name="Text_20_body" style:list-style-name="L60">
      <style:text-properties style:font-name="Atkinson Hyperlegible Next"/>
    </style:style>
    <style:style style:name="P138" style:family="paragraph" style:parent-style-name="Text_20_body" style:list-style-name="L65">
      <style:text-properties style:font-name="Atkinson Hyperlegible Next"/>
    </style:style>
    <style:style style:name="P139" style:family="paragraph" style:parent-style-name="Text_20_body" style:list-style-name="L69">
      <style:text-properties style:font-name="Atkinson Hyperlegible Next"/>
    </style:style>
    <style:style style:name="P140" style:family="paragraph" style:parent-style-name="Text_20_body" style:list-style-name="L73">
      <style:text-properties style:font-name="Atkinson Hyperlegible Next"/>
    </style:style>
    <style:style style:name="P141" style:family="paragraph" style:parent-style-name="Text_20_body" style:list-style-name="L82">
      <style:text-properties style:font-name="Atkinson Hyperlegible Next"/>
    </style:style>
    <style:style style:name="P142" style:family="paragraph" style:parent-style-name="Text_20_body" style:list-style-name="L87">
      <style:text-properties style:font-name="Atkinson Hyperlegible Next"/>
    </style:style>
    <style:style style:name="P143" style:family="paragraph" style:parent-style-name="Text_20_body" style:list-style-name="L118">
      <style:text-properties style:font-name="Atkinson Hyperlegible Next"/>
    </style:style>
    <style:style style:name="P144" style:family="paragraph" style:parent-style-name="Text_20_body">
      <style:paragraph-properties fo:margin-top="0in" fo:margin-bottom="0in"/>
    </style:style>
    <style:style style:name="P145" style:family="paragraph" style:parent-style-name="Text_20_body" style:list-style-name="L6">
      <style:paragraph-properties fo:margin-top="0in" fo:margin-bottom="0in"/>
    </style:style>
    <style:style style:name="P146" style:family="paragraph" style:parent-style-name="Text_20_body" style:list-style-name="L7">
      <style:paragraph-properties fo:margin-top="0in" fo:margin-bottom="0in"/>
    </style:style>
    <style:style style:name="P147" style:family="paragraph" style:parent-style-name="Text_20_body" style:list-style-name="L9">
      <style:paragraph-properties fo:margin-top="0in" fo:margin-bottom="0in"/>
    </style:style>
    <style:style style:name="P148" style:family="paragraph" style:parent-style-name="Text_20_body" style:list-style-name="L11">
      <style:paragraph-properties fo:margin-top="0in" fo:margin-bottom="0in"/>
    </style:style>
    <style:style style:name="P149" style:family="paragraph" style:parent-style-name="Text_20_body" style:list-style-name="L12">
      <style:paragraph-properties fo:margin-top="0in" fo:margin-bottom="0in"/>
    </style:style>
    <style:style style:name="P150" style:family="paragraph" style:parent-style-name="Text_20_body" style:list-style-name="L13">
      <style:paragraph-properties fo:margin-top="0in" fo:margin-bottom="0in"/>
    </style:style>
    <style:style style:name="P151" style:family="paragraph" style:parent-style-name="Text_20_body" style:list-style-name="L14">
      <style:paragraph-properties fo:margin-top="0in" fo:margin-bottom="0in"/>
    </style:style>
    <style:style style:name="P152" style:family="paragraph" style:parent-style-name="Text_20_body" style:list-style-name="L15">
      <style:paragraph-properties fo:margin-top="0in" fo:margin-bottom="0in"/>
    </style:style>
    <style:style style:name="P153" style:family="paragraph" style:parent-style-name="Text_20_body" style:list-style-name="L16">
      <style:paragraph-properties fo:margin-top="0in" fo:margin-bottom="0in"/>
    </style:style>
    <style:style style:name="P154" style:family="paragraph" style:parent-style-name="Text_20_body" style:list-style-name="L17">
      <style:paragraph-properties fo:margin-top="0in" fo:margin-bottom="0in"/>
    </style:style>
    <style:style style:name="P155" style:family="paragraph" style:parent-style-name="Text_20_body" style:list-style-name="L18">
      <style:paragraph-properties fo:margin-top="0in" fo:margin-bottom="0in"/>
    </style:style>
    <style:style style:name="P156" style:family="paragraph" style:parent-style-name="Text_20_body" style:list-style-name="L19">
      <style:paragraph-properties fo:margin-top="0in" fo:margin-bottom="0in"/>
    </style:style>
    <style:style style:name="P157" style:family="paragraph" style:parent-style-name="Text_20_body" style:list-style-name="L20">
      <style:paragraph-properties fo:margin-top="0in" fo:margin-bottom="0in"/>
    </style:style>
    <style:style style:name="P158" style:family="paragraph" style:parent-style-name="Text_20_body" style:list-style-name="L21">
      <style:paragraph-properties fo:margin-top="0in" fo:margin-bottom="0in"/>
    </style:style>
    <style:style style:name="P159" style:family="paragraph" style:parent-style-name="Text_20_body" style:list-style-name="L22">
      <style:paragraph-properties fo:margin-top="0in" fo:margin-bottom="0in"/>
    </style:style>
    <style:style style:name="P160" style:family="paragraph" style:parent-style-name="Text_20_body" style:list-style-name="L23">
      <style:paragraph-properties fo:margin-top="0in" fo:margin-bottom="0in"/>
    </style:style>
    <style:style style:name="P161" style:family="paragraph" style:parent-style-name="Text_20_body" style:list-style-name="L24">
      <style:paragraph-properties fo:margin-top="0in" fo:margin-bottom="0in"/>
    </style:style>
    <style:style style:name="P162" style:family="paragraph" style:parent-style-name="Text_20_body" style:list-style-name="L25">
      <style:paragraph-properties fo:margin-top="0in" fo:margin-bottom="0in"/>
    </style:style>
    <style:style style:name="P163" style:family="paragraph" style:parent-style-name="Text_20_body" style:list-style-name="L26">
      <style:paragraph-properties fo:margin-top="0in" fo:margin-bottom="0in"/>
    </style:style>
    <style:style style:name="P164" style:family="paragraph" style:parent-style-name="Text_20_body" style:list-style-name="L27">
      <style:paragraph-properties fo:margin-top="0in" fo:margin-bottom="0in"/>
    </style:style>
    <style:style style:name="P165" style:family="paragraph" style:parent-style-name="Text_20_body" style:list-style-name="L28">
      <style:paragraph-properties fo:margin-top="0in" fo:margin-bottom="0in"/>
    </style:style>
    <style:style style:name="P166" style:family="paragraph" style:parent-style-name="Text_20_body" style:list-style-name="L29">
      <style:paragraph-properties fo:margin-top="0in" fo:margin-bottom="0in"/>
    </style:style>
    <style:style style:name="P167" style:family="paragraph" style:parent-style-name="Text_20_body" style:list-style-name="L30">
      <style:paragraph-properties fo:margin-top="0in" fo:margin-bottom="0in"/>
    </style:style>
    <style:style style:name="P168" style:family="paragraph" style:parent-style-name="Text_20_body" style:list-style-name="L31">
      <style:paragraph-properties fo:margin-top="0in" fo:margin-bottom="0in"/>
    </style:style>
    <style:style style:name="P169" style:family="paragraph" style:parent-style-name="Text_20_body" style:list-style-name="L32">
      <style:paragraph-properties fo:margin-top="0in" fo:margin-bottom="0in"/>
    </style:style>
    <style:style style:name="P170" style:family="paragraph" style:parent-style-name="Text_20_body" style:list-style-name="L33">
      <style:paragraph-properties fo:margin-top="0in" fo:margin-bottom="0in"/>
    </style:style>
    <style:style style:name="P171" style:family="paragraph" style:parent-style-name="Text_20_body" style:list-style-name="L34">
      <style:paragraph-properties fo:margin-top="0in" fo:margin-bottom="0in"/>
    </style:style>
    <style:style style:name="P172" style:family="paragraph" style:parent-style-name="Text_20_body" style:list-style-name="L35">
      <style:paragraph-properties fo:margin-top="0in" fo:margin-bottom="0in"/>
    </style:style>
    <style:style style:name="P173" style:family="paragraph" style:parent-style-name="Text_20_body" style:list-style-name="L36">
      <style:paragraph-properties fo:margin-top="0in" fo:margin-bottom="0in"/>
    </style:style>
    <style:style style:name="P174" style:family="paragraph" style:parent-style-name="Text_20_body" style:list-style-name="L37">
      <style:paragraph-properties fo:margin-top="0in" fo:margin-bottom="0in"/>
    </style:style>
    <style:style style:name="P175" style:family="paragraph" style:parent-style-name="Text_20_body" style:list-style-name="L38">
      <style:paragraph-properties fo:margin-top="0in" fo:margin-bottom="0in"/>
    </style:style>
    <style:style style:name="P176" style:family="paragraph" style:parent-style-name="Text_20_body" style:list-style-name="L39">
      <style:paragraph-properties fo:margin-top="0in" fo:margin-bottom="0in"/>
    </style:style>
    <style:style style:name="P177" style:family="paragraph" style:parent-style-name="Text_20_body" style:list-style-name="L41">
      <style:paragraph-properties fo:margin-top="0in" fo:margin-bottom="0in"/>
    </style:style>
    <style:style style:name="P178" style:family="paragraph" style:parent-style-name="Text_20_body" style:list-style-name="L43">
      <style:paragraph-properties fo:margin-top="0in" fo:margin-bottom="0in"/>
    </style:style>
    <style:style style:name="P179" style:family="paragraph" style:parent-style-name="Text_20_body" style:list-style-name="L44">
      <style:paragraph-properties fo:margin-top="0in" fo:margin-bottom="0in"/>
    </style:style>
    <style:style style:name="P180" style:family="paragraph" style:parent-style-name="Text_20_body" style:list-style-name="L45">
      <style:paragraph-properties fo:margin-top="0in" fo:margin-bottom="0in"/>
    </style:style>
    <style:style style:name="P181" style:family="paragraph" style:parent-style-name="Text_20_body" style:list-style-name="L46">
      <style:paragraph-properties fo:margin-top="0in" fo:margin-bottom="0in"/>
    </style:style>
    <style:style style:name="P182" style:family="paragraph" style:parent-style-name="Text_20_body" style:list-style-name="L47">
      <style:paragraph-properties fo:margin-top="0in" fo:margin-bottom="0in"/>
    </style:style>
    <style:style style:name="P183" style:family="paragraph" style:parent-style-name="Text_20_body" style:list-style-name="L48">
      <style:paragraph-properties fo:margin-top="0in" fo:margin-bottom="0in"/>
    </style:style>
    <style:style style:name="P184" style:family="paragraph" style:parent-style-name="Text_20_body" style:list-style-name="L49">
      <style:paragraph-properties fo:margin-top="0in" fo:margin-bottom="0in"/>
    </style:style>
    <style:style style:name="P185" style:family="paragraph" style:parent-style-name="Text_20_body" style:list-style-name="L50">
      <style:paragraph-properties fo:margin-top="0in" fo:margin-bottom="0in"/>
    </style:style>
    <style:style style:name="P186" style:family="paragraph" style:parent-style-name="Text_20_body" style:list-style-name="L51">
      <style:paragraph-properties fo:margin-top="0in" fo:margin-bottom="0in"/>
    </style:style>
    <style:style style:name="P187" style:family="paragraph" style:parent-style-name="Text_20_body" style:list-style-name="L52">
      <style:paragraph-properties fo:margin-top="0in" fo:margin-bottom="0in"/>
    </style:style>
    <style:style style:name="P188" style:family="paragraph" style:parent-style-name="Text_20_body" style:list-style-name="L53">
      <style:paragraph-properties fo:margin-top="0in" fo:margin-bottom="0in"/>
    </style:style>
    <style:style style:name="P189" style:family="paragraph" style:parent-style-name="Text_20_body" style:list-style-name="L54">
      <style:paragraph-properties fo:margin-top="0in" fo:margin-bottom="0in"/>
    </style:style>
    <style:style style:name="P190" style:family="paragraph" style:parent-style-name="Text_20_body" style:list-style-name="L56">
      <style:paragraph-properties fo:margin-top="0in" fo:margin-bottom="0in"/>
    </style:style>
    <style:style style:name="P191" style:family="paragraph" style:parent-style-name="Text_20_body" style:list-style-name="L57">
      <style:paragraph-properties fo:margin-top="0in" fo:margin-bottom="0in"/>
    </style:style>
    <style:style style:name="P192" style:family="paragraph" style:parent-style-name="Text_20_body" style:list-style-name="L58">
      <style:paragraph-properties fo:margin-top="0in" fo:margin-bottom="0in"/>
    </style:style>
    <style:style style:name="P193" style:family="paragraph" style:parent-style-name="Text_20_body" style:list-style-name="L59">
      <style:paragraph-properties fo:margin-top="0in" fo:margin-bottom="0in"/>
    </style:style>
    <style:style style:name="P194" style:family="paragraph" style:parent-style-name="Text_20_body" style:list-style-name="L60">
      <style:paragraph-properties fo:margin-top="0in" fo:margin-bottom="0in"/>
    </style:style>
    <style:style style:name="P195" style:family="paragraph" style:parent-style-name="Text_20_body" style:list-style-name="L61">
      <style:paragraph-properties fo:margin-top="0in" fo:margin-bottom="0in"/>
    </style:style>
    <style:style style:name="P196" style:family="paragraph" style:parent-style-name="Text_20_body" style:list-style-name="L62">
      <style:paragraph-properties fo:margin-top="0in" fo:margin-bottom="0in"/>
    </style:style>
    <style:style style:name="P197" style:family="paragraph" style:parent-style-name="Text_20_body" style:list-style-name="L63">
      <style:paragraph-properties fo:margin-top="0in" fo:margin-bottom="0in"/>
    </style:style>
    <style:style style:name="P198" style:family="paragraph" style:parent-style-name="Text_20_body" style:list-style-name="L64">
      <style:paragraph-properties fo:margin-top="0in" fo:margin-bottom="0in"/>
    </style:style>
    <style:style style:name="P199" style:family="paragraph" style:parent-style-name="Text_20_body" style:list-style-name="L65">
      <style:paragraph-properties fo:margin-top="0in" fo:margin-bottom="0in"/>
    </style:style>
    <style:style style:name="P200" style:family="paragraph" style:parent-style-name="Text_20_body" style:list-style-name="L66">
      <style:paragraph-properties fo:margin-top="0in" fo:margin-bottom="0in"/>
    </style:style>
    <style:style style:name="P201" style:family="paragraph" style:parent-style-name="Text_20_body" style:list-style-name="L67">
      <style:paragraph-properties fo:margin-top="0in" fo:margin-bottom="0in"/>
    </style:style>
    <style:style style:name="P202" style:family="paragraph" style:parent-style-name="Text_20_body" style:list-style-name="L68">
      <style:paragraph-properties fo:margin-top="0in" fo:margin-bottom="0in"/>
    </style:style>
    <style:style style:name="P203" style:family="paragraph" style:parent-style-name="Text_20_body" style:list-style-name="L70">
      <style:paragraph-properties fo:margin-top="0in" fo:margin-bottom="0in"/>
    </style:style>
    <style:style style:name="P204" style:family="paragraph" style:parent-style-name="Text_20_body" style:list-style-name="L71">
      <style:paragraph-properties fo:margin-top="0in" fo:margin-bottom="0in"/>
    </style:style>
    <style:style style:name="P205" style:family="paragraph" style:parent-style-name="Text_20_body" style:list-style-name="L72">
      <style:paragraph-properties fo:margin-top="0in" fo:margin-bottom="0in"/>
    </style:style>
    <style:style style:name="P206" style:family="paragraph" style:parent-style-name="Text_20_body" style:list-style-name="L74">
      <style:paragraph-properties fo:margin-top="0in" fo:margin-bottom="0in"/>
    </style:style>
    <style:style style:name="P207" style:family="paragraph" style:parent-style-name="Text_20_body" style:list-style-name="L75">
      <style:paragraph-properties fo:margin-top="0in" fo:margin-bottom="0in"/>
    </style:style>
    <style:style style:name="P208" style:family="paragraph" style:parent-style-name="Text_20_body" style:list-style-name="L77">
      <style:paragraph-properties fo:margin-top="0in" fo:margin-bottom="0in"/>
    </style:style>
    <style:style style:name="P209" style:family="paragraph" style:parent-style-name="Text_20_body" style:list-style-name="L78">
      <style:paragraph-properties fo:margin-top="0in" fo:margin-bottom="0in"/>
    </style:style>
    <style:style style:name="P210" style:family="paragraph" style:parent-style-name="Text_20_body" style:list-style-name="L79">
      <style:paragraph-properties fo:margin-top="0in" fo:margin-bottom="0in"/>
    </style:style>
    <style:style style:name="P211" style:family="paragraph" style:parent-style-name="Text_20_body" style:list-style-name="L80">
      <style:paragraph-properties fo:margin-top="0in" fo:margin-bottom="0in"/>
    </style:style>
    <style:style style:name="P212" style:family="paragraph" style:parent-style-name="Text_20_body" style:list-style-name="L81">
      <style:paragraph-properties fo:margin-top="0in" fo:margin-bottom="0in"/>
    </style:style>
    <style:style style:name="P213" style:family="paragraph" style:parent-style-name="Text_20_body" style:list-style-name="L82">
      <style:paragraph-properties fo:margin-top="0in" fo:margin-bottom="0in"/>
    </style:style>
    <style:style style:name="P214" style:family="paragraph" style:parent-style-name="Text_20_body" style:list-style-name="L83">
      <style:paragraph-properties fo:margin-top="0in" fo:margin-bottom="0in"/>
    </style:style>
    <style:style style:name="P215" style:family="paragraph" style:parent-style-name="Text_20_body" style:list-style-name="L84">
      <style:paragraph-properties fo:margin-top="0in" fo:margin-bottom="0in"/>
    </style:style>
    <style:style style:name="P216" style:family="paragraph" style:parent-style-name="Text_20_body" style:list-style-name="L85">
      <style:paragraph-properties fo:margin-top="0in" fo:margin-bottom="0in"/>
    </style:style>
    <style:style style:name="P217" style:family="paragraph" style:parent-style-name="Text_20_body" style:list-style-name="L86">
      <style:paragraph-properties fo:margin-top="0in" fo:margin-bottom="0in"/>
    </style:style>
    <style:style style:name="P218" style:family="paragraph" style:parent-style-name="Text_20_body" style:list-style-name="L88">
      <style:paragraph-properties fo:margin-top="0in" fo:margin-bottom="0in"/>
    </style:style>
    <style:style style:name="P219" style:family="paragraph" style:parent-style-name="Text_20_body" style:list-style-name="L89">
      <style:paragraph-properties fo:margin-top="0in" fo:margin-bottom="0in"/>
    </style:style>
    <style:style style:name="P220" style:family="paragraph" style:parent-style-name="Text_20_body" style:list-style-name="L91">
      <style:paragraph-properties fo:margin-top="0in" fo:margin-bottom="0in"/>
    </style:style>
    <style:style style:name="P221" style:family="paragraph" style:parent-style-name="Text_20_body" style:list-style-name="L92">
      <style:paragraph-properties fo:margin-top="0in" fo:margin-bottom="0in"/>
    </style:style>
    <style:style style:name="P222" style:family="paragraph" style:parent-style-name="Text_20_body" style:list-style-name="L96">
      <style:paragraph-properties fo:margin-top="0in" fo:margin-bottom="0in"/>
    </style:style>
    <style:style style:name="P223" style:family="paragraph" style:parent-style-name="Text_20_body" style:list-style-name="L97">
      <style:paragraph-properties fo:margin-top="0in" fo:margin-bottom="0in"/>
    </style:style>
    <style:style style:name="P224" style:family="paragraph" style:parent-style-name="Text_20_body" style:list-style-name="L98">
      <style:paragraph-properties fo:margin-top="0in" fo:margin-bottom="0in"/>
    </style:style>
    <style:style style:name="P225" style:family="paragraph" style:parent-style-name="Text_20_body" style:list-style-name="L99">
      <style:paragraph-properties fo:margin-top="0in" fo:margin-bottom="0in"/>
    </style:style>
    <style:style style:name="P226" style:family="paragraph" style:parent-style-name="Text_20_body" style:list-style-name="L101">
      <style:paragraph-properties fo:margin-top="0in" fo:margin-bottom="0in"/>
    </style:style>
    <style:style style:name="P227" style:family="paragraph" style:parent-style-name="Text_20_body" style:list-style-name="L102">
      <style:paragraph-properties fo:margin-top="0in" fo:margin-bottom="0in"/>
    </style:style>
    <style:style style:name="P228" style:family="paragraph" style:parent-style-name="Text_20_body" style:list-style-name="L103">
      <style:paragraph-properties fo:margin-top="0in" fo:margin-bottom="0in"/>
    </style:style>
    <style:style style:name="P229" style:family="paragraph" style:parent-style-name="Text_20_body" style:list-style-name="L104">
      <style:paragraph-properties fo:margin-top="0in" fo:margin-bottom="0in"/>
    </style:style>
    <style:style style:name="P230" style:family="paragraph" style:parent-style-name="Text_20_body" style:list-style-name="L105">
      <style:paragraph-properties fo:margin-top="0in" fo:margin-bottom="0in"/>
    </style:style>
    <style:style style:name="P231" style:family="paragraph" style:parent-style-name="Text_20_body" style:list-style-name="L106">
      <style:paragraph-properties fo:margin-top="0in" fo:margin-bottom="0in"/>
    </style:style>
    <style:style style:name="P232" style:family="paragraph" style:parent-style-name="Text_20_body" style:list-style-name="L107">
      <style:paragraph-properties fo:margin-top="0in" fo:margin-bottom="0in"/>
    </style:style>
    <style:style style:name="P233" style:family="paragraph" style:parent-style-name="Text_20_body" style:list-style-name="L108">
      <style:paragraph-properties fo:margin-top="0in" fo:margin-bottom="0in"/>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paragraph-properties fo:margin-top="0in" fo:margin-bottom="0in"/>
    </style:style>
    <style:style style:name="P236" style:family="paragraph" style:parent-style-name="Text_20_body" style:list-style-name="L112">
      <style:paragraph-properties fo:margin-top="0in" fo:margin-bottom="0in"/>
    </style:style>
    <style:style style:name="P237" style:family="paragraph" style:parent-style-name="Text_20_body" style:list-style-name="L114">
      <style:paragraph-properties fo:margin-top="0in" fo:margin-bottom="0in"/>
    </style:style>
    <style:style style:name="P238" style:family="paragraph" style:parent-style-name="Text_20_body" style:list-style-name="L115">
      <style:paragraph-properties fo:margin-top="0in" fo:margin-bottom="0in"/>
    </style:style>
    <style:style style:name="P239" style:family="paragraph" style:parent-style-name="Text_20_body" style:list-style-name="L116">
      <style:paragraph-properties fo:margin-top="0in" fo:margin-bottom="0in"/>
    </style:style>
    <style:style style:name="P240" style:family="paragraph" style:parent-style-name="Text_20_body" style:list-style-name="L117">
      <style:paragraph-properties fo:margin-top="0in" fo:margin-bottom="0in"/>
    </style:style>
    <style:style style:name="P241" style:family="paragraph" style:parent-style-name="Text_20_body" style:list-style-name="L119">
      <style:paragraph-properties fo:margin-top="0in" fo:margin-bottom="0in"/>
    </style:style>
    <style:style style:name="P242" style:family="paragraph" style:parent-style-name="Text_20_body" style:list-style-name="L120">
      <style:paragraph-properties fo:margin-top="0in" fo:margin-bottom="0in"/>
    </style:style>
    <style:style style:name="P243" style:family="paragraph" style:parent-style-name="Text_20_body" style:list-style-name="L121">
      <style:paragraph-properties fo:margin-top="0in" fo:margin-bottom="0in"/>
    </style:style>
    <style:style style:name="P244" style:family="paragraph" style:parent-style-name="Text_20_body" style:list-style-name="L122">
      <style:paragraph-properties fo:margin-top="0in" fo:margin-bottom="0in"/>
    </style:style>
    <style:style style:name="P245" style:family="paragraph" style:parent-style-name="Text_20_body" style:list-style-name="L124">
      <style:paragraph-properties fo:margin-top="0in" fo:margin-bottom="0in"/>
    </style:style>
    <style:style style:name="P246" style:family="paragraph" style:parent-style-name="Text_20_body" style:list-style-name="L125">
      <style:paragraph-properties fo:margin-top="0in" fo:margin-bottom="0in"/>
    </style:style>
    <style:style style:name="P247" style:family="paragraph" style:parent-style-name="Text_20_body" style:list-style-name="L126">
      <style:paragraph-properties fo:margin-top="0in" fo:margin-bottom="0in"/>
    </style:style>
    <style:style style:name="P248" style:family="paragraph" style:parent-style-name="Text_20_body" style:list-style-name="L127">
      <style:paragraph-properties fo:margin-top="0in" fo:margin-bottom="0in"/>
    </style:style>
    <style:style style:name="P249" style:family="paragraph" style:parent-style-name="Text_20_body" style:list-style-name="L128">
      <style:paragraph-properties fo:margin-top="0in" fo:margin-bottom="0in"/>
    </style:style>
    <style:style style:name="P250" style:family="paragraph" style:parent-style-name="Text_20_body" style:list-style-name="L129">
      <style:paragraph-properties fo:margin-top="0in" fo:margin-bottom="0in"/>
    </style:style>
    <style:style style:name="P251" style:family="paragraph" style:parent-style-name="Text_20_body" style:list-style-name="L131">
      <style:paragraph-properties fo:margin-top="0in" fo:margin-bottom="0in"/>
    </style:style>
    <style:style style:name="P252" style:family="paragraph" style:parent-style-name="Text_20_body" style:list-style-name="L132">
      <style:paragraph-properties fo:margin-top="0in" fo:margin-bottom="0in"/>
    </style:style>
    <style:style style:name="P253" style:family="paragraph" style:parent-style-name="Text_20_body">
      <style:paragraph-properties fo:margin-top="0in" fo:margin-bottom="0in"/>
      <style:text-properties style:font-name="Atkinson Hyperlegible Next"/>
    </style:style>
    <style:style style:name="P254" style:family="paragraph" style:parent-style-name="Text_20_body" style:list-style-name="L130">
      <style:paragraph-properties fo:margin-top="0in" fo:margin-bottom="0in"/>
      <style:text-properties style:font-name="Atkinson Hyperlegible Next"/>
    </style:style>
    <style:style style:name="P255" style:family="paragraph" style:parent-style-name="Text_20_body" style:list-style-name="L131">
      <style:paragraph-properties fo:margin-top="0in" fo:margin-bottom="0in"/>
      <style:text-properties style:font-name="Atkinson Hyperlegible Next"/>
    </style:style>
    <style:style style:name="P256" style:family="paragraph" style:parent-style-name="Text_20_body" style:list-style-name="L1">
      <style:paragraph-properties fo:margin-top="0in" fo:margin-bottom="0in"/>
      <style:text-properties style:font-name="Atkinson Hyperlegible Next"/>
    </style:style>
    <style:style style:name="P257" style:family="paragraph" style:parent-style-name="Text_20_body" style:list-style-name="L2">
      <style:paragraph-properties fo:margin-top="0in" fo:margin-bottom="0in"/>
      <style:text-properties style:font-name="Atkinson Hyperlegible Next"/>
    </style:style>
    <style:style style:name="P258" style:family="paragraph" style:parent-style-name="Text_20_body" style:list-style-name="L3">
      <style:paragraph-properties fo:margin-top="0in" fo:margin-bottom="0in"/>
      <style:text-properties style:font-name="Atkinson Hyperlegible Next"/>
    </style:style>
    <style:style style:name="P259" style:family="paragraph" style:parent-style-name="Text_20_body" style:list-style-name="L4">
      <style:paragraph-properties fo:margin-top="0in" fo:margin-bottom="0in"/>
      <style:text-properties style:font-name="Atkinson Hyperlegible Next"/>
    </style:style>
    <style:style style:name="P260" style:family="paragraph" style:parent-style-name="Text_20_body" style:list-style-name="L5">
      <style:paragraph-properties fo:margin-top="0in" fo:margin-bottom="0in"/>
      <style:text-properties style:font-name="Atkinson Hyperlegible Next"/>
    </style:style>
    <style:style style:name="P261" style:family="paragraph" style:parent-style-name="Text_20_body" style:list-style-name="L30">
      <style:paragraph-properties fo:margin-top="0in" fo:margin-bottom="0in"/>
      <style:text-properties style:font-name="Atkinson Hyperlegible Next"/>
    </style:style>
    <style:style style:name="P262" style:family="paragraph" style:parent-style-name="Text_20_body" style:list-style-name="L32">
      <style:paragraph-properties fo:margin-top="0in" fo:margin-bottom="0in"/>
      <style:text-properties style:font-name="Atkinson Hyperlegible Next"/>
    </style:style>
    <style:style style:name="P263" style:family="paragraph" style:parent-style-name="Text_20_body" style:list-style-name="L33">
      <style:paragraph-properties fo:margin-top="0in" fo:margin-bottom="0in"/>
      <style:text-properties style:font-name="Atkinson Hyperlegible Next"/>
    </style:style>
    <style:style style:name="P264" style:family="paragraph" style:parent-style-name="Text_20_body" style:list-style-name="L37">
      <style:paragraph-properties fo:margin-top="0in" fo:margin-bottom="0in"/>
      <style:text-properties style:font-name="Atkinson Hyperlegible Next"/>
    </style:style>
    <style:style style:name="P265" style:family="paragraph" style:parent-style-name="Text_20_body" style:list-style-name="L40">
      <style:paragraph-properties fo:margin-top="0in" fo:margin-bottom="0in"/>
      <style:text-properties style:font-name="Atkinson Hyperlegible Next"/>
    </style:style>
    <style:style style:name="P266" style:family="paragraph" style:parent-style-name="Text_20_body" style:list-style-name="L42">
      <style:paragraph-properties fo:margin-top="0in" fo:margin-bottom="0in"/>
      <style:text-properties style:font-name="Atkinson Hyperlegible Next"/>
    </style:style>
    <style:style style:name="P267" style:family="paragraph" style:parent-style-name="Text_20_body" style:list-style-name="L45">
      <style:paragraph-properties fo:margin-top="0in" fo:margin-bottom="0in"/>
      <style:text-properties style:font-name="Atkinson Hyperlegible Next"/>
    </style:style>
    <style:style style:name="P268" style:family="paragraph" style:parent-style-name="Text_20_body" style:list-style-name="L50">
      <style:paragraph-properties fo:margin-top="0in" fo:margin-bottom="0in"/>
      <style:text-properties style:font-name="Atkinson Hyperlegible Next"/>
    </style:style>
    <style:style style:name="P269" style:family="paragraph" style:parent-style-name="Text_20_body" style:list-style-name="L54">
      <style:paragraph-properties fo:margin-top="0in" fo:margin-bottom="0in"/>
      <style:text-properties style:font-name="Atkinson Hyperlegible Next"/>
    </style:style>
    <style:style style:name="P270" style:family="paragraph" style:parent-style-name="Text_20_body" style:list-style-name="L58">
      <style:paragraph-properties fo:margin-top="0in" fo:margin-bottom="0in"/>
      <style:text-properties style:font-name="Atkinson Hyperlegible Next"/>
    </style:style>
    <style:style style:name="P271" style:family="paragraph" style:parent-style-name="Text_20_body" style:list-style-name="L60">
      <style:paragraph-properties fo:margin-top="0in" fo:margin-bottom="0in"/>
      <style:text-properties style:font-name="Atkinson Hyperlegible Next"/>
    </style:style>
    <style:style style:name="P272" style:family="paragraph" style:parent-style-name="Text_20_body" style:list-style-name="L69">
      <style:paragraph-properties fo:margin-top="0in" fo:margin-bottom="0in"/>
      <style:text-properties style:font-name="Atkinson Hyperlegible Next"/>
    </style:style>
    <style:style style:name="P273" style:family="paragraph" style:parent-style-name="Text_20_body" style:list-style-name="L73">
      <style:paragraph-properties fo:margin-top="0in" fo:margin-bottom="0in"/>
      <style:text-properties style:font-name="Atkinson Hyperlegible Next"/>
    </style:style>
    <style:style style:name="P274" style:family="paragraph" style:parent-style-name="Text_20_body" style:list-style-name="L76">
      <style:paragraph-properties fo:margin-top="0in" fo:margin-bottom="0in"/>
      <style:text-properties style:font-name="Atkinson Hyperlegible Next"/>
    </style:style>
    <style:style style:name="P275" style:family="paragraph" style:parent-style-name="Text_20_body" style:list-style-name="L87">
      <style:paragraph-properties fo:margin-top="0in" fo:margin-bottom="0in"/>
      <style:text-properties style:font-name="Atkinson Hyperlegible Next"/>
    </style:style>
    <style:style style:name="P276" style:family="paragraph" style:parent-style-name="Text_20_body" style:list-style-name="L93">
      <style:paragraph-properties fo:margin-top="0in" fo:margin-bottom="0in"/>
      <style:text-properties style:font-name="Atkinson Hyperlegible Next"/>
    </style:style>
    <style:style style:name="P277" style:family="paragraph" style:parent-style-name="Text_20_body" style:list-style-name="L100">
      <style:paragraph-properties fo:margin-top="0in" fo:margin-bottom="0in"/>
      <style:text-properties style:font-name="Atkinson Hyperlegible Next"/>
    </style:style>
    <style:style style:name="P278" style:family="paragraph" style:parent-style-name="Text_20_body" style:list-style-name="L109">
      <style:paragraph-properties fo:margin-top="0in" fo:margin-bottom="0in"/>
      <style:text-properties style:font-name="Atkinson Hyperlegible Next"/>
    </style:style>
    <style:style style:name="P279" style:family="paragraph" style:parent-style-name="Text_20_body" style:list-style-name="L113">
      <style:paragraph-properties fo:margin-top="0in" fo:margin-bottom="0in"/>
      <style:text-properties style:font-name="Atkinson Hyperlegible Next"/>
    </style:style>
    <style:style style:name="P280" style:family="paragraph" style:parent-style-name="Text_20_body" style:list-style-name="L118">
      <style:paragraph-properties fo:margin-top="0in" fo:margin-bottom="0in"/>
      <style:text-properties style:font-name="Atkinson Hyperlegible Next"/>
    </style:style>
    <style:style style:name="P281" style:family="paragraph" style:parent-style-name="Text_20_body">
      <style:paragraph-properties style:writing-mode="lr-tb"/>
      <style:text-properties style:font-name="Atkinson Hyperlegible Next"/>
    </style:style>
    <style:style style:name="T1" style:family="text">
      <style:text-properties style:font-name="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mini Advanced </text:p>
      <text:p text:style-name="P6">2.5 Pro (experimental)</text:p>
      <text:p text:style-name="P7">Percakapan baru</text:p>
      <text:h text:style-name="P3" text:outline-level="1">Terbaru </text:h>
      <text:section text:style-name="Sect1" text:name="conversations-list-0">
        <text:p text:style-name="P253">[+] FUTRE - Manusia Abadi: Mungkinkah Kita Hidup Selamanya? </text:p>
        <text:p text:style-name="P253">[+] FUTRE - Robot Cerdas: Teman atau Ancaman? </text:p>
        <text:p text:style-name="P253">[+] FUTRE - Liburan ke Luar Angkasa: Kapan Giliran Kita? </text:p>
        <text:p text:style-name="P253">[@] FUTRE - Realitas Virtual: Dunia Baru di Ujung Jari </text:p>
        <text:p text:style-name="P253">[+] FUTRE - Pikiran ke Pikiran: Komunikasi Telepati </text:p>
        <text:p text:style-name="P253">Lebih sedikit</text:p>
        <text:p text:style-name="P253">[+] FUTRE - Energi Tak Terbatas: Solusi Krisis Energi </text:p>
        <text:p text:style-name="P253">[+] FUTRE - Mencetak Organ Tubuh: Harapan Baru Medis </text:p>
      </text:section>
      <text:h text:style-name="P3" text:outline-level="1">Gem</text:h>
      <text:p text:style-name="P253">Pencari ide</text:p>
      <text:p text:style-name="P253">Konsultan karier</text:p>
      <text:p text:style-name="P253">Partner coding</text:p>
      <text:p text:style-name="P253">Lainnya</text:p>
      <text:p text:style-name="P253">Pengelola Gem</text:p>
      <text:p text:style-name="P253">Bantuan</text:p>
      <text:p text:style-name="P253">Aktivitas</text:p>
      <text:p text:style-name="P253">Setelan</text:p>
      <text:p text:style-name="P125">Aceh, Indonesia <text:line-break/>Dari alamat IP Anda • Perbarui lokasi</text:p>
      <text:h text:style-name="P3" text:outline-level="1">Percakapan dengan Gemini</text:h>
      <text:section text:style-name="Sect1" text:name="chat-history">
        <text:p text:style-name="P125"/>
        <text:section text:style-name="Sect1" text:name="d7a07345179de68f">
          <text:p text:style-name="P125"/>
          <text:section text:style-name="Sect1" text:name="user-query-content-0">
            <text:p text:style-name="P281">Gemini Anda Telah dilatih sehingga menjadi ahli dalam menyusun buku [non-fiksi] untuk tema-tema [Sains Futuristik] . </text:p>
            <text:p text:style-name="P281"><text:soft-page-break/>Gemini yang Kreatif, Saya Sedang menyusun Buku : </text:p>
            <text:p text:style-name="P281">Judul : 'Realitas Virtual: Dunia Baru di Ujung Jari. </text:p>
            <text:p text:style-name="P281">Deskripsi:'Buku ini membahas perkembangan teknologi virtual reality (VR) dan augmented reality (AR). Bagaimana cara kerja VR/AR? Apa saja aplikasinya di berbagai bidang, seperti hiburan, pendidikan, kesehatan, dan industri? Bagaimana VR/AR dapat mengubah cara kita berinteraksi dengan dunia?' . </text:p>
            <text:p text:style-name="P281">Topik Utama : Virtual reality, augmented reality, teknologi imersif. </text:p>
            <text:p text:style-name="P281">Target Pembaca : Remaja ( Usia 13 sampai 22 Tahun ).  </text:p>
            <text:p text:style-name="P281">Tugas Anda adalah : </text:p>
            <text:p text:style-name="P281">1. Menyusun Outline/Kerangka/Daftar Isi buku ini yang terdiri atas Bab dan Subbab yang dikembangkan dari Deskripsi buku yang sedang saya susun. </text:p>
            <text:p text:style-name="P281">2. Memberi Saran Gaya Bahasa Penulisan Yang Sesuai dengan Target Pembaca. </text:p>
            <text:p text:style-name="P281">3. Memberikan Tips Tambahan yang memperkaya isi dan bobot buku ini . </text:p>
          </text:section>
          <text:p text:style-name="P253">Tampilkan alur berpikir</text:p>
          <text:section text:style-name="Sect2" text:name="model-response-message-contentr_d7a07345179de68f">
            <text:p text:style-name="P125">Tentu, Gemini siap membantu! Dengan senang hati saya akan menyusun kerangka buku, saran gaya bahasa, dan tips tambahan untuk buku Anda yang berjudul "Realitas Virtual: Dunia Baru di Ujung Jari". Ini sangat sesuai dengan keahlian saya dalam tema Sains Futuristik.</text:p>
            <text:p text:style-name="P125">Mari kita mulai:</text:p>
            <text:p text:style-name="Text_20_body"><text:span text:style-name="Strong_20_Emphasis"><text:span text:style-name="T1">1. Outline/Kerangka Buku (Daftar Isi)</text:span></text:span></text:p>
            <text:p text:style-name="P125">Berikut adalah draf kerangka buku yang dikembangkan dari deskripsi Anda, dirancang agar menarik bagi remaja (13-22 tahun):</text:p>
            <text:p text:style-name="P1"/>
            <text:p text:style-name="Text_20_body"><text:span text:style-name="Strong_20_Emphasis"><text:span text:style-name="T1">Judul: Realitas Virtual: Dunia Baru di Ujung Jari</text:span></text:span></text:p>
            <text:p text:style-name="Text_20_body"><text:span text:style-name="Strong_20_Emphasis"><text:span text:style-name="T1">Kata Pengantar:</text:span></text:span></text:p>
            <text:list xml:id="list2342366184586288397" text:style-name="L1">
              <text:list-item>
                <text:p text:style-name="P256">Mengapa Dunia Virtual &amp; Tertambah Itu Keren dan Penting Kamu Tahu? </text:p>
              </text:list-item>
              <text:list-item>
                <text:p text:style-name="P127">Sekilas Petualangan yang Akan Kita Jelajahi dalam Buku Ini. </text:p>
              </text:list-item>
            </text:list>
            <text:p text:style-name="Text_20_body"><text:span text:style-name="Strong_20_Emphasis"><text:span text:style-name="T1">Daftar Isi</text:span></text:span></text:p>
            <text:p text:style-name="Text_20_body"><text:soft-page-break/><text:span text:style-name="Strong_20_Emphasis"><text:span text:style-name="T1">Bagian 1: Membuka Gerbang ke Dunia Baru</text:span></text:span></text:p>
            <text:list xml:id="list3783959768437097443" text:style-name="L2">
              <text:list-item>
                <text:p text:style-name="P8"><text:span text:style-name="Strong_20_Emphasis"><text:span text:style-name="T1">Bab 1: Selamat Datang di Dimensi Lain!</text:span></text:span></text:p>
                <text:list>
                  <text:list-item>
                    <text:p text:style-name="P257">Subbab 1.1: Pernah Mimpi Bisa Masuk ke Dalam Game atau Film? </text:p>
                  </text:list-item>
                  <text:list-item>
                    <text:p text:style-name="P257">Subbab 1.2: Apa Sih Bedanya Dunia Nyata, Virtual (VR), dan Tertambah (AR)? (Penjelasan sederhana dengan analogi) </text:p>
                  </text:list-item>
                  <text:list-item>
                    <text:p text:style-name="P257">Subbab 1.3: Sekilas Sejarah: Dari Kacamata Aneh Sampai Teknologi Canggih Hari Ini. </text:p>
                  </text:list-item>
                  <text:list-item>
                    <text:p text:style-name="P257">Subbab 1.4: Kenapa Teknologi Ini Bikin Heboh? (Potensi dan daya tarik utama) </text:p>
                  </text:list-item>
                </text:list>
              </text:list-item>
              <text:list-item>
                <text:p text:style-name="P8"><text:span text:style-name="Strong_20_Emphasis"><text:span text:style-name="T1">Bab 2: Di Balik Layar: Sihir Teknologi VR &amp; AR</text:span></text:span></text:p>
                <text:list>
                  <text:list-item>
                    <text:p text:style-name="P257">Subbab 2.1: Alat Tempur Wajib: Mengenal Headset VR dan Kacamata AR. </text:p>
                  </text:list-item>
                  <text:list-item>
                    <text:p text:style-name="P257">Subbab 2.2: Sensor &amp; Pelacakan: Kok Bisa Gerakan Kita Terbaca? </text:p>
                  </text:list-item>
                  <text:list-item>
                    <text:p text:style-name="P257">Subbab 2.3: Grafis yang Bikin Melongo: Menciptakan Dunia Digital yang Meyakinkan. </text:p>
                  </text:list-item>
                  <text:list-item>
                    <text:p text:style-name="P257">Subbab 2.4: Suara yang Mengelilingi: Audio Spasial Bikin Makin Nyata. </text:p>
                  </text:list-item>
                  <text:list-item>
                    <text:p text:style-name="P128">Subbab 2.5: Tantangan Teknologi: Kenapa Kadang Bikin Pusing? (Motion Sickness &amp; solusinya) </text:p>
                  </text:list-item>
                </text:list>
              </text:list-item>
            </text:list>
            <text:p text:style-name="Text_20_body"><text:span text:style-name="Strong_20_Emphasis"><text:span text:style-name="T1">Bagian 2: Menjelajahi Aplikasi Keren VR &amp; AR</text:span></text:span></text:p>
            <text:list xml:id="list1880818778244904671" text:style-name="L3">
              <text:list-item>
                <text:p text:style-name="P9"><text:span text:style-name="Strong_20_Emphasis"><text:span text:style-name="T1">Bab 3: Level Up Hiburan Kamu!</text:span></text:span></text:p>
                <text:list>
                  <text:list-item>
                    <text:p text:style-name="P258">Subbab 3.1: Gaming Lebih dari Sekadar Main: Masuk ke Dunia Game Favoritmu. </text:p>
                  </text:list-item>
                  <text:list-item>
                    <text:p text:style-name="P258">Subbab 3.2: Nonton Film &amp; Konser Virtual: Pengalaman Imersif yang Seru. </text:p>
                  </text:list-item>
                  <text:list-item>
                    <text:p text:style-name="P258">Subbab 3.3: Jalan-jalan Virtual: Keliling Dunia dari Kamar Kamu. </text:p>
                  </text:list-item>
                  <text:list-item>
                    <text:p text:style-name="P258">Subbab 3.4: Media Sosial Generasi Baru: Bertemu Teman dalam Bentuk Avatar. </text:p>
                  </text:list-item>
                </text:list>
              </text:list-item>
              <text:list-item>
                <text:p text:style-name="P9"><text:span text:style-name="Strong_20_Emphasis"><text:span text:style-name="T1">Bab 4: Belajar Seru, Bukan Bikin Jenuh!</text:span></text:span></text:p>
                <text:list>
                  <text:list-item>
                    <text:p text:style-name="P258">Subbab 4.1: Kelas Masa Depan: Praktikum Sains &amp; Sejarah Langsung di Tempat. </text:p>
                  </text:list-item>
                  <text:list-item>
                    <text:p text:style-name="P258">Subbab 4.2: Latihan Keterampilan Tanpa Risiko: Jadi Pilot atau Dokter Bedah? </text:p>
                  </text:list-item>
                  <text:list-item>
                    <text:p text:style-name="P258"><text:soft-page-break/>Subbab 4.3: Belajar Bahasa Asing Sambil Berinteraksi dengan "Orang Asli". </text:p>
                  </text:list-item>
                  <text:list-item>
                    <text:p text:style-name="P258">Subbab 4.4: Mengakses Perpustakaan dan Museum Virtual Dunia. </text:p>
                  </text:list-item>
                </text:list>
              </text:list-item>
              <text:list-item>
                <text:p text:style-name="P9"><text:span text:style-name="Strong_20_Emphasis"><text:span text:style-name="T1">Bab 5: VR &amp; AR Mengubah Permainan di Dunia Kerja &amp; Kesehatan</text:span></text:span></text:p>
                <text:list>
                  <text:list-item>
                    <text:p text:style-name="P258">Subbab 5.1: Dokter Super: Latihan Operasi &amp; Terapi Pasien dengan VR. </text:p>
                  </text:list-item>
                  <text:list-item>
                    <text:p text:style-name="P258">Subbab 5.2: Arsitek &amp; Desainer: Merancang Bangunan &amp; Produk dalam 3D. </text:p>
                  </text:list-item>
                  <text:list-item>
                    <text:p text:style-name="P258">Subbab 5.3: Industri &amp; Pabrik Cerdas: Simulasi &amp; Pelatihan Karyawan. </text:p>
                  </text:list-item>
                  <text:list-item>
                    <text:p text:style-name="P258">Subbab 5.4: Kerja Jarak Jauh Lebih Asyik: Rapat Virtual yang Interaktif. </text:p>
                  </text:list-item>
                  <text:list-item>
                    <text:p text:style-name="P129">Subbab 5.5: Shopping Masa Depan: Coba Baju atau Furnitur Virtual di Rumah. </text:p>
                  </text:list-item>
                </text:list>
              </text:list-item>
            </text:list>
            <text:p text:style-name="Text_20_body"><text:span text:style-name="Strong_20_Emphasis"><text:span text:style-name="T1">Bagian 3: Masa Depan Ada di Sini (dan Apa Artinya Buat Kamu?)</text:span></text:span></text:p>
            <text:list xml:id="list5402818023288612930" text:style-name="L4">
              <text:list-item>
                <text:p text:style-name="P10"><text:span text:style-name="Strong_20_Emphasis"><text:span text:style-name="T1">Bab 6: Apa Lagi Selanjutnya? Tren dan Prediksi</text:span></text:span></text:p>
                <text:list>
                  <text:list-item>
                    <text:p text:style-name="P259">Subbab 6.1: Headset Makin Ringan, Gambar Makin Jernih: Evolusi Perangkat Keras. </text:p>
                  </text:list-item>
                  <text:list-item>
                    <text:p text:style-name="P259">Subbab 6.2: Sentuhan &amp; Rasa di Dunia Virtual: Teknologi Haptic Feedback. </text:p>
                  </text:list-item>
                  <text:list-item>
                    <text:p text:style-name="P259">Subbab 6.3: Metaverse: Dunia Virtual Raksasa Tempat Kita Hidup, Bekerja, dan Bermain? </text:p>
                  </text:list-item>
                  <text:list-item>
                    <text:p text:style-name="P259">Subbab 6.4: Kombinasi Cerdas: VR/AR Bertemu Kecerdasan Buatan (AI). </text:p>
                  </text:list-item>
                </text:list>
              </text:list-item>
              <text:list-item>
                <text:p text:style-name="P10"><text:span text:style-name="Strong_20_Emphasis"><text:span text:style-name="T1">Bab 7: Kamu dan Dunia Baru Ini</text:span></text:span></text:p>
                <text:list>
                  <text:list-item>
                    <text:p text:style-name="P259">Subbab 7.1: Peluang Karir Keren di Bidang VR/AR (Developer, Seniman 3D, Desainer Pengalaman). </text:p>
                  </text:list-item>
                  <text:list-item>
                    <text:p text:style-name="P259">Subbab 7.2: Sisi Lain Koin: Tantangan Etika &amp; Sosial (Privasi, Kecanduan, Kesenjangan Digital). </text:p>
                  </text:list-item>
                  <text:list-item>
                    <text:p text:style-name="P259">Subbab 7.3: Bagaimana Kamu Bisa Mulai Mencoba dan Belajar? (Tips praktis). </text:p>
                  </text:list-item>
                  <text:list-item>
                    <text:p text:style-name="P130">Subbab 7.4: Imajinasi Adalah Batasnya: Kamu Bisa Jadi Pencipta Dunia Baru! </text:p>
                  </text:list-item>
                </text:list>
              </text:list-item>
            </text:list>
            <text:p text:style-name="Text_20_body"><text:span text:style-name="Strong_20_Emphasis"><text:span text:style-name="T1">Penutup:</text:span></text:span></text:p>
            <text:list xml:id="list7586664791821206616" text:style-name="L5">
              <text:list-item>
                <text:p text:style-name="P260"><text:soft-page-break/>Rangkuman Petualangan Kita di Dunia VR/AR. </text:p>
              </text:list-item>
              <text:list-item>
                <text:p text:style-name="P260">Pesan Semangat: Jadilah Pengguna yang Cerdas dan Kreatif. </text:p>
              </text:list-item>
              <text:list-item>
                <text:p text:style-name="P131">Masa Depan Ada di Tanganmu (dan di Ujung Jarimu!). </text:p>
              </text:list-item>
            </text:list>
            <text:p text:style-name="Text_20_body"><text:span text:style-name="Strong_20_Emphasis"><text:span text:style-name="T1">Glosarium:</text:span></text:span><text:span text:style-name="T1"> Daftar istilah penting (VR, AR, Imersi, Haptic Feedback, Metaverse, dll.) dengan penjelasan sederhana. </text:span><text:span text:style-name="Strong_20_Emphasis"><text:span text:style-name="T1">Sumber Bacaan &amp; Tontonan Lanjutan:</text:span></text:span><text:span text:style-name="T1"> Rekomendasi website, kanal YouTube, atau buku lain yang relevan. </text:span><text:span text:style-name="Strong_20_Emphasis"><text:span text:style-name="T1">Indeks:</text:span></text:span><text:span text:style-name="T1"> (Opsional, tapi sangat membantu)</text:span></text:p>
            <text:p text:style-name="P1"/>
            <text:p text:style-name="Text_20_body"><text:span text:style-name="Strong_20_Emphasis"><text:span text:style-name="T1">2. Saran Gaya Bahasa Penulisan</text:span></text:span></text:p>
            <text:p text:style-name="P125">Mengingat target pembaca adalah remaja (13-22 tahun), gaya bahasa harus:</text:p>
            <text:list xml:id="list5569766670891248327" text:style-name="L6">
              <text:list-item>
                <text:p text:style-name="P145"><text:span text:style-name="Strong_20_Emphasis"><text:span text:style-name="T1">Santai dan Akrab:</text:span></text:span><text:span text:style-name="T1"> Gunakan bahasa Indonesia sehari-hari yang mudah dipahami, hindari kalimat yang terlalu panjang dan kompleks. Sapa pembaca sesekali ("Bayangkan deh...", "Kamu pasti penasaran kan?"). </text:span></text:p>
              </text:list-item>
              <text:list-item>
                <text:p text:style-name="P145"><text:span text:style-name="Strong_20_Emphasis"><text:span text:style-name="T1">Antusias dan Penuh Semangat:</text:span></text:span><text:span text:style-name="T1"> Tunjukkan kekaguman pada teknologi ini. Gunakan kata-kata yang membangkitkan rasa ingin tahu dan </text:span><text:span text:style-name="Emphasis"><text:span text:style-name="T1">excitement</text:span></text:span><text:span text:style-name="T1">. </text:span></text:p>
              </text:list-item>
              <text:list-item>
                <text:p text:style-name="P145"><text:span text:style-name="Strong_20_Emphasis"><text:span text:style-name="T1">Visual dan Deskriptif:</text:span></text:span><text:span text:style-name="T1"> Karena membahas teknologi visual, gunakan banyak deskripsi yang membangkitkan imajinasi. Analogi dan metafora sangat membantu. </text:span></text:p>
              </text:list-item>
              <text:list-item>
                <text:p text:style-name="P145"><text:span text:style-name="Strong_20_Emphasis"><text:span text:style-name="T1">Gunakan Analogi yang Relevan:</text:span></text:span><text:span text:style-name="T1"> Hubungkan konsep VR/AR dengan hal-hal yang dekat dengan dunia remaja: game, media sosial, film, musik, sekolah. Contoh: Jelaskan AR seperti filter Instagram yang lebih canggih, atau VR seperti masuk ke dalam dunia game favorit mereka. </text:span></text:p>
              </text:list-item>
              <text:list-item>
                <text:p text:style-name="P145"><text:span text:style-name="Strong_20_Emphasis"><text:span text:style-name="T1">Hindari Jargon Teknis Berlebihan:</text:span></text:span><text:span text:style-name="T1"> Jika harus menggunakan istilah teknis, segera jelaskan dengan bahasa sederhana atau masukkan ke dalam Glosarium. Jangan berasumsi pembaca sudah paham. </text:span></text:p>
              </text:list-item>
              <text:list-item>
                <text:p text:style-name="P145"><text:span text:style-name="Strong_20_Emphasis"><text:span text:style-name="T1">Singkat dan Padat:</text:span></text:span><text:span text:style-name="T1"> Pecah informasi kompleks menjadi bagian-bagian kecil. Gunakan poin-poin (bullet points) atau nomor untuk daftar. Paragraf jangan terlalu panjang. </text:span></text:p>
              </text:list-item>
              <text:list-item>
                <text:p text:style-name="P145"><text:span text:style-name="Strong_20_Emphasis"><text:span text:style-name="T1">Interaktif (jika memungkinkan):</text:span></text:span><text:span text:style-name="T1"> Ajukan pertanyaan retoris atau ajak pembaca membayangkan skenario tertentu. </text:span></text:p>
              </text:list-item>
              <text:list-item>
                <text:p text:style-name="P11"><text:span text:style-name="Strong_20_Emphasis"><text:span text:style-name="T1">Seimbang:</text:span></text:span><text:span text:style-name="T1"> Sajikan potensi positif tanpa mengabaikan tantangan atau sisi negatifnya secara seimbang. </text:span></text:p>
              </text:list-item>
            </text:list>
            <text:p text:style-name="Text_20_body"><text:span text:style-name="Strong_20_Emphasis"><text:span text:style-name="T1">3. Tips Tambahan untuk Memperkaya Buku</text:span></text:span></text:p>
            <text:list xml:id="list8847577327168790597" text:style-name="L7">
              <text:list-item>
                <text:p text:style-name="P146"><text:soft-page-break/><text:span text:style-name="Strong_20_Emphasis"><text:span text:style-name="T1">Banyak Ilustrasi &amp; Infografis:</text:span></text:span><text:span text:style-name="T1"> Ini </text:span><text:span text:style-name="Emphasis"><text:span text:style-name="T1">wajib</text:span></text:span><text:span text:style-name="T1"> untuk target pembaca dan topik ini. Gunakan gambar untuk menjelaskan cara kerja headset, perbedaan VR/AR, contoh aplikasi, atau data menarik dalam bentuk infografis yang </text:span><text:span text:style-name="Emphasis"><text:span text:style-name="T1">eye-catching</text:span></text:span><text:span text:style-name="T1">. </text:span></text:p>
              </text:list-item>
              <text:list-item>
                <text:p text:style-name="P146"><text:span text:style-name="Strong_20_Emphasis"><text:span text:style-name="T1">Kotak "Fakta Keren" atau "Tahukah Kamu?":</text:span></text:span><text:span text:style-name="T1"> Sisipkan kotak-kotak kecil berisi fakta menarik, trivia sejarah, atau statistik mengejutkan tentang VR/AR untuk memecah teks dan menambah daya tarik. </text:span></text:p>
              </text:list-item>
              <text:list-item>
                <text:p text:style-name="P146"><text:span text:style-name="Strong_20_Emphasis"><text:span text:style-name="T1">Studi Kasus Singkat:</text:span></text:span><text:span text:style-name="T1"> Ceritakan contoh nyata penggunaan VR/AR yang sukses dan menarik. Misalnya, bagaimana sebuah game VR menjadi populer, bagaimana dokter menggunakan VR untuk latihan, atau bagaimana seniman menciptakan karya dengan AR. </text:span></text:p>
              </text:list-item>
              <text:list-item>
                <text:p text:style-name="P146"><text:span text:style-name="Strong_20_Emphasis"><text:span text:style-name="T1">Profil Singkat:</text:span></text:span><text:span text:style-name="T1"> Masukkan kutipan atau profil singkat (yang disederhanakan) dari developer, desainer, atau pengguna VR/AR muda yang inspiratif. Ini bisa membuat topik terasa lebih personal dan relevan. </text:span></text:p>
              </text:list-item>
              <text:list-item>
                <text:p text:style-name="P146"><text:span text:style-name="Strong_20_Emphasis"><text:span text:style-name="T1">"Coba Sendiri!":</text:span></text:span><text:span text:style-name="T1"> Berikan ide atau panduan sederhana bagi pembaca untuk mencoba pengalaman VR/AR dasar, misalnya menggunakan Google Cardboard dengan smartphone, mencoba filter AR di media sosial, atau merekomendasikan aplikasi/game AR/VR gratis yang mudah diakses. </text:span></text:p>
              </text:list-item>
              <text:list-item>
                <text:p text:style-name="P146"><text:span text:style-name="Strong_20_Emphasis"><text:span text:style-name="T1">Fokus pada Aspek Kreatif:</text:span></text:span><text:span text:style-name="T1"> Tekankan bagaimana pembaca tidak hanya bisa menjadi konsumen, tapi juga kreator di dunia VR/AR. Beri sedikit gambaran tentang tool atau platform sederhana untuk mulai berkreasi (jika memungkinkan). </text:span></text:p>
              </text:list-item>
              <text:list-item>
                <text:p text:style-name="P12"><text:span text:style-name="Strong_20_Emphasis"><text:span text:style-name="T1">Bahasa Visual Buku:</text:span></text:span><text:span text:style-name="T1"> Desain layout buku secara keseluruhan harus menarik, modern, dan dinamis, sesuai dengan tema futuristiknya. Gunakan warna-warna cerah dan font yang mudah dibaca. </text:span></text:p>
              </text:list-item>
            </text:list>
            <text:p text:style-name="P125">Semoga kerangka dan saran ini membantu Anda dalam menyusun buku "Realitas Virtual: Dunia Baru di Ujung Jari"! Jika ada bagian tertentu yang ingin dikembangkan lebih lanjut, jangan ragu untuk bertanya. Sukses untuk proyek bukunya!</text:p>
          </text:section>
          <text:section text:style-name="Sect1" text:name="feedback-form-0">
            <text:p text:style-name="P253"/>
          </text:section>
        </text:section>
        <text:section text:style-name="Sect1" text:name="0f9b254bf42bbb96">
          <text:p text:style-name="P125"/>
          <text:section text:style-name="Sect1" text:name="user-query-content-1">
            <text:p text:style-name="P281">Pada Pendahuluan/Kata Pengantar , Tambahkan prompt pada subbab untuk mendapatkan isinya </text:p>
          </text:section>
          <text:p text:style-name="P253"><text:soft-page-break/>Tampilkan alur berpikir</text:p>
          <text:section text:style-name="Sect2" text:name="model-response-message-contentr_0f9b254bf42bbb96">
            <text:p text:style-name="P125">Tentu, mari kita buat prompt yang lebih spesifik untuk menghasilkan isi dari kedua subbab di bagian Kata Pengantar/Pendahuluan buku Anda:</text:p>
            <text:p text:style-name="P1"/>
            <text:p text:style-name="Text_20_body"><text:span text:style-name="Strong_20_Emphasis"><text:span text:style-name="T1">Bagian: Kata Pengantar/Pendahuluan</text:span></text:span></text:p>
            <text:p text:style-name="Text_20_body"><text:span text:style-name="Strong_20_Emphasis"><text:span text:style-name="T1">1. Subbab: Mengapa Dunia Virtual &amp; Tertambah Itu Keren dan Penting Kamu Tahu?</text:span></text:span></text:p>
            <text:list xml:id="list8715686624362188908" text:style-name="L8">
              <text:list-item>
                <text:p text:style-name="P13"><text:span text:style-name="Strong_20_Emphasis"><text:span text:style-name="T1">Prompt untuk Menghasilkan Isi:</text:span></text:span><text:span text:style-name="T1"> "Tulis paragraf pembuka yang langsung menarik perhatian remaja (13-22 tahun). Mulai dengan pertanyaan imajinatif yang kuat, misalnya: 'Pernah kebayang nggak sih, kalau kamu bisa benar-benar </text:span><text:span text:style-name="Emphasis"><text:span text:style-name="T1">masuk</text:span></text:span><text:span text:style-name="T1"> ke dalam dunia game favoritmu, merasakan setiap ledakan atau terbang melintasi pemandangan fantastis? Atau mungkin, melihat dinosaurus berjalan di halaman belakang rumahmu hanya dengan ponsel?' Lanjutkan dengan menjelaskan secara singkat dan antusias bahwa Realitas Virtual (VR) dan Realitas Tertambah (AR) bukan lagi sekadar fantasi di film, tapi teknologi nyata yang sedang berkembang pesat. Tekankan </text:span><text:span text:style-name="Strong_20_Emphasis"><text:span text:style-name="T1">mengapa ini keren banget</text:span></text:span><text:span text:style-name="T1"> bagi mereka: pengalaman baru yang belum pernah ada (hiburan, sosial), cara belajar yang lebih seru, dan potensi kreativitas tanpa batas. Jelaskan juga </text:span><text:span text:style-name="Strong_20_Emphasis"><text:span text:style-name="T1">mengapa ini penting</text:span></text:span><text:span text:style-name="T1"> untuk mereka ketahui: teknologi ini akan semakin mewarnai masa depan (pekerjaan, interaksi sosial, cara kita hidup), dan memahaminya sekarang berarti siap menyambut perubahan dan bahkan ikut menciptakannya. Gunakan bahasa gaul yang relevan tapi tetap informatif, hindari kesan menggurui. Buat mereka merasa </text:span><text:span text:style-name="Emphasis"><text:span text:style-name="T1">excited</text:span></text:span><text:span text:style-name="T1"> dan merasa 'wah, ini gue banget!'." </text:span></text:p>
              </text:list-item>
            </text:list>
            <text:p text:style-name="Text_20_body"><text:span text:style-name="Strong_20_Emphasis"><text:span text:style-name="T1">2. Subbab: Sekilas Petualangan yang Akan Kita Jelajahi dalam Buku Ini.</text:span></text:span></text:p>
            <text:list xml:id="list3880121928841490793" text:style-name="L9">
              <text:list-item>
                <text:p text:style-name="P147"><text:span text:style-name="Strong_20_Emphasis"><text:span text:style-name="T1">Prompt untuk Menghasilkan Isi:</text:span></text:span><text:span text:style-name="T1"> "Tulis paragraf singkat yang berfungsi sebagai 'trailer' atau peta petualangan isi buku ini. Sampaikan kepada pembaca bahwa buku ini akan menjadi pemandu mereka dalam menjelajahi dunia VR dan AR yang menakjubkan. Beri gambaran singkat tentang 'rute' perjalanan: </text:span></text:p>
                <text:list>
                  <text:list-item>
                    <text:p text:style-name="P147"><text:span text:style-name="T1">Mulai dari </text:span><text:span text:style-name="Strong_20_Emphasis"><text:span text:style-name="T1">dasar-dasar:</text:span></text:span><text:span text:style-name="T1"> Mengenal apa itu VR dan AR dengan cara yang gampang dimengerti (bedanya apa, sejarah singkatnya gimana). </text:span></text:p>
                  </text:list-item>
                  <text:list-item>
                    <text:p text:style-name="P147"><text:soft-page-break/><text:span text:style-name="Strong_20_Emphasis"><text:span text:style-name="T1">Mengintip 'dapur pacu':</text:span></text:span><text:span text:style-name="T1"> Membongkar rahasia teknologi di baliknya (gimana kacamata VR bekerja, kok AR bisa muncul di layar HP) tanpa bikin pusing. </text:span></text:p>
                  </text:list-item>
                  <text:list-item>
                    <text:p text:style-name="P147"><text:span text:style-name="Strong_20_Emphasis"><text:span text:style-name="T1">Menjelajahi 'taman bermain':</text:span></text:span><text:span text:style-name="T1"> Melihat contoh-contoh super keren penggunaan VR/AR di berbagai bidang yang relevan buat mereka (gaming, nonton film, belajar, nongkrong virtual, sampai bantu dokter dan desainer). </text:span></text:p>
                  </text:list-item>
                  <text:list-item>
                    <text:p text:style-name="P14"><text:span text:style-name="Strong_20_Emphasis"><text:span text:style-name="T1">Meneropong 'bola kristal':</text:span></text:span><text:span text:style-name="T1"> Mengintip apa yang akan datang selanjutnya (Metaverse itu apa sih? Peluang karir masa depan? Apa saja tantangan yang perlu diwaspadai?). Sebutkan bahwa buku ini akan penuh dengan penjelasan simpel, contoh seru, dan mungkin beberapa fakta mengejutkan. Gunakan kalimat ajakan yang membuat mereka tak sabar untuk membuka halaman berikutnya, seperti 'Siap untuk memulai petualangan ke dunia baru di ujung jarimu? Ayo mulai!'. Jaga agar tetap ringkas dan membangkitkan rasa penasaran." </text:span></text:p>
                  </text:list-item>
                </text:list>
              </text:list-item>
            </text:list>
            <text:p text:style-name="P1"/>
            <text:p text:style-name="P125">Dengan menggunakan prompt ini sebagai panduan, Anda bisa mulai menulis atau mengembangkan isi untuk bagian Kata Pengantar buku Anda agar lebih terarah dan sesuai dengan target pembaca.</text:p>
          </text:section>
          <text:section text:style-name="Sect1" text:name="feedback-form-1">
            <text:p text:style-name="P253"/>
          </text:section>
        </text:section>
        <text:section text:style-name="Sect1" text:name="b31580dda10c32a0">
          <text:p text:style-name="P125"/>
          <text:section text:style-name="Sect1" text:name="user-query-content-2">
            <text:p text:style-name="P281">Pada Bab 1 Tambahkan prompt pada tiap bab untuk mendapatkan pengantar , pada tiap subbab/sub-subab untuk mendapatkan isi dengan pembahasan mendalam </text:p>
          </text:section>
          <text:p text:style-name="P253">Tampilkan alur berpikir</text:p>
          <text:section text:style-name="Sect2" text:name="model-response-message-contentr_b31580dda10c32a0">
            <text:p text:style-name="P125">Baik, mari kita buat prompt yang lebih detail untuk Bab 1, mencakup pengantar bab dan isi mendalam untuk setiap subbabnya, dengan tetap menargetkan pembaca remaja (13-22 tahun) dan gaya bahasa yang sesuai.</text:p>
            <text:p text:style-name="P1"/>
            <text:p text:style-name="Text_20_body"><text:span text:style-name="Strong_20_Emphasis"><text:span text:style-name="T1">Bab 1: Selamat Datang di Dimensi Lain!</text:span></text:span></text:p>
            <text:p text:style-name="Text_20_body"><text:span text:style-name="Strong_20_Emphasis"><text:span text:style-name="T1">Prompt untuk Pengantar Bab 1:</text:span></text:span></text:p>
            <text:p text:style-name="Text_20_body"><text:span text:style-name="T1">"Tulis sebuah paragraf pengantar yang energik untuk Bab 1. Mulai dengan </text:span><text:soft-page-break/><text:span text:style-name="T1">menyambungkan dari Kata Pengantar, mengingatkan pembaca bahwa inilah awal petualangan mereka ke dunia VR dan AR. Gunakan kalimat yang membangkitkan rasa penasaran, seperti 'Siap untuk membuka pintu pertama menuju realitas yang berbeda?'. Sebutkan secara singkat apa saja yang akan dibahas di bab ini: kita akan benar-benar </text:span><text:span text:style-name="Emphasis"><text:span text:style-name="T1">mengenal</text:span></text:span><text:span text:style-name="T1"> apa itu VR dan AR, membedakannya dengan dunia nyata, melihat sedikit ke belakang bagaimana teknologi ini lahir, dan mengapa teknologi ini punya potensi besar untuk mengubah banyak hal. Akhiri dengan ajakan untuk langsung menyelami pembahasan pertama. Jaga agar tetap singkat, menarik, dan membangun antisipasi."</text:span></text:p>
            <text:p text:style-name="P1"/>
            <text:p text:style-name="Text_20_body"><text:span text:style-name="Strong_20_Emphasis"><text:span text:style-name="T1">Subbab 1.1: Pernah Mimpi Bisa Masuk ke Dalam Game atau Film?</text:span></text:span></text:p>
            <text:list xml:id="list4239744374258781237" text:style-name="L10">
              <text:list-item>
                <text:p text:style-name="P15"><text:span text:style-name="Strong_20_Emphasis"><text:span text:style-name="T1">Prompt untuk Menghasilkan Isi Mendalam:</text:span></text:span><text:span text:style-name="T1"> "Kembangkan bagian ini untuk benar-benar menangkap imajinasi pembaca. Awali dengan pertanyaan retoris yang kuat tentang mimpi atau keinginan umum remaja terkait dunia fantasi (masuk game, film, bertemu karakter fiksi). Berikan 1-2 contoh skenario singkat yang deskriptif dan menggugah (misal: merasakan angin saat terbang di game </text:span><text:span text:style-name="Emphasis"><text:span text:style-name="T1">fantasy</text:span></text:span><text:span text:style-name="T1">, berjalan di antara kerumunan karakter anime, atau menjelajahi reruntuhan kuno seolah-olah ada di sana). Hubungkan mimpi ini dengan konsep dasar VR dan AR: teknologi yang mencoba </text:span><text:span text:style-name="Emphasis"><text:span text:style-name="T1">mewujudkan</text:span></text:span><text:span text:style-name="T1"> fantasi tersebut, membawa elemen digital ke dunia kita atau membawa kita sepenuhnya ke dunia digital. Jelaskan bahwa meskipun belum 100% seperti mimpi, teknologi ini adalah langkah paling dekat yang kita punya saat ini untuk merasakan pengalaman 'masuk' ke dunia lain. Gunakan bahasa yang hidup dan penuh imajinasi. Fokus pada </text:span><text:span text:style-name="Emphasis"><text:span text:style-name="T1">sensasi</text:span></text:span><text:span text:style-name="T1"> dan </text:span><text:span text:style-name="Emphasis"><text:span text:style-name="T1">pengalaman</text:span></text:span><text:span text:style-name="T1"> yang dijanjikan." </text:span></text:p>
              </text:list-item>
            </text:list>
            <text:p text:style-name="P1"/>
            <text:p text:style-name="Text_20_body"><text:span text:style-name="Strong_20_Emphasis"><text:span text:style-name="T1">Subbab 1.2: Apa Sih Bedanya Dunia Nyata, Virtual (VR), dan Tertambah (AR)? (Penjelasan sederhana dengan analogi)</text:span></text:span></text:p>
            <text:list xml:id="list7018183472201832088" text:style-name="L11">
              <text:list-item>
                <text:p text:style-name="P148"><text:span text:style-name="Strong_20_Emphasis"><text:span text:style-name="T1">Prompt untuk Menghasilkan Isi Mendalam:</text:span></text:span><text:span text:style-name="T1"> "Jelaskan perbedaan fundamental antara Dunia Nyata (Real World), Realitas Virtual (Virtual Reality - VR), dan Realitas Tertambah (Augmented Reality - AR) dengan cara yang </text:span><text:span text:style-name="Strong_20_Emphasis"><text:span text:style-name="T1">sangat jelas dan mudah dipahami</text:span></text:span><text:span text:style-name="T1"> oleh remaja. </text:span></text:p>
                <text:list>
                  <text:list-item>
                    <text:p text:style-name="P148"><text:span text:style-name="Strong_20_Emphasis"><text:span text:style-name="T1">Definisikan Dunia Nyata:</text:span></text:span><text:span text:style-name="T1"> Sebagai acuan dasar – dunia fisik </text:span><text:soft-page-break/><text:span text:style-name="T1">yang kita tinggali sehari-hari. </text:span></text:p>
                  </text:list-item>
                  <text:list-item>
                    <text:p text:style-name="P148"><text:span text:style-name="Strong_20_Emphasis"><text:span text:style-name="T1">Definisikan VR:</text:span></text:span><text:span text:style-name="T1"> Tekankan aspek </text:span><text:span text:style-name="Strong_20_Emphasis"><text:span text:style-name="T1">imersif total</text:span></text:span><text:span text:style-name="T1">. Gunakan analogi kuat yang relevan: 'Seperti memakai helm khusus yang membawamu </text:span><text:span text:style-name="Emphasis"><text:span text:style-name="T1">pindah</text:span></text:span><text:span text:style-name="T1"> sepenuhnya ke dunia lain (dunia game, video 360)', 'Seperti berenang menyelam ke dasar laut digital, dunia nyata hilang sejenak'. Sebutkan ciri utamanya: menggantikan pandangan dan seringkali pendengaran dunia nyata dengan dunia digital. Contoh: Main game VR dimana kamu merasa benar-benar </text:span><text:span text:style-name="Emphasis"><text:span text:style-name="T1">di dalam</text:span></text:span><text:span text:style-name="T1"> game tersebut. </text:span></text:p>
                  </text:list-item>
                  <text:list-item>
                    <text:p text:style-name="P148"><text:span text:style-name="Strong_20_Emphasis"><text:span text:style-name="T1">Definisikan AR:</text:span></text:span><text:span text:style-name="T1"> Tekankan aspek </text:span><text:span text:style-name="Strong_20_Emphasis"><text:span text:style-name="T1">menambahkan lapisan digital ke dunia nyata</text:span></text:span><text:span text:style-name="T1">. Gunakan analogi kuat yang relevan: 'Seperti memakai kacamata ajaib yang menampilkan informasi atau gambar digital di atas apa yang kamu lihat di dunia nyata', 'Seperti filter Instagram/TikTok yang menambahkan telinga kelinci atau efek kembang api di wajahmu, tapi bisa lebih canggih lagi'. Sebutkan ciri utamanya: tidak menggantikan dunia nyata, tapi </text:span><text:span text:style-name="Emphasis"><text:span text:style-name="T1">menambahinya</text:span></text:span><text:span text:style-name="T1"> dengan elemen virtual. Contoh: Aplikasi Pokemon Go, filter media sosial, aplikasi IKEA yang memungkinkan melihat furnitur virtual di kamar. </text:span></text:p>
                  </text:list-item>
                  <text:list-item>
                    <text:p text:style-name="P148"><text:span text:style-name="Strong_20_Emphasis"><text:span text:style-name="T1">Buat Tabel Perbandingan Sederhana (jika memungkinkan dalam format buku):</text:span></text:span><text:span text:style-name="T1"> Kolom fitur (Lingkungan, Perangkat, Tingkat Imersi, Contoh Populer) untuk Dunia Nyata, VR, dan AR. </text:span></text:p>
                  </text:list-item>
                  <text:list-item>
                    <text:p text:style-name="P16"><text:span text:style-name="Strong_20_Emphasis"><text:span text:style-name="T1">Gunakan bahasa yang lugas</text:span></text:span><text:span text:style-name="T1">, hindari kerumitan teknis. Ulangi perbedaan kunci beberapa kali dengan cara berbeda jika perlu. Fokus pada </text:span><text:span text:style-name="Emphasis"><text:span text:style-name="T1">pengalaman pengguna</text:span></text:span><text:span text:style-name="T1"> yang berbeda." </text:span></text:p>
                  </text:list-item>
                </text:list>
              </text:list-item>
            </text:list>
            <text:p text:style-name="P1"/>
            <text:p text:style-name="Text_20_body"><text:span text:style-name="Strong_20_Emphasis"><text:span text:style-name="T1">Subbab 1.3: Sekilas Sejarah: Dari Kacamata Aneh Sampai Teknologi Canggih Hari Ini.</text:span></text:span></text:p>
            <text:list xml:id="list2793874744576532810" text:style-name="L12">
              <text:list-item>
                <text:p text:style-name="P149"><text:span text:style-name="Strong_20_Emphasis"><text:span text:style-name="T1">Prompt untuk Menghasilkan Isi Mendalam:</text:span></text:span><text:span text:style-name="T1"> "Sajikan sejarah singkat VR dan AR secara </text:span><text:span text:style-name="Strong_20_Emphasis"><text:span text:style-name="T1">menarik dan tidak membosankan</text:span></text:span><text:span text:style-name="T1">. Jangan berikan daftar tanggal yang panjang. Fokus pada beberapa </text:span><text:span text:style-name="Strong_20_Emphasis"><text:span text:style-name="T1">momen kunci atau tonggak sejarah</text:span></text:span><text:span text:style-name="T1"> yang paling signifikan dan mudah diingat: </text:span></text:p>
                <text:list>
                  <text:list-item>
                    <text:p text:style-name="P149"><text:span text:style-name="Strong_20_Emphasis"><text:span text:style-name="T1">Ide Awal/Konsep:</text:span></text:span><text:span text:style-name="T1"> Mungkin dari fiksi ilmiah atau eksperimen awal yang sangat dasar (misal: Sensorama tahun 1960an). Gambarkan betapa 'aneh' atau besarnya perangkat awal itu. </text:span></text:p>
                  </text:list-item>
                  <text:list-item>
                    <text:p text:style-name="P149"><text:span text:style-name="Strong_20_Emphasis"><text:span text:style-name="T1">Kegagalan Awal/Musim Dingin VR:</text:span></text:span><text:span text:style-name="T1"> Sebutkan upaya-upaya </text:span><text:soft-page-break/><text:span text:style-name="T1">awal yang mungkin terlalu ambisius untuk teknologinya (misal: era 90an) dan mengapa itu belum berhasil. </text:span></text:p>
                  </text:list-item>
                  <text:list-item>
                    <text:p text:style-name="P149"><text:span text:style-name="Strong_20_Emphasis"><text:span text:style-name="T1">Titik Balik Modern:</text:span></text:span><text:span text:style-name="T1"> Fokus pada kemunculan teknologi yang memungkinkan VR/AR modern (smartphone canggih, sensor yang lebih baik, layar resolusi tinggi). Sebutkan peran penting perusahaan seperti Oculus (yang diakuisisi Facebook/Meta) dalam membangkitkan kembali minat VR, dan bagaimana AR menjadi populer lewat aplikasi mobile (seperti Pokemon Go). </text:span></text:p>
                  </text:list-item>
                  <text:list-item>
                    <text:p text:style-name="P17"><text:span text:style-name="Strong_20_Emphasis"><text:span text:style-name="T1">Evolusi:</text:span></text:span><text:span text:style-name="T1"> Gambarkan secara singkat bagaimana perangkat menjadi lebih kecil, lebih ringan, lebih murah, dan lebih mampu dari waktu ke waktu. Gunakan gaya bercerita ringan. Bisa menggunakan subjudul kecil untuk tiap era/momen penting. Jika memungkinkan, sisipkan deskripsi ilustrasi yang bisa ditambahkan (misal: gambar headset VR jadul vs modern, contoh tampilan AR awal)." </text:span></text:p>
                  </text:list-item>
                </text:list>
              </text:list-item>
            </text:list>
            <text:p text:style-name="P1"/>
            <text:p text:style-name="Text_20_body"><text:span text:style-name="Strong_20_Emphasis"><text:span text:style-name="T1">Subbab 1.4: Kenapa Teknologi Ini Bikin Heboh? (Potensi dan daya tarik utama)</text:span></text:span></text:p>
            <text:list xml:id="list1908150769885675618" text:style-name="L13">
              <text:list-item>
                <text:p text:style-name="P150"><text:span text:style-name="Strong_20_Emphasis"><text:span text:style-name="T1">Prompt untuk Menghasilkan Isi Mendalam:</text:span></text:span><text:span text:style-name="T1"> "Rangkum </text:span><text:span text:style-name="Strong_20_Emphasis"><text:span text:style-name="T1">alasan utama mengapa VR dan AR begitu menarik dan dianggap punya potensi besar</text:span></text:span><text:span text:style-name="T1">, terutama dari sudut pandang remaja. Ini adalah bagian untuk menegaskan kembali 'nilai jual' teknologi ini setelah diperkenalkan. Buat dalam bentuk poin-poin atau paragraf singkat yang menyoroti beberapa aspek kunci: </text:span></text:p>
                <text:list>
                  <text:list-item>
                    <text:p text:style-name="P150"><text:span text:style-name="Strong_20_Emphasis"><text:span text:style-name="T1">Pengalaman yang Belum Pernah Ada (Imersi):</text:span></text:span><text:span text:style-name="T1"> Kemampuan untuk benar-benar 'berada di tempat lain' atau melihat dunia nyata dengan cara baru. Tekankan sensasi kehadiran (presence) di VR dan keajaiban melihat digital di dunia nyata (AR). </text:span></text:p>
                  </text:list-item>
                  <text:list-item>
                    <text:p text:style-name="P150"><text:span text:style-name="Strong_20_Emphasis"><text:span text:style-name="T1">Hiburan Generasi Baru:</text:span></text:span><text:span text:style-name="T1"> Potensi merevolusi cara bermain game, menonton film, atau menikmati konser. </text:span></text:p>
                  </text:list-item>
                  <text:list-item>
                    <text:p text:style-name="P150"><text:span text:style-name="Strong_20_Emphasis"><text:span text:style-name="T1">Cara Belajar &amp; Berlatih yang Revolusioner:</text:span></text:span><text:span text:style-name="T1"> Membuat pembelajaran lebih visual, interaktif, dan aman (simulasi). </text:span></text:p>
                  </text:list-item>
                  <text:list-item>
                    <text:p text:style-name="P150"><text:span text:style-name="Strong_20_Emphasis"><text:span text:style-name="T1">Koneksi Sosial Baru:</text:span></text:span><text:span text:style-name="T1"> Bertemu dan berinteraksi dengan orang lain dalam ruang virtual atau melalui pengalaman AR bersama. </text:span></text:p>
                  </text:list-item>
                  <text:list-item>
                    <text:p text:style-name="P150"><text:span text:style-name="Strong_20_Emphasis"><text:span text:style-name="T1">Alat Kreativitas:</text:span></text:span><text:span text:style-name="T1"> Membuka cara baru untuk mendesain, berkreasi, dan berekspresi (seni 3D, desain virtual). </text:span></text:p>
                  </text:list-item>
                  <text:list-item>
                    <text:p text:style-name="P18"><text:soft-page-break/><text:span text:style-name="Strong_20_Emphasis"><text:span text:style-name="T1">Potensi Masa Depan:</text:span></text:span><text:span text:style-name="T1"> Singgung sedikit bagaimana ini bisa mengubah berbagai industri dan kehidupan sehari-hari nantinya. Gunakan bahasa yang optimis dan antusias. Kaitkan setiap poin dengan manfaat atau pengalaman yang bisa dirasakan langsung oleh pembaca. Akhiri subbab ini (dan Bab 1) dengan nada yang membuat pembaca semakin penasaran untuk mengetahui </text:span><text:span text:style-name="Emphasis"><text:span text:style-name="T1">bagaimana</text:span></text:span><text:span text:style-name="T1"> semua keajaiban ini bekerja (mengarah ke Bab 2)." </text:span></text:p>
                  </text:list-item>
                </text:list>
              </text:list-item>
            </text:list>
            <text:p text:style-name="P1"/>
            <text:p text:style-name="P125">Dengan prompt ini, Anda dapat mengembangkan Bab 1 buku Anda dengan pengantar yang menarik dan pembahasan mendalam di setiap subbab yang sesuai dengan target audiens. Selamat menulis!</text:p>
          </text:section>
          <text:section text:style-name="Sect1" text:name="feedback-form-2">
            <text:p text:style-name="P253"/>
          </text:section>
        </text:section>
        <text:section text:style-name="Sect1" text:name="c48e4da66ddc02fd">
          <text:p text:style-name="P125"/>
          <text:section text:style-name="Sect1" text:name="user-query-content-3">
            <text:p text:style-name="P281">Pada Bab 2 Tambahkan prompt pada tiap bab untuk mendapatkan pengantar , pada tiap subbab/sub-subab untuk mendapatkan isi dengan pembahasan mendalam </text:p>
          </text:section>
          <text:p text:style-name="P253">Tampilkan alur berpikir</text:p>
          <text:section text:style-name="Sect2" text:name="model-response-message-contentr_c48e4da66ddc02fd">
            <text:p text:style-name="P253"/>
          </text:section>
          <text:section text:style-name="Sect1" text:name="feedback-form-3">
            <text:p text:style-name="P253"/>
          </text:section>
        </text:section>
        <text:section text:style-name="Sect1" text:name="091cee119482fd09">
          <text:p text:style-name="P125"/>
          <text:section text:style-name="Sect1" text:name="user-query-content-4">
            <text:p text:style-name="P281">present it </text:p>
          </text:section>
          <text:p text:style-name="P253">Tampilkan alur berpikir</text:p>
          <text:section text:style-name="Sect2" text:name="model-response-message-contentr_091cee119482fd09">
            <text:p text:style-name="P125">Tentu, ini dia draf prompt untuk pengantar dan setiap subbab di Bab 2, yang fokus pada cara kerja teknologi VR dan AR, disajikan dengan gaya yang cocok untuk remaja:</text:p>
            <text:p text:style-name="P1"/>
            <text:p text:style-name="Text_20_body"><text:span text:style-name="Strong_20_Emphasis"><text:span text:style-name="T1">Bab 2: Di Balik Layar: Bagaimana VR &amp; AR Bekerja?</text:span></text:span></text:p>
            <text:p text:style-name="Text_20_body"><text:span text:style-name="Strong_20_Emphasis"><text:span text:style-name="T1">Prompt untuk Pengantar Bab 2:</text:span></text:span></text:p>
            <text:p text:style-name="Text_20_body"><text:span text:style-name="T1">"Tulis paragraf pengantar untuk Bab 2 yang menjembatani dari Bab 1. Sampaikan bahwa setelah tahu </text:span><text:span text:style-name="Emphasis"><text:span text:style-name="T1">apa</text:span></text:span><text:span text:style-name="T1"> itu VR/AR dan </text:span><text:span text:style-name="Emphasis"><text:span text:style-name="T1">kenapa</text:span></text:span><text:span text:style-name="T1"> itu keren (dari Bab 1), sekarang saatnya menjadi 'detektif teknologi' untuk membongkar </text:span><text:span text:style-name="Emphasis"><text:span text:style-name="T1">bagaimana</text:span></text:span><text:span text:style-name="T1"> semua keajaiban itu bisa terjadi. Gunakan metafora seperti 'mengintip ke dalam mesin', 'melihat di balik tirai', atau 'membuka kap mesin' </text:span><text:soft-page-break/><text:span text:style-name="T1">VR/AR. Sebutkan secara singkat komponen-komponen kunci yang akan 'diinvestigasi' dalam bab ini: perangkat keras (alat tempur seperti headset dan kacamata), sensor canggih yang bisa membaca gerakan kita, grafis memukau yang menciptakan dunianya, suara 3D yang bikin merinding, dan juga beberapa tantangan teknisnya. Janjikan penjelasan yang simpel dan nggak bikin pusing, meskipun membahas teknologi. Buat pembaca merasa penasaran dan siap untuk 'tur' ke 'pabrik' VR/AR."</text:span></text:p>
            <text:p text:style-name="P1"/>
            <text:p text:style-name="Text_20_body"><text:span text:style-name="Strong_20_Emphasis"><text:span text:style-name="T1">Subbab 2.1: Alat Tempur Wajib: Mengenal Headset VR dan Kacamata AR.</text:span></text:span></text:p>
            <text:list xml:id="list5954040878842405367" text:style-name="L14">
              <text:list-item>
                <text:p text:style-name="P151"><text:span text:style-name="Strong_20_Emphasis"><text:span text:style-name="T1">Prompt untuk Menghasilkan Isi Mendalam:</text:span></text:span><text:span text:style-name="T1"> "Jelaskan perangkat keras utama untuk VR dan AR dengan bahasa sederhana dan menarik. </text:span></text:p>
                <text:list>
                  <text:list-item>
                    <text:p text:style-name="P151"><text:span text:style-name="Strong_20_Emphasis"><text:span text:style-name="T1">Headset VR:</text:span></text:span><text:span text:style-name="T1"> Uraikan komponen utamanya secara simpel: Layar (jelaskan mengapa perlu dua layar kecil, satu untuk tiap mata, untuk efek 3D), Lensa (fungsinya memfokuskan gambar agar terlihat besar dan jelas), dan Casing (pentingnya menutup pandangan dari dunia luar untuk imersi). Gunakan analogi seperti 'TV mini super canggih yang kamu pakai di kepala' atau 'jendela pribadi ke dunia lain'. Bedakan secara singkat jenis-jenis utama jika relevan (misal: VR yang butuh PC/konsol vs VR mandiri/standalone seperti Meta Quest vs VR mobile yang pakai HP – fokus pada yang paling umum). </text:span></text:p>
                  </text:list-item>
                  <text:list-item>
                    <text:p text:style-name="P151"><text:span text:style-name="Strong_20_Emphasis"><text:span text:style-name="T1">Kacamata/Perangkat AR:</text:span></text:span><text:span text:style-name="T1"> Jelaskan bagaimana ini berbeda dari headset VR (biasanya tidak menutup pandangan total). Sebutkan cara kerjanya secara umum: menampilkan gambar digital </text:span><text:span text:style-name="Emphasis"><text:span text:style-name="T1">di atas</text:span></text:span><text:span text:style-name="T1"> pandangan dunia nyata (bisa lewat layar transparan atau proyeksi) atau menggunakan kamera ponsel untuk menempatkan objek digital di layar. Gunakan analogi seperti 'kacamata pintar dari film fiksi ilmiah' atau 'ponselmu jadi jendela ajaib'. </text:span></text:p>
                  </text:list-item>
                  <text:list-item>
                    <text:p text:style-name="P19"><text:span text:style-name="Strong_20_Emphasis"><text:span text:style-name="T1">Perangkat Tambahan:</text:span></text:span><text:span text:style-name="T1"> Sebutkan secara singkat alat lain seperti </text:span><text:span text:style-name="Emphasis"><text:span text:style-name="T1">controller</text:span></text:span><text:span text:style-name="T1"> (untuk berinteraksi dengan tangan di dunia virtual) dan mungkin singgung sedikit tentang teknologi masa depan seperti sarung tangan haptic (memberi sensasi sentuhan). Fokus pada fungsi tiap komponen dan bagaimana itu berkontribusi pada pengalaman VR/AR. Sarankan deskripsi untuk ilustrasi sederhana (misal: bagian-bagian headset VR)." </text:span></text:p>
                  </text:list-item>
                </text:list>
              </text:list-item>
            </text:list>
            <text:p text:style-name="P1"/>
            <text:p text:style-name="Text_20_body"><text:soft-page-break/><text:span text:style-name="Strong_20_Emphasis"><text:span text:style-name="T1">Subbab 2.2: Sensor &amp; Pelacakan: Kok Bisa Gerakan Kita Terbaca?</text:span></text:span></text:p>
            <text:list xml:id="list7639616592779405189" text:style-name="L15">
              <text:list-item>
                <text:p text:style-name="P152"><text:span text:style-name="Strong_20_Emphasis"><text:span text:style-name="T1">Prompt untuk Menghasilkan Isi Mendalam:</text:span></text:span><text:span text:style-name="T1"> "Jelaskan konsep pelacakan (tracking) dalam VR/AR dengan cara yang mudah dicerna. </text:span></text:p>
                <text:list>
                  <text:list-item>
                    <text:p text:style-name="P152"><text:span text:style-name="Strong_20_Emphasis"><text:span text:style-name="T1">Mengapa Penting?:</text:span></text:span><text:span text:style-name="T1"> Awali dengan menjelaskan </text:span><text:span text:style-name="Emphasis"><text:span text:style-name="T1">mengapa</text:span></text:span><text:span text:style-name="T1"> headset/sistem perlu tahu posisi dan orientasi kepala serta tangan pengguna (agar bisa melihat ke sekeliling secara alami, berinteraksi dengan objek virtual, dan mencegah pusing). </text:span></text:p>
                  </text:list-item>
                  <text:list-item>
                    <text:p text:style-name="P152"><text:span text:style-name="Strong_20_Emphasis"><text:span text:style-name="T1">Cara Kerja (Sederhana):</text:span></text:span><text:span text:style-name="T1"> Jelaskan dua metode utama pelacakan posisi dengan analogi: </text:span></text:p>
                    <text:list>
                      <text:list-item>
                        <text:p text:style-name="P152"><text:span text:style-name="Strong_20_Emphasis"><text:span text:style-name="T1">Inside-Out Tracking:</text:span></text:span><text:span text:style-name="T1"> Kamera di </text:span><text:span text:style-name="Emphasis"><text:span text:style-name="T1">headset</text:span></text:span><text:span text:style-name="T1"> yang 'melihat' lingkungan sekitar untuk menentukan posisi. Analogi: 'Headset punya mata sendiri untuk tahu dia ada di mana dalam ruangan'. (Contoh: Meta Quest). </text:span></text:p>
                      </text:list-item>
                      <text:list-item>
                        <text:p text:style-name="P152"><text:span text:style-name="Strong_20_Emphasis"><text:span text:style-name="T1">Outside-In Tracking:</text:span></text:span><text:span text:style-name="T1"> Sensor/kamera eksternal (ditaruh di ruangan) yang 'mengawasi' posisi headset dan controller. Analogi: 'Seperti ada satpam (sensor) di sudut ruangan yang mengawasimu'. (Contoh: sistem VR lama/beberapa sistem high-end). </text:span></text:p>
                      </text:list-item>
                    </text:list>
                  </text:list-item>
                  <text:list-item>
                    <text:p text:style-name="P152"><text:span text:style-name="Strong_20_Emphasis"><text:span text:style-name="T1">Pelacakan Orientasi:</text:span></text:span><text:span text:style-name="T1"> Sebutkan adanya sensor internal (IMU - Inertial Measurement Unit) di dalam headset/controller yang mendeteksi putaran dan kemiringan kepala/tangan (mirip sensor di smartphone yang tahu kapan layar harus diputar). Analogi: 'Sensor pintar di dalam alat yang tahu arah hadapmu'. </text:span></text:p>
                  </text:list-item>
                  <text:list-item>
                    <text:p text:style-name="P20"><text:span text:style-name="Strong_20_Emphasis"><text:span text:style-name="T1">Hubungan dengan Pengalaman:</text:span></text:span><text:span text:style-name="T1"> Tekankan bahwa pelacakan yang akurat dan cepat (minim </text:span><text:span text:style-name="Emphasis"><text:span text:style-name="T1">lag</text:span></text:span><text:span text:style-name="T1"> atau </text:span><text:span text:style-name="Emphasis"><text:span text:style-name="T1">delay</text:span></text:span><text:span text:style-name="T1">) sangat penting untuk membuat pengalaman terasa nyata dan nyaman (mengurangi risiko motion sickness)." </text:span></text:p>
                  </text:list-item>
                </text:list>
              </text:list-item>
            </text:list>
            <text:p text:style-name="P1"/>
            <text:p text:style-name="Text_20_body"><text:span text:style-name="Strong_20_Emphasis"><text:span text:style-name="T1">Subbab 2.3: Grafis yang Bikin Melongo: Menciptakan Dunia Digital yang Meyakinkan.</text:span></text:span></text:p>
            <text:list xml:id="list7654459053073400006" text:style-name="L16">
              <text:list-item>
                <text:p text:style-name="P153"><text:span text:style-name="Strong_20_Emphasis"><text:span text:style-name="T1">Prompt untuk Menghasilkan Isi Mendalam:</text:span></text:span><text:span text:style-name="T1"> "Bahasa aspek visual (grafis) dalam VR/AR dengan penjelasan yang fokus pada konsep dan dampaknya bagi pengguna. </text:span></text:p>
                <text:list>
                  <text:list-item>
                    <text:p text:style-name="P153"><text:span text:style-name="Strong_20_Emphasis"><text:span text:style-name="T1">Konsep Kunci (Sederhana):</text:span></text:span><text:span text:style-name="T1"> Jelaskan istilah penting dengan analogi atau perumpamaan: </text:span></text:p>
                    <text:list>
                      <text:list-item>
                        <text:p text:style-name="P153"><text:soft-page-break/><text:span text:style-name="Strong_20_Emphasis"><text:span text:style-name="T1">Rendering:</text:span></text:span><text:span text:style-name="T1"> Proses 'menggambar' atau menciptakan gambar digital yang kita lihat. Analogi: 'Seperti ada pelukis super cepat di dalam komputer/headset'. </text:span></text:p>
                      </text:list-item>
                      <text:list-item>
                        <text:p text:style-name="P153"><text:span text:style-name="Strong_20_Emphasis"><text:span text:style-name="T1">Frame Rate (FPS - Frames Per Second):</text:span></text:span><text:span text:style-name="T1"> Seberapa banyak gambar yang ditampilkan per detik. Jelaskan mengapa FPS tinggi (misal 90 FPS atau lebih) sangat penting di VR agar gerakan terlihat mulus dan tidak bikin pusing. Analogi: 'Seperti buku </text:span><text:span text:style-name="Emphasis"><text:span text:style-name="T1">flipbook</text:span></text:span><text:span text:style-name="T1">, semakin banyak gambar per detik, semakin halus animasinya'. </text:span></text:p>
                      </text:list-item>
                      <text:list-item>
                        <text:p text:style-name="P153"><text:span text:style-name="Strong_20_Emphasis"><text:span text:style-name="T1">Resolusi:</text:span></text:span><text:span text:style-name="T1"> Kejernihan atau ketajaman gambar (jumlah piksel). Analogi: 'Seperti kualitas gambar di TV atau layar HP'. </text:span></text:p>
                      </text:list-item>
                      <text:list-item>
                        <text:p text:style-name="P153"><text:span text:style-name="Strong_20_Emphasis"><text:span text:style-name="T1">Field of View (FOV):</text:span></text:span><text:span text:style-name="T1"> Seberapa lebar sudut pandang yang bisa kita lihat melalui headset. Analogi: 'Seberapa lebar 'jendela' virtualmu'. </text:span></text:p>
                      </text:list-item>
                    </text:list>
                  </text:list-item>
                  <text:list-item>
                    <text:p text:style-name="P153"><text:span text:style-name="Strong_20_Emphasis"><text:span text:style-name="T1">Tantangan Teknis:</text:span></text:span><text:span text:style-name="T1"> Jelaskan secara singkat mengapa menghasilkan grafis VR yang bagus itu berat: perlu </text:span><text:span text:style-name="Emphasis"><text:span text:style-name="T1">merender</text:span></text:span><text:span text:style-name="T1"> dua gambar berbeda (satu untuk tiap mata) dengan resolusi tinggi dan frame rate tinggi secara bersamaan, butuh tenaga komputasi (GPU) yang kuat. Untuk AR, tantangannya adalah menggabungkan objek virtual dengan dunia nyata secara meyakinkan. </text:span></text:p>
                  </text:list-item>
                  <text:list-item>
                    <text:p text:style-name="P132">Fokus pada bagaimana elemen grafis ini berkontribusi pada tingkat realisme dan kenyamanan pengalaman." </text:p>
                  </text:list-item>
                </text:list>
              </text:list-item>
            </text:list>
            <text:p text:style-name="P1"/>
            <text:p text:style-name="Text_20_body"><text:span text:style-name="Strong_20_Emphasis"><text:span text:style-name="T1">Subbab 2.4: Suara yang Mengelilingi: Audio Spasial Bikin Makin Nyata.</text:span></text:span></text:p>
            <text:list xml:id="list2324857863655675134" text:style-name="L17">
              <text:list-item>
                <text:p text:style-name="P154"><text:span text:style-name="Strong_20_Emphasis"><text:span text:style-name="T1">Prompt untuk Menghasilkan Isi Mendalam:</text:span></text:span><text:span text:style-name="T1"> "Jelaskan peran penting audio dalam menciptakan pengalaman VR/AR yang imersif. </text:span></text:p>
                <text:list>
                  <text:list-item>
                    <text:p text:style-name="P154"><text:span text:style-name="Strong_20_Emphasis"><text:span text:style-name="T1">Konsep Audio Spasial (3D Audio):</text:span></text:span><text:span text:style-name="T1"> Jelaskan bahwa ini bukan sekadar suara stereo (kiri-kanan), tapi suara yang terasa datang dari </text:span><text:span text:style-name="Strong_20_Emphasis"><text:span text:style-name="T1">arah tertentu</text:span></text:span><text:span text:style-name="T1"> di sekitar kita (atas, bawah, depan, belakang, jauh, dekat) sesuai dengan posisi sumber suara di dunia virtual. </text:span></text:p>
                  </text:list-item>
                  <text:list-item>
                    <text:p text:style-name="P154"><text:span text:style-name="Strong_20_Emphasis"><text:span text:style-name="T1">Cara Kerja (Sangat Sederhana):</text:span></text:span><text:span text:style-name="T1"> Sebutkan bahwa software secara cerdas mengubah suara agar terdengar berbeda di telinga kiri dan kanan, tergantung dari mana sumber suara itu berasal relatif terhadap posisi kepala kita di dunia virtual. </text:span><text:soft-page-break/><text:span text:style-name="T1">Perubahan ini meniru cara telinga kita menentukan arah suara di dunia nyata. </text:span></text:p>
                  </text:list-item>
                  <text:list-item>
                    <text:p text:style-name="P154"><text:span text:style-name="Strong_20_Emphasis"><text:span text:style-name="T1">Mengapa Penting?:</text:span></text:span><text:span text:style-name="T1"> Tekankan bagaimana audio spasial </text:span><text:span text:style-name="Strong_20_Emphasis"><text:span text:style-name="T1">meningkatkan imersi secara drastis</text:span></text:span><text:span text:style-name="T1">: membuat dunia virtual terasa lebih hidup, membantu kita menemukan objek atau merasakan kehadiran sesuatu di luar pandangan, dan menambah ketegangan atau suasana (misal: langkah kaki mendekat dari belakang di game horor). </text:span></text:p>
                  </text:list-item>
                  <text:list-item>
                    <text:p text:style-name="P21"><text:span text:style-name="Strong_20_Emphasis"><text:span text:style-name="T1">Analogi:</text:span></text:span><text:span text:style-name="T1"> 'Seperti punya sistem </text:span><text:span text:style-name="Emphasis"><text:span text:style-name="T1">surround sound</text:span></text:span><text:span text:style-name="T1"> super canggih langsung di telingamu, yang arah suaranya ikut berubah saat kamu menoleh'." </text:span></text:p>
                  </text:list-item>
                </text:list>
              </text:list-item>
            </text:list>
            <text:p text:style-name="P1"/>
            <text:p text:style-name="Text_20_body"><text:span text:style-name="Strong_20_Emphasis"><text:span text:style-name="T1">Subbab 2.5: Tantangan Teknologi: Kenapa Kadang Bikin Pusing? (Motion Sickness &amp; solusinya)</text:span></text:span></text:p>
            <text:list xml:id="list4636397325749278944" text:style-name="L18">
              <text:list-item>
                <text:p text:style-name="P155"><text:span text:style-name="Strong_20_Emphasis"><text:span text:style-name="T1">Prompt untuk Menghasilkan Isi Mendalam:</text:span></text:span><text:span text:style-name="T1"> "Bahasa tantangan teknis utama VR, terutama motion sickness, secara jujur tapi juga memberikan solusi dan harapan. </text:span></text:p>
                <text:list>
                  <text:list-item>
                    <text:p text:style-name="P155"><text:span text:style-name="Strong_20_Emphasis"><text:span text:style-name="T1">Definisi Motion Sickness (Simulator Sickness):</text:span></text:span><text:span text:style-name="T1"> Jelaskan apa itu rasa pusing, mual, atau tidak nyaman yang kadang dialami saat menggunakan VR. </text:span></text:p>
                  </text:list-item>
                  <text:list-item>
                    <text:p text:style-name="P155"><text:span text:style-name="Strong_20_Emphasis"><text:span text:style-name="T1">Penyebab Utama (Sederhana):</text:span></text:span><text:span text:style-name="T1"> Jelaskan akar masalahnya adalah </text:span><text:span text:style-name="Strong_20_Emphasis"><text:span text:style-name="T1">konflik sensorik</text:span></text:span><text:span text:style-name="T1">: mata melihat adanya gerakan (di dunia virtual), tapi telinga bagian dalam (yang mengatur keseimbangan) tidak merasakan gerakan fisik yang sesuai. Analogi: 'Otak jadi bingung karena mata bilang 'kita bergerak', tapi badan bilang 'kita diam''. </text:span></text:p>
                  </text:list-item>
                  <text:list-item>
                    <text:p text:style-name="P155"><text:span text:style-name="Strong_20_Emphasis"><text:span text:style-name="T1">Pemicu Umum:</text:span></text:span><text:span text:style-name="T1"> Sebutkan faktor-faktor yang bisa memperburuknya: frame rate rendah, </text:span><text:span text:style-name="Emphasis"><text:span text:style-name="T1">lag</text:span></text:span><text:span text:style-name="T1"> atau </text:span><text:span text:style-name="Emphasis"><text:span text:style-name="T1">delay</text:span></text:span><text:span text:style-name="T1"> pada pelacakan, metode pergerakan di VR yang tidak alami (misal: bergerak maju mulus pakai joystick), konten yang terlalu intens. </text:span></text:p>
                  </text:list-item>
                  <text:list-item>
                    <text:p text:style-name="P155"><text:span text:style-name="Strong_20_Emphasis"><text:span text:style-name="T1">Solusi dan Cara Mengatasi:</text:span></text:span><text:span text:style-name="T1"> Berikan kabar baik bahwa teknologi terus berkembang untuk menguranginya (refresh rate lebih tinggi, tracking lebih baik). Sebutkan juga solusi dari sisi desain game/aplikasi (misal: opsi teleportasi untuk bergerak, </text:span><text:span text:style-name="Emphasis"><text:span text:style-name="T1">vignette</text:span></text:span><text:span text:style-name="T1"> atau penyempitan FOV saat bergerak) dan tips untuk pengguna (mulai dengan sesi singkat, pilih pengalaman yang nyaman, </text:span><text:soft-page-break/><text:span text:style-name="T1">berhenti jika merasa tidak enak badan, pastikan headset pas). </text:span></text:p>
                  </text:list-item>
                  <text:list-item>
                    <text:p text:style-name="P22"><text:span text:style-name="Strong_20_Emphasis"><text:span text:style-name="T1">Tantangan Lain (Singkat):</text:span></text:span><text:span text:style-name="T1"> Singgung sedikit tantangan lain seperti keterbatasan Field of View (FOV) pada beberapa headset, berat dan kenyamanan headset untuk penggunaan lama, serta harga (meskipun cenderung turun). Jaga agar nada tetap positif dan informatif, bukan menakut-nakuti." </text:span></text:p>
                  </text:list-item>
                </text:list>
              </text:list-item>
            </text:list>
            <text:p text:style-name="P1"/>
            <text:p text:style-name="P125">Semoga prompt ini membantu Anda mengisi Bab 2 dengan pembahasan teknologi VR/AR yang mendalam namun tetap mudah dipahami dan menarik bagi pembaca muda Anda!</text:p>
          </text:section>
          <text:section text:style-name="Sect1" text:name="feedback-form-4">
            <text:p text:style-name="P253"/>
          </text:section>
        </text:section>
        <text:section text:style-name="Sect1" text:name="50665bce21255a77">
          <text:p text:style-name="P125"/>
          <text:section text:style-name="Sect1" text:name="user-query-content-5">
            <text:p text:style-name="P281">Pada Bab 3 Tambahkan prompt pada tiap bab untuk mendapatkan pengantar , pada tiap subbab/sub-subab untuk mendapatkan isi dengan pembahasan mendalam </text:p>
          </text:section>
          <text:p text:style-name="P253">Tampilkan alur berpikir</text:p>
          <text:section text:style-name="Sect2" text:name="model-response-message-contentr_50665bce21255a77">
            <text:p text:style-name="P125">Oke, mari kita siapkan prompt untuk Bab 3, yang akan membahas berbagai aplikasi seru dan bermanfaat dari VR dan AR, dengan fokus pada hal-hal yang relevan bagi remaja:</text:p>
            <text:p text:style-name="P1"/>
            <text:p text:style-name="Text_20_body"><text:span text:style-name="Strong_20_Emphasis"><text:span text:style-name="T1">Bab 3: Bermain, Belajar, dan Lebih Seru dengan VR/AR</text:span></text:span></text:p>
            <text:p text:style-name="Text_20_body"><text:span text:style-name="Strong_20_Emphasis"><text:span text:style-name="T1">Prompt untuk Pengantar Bab 3:</text:span></text:span></text:p>
            <text:p text:style-name="Text_20_body"><text:span text:style-name="T1">"Tulis sebuah paragraf pengantar yang ceria dan penuh semangat untuk Bab 3. Mulai dengan merangkum bahwa setelah 'mengoprek' cara kerja VR/AR di Bab 2, sekarang saatnya melihat hasil nyatanya: apa saja hal-hal keren yang </text:span><text:span text:style-name="Emphasis"><text:span text:style-name="T1">bisa kita lakukan</text:span></text:span><text:span text:style-name="T1"> dengan teknologi ini? Sampaikan bahwa bab ini akan menjadi tur pameran berbagai aplikasi VR/AR yang paling seru dan mengubah permainan di bidang-bidang yang dekat dengan kehidupan remaja. Sebutkan area utama yang akan dijelajahi: dunia hiburan yang makin gila (game, film, konser), cara belajar yang nggak lagi membosankan, ledakan kreativitas baru, sampai cara baru untuk nongkrong dan terhubung dengan teman. Janjikan banyak contoh nyata dan inspirasi. Gunakan bahasa yang mengajak dan bikin pembaca tidak sabar untuk melihat berbagai kemungkinan yang ada."</text:span></text:p>
            <text:p text:style-name="P1"/>
            <text:p text:style-name="Text_20_body"><text:soft-page-break/><text:span text:style-name="Strong_20_Emphasis"><text:span text:style-name="T1">Subbab 3.1: Dunia Hiburan Tanpa Batas: Gaming, Film &amp; Cerita Interaktif, Konser Virtual.</text:span></text:span></text:p>
            <text:list xml:id="list5128405898734430110" text:style-name="L19">
              <text:list-item>
                <text:p text:style-name="P156"><text:span text:style-name="Strong_20_Emphasis"><text:span text:style-name="T1">Prompt untuk Menghasilkan Isi Mendalam:</text:span></text:span><text:span text:style-name="T1"> "Jelaskan bagaimana VR dan AR merevolusi dunia hiburan, dengan fokus pada pengalaman yang ditawarkan. </text:span></text:p>
                <text:list>
                  <text:list-item>
                    <text:p text:style-name="P156"><text:span text:style-name="Strong_20_Emphasis"><text:span text:style-name="T1">Gaming Level Berikutnya:</text:span></text:span><text:span text:style-name="T1"> Jelaskan </text:span><text:span text:style-name="Emphasis"><text:span text:style-name="T1">perbedaan mendasar</text:span></text:span><text:span text:style-name="T1"> bermain game di VR dibandingkan layar biasa – sensasi </text:span><text:span text:style-name="Emphasis"><text:span text:style-name="T1">berada di dalam</text:span></text:span><text:span text:style-name="T1"> game (imersi), bisa melihat sekeliling 360 derajat, menggunakan tangan untuk berinteraksi secara alami (dengan controller). Berikan contoh genre game VR populer (misal: Rhythm game seperti Beat Saber, game aksi petualangan, puzzle, simulasi, horor yang lebih mencekam). Singgung juga bagaimana AR membawa game ke dunia nyata (contoh ikonik: Pokemon Go, atau game AR lain yang menggunakan lingkungan sekitar). Gunakan deskripsi yang hidup untuk menggambarkan sensasi bermain. Sebutkan contoh game spesifik yang populer saat ini (ingat, konteks waktu April 2025). </text:span></text:p>
                  </text:list-item>
                  <text:list-item>
                    <text:p text:style-name="P156"><text:span text:style-name="Strong_20_Emphasis"><text:span text:style-name="T1">Nonton Beda Level (Film &amp; Cerita Interaktif):</text:span></text:span><text:span text:style-name="T1"> Bedakan antara video 360 (bisa lihat sekeliling tapi cerita linear) dengan pengalaman VR sinematik atau naratif interaktif (dimana penonton mungkin bisa mempengaruhi cerita atau merasa jadi bagian dari adegan). Gambarkan pengalaman menonton film atau cerita pendek seolah-olah kita </text:span><text:span text:style-name="Emphasis"><text:span text:style-name="T1">ada di sana</text:span></text:span><text:span text:style-name="T1">. </text:span></text:p>
                  </text:list-item>
                  <text:list-item>
                    <text:p text:style-name="P23"><text:span text:style-name="Strong_20_Emphasis"><text:span text:style-name="T1">Konser &amp; Acara dari Sofa:</text:span></text:span><text:span text:style-name="T1"> Jelaskan konsep menghadiri konser musik, festival, atau acara kumpul-kumpul lainnya secara virtual sebagai avatar. Tekankan aspek sosialnya (bisa 'datang' bareng teman, berinteraksi dengan penonton lain) dan aksesibilitasnya (menonton artis idola dari mana saja). Berikan contoh platform atau acara virtual yang pernah atau sedang populer. Gunakan bahasa yang menggambarkan keseruan dan kebaruan pengalaman ini." </text:span></text:p>
                  </text:list-item>
                </text:list>
              </text:list-item>
            </text:list>
            <text:p text:style-name="P1"/>
            <text:p text:style-name="Text_20_body"><text:span text:style-name="Strong_20_Emphasis"><text:span text:style-name="T1">Subbab 3.2: Belajar Jadi Petualangan: Simulasi, Tur Virtual, Pelatihan Keterampilan.</text:span></text:span></text:p>
            <text:list xml:id="list5704325947230168148" text:style-name="L20">
              <text:list-item>
                <text:p text:style-name="P157"><text:span text:style-name="Strong_20_Emphasis"><text:span text:style-name="T1">Prompt untuk Menghasilkan Isi Mendalam:</text:span></text:span><text:span text:style-name="T1"> "Tunjukkan bagaimana </text:span><text:soft-page-break/><text:span text:style-name="T1">VR dan AR mengubah cara belajar menjadi lebih menarik, efektif, dan menyenangkan. </text:span></text:p>
                <text:list>
                  <text:list-item>
                    <text:p text:style-name="P157"><text:span text:style-name="Strong_20_Emphasis"><text:span text:style-name="T1">Simulasi yang 'Nggak Main-main':</text:span></text:span><text:span text:style-name="T1"> Jelaskan bagaimana VR/AR memungkinkan simulasi yang realistis untuk pembelajaran. Berikan contoh spesifik: melakukan eksperimen kimia berbahaya tanpa risiko di lab virtual, 'berjalan-jalan' di zaman Romawi Kuno untuk pelajaran sejarah, membedah organ tubuh manusia secara 3D dalam pelajaran biologi. Tekankan manfaat 'belajar sambil melakukan' (learning by doing) dan memahami konsep abstrak dengan visualisasi. </text:span></text:p>
                  </text:list-item>
                  <text:list-item>
                    <text:p text:style-name="P157"><text:span text:style-name="Strong_20_Emphasis"><text:span text:style-name="T1">Keliling Dunia (dan Luar Angkasa!) Tanpa Paspor:</text:span></text:span><text:span text:style-name="T1"> Gambarkan pengalaman melakukan tur virtual ke museum terkenal di dunia, situs bersejarah, keajaiban alam, atau bahkan planet lain menggunakan VR/AR. Tekankan aspek aksesibilitas (bisa 'mengunjungi' tempat jauh/sulit dijangkau) dan pengalaman mendalam yang ditawarkan. </text:span></text:p>
                  </text:list-item>
                  <text:list-item>
                    <text:p text:style-name="P24"><text:span text:style-name="Strong_20_Emphasis"><text:span text:style-name="T1">Latihan Skill di Dunia Aman:</text:span></text:span><text:span text:style-name="T1"> Sebutkan bagaimana VR/AR digunakan untuk pelatihan keterampilan praktis. Contoh: latihan presentasi/pidato di depan audiens virtual, belajar merakit mesin, simulasi wawancara kerja, atau bahkan latihan mengemudi/menerbangkan drone. Tekankan manfaat lingkungan yang aman untuk mencoba dan membuat kesalahan tanpa konsekuensi nyata. Gunakan narasi yang menunjukkan bahwa belajar tidak harus membosankan, tapi bisa menjadi sebuah petualangan interaktif." </text:span></text:p>
                  </text:list-item>
                </text:list>
              </text:list-item>
            </text:list>
            <text:p text:style-name="P1"/>
            <text:p text:style-name="Text_20_body"><text:span text:style-name="Strong_20_Emphasis"><text:span text:style-name="T1">Subbab 3.3: Kreativitas dan Seni Digital: Mendesain dalam 3D, Pameran Seni Virtual/AR.</text:span></text:span></text:p>
            <text:list xml:id="list7962841427505459765" text:style-name="L21">
              <text:list-item>
                <text:p text:style-name="P158"><text:span text:style-name="Strong_20_Emphasis"><text:span text:style-name="T1">Prompt untuk Menghasilkan Isi Mendalam:</text:span></text:span><text:span text:style-name="T1"> "Jelaskan bagaimana VR dan AR membuka pintu baru bagi ekspresi kreatif dan seni. </text:span></text:p>
                <text:list>
                  <text:list-item>
                    <text:p text:style-name="P158"><text:span text:style-name="Strong_20_Emphasis"><text:span text:style-name="T1">Melukis &amp; Memahat di Udara (Desain 3D):</text:span></text:span><text:span text:style-name="T1"> Gambarkan pengalaman menggunakan aplikasi VR kreatif (seperti Tilt Brush, Gravity Sketch, Medium by Adobe) dimana pengguna bisa 'melukis' atau 'memahat' dalam ruang tiga dimensi menggunakan controller sebagai kuas atau alat pahat. Tekankan sifat intuitif dan kebebasan berekspresi yang ditawarkan dibandingkan </text:span><text:soft-page-break/><text:span text:style-name="T1">bekerja di layar 2D. </text:span></text:p>
                  </text:list-item>
                  <text:list-item>
                    <text:p text:style-name="P158"><text:span text:style-name="Strong_20_Emphasis"><text:span text:style-name="T1">Pameran Seni Generasi Baru:</text:span></text:span><text:span text:style-name="T1"> Jelaskan konsep galeri seni virtual yang bisa dikunjungi menggunakan VR, menampilkan karya seni digital atau bahkan karya seni fisik yang didigitalkan. Sebutkan juga tentang seni AR, dimana karya seni digital bisa 'ditempatkan' atau dilihat melapisi dunia nyata melalui layar ponsel/kacamata AR (misal: patung virtual di taman kota). </text:span></text:p>
                  </text:list-item>
                  <text:list-item>
                    <text:p text:style-name="P25"><text:span text:style-name="Strong_20_Emphasis"><text:span text:style-name="T1">Pertunjukan &amp; Cerita Imersif:</text:span></text:span><text:span text:style-name="T1"> Singgung tentang bentuk-bentuk seni pertunjukan atau penceritaan baru yang memanfaatkan VR/AR untuk menciptakan pengalaman unik bagi penonton. Gunakan bahasa yang inspiratif dan mendorong pembaca untuk melihat VR/AR sebagai alat baru yang ampuh untuk berkreasi." </text:span></text:p>
                  </text:list-item>
                </text:list>
              </text:list-item>
            </text:list>
            <text:p text:style-name="P1"/>
            <text:p text:style-name="Text_20_body"><text:span text:style-name="Strong_20_Emphasis"><text:span text:style-name="T1">Subbab 3.4: Terhubung Secara Sosial: Avatar, Ruang Rapat Virtual, Acara Sosial.</text:span></text:span></text:p>
            <text:list xml:id="list3459512333577271321" text:style-name="L22">
              <text:list-item>
                <text:p text:style-name="P159"><text:span text:style-name="Strong_20_Emphasis"><text:span text:style-name="T1">Prompt untuk Menghasilkan Isi Mendalam:</text:span></text:span><text:span text:style-name="T1"> "Jelaskan bagaimana VR dan AR mengubah cara kita berinteraksi dan terhubung secara sosial di dunia digital. </text:span></text:p>
                <text:list>
                  <text:list-item>
                    <text:p text:style-name="P159"><text:span text:style-name="Strong_20_Emphasis"><text:span text:style-name="T1">Lebih dari Sekadar Profil (Avatar):</text:span></text:span><text:span text:style-name="T1"> Jelaskan konsep avatar sebagai representasi diri di dunia virtual. Bahas bagaimana avatar bisa dikustomisasi untuk mencerminkan kepribadian atau bahkan menjadi wujud fantasi. Sebutkan bagaimana avatar memungkinkan interaksi sosial yang lebih kaya (bahasa tubuh sederhana, kontak mata virtual) dibandingkan teks atau panggilan video biasa. </text:span></text:p>
                  </text:list-item>
                  <text:list-item>
                    <text:p text:style-name="P159"><text:span text:style-name="Strong_20_Emphasis"><text:span text:style-name="T1">Tempat Nongkrong Baru (Platform Sosial VR/AR):</text:span></text:span><text:span text:style-name="T1"> Gambarkan pengalaman menggunakan platform sosial VR (seperti VRChat, Rec Room, Meta Horizon Worlds) dimana pengguna bisa bertemu teman, ngobrol, bermain game bersama, menghadiri acara, atau sekadar 'nongkrong' di lingkungan virtual yang beragam. Tekankan rasa 'kehadiran bersama' (shared presence) yang membedakannya dari media sosial tradisional. Singgung juga potensi pengalaman sosial berbasis AR di masa depan. </text:span></text:p>
                  </text:list-item>
                  <text:list-item>
                    <text:p text:style-name="P26"><text:span text:style-name="Strong_20_Emphasis"><text:span text:style-name="T1">Kumpul-kumpul Virtual (Acara &amp; Rapat):</text:span></text:span><text:span text:style-name="T1"> Jelaskan bagaimana VR bisa digunakan untuk pertemuan, kolaborasi kerja, atau acara kumpul-kumpul (misal: pesta ulang tahun virtual, klub buku) yang </text:span><text:soft-page-break/><text:span text:style-name="T1">terasa lebih personal dan interaktif dibandingkan Zoom call. Sebutkan potensi untuk mengatasi jarak geografis. Fokus pada aspek 'rasa kebersamaan' dan bentuk interaksi baru yang dimungkinkan oleh teknologi ini." </text:span></text:p>
                  </text:list-item>
                </text:list>
              </text:list-item>
            </text:list>
            <text:p text:style-name="P1"/>
            <text:p text:style-name="P125">Prompt ini dirancang untuk membantu Anda menghasilkan konten Bab 3 yang kaya contoh, relevan, dan menarik bagi audiens remaja Anda, menunjukkan betapa luas dan serunya aplikasi VR/AR dalam kehidupan sehari-hari mereka. Selamat melanjutkan!</text:p>
          </text:section>
          <text:section text:style-name="Sect1" text:name="feedback-form-5">
            <text:p text:style-name="P253"/>
          </text:section>
        </text:section>
        <text:section text:style-name="Sect1" text:name="752755087f461cc9">
          <text:p text:style-name="P125"/>
          <text:section text:style-name="Sect1" text:name="user-query-content-6">
            <text:p text:style-name="P281">Pada Bab 4 Tambahkan prompt pada tiap bab untuk mendapatkan pengantar , pada tiap subbab/sub-subab untuk mendapatkan isi dengan pembahasan mendalam </text:p>
          </text:section>
          <text:p text:style-name="P253">Tampilkan alur berpikir</text:p>
          <text:section text:style-name="Sect2" text:name="model-response-message-contentr_752755087f461cc9">
            <text:p text:style-name="P125">Oke, mari kita siapkan prompt untuk pengantar dan setiap subbab di Bab 4, yang akan membahas bagaimana VR dan AR membawa perubahan signifikan di dunia kerja dan layanan kesehatan. Kita akan tetap menjaga gaya bahasa yang menarik bagi remaja, meskipun topiknya lebih serius.</text:p>
            <text:p text:style-name="P1"/>
            <text:p text:style-name="Text_20_body"><text:span text:style-name="Strong_20_Emphasis"><text:span text:style-name="T1">Bab 4: VR/AR Mengubah Dunia Kerja dan Kesehatan</text:span></text:span></text:p>
            <text:p text:style-name="Text_20_body"><text:span text:style-name="Strong_20_Emphasis"><text:span text:style-name="T1">Prompt untuk Pengantar Bab 4:</text:span></text:span></text:p>
            <text:p text:style-name="P125">"Tulis paragraf pengantar untuk Bab 4 yang mengalihkan fokus dari aplikasi hiburan dan personal (Bab 3) ke dampak VR/AR yang lebih luas di sektor profesional dan krusial. Sampaikan bahwa teknologi ini bukan hanya untuk main-main atau belajar santai, tapi sudah mulai menjadi alat canggih yang dipakai di pabrik, kantor desain, rumah sakit, dan berbagai tempat kerja lainnya. Gunakan kalimat yang menunjukkan signifikansi perubahan ini, misalnya 'Siap melihat bagaimana VR/AR membantu para profesional bekerja lebih cerdas, lebih aman, dan bahkan menyelamatkan nyawa?'. Sebutkan dua area utama yang akan dibahas mendalam: revolusi di dunia industri dan kerja, serta transformasi di bidang layanan kesehatan. Tambahkan sedikit bocoran tentang penerapan di bidang lain juga. Janjikan contoh-contoh nyata yang <text:soft-page-break/>mengesankan dan mungkin tidak terduga. Ajak pembaca untuk melihat sisi lain VR/AR yang sangat berdampak bagi masyarakat."</text:p>
            <text:p text:style-name="P1"/>
            <text:p text:style-name="Text_20_body"><text:span text:style-name="Strong_20_Emphasis"><text:span text:style-name="T1">Subbab 4.1: Revolusi Industri: Desain Produk, Pelatihan Karyawan, Kerja Kolaboratif.</text:span></text:span></text:p>
            <text:list xml:id="list892837592262023655" text:style-name="L23">
              <text:list-item>
                <text:p text:style-name="P160"><text:span text:style-name="Strong_20_Emphasis"><text:span text:style-name="T1">Prompt untuk Menghasilkan Isi Mendalam:</text:span></text:span><text:span text:style-name="T1"> "Jelaskan bagaimana VR dan AR membawa perubahan besar di dunia industri dan cara orang bekerja, fokus pada efisiensi, keamanan, dan kolaborasi. </text:span></text:p>
                <text:list>
                  <text:list-item>
                    <text:p text:style-name="P160"><text:span text:style-name="Strong_20_Emphasis"><text:span text:style-name="T1">Desain &amp; Prototyping Cepat:</text:span></text:span><text:span text:style-name="T1"> Jelaskan bagaimana desainer produk (mobil, pesawat, gadget, furnitur) atau arsitek menggunakan VR untuk membuat, melihat, dan memodifikasi model 3D produk mereka dalam skala penuh </text:span><text:span text:style-name="Emphasis"><text:span text:style-name="T1">sebelum</text:span></text:span><text:span text:style-name="T1"> membuat prototipe fisik yang mahal. Gunakan analogi 'membangun atau menguji coba produk impian di dunia digital dulu'. Tekankan manfaatnya: hemat biaya, hemat waktu, bisa mencoba banyak ide dengan cepat, dan kolaborasi desain yang lebih mudah antar tim. </text:span></text:p>
                  </text:list-item>
                  <text:list-item>
                    <text:p text:style-name="P160"><text:span text:style-name="Strong_20_Emphasis"><text:span text:style-name="T1">Pelatihan Super Aman (Anti Risiko):</text:span></text:span><text:span text:style-name="T1"> Berikan contoh konkret bagaimana VR digunakan untuk melatih karyawan dalam pekerjaan yang berisiko tinggi atau butuh presisi tinggi. Contoh: simulasi memadamkan kebakaran untuk petugas damkar, latihan prosedur darurat di anjungan minyak lepas pantai, simulasi mengoperasikan mesin pabrik yang kompleks, atau bahkan latihan menerbangkan pesawat. Tekankan manfaat utama: </text:span><text:span text:style-name="Strong_20_Emphasis"><text:span text:style-name="T1">keselamatan</text:span></text:span><text:span text:style-name="T1"> (bisa berlatih skenario berbahaya tanpa risiko nyata), efektivitas (bisa diulang-ulang), dan standarisasi pelatihan. </text:span></text:p>
                  </text:list-item>
                  <text:list-item>
                    <text:p text:style-name="P27"><text:span text:style-name="Strong_20_Emphasis"><text:span text:style-name="T1">Kerja Bareng Walau Jauh (Kolaborasi Jarak Jauh):</text:span></text:span><text:span text:style-name="T1"> Jelaskan bagaimana VR/AR memungkinkan tim yang lokasinya berjauhan untuk bertemu dan bekerja sama dalam satu ruang virtual. Gambarkan bagaimana mereka bisa berinteraksi dengan model 3D bersama, menggunakan papan tulis virtual, atau sekadar rapat dengan rasa kehadiran (presence) yang lebih kuat daripada video call biasa. Kaitkan dengan tren kerja jarak jauh (remote work) yang relevan saat ini (April 2025). Gunakan contoh-contoh yang 'wow' dan tunjukkan dampak nyata di dunia kerja." </text:span></text:p>
                  </text:list-item>
                </text:list>
              </text:list-item>
            </text:list>
            <text:p text:style-name="P1"/>
            <text:p text:style-name="Text_20_body"><text:soft-page-break/><text:span text:style-name="Strong_20_Emphasis"><text:span text:style-name="T1">Subbab 4.2: Transformasi Layanan Kesehatan: Terapi, Latihan Bedah, Edukasi Pasien, Rehabilitasi.</text:span></text:span></text:p>
            <text:list xml:id="list3632421800910522139" text:style-name="L24">
              <text:list-item>
                <text:p text:style-name="P161"><text:span text:style-name="Strong_20_Emphasis"><text:span text:style-name="T1">Prompt untuk Menghasilkan Isi Mendalam:</text:span></text:span><text:span text:style-name="T1"> "Jelaskan berbagai penerapan VR/AR yang luar biasa dalam dunia medis dan kesehatan, fokus pada manfaat bagi pasien dan tenaga medis. </text:span></text:p>
                <text:list>
                  <text:list-item>
                    <text:p text:style-name="P161"><text:span text:style-name="Strong_20_Emphasis"><text:span text:style-name="T1">Terapi Canggih (Fobia, PTSD, Nyeri):</text:span></text:span><text:span text:style-name="T1"> Jelaskan penggunaan VR untuk terapi pemaparan (exposure therapy) secara bertahap dan terkontrol untuk mengatasi fobia (takut ketinggian, laba-laba, bicara di depan umum). Ceritakan bagaimana VR membantu terapi PTSD pada veteran atau korban trauma dengan menciptakan kembali lingkungan pemicu secara aman. Sebutkan juga penggunaan VR sebagai pereda nyeri atau kecemasan (distraction therapy) saat prosedur medis atau untuk nyeri kronis. Gunakan bahasa yang empatik dan menghargai. </text:span></text:p>
                  </text:list-item>
                  <text:list-item>
                    <text:p text:style-name="P161"><text:span text:style-name="Strong_20_Emphasis"><text:span text:style-name="T1">Latihan Dokter Bedah (Tanpa Korban):</text:span></text:span><text:span text:style-name="T1"> Gambarkan bagaimana mahasiswa kedokteran dan dokter bedah menggunakan simulator VR yang sangat realistis untuk berlatih melakukan operasi kompleks berkali-kali sebelum menyentuh pasien sungguhan. Tekankan peningkatan keterampilan, kepercayaan diri, dan yang terpenting: </text:span><text:span text:style-name="Strong_20_Emphasis"><text:span text:style-name="T1">keselamatan pasien</text:span></text:span><text:span text:style-name="T1">. </text:span></text:p>
                  </text:list-item>
                  <text:list-item>
                    <text:p text:style-name="P161"><text:span text:style-name="Strong_20_Emphasis"><text:span text:style-name="T1">Pasien Jadi Paham (Edukasi Visual):</text:span></text:span><text:span text:style-name="T1"> Jelaskan bagaimana dokter menggunakan model 3D interaktif di VR/AR untuk menjelaskan kondisi medis, cara kerja organ tubuh, atau rencana prosedur operasi kepada pasien dan keluarganya dengan cara yang jauh lebih mudah dipahami daripada gambar datar atau brosur. </text:span></text:p>
                  </text:list-item>
                  <text:list-item>
                    <text:p text:style-name="P28"><text:span text:style-name="Strong_20_Emphasis"><text:span text:style-name="T1">Rehab Lebih Semangat (Rehabilitasi Fisik):</text:span></text:span><text:span text:style-name="T1"> Ceritakan bagaimana VR (seringkali dalam bentuk game) digunakan untuk membuat sesi fisioterapi atau rehabilitasi (misal: pasca stroke atau cedera) menjadi lebih menyenangkan, memotivasi pasien untuk bergerak, dan memungkinkan terapis melacak kemajuan secara akurat. Berikan contoh yang menyentuh dan menunjukkan dampak positif teknologi ini pada kualitas hidup manusia." </text:span></text:p>
                  </text:list-item>
                </text:list>
              </text:list-item>
            </text:list>
            <text:p text:style-name="P1"/>
            <text:p text:style-name="Text_20_body"><text:span text:style-name="Strong_20_Emphasis"><text:span text:style-name="T1">Subbab 4.3: Bidang Lainnya: Arsitektur, Pariwisata, Ritel.</text:span></text:span></text:p>
            <text:list xml:id="list3176100201318309208" text:style-name="L25">
              <text:list-item>
                <text:p text:style-name="P162"><text:soft-page-break/><text:span text:style-name="Strong_20_Emphasis"><text:span text:style-name="T1">Prompt untuk Menghasilkan Isi Mendalam:</text:span></text:span><text:span text:style-name="T1"> "Sajikan rangkuman singkat namun menarik tentang penerapan VR/AR di berbagai bidang lain di luar industri dan kesehatan untuk menunjukkan luasnya jangkauan teknologi ini. </text:span></text:p>
                <text:list>
                  <text:list-item>
                    <text:p text:style-name="P162"><text:span text:style-name="Strong_20_Emphasis"><text:span text:style-name="T1">Arsitektur &amp; Real Estat:</text:span></text:span><text:span text:style-name="T1"> Jelaskan lebih detail (selain desain di 4.1) bagaimana arsitek dan developer properti menggunakan VR untuk memberikan tur virtual 'walk-through' kepada klien di dalam bangunan yang belum dibangun, membantu visualisasi ruang dan pengambilan keputusan. Sebutkan juga penggunaan AR untuk melihat bagaimana model bangunan akan terlihat di lokasi nyata. </text:span></text:p>
                  </text:list-item>
                  <text:list-item>
                    <text:p text:style-name="P162"><text:span text:style-name="Strong_20_Emphasis"><text:span text:style-name="T1">Pariwisata &amp; Perhotelan:</text:span></text:span><text:span text:style-name="T1"> Jelaskan bagaimana VR/AR digunakan sebagai alat pemasaran pariwisata, memungkinkan calon wisatawan 'mencicipi' pengalaman destinasi (tur virtual hotel, simulasi menyelam) sebelum memesan. Singgung juga potensi AR untuk pemandu wisata interaktif di lokasi. </text:span></text:p>
                  </text:list-item>
                  <text:list-item>
                    <text:p text:style-name="P162"><text:span text:style-name="Strong_20_Emphasis"><text:span text:style-name="T1">Ritel &amp; Belanja Masa Depan:</text:span></text:span><text:span text:style-name="T1"> Fokus pada pengalaman konsumen. Jelaskan aplikasi AR 'coba sebelum beli' (virtual try-on) untuk pakaian, kacamata, makeup, atau sepatu langsung dari ponsel. Sebutkan juga aplikasi AR untuk melihat bagaimana furnitur atau barang elektronik akan terlihat di dalam rumah kita sebelum dibeli (contoh: IKEA Place atau sejenisnya yang relevan di April 2025). Tekankan kenyamanan dan pengurangan ketidakpastian belanja online. </text:span></text:p>
                  </text:list-item>
                  <text:list-item>
                    <text:p text:style-name="P29"><text:span text:style-name="Strong_20_Emphasis"><text:span text:style-name="T1">(Opsional) Contoh Singkat Lain:</text:span></text:span><text:span text:style-name="T1"> Jika ada ruang, sebutkan 1-2 contoh lagi secara sangat singkat dari bidang lain seperti otomotif (showroom virtual), pendidikan lanjutan (pelatihan mesin kompleks), atau seni pertunjukan. Tujuannya adalah memberikan gambaran keragaman aplikasi VR/AR di berbagai sektor kehidupan." </text:span></text:p>
                  </text:list-item>
                </text:list>
              </text:list-item>
            </text:list>
            <text:p text:style-name="P1"/>
            <text:p text:style-name="P125">Prompt ini akan membantu Anda menyajikan Bab 4 dengan pembahasan mendalam tentang aplikasi VR/AR di dunia kerja dan kesehatan, serta bidang lainnya, dengan cara yang tetap menarik dan relevan bagi pembaca remaja.</text:p>
          </text:section>
          <text:section text:style-name="Sect1" text:name="feedback-form-6">
            <text:p text:style-name="P253"/>
          </text:section>
        </text:section>
        <text:section text:style-name="Sect1" text:name="7514f6b364fd6612">
          <text:p text:style-name="P125"/>
          <text:section text:style-name="Sect1" text:name="user-query-content-7">
            <text:p text:style-name="P281"><text:soft-page-break/>Pada Bab 5 Tambahkan prompt pada tiap bab untuk mendapatkan pengantar , pada tiap subbab/sub-subab untuk mendapatkan isi dengan pembahasan mendalam </text:p>
          </text:section>
          <text:p text:style-name="P253">Tampilkan alur berpikir</text:p>
          <text:section text:style-name="Sect2" text:name="model-response-message-contentr_7514f6b364fd6612">
            <text:p text:style-name="P125">Tentu, mari kita siapkan prompt untuk Bab 5, yang akan membawa pembaca melihat ke masa depan VR/AR, termasuk tren teknologi, konsep Metaverse, peluang karir, dan tantangan etika yang perlu dihadapi. Kita akan gunakan perspektif saat ini (April 2025) untuk membahas tren dan status Metaverse.</text:p>
            <text:p text:style-name="P1"/>
            <text:p text:style-name="Text_20_body"><text:span text:style-name="Strong_20_Emphasis"><text:span text:style-name="T1">Bab 5: Masa Depan di Ujung Jari: Apa Selanjutnya?</text:span></text:span></text:p>
            <text:p text:style-name="Text_20_body"><text:span text:style-name="Strong_20_Emphasis"><text:span text:style-name="T1">Prompt untuk Pengantar Bab 5:</text:span></text:span></text:p>
            <text:p text:style-name="Text_20_body"><text:span text:style-name="T1">"Tulis paragraf pengantar untuk Bab 5 yang mengajak pembaca 'melompat' ke masa depan VR dan AR. Sampaikan bahwa setelah melihat apa yang bisa dilakukan teknologi ini </text:span><text:span text:style-name="Emphasis"><text:span text:style-name="T1">sekarang</text:span></text:span><text:span text:style-name="T1"> (dari bab-bab sebelumnya), kini saatnya kita meneropong apa yang mungkin terjadi </text:span><text:span text:style-name="Emphasis"><text:span text:style-name="T1">selanjutnya</text:span></text:span><text:span text:style-name="T1">. Gunakan metafora seperti 'melihat ke balik horizon', 'mengintip cetak biru masa depan', atau 'membaca peta bintang teknologi imersif'. Sebutkan tema-tema utama yang akan dibahas: teknologi baru yang sedang dikembangkan (headset makin canggih, sentuhan virtual), kehebohan seputar 'Metaverse' (apa itu sebenarnya?), peluang kerja keren yang terbuka untuk generasi mereka, dan juga pertanyaan-pertanyaan penting tentang etika dan dampak sosial yang harus kita pikirkan bersama. Ciptakan suasana antisipasi dan keingintahuan, sambil menekankan bahwa masa depan ini bukan hanya untuk ditonton, tapi juga untuk ikut dibentuk oleh pembaca sendiri."</text:span></text:p>
            <text:p text:style-name="P1"/>
            <text:p text:style-name="Text_20_body"><text:span text:style-name="Strong_20_Emphasis"><text:span text:style-name="T1">Subbab 5.1: Tren Teknologi Terkini: Headset Lebih Ringan, Haptic Canggih, AI + VR/AR.</text:span></text:span></text:p>
            <text:list xml:id="list480502122591503991" text:style-name="L26">
              <text:list-item>
                <text:p text:style-name="P163"><text:span text:style-name="Strong_20_Emphasis"><text:span text:style-name="T1">Prompt untuk Menghasilkan Isi Mendalam:</text:span></text:span><text:span text:style-name="T1"> "Jelaskan tren perkembangan teknologi VR/AR yang paling menjanjikan saat ini (April 2025) dan di masa depan yang tidak terlalu jauh. </text:span></text:p>
                <text:list>
                  <text:list-item>
                    <text:p text:style-name="P163"><text:span text:style-name="Strong_20_Emphasis"><text:span text:style-name="T1">Evolusi Perangkat Keras:</text:span></text:span><text:span text:style-name="T1"> Gambarkan arah pengembangan headset VR dan kacamata AR: menjadi lebih </text:span><text:span text:style-name="Strong_20_Emphasis"><text:span text:style-name="T1">ringan, kecil, nyaman</text:span></text:span><text:span text:style-name="T1"> (mungkin seperti kacamata biasa?), dengan </text:span><text:span text:style-name="Strong_20_Emphasis"><text:span text:style-name="T1">resolusi layar lebih tinggi</text:span></text:span><text:span text:style-name="T1"> (gambar makin jernih), </text:span><text:span text:style-name="Strong_20_Emphasis"><text:span text:style-name="T1">Field of View (FOV) </text:span></text:span><text:soft-page-break/><text:span text:style-name="Strong_20_Emphasis"><text:span text:style-name="T1">lebih lebar</text:span></text:span><text:span text:style-name="T1"> (pandangan lebih luas), dan </text:span><text:span text:style-name="Strong_20_Emphasis"><text:span text:style-name="T1">baterai lebih tahan lama</text:span></text:span><text:span text:style-name="T1"> untuk perangkat standalone. Singgung potensi teknologi layar masa depan (misal: micro-OLED, mungkin layar holografik atau lensa kontak pintar sebagai konsep jangka panjang). </text:span></text:p>
                  </text:list-item>
                  <text:list-item>
                    <text:p text:style-name="P163"><text:span text:style-name="Strong_20_Emphasis"><text:span text:style-name="T1">Meraba Dunia Virtual (Haptic Feedback):</text:span></text:span><text:span text:style-name="T1"> Jelaskan perkembangan teknologi haptic yang lebih dari sekadar getaran controller. Gambarkan potensi sarung tangan, rompi, atau bahkan </text:span><text:span text:style-name="Emphasis"><text:span text:style-name="T1">full-body suit</text:span></text:span><text:span text:style-name="T1"> yang bisa memberikan sensasi </text:span><text:span text:style-name="Strong_20_Emphasis"><text:span text:style-name="T1">sentuhan, tekstur, suhu, tekanan, atau benturan</text:span></text:span><text:span text:style-name="T1"> dari dunia virtual, membuat pengalaman semakin imersif. Gunakan deskripsi yang membangkitkan imajinasi (misal: merasakan tetesan hujan virtual, tekstur kain, atau jabat tangan). </text:span></text:p>
                  </text:list-item>
                  <text:list-item>
                    <text:p text:style-name="P30"><text:span text:style-name="Strong_20_Emphasis"><text:span text:style-name="T1">Otak Buatan di Dunia Virtual (AI + VR/AR):</text:span></text:span><text:span text:style-name="T1"> Jelaskan bagaimana Kecerdasan Buatan (AI) mulai dan akan semakin berperan dalam VR/AR. Berikan contoh: membuat karakter non-pemain (NPC) dalam game/simulasi menjadi lebih pintar dan realistis, AI membantu menciptakan lingkungan virtual yang lebih dinamis atau personal, terjemahan bahasa </text:span><text:span text:style-name="Emphasis"><text:span text:style-name="T1">real-time</text:span></text:span><text:span text:style-name="T1"> dalam pertemuan virtual, atau bahkan AI yang bisa membantu mendesain objek 3D atau dunia virtual berdasarkan perintah suara/teks. Jelaskan </text:span><text:span text:style-name="Emphasis"><text:span text:style-name="T1">mengapa</text:span></text:span><text:span text:style-name="T1"> setiap kemajuan ini penting untuk meningkatkan kualitas pengalaman pengguna. Gunakan bahasa yang menunjukkan kemajuan teknologi yang sedang berlangsung." </text:span></text:p>
                  </text:list-item>
                </text:list>
              </text:list-item>
            </text:list>
            <text:p text:style-name="P1"/>
            <text:p text:style-name="Text_20_body"><text:span text:style-name="Strong_20_Emphasis"><text:span text:style-name="T1">Subbab 5.2: Metaverse: Mimpi atau Kenyataan?</text:span></text:span></text:p>
            <text:list xml:id="list469852096016720273" text:style-name="L27">
              <text:list-item>
                <text:p text:style-name="P164"><text:span text:style-name="Strong_20_Emphasis"><text:span text:style-name="T1">Prompt untuk Menghasilkan Isi Mendalam:</text:span></text:span><text:span text:style-name="T1"> "Jelaskan konsep Metaverse dengan cara yang jernih dan berimbang, sesuai dengan pemahaman dan kondisi saat ini (April 2025). </text:span></text:p>
                <text:list>
                  <text:list-item>
                    <text:p text:style-name="P164"><text:span text:style-name="Strong_20_Emphasis"><text:span text:style-name="T1">Apa Sih Idenya? (Definisi Konsep):</text:span></text:span><text:span text:style-name="T1"> Jelaskan Metaverse sebagai </text:span><text:span text:style-name="Strong_20_Emphasis"><text:span text:style-name="T1">visi</text:span></text:span><text:span text:style-name="T1"> tentang internet generasi berikutnya: sebuah </text:span><text:span text:style-name="Strong_20_Emphasis"><text:span text:style-name="T1">jaringan dunia virtual 3D yang terhubung, persisten, dan bersifat sosial</text:span></text:span><text:span text:style-name="T1">, tempat orang bisa berinteraksi melalui avatar untuk berbagai aktivitas (kerja, main, belajar, belanja, sosialisasi). Gunakan analogi yang mudah dipahami (misal: gabungan internet, media sosial, dan game dalam satu dunia 3D, tapi lebih </text:span><text:soft-page-break/><text:span text:style-name="T1">terintegrasi. Ingatkan pada film seperti Ready Player One tapi tekankan bahwa itu fiksi). </text:span><text:span text:style-name="Strong_20_Emphasis"><text:span text:style-name="T1">Penting:</text:span></text:span><text:span text:style-name="T1"> Tegaskan bahwa ini </text:span><text:span text:style-name="Strong_20_Emphasis"><text:span text:style-name="T1">masih sebagian besar merupakan konsep atau visi jangka panjang.</text:span></text:span><text:span text:style-name="T1"> </text:span></text:p>
                  </text:list-item>
                  <text:list-item>
                    <text:p text:style-name="P164"><text:span text:style-name="Strong_20_Emphasis"><text:span text:style-name="T1">Bagaimana Kondisinya Sekarang (April 2025)?:</text:span></text:span><text:span text:style-name="T1"> Jelaskan bahwa </text:span><text:span text:style-name="Strong_20_Emphasis"><text:span text:style-name="T1">belum ada satu 'Metaverse' tunggal yang terwujud.</text:span></text:span><text:span text:style-name="T1"> Yang ada saat ini adalah </text:span><text:span text:style-name="Strong_20_Emphasis"><text:span text:style-name="T1">banyak platform atau 'pulau-pulau' virtual terpisah</text:span></text:span><text:span text:style-name="T1"> (contoh: game seperti Roblox, Fortnite Creative; platform sosial VR seperti VRChat, Rec Room, Meta Horizon Worlds) yang memiliki beberapa elemen mirip visi Metaverse, tapi belum saling terhubung secara mulus (interoperabilitas masih jadi tantangan besar). Akui adanya </text:span><text:span text:style-name="Strong_20_Emphasis"><text:span text:style-name="T1">hype</text:span></text:span><text:span text:style-name="T1"> besar beberapa waktu lalu dan bagaimana realitasnya berkembang lebih lambat. </text:span></text:p>
                  </text:list-item>
                  <text:list-item>
                    <text:p text:style-name="P31"><text:span text:style-name="Strong_20_Emphasis"><text:span text:style-name="T1">Potensi vs. Tanda Tanya:</text:span></text:span><text:span text:style-name="T1"> Sebutkan secara singkat potensi positif yang digadang-gadang (cara baru bersosialisasi, ekonomi virtual baru, kolaborasi global) TAPI juga sebutkan </text:span><text:span text:style-name="Strong_20_Emphasis"><text:span text:style-name="T1">keraguan dan tantangan</text:span></text:span><text:span text:style-name="T1"> yang ada (apakah orang benar-benar menginginkannya? masalah teknis, biaya, siapa yang akan mengontrolnya? potensi dampak negatif?). Sajikan secara </text:span><text:span text:style-name="Strong_20_Emphasis"><text:span text:style-name="T1">objektif dan berimbang</text:span></text:span><text:span text:style-name="T1">, hindari janji berlebihan atau pesimisme mutlak. Fokus pada penjelasan konsep dan status terkininya." </text:span></text:p>
                  </text:list-item>
                </text:list>
              </text:list-item>
            </text:list>
            <text:p text:style-name="P1"/>
            <text:p text:style-name="Text_20_body"><text:span text:style-name="Strong_20_Emphasis"><text:span text:style-name="T1">Subbab 5.3: Peluang Karir di Dunia Imersif: Pengembang, Desainer 3D, Spesialis UX/UI.</text:span></text:span></text:p>
            <text:list xml:id="list1658457188129644013" text:style-name="L28">
              <text:list-item>
                <text:p text:style-name="P165"><text:span text:style-name="Strong_20_Emphasis"><text:span text:style-name="T1">Prompt untuk Menghasilkan Isi Mendalam:</text:span></text:span><text:span text:style-name="T1"> "Berikan gambaran tentang berbagai peluang karir yang muncul dan berkembang seiring dengan kemajuan teknologi VR/AR, yang mungkin menarik bagi remaja. </text:span></text:p>
                <text:list>
                  <text:list-item>
                    <text:p text:style-name="P165"><text:span text:style-name="Strong_20_Emphasis"><text:span text:style-name="T1">Sebutkan &amp; Jelaskan Peran Kunci:</text:span></text:span><text:span text:style-name="T1"> Buat daftar beberapa jenis pekerjaan spesifik di bidang ini, dengan penjelasan singkat tentang apa yang mereka lakukan: </text:span></text:p>
                    <text:list>
                      <text:list-item>
                        <text:p text:style-name="P165"><text:span text:style-name="Strong_20_Emphasis"><text:span text:style-name="T1">Pengembang/Programmer VR/AR:</text:span></text:span><text:span text:style-name="T1"> Membuat kode untuk aplikasi, game, atau platform VR/AR. </text:span></text:p>
                      </text:list-item>
                      <text:list-item>
                        <text:p text:style-name="P165"><text:span text:style-name="Strong_20_Emphasis"><text:span text:style-name="T1">Seniman/Modeler 3D:</text:span></text:span><text:span text:style-name="T1"> Menciptakan aset visual (lingkungan, objek, karakter, avatar) untuk dunia virtual. </text:span></text:p>
                      </text:list-item>
                      <text:list-item>
                        <text:p text:style-name="P165"><text:span text:style-name="Strong_20_Emphasis"><text:span text:style-name="T1">Desainer UX/UI Imersif:</text:span></text:span><text:span text:style-name="T1"> Merancang bagaimana pengguna berinteraksi dengan aplikasi VR/AR agar intuitif, </text:span><text:soft-page-break/><text:span text:style-name="T1">nyaman, dan menyenangkan (ini beda dengan desain layar biasa!). </text:span></text:p>
                      </text:list-item>
                      <text:list-item>
                        <text:p text:style-name="P165"><text:span text:style-name="Strong_20_Emphasis"><text:span text:style-name="T1">Penulis Cerita/Pembangun Dunia (World Builder):</text:span></text:span><text:span text:style-name="T1"> Merancang narasi, lingkungan, dan pengalaman dalam dunia virtual. </text:span></text:p>
                      </text:list-item>
                      <text:list-item>
                        <text:p text:style-name="P165"><text:span text:style-name="Strong_20_Emphasis"><text:span text:style-name="T1">Insinyur Perangkat Keras:</text:span></text:span><text:span text:style-name="T1"> Merancang dan mengembangkan headset, kacamata, atau sensor baru. </text:span></text:p>
                      </text:list-item>
                      <text:list-item>
                        <text:p text:style-name="P165"><text:span text:style-name="Strong_20_Emphasis"><text:span text:style-name="T1">Spesialis Pemasaran/Bisnis VR/AR:</text:span></text:span><text:span text:style-name="T1"> Mempromosikan dan menjual produk/layanan imersif. </text:span></text:p>
                      </text:list-item>
                      <text:list-item>
                        <text:p text:style-name="P165"><text:span text:style-name="Strong_20_Emphasis"><text:span text:style-name="T1">(Dan lainnya):</text:span></text:span><text:span text:style-name="T1"> Sebutkan juga potensi di bidang pendidikan, terapi, jurnalisme imersif, dll. </text:span></text:p>
                      </text:list-item>
                    </text:list>
                  </text:list-item>
                  <text:list-item>
                    <text:p text:style-name="P165"><text:span text:style-name="Strong_20_Emphasis"><text:span text:style-name="T1">Skill yang Dibutuhkan:</text:span></text:span><text:span text:style-name="T1"> Singgung secara umum keterampilan yang relevan (bisa kombinasi antara teknis seperti coding, pemodelan 3D, game engine (Unity/Unreal), dengan keterampilan kreatif seperti desain, bercerita, dan pemecahan masalah, serta pemahaman tentang interaksi manusia-komputer). </text:span></text:p>
                  </text:list-item>
                  <text:list-item>
                    <text:p text:style-name="P32"><text:span text:style-name="Strong_20_Emphasis"><text:span text:style-name="T1">Bagaimana Memulai?:</text:span></text:span><text:span text:style-name="T1"> Berikan saran praktis bagi remaja yang tertarik: mencoba berbagai aplikasi VR/AR, belajar dasar-dasar coding atau desain grafis 3D melalui kursus online gratis/berbayar, bereksperimen dengan platform pembuatan konten (seperti Roblox Studio, Unreal Engine), bergabung dengan komunitas online. Buat bagian ini terdengar </text:span><text:span text:style-name="Strong_20_Emphasis"><text:span text:style-name="T1">menginspirasi dan memberikan arah</text:span></text:span><text:span text:style-name="T1"> bagi yang tertarik." </text:span></text:p>
                  </text:list-item>
                </text:list>
              </text:list-item>
            </text:list>
            <text:p text:style-name="P1"/>
            <text:p text:style-name="Text_20_body"><text:span text:style-name="Strong_20_Emphasis"><text:span text:style-name="T1">Subbab 5.4: Tantangan Etika dan Sosial: Privasi, Kecanduan, Kesenjangan, Dampak Sosial.</text:span></text:span></text:p>
            <text:list xml:id="list3454594375277779983" text:style-name="L29">
              <text:list-item>
                <text:p text:style-name="P166"><text:span text:style-name="Strong_20_Emphasis"><text:span text:style-name="T1">Prompt untuk Menghasilkan Isi Mendalam:</text:span></text:span><text:span text:style-name="T1"> "Bahasa isu-isu etika dan sosial penting yang menyertai perkembangan VR/AR dengan cara yang seimbang dan mendorong pemikiran kritis. Gunakan subjudul untuk tiap isu agar lebih terstruktur. </text:span></text:p>
                <text:list>
                  <text:list-item>
                    <text:p text:style-name="P166"><text:span text:style-name="Strong_20_Emphasis"><text:span text:style-name="T1">Privasi Data Pribadi:</text:span></text:span><text:span text:style-name="T1"> Jelaskan bagaimana perangkat VR/AR bisa mengumpulkan data yang sangat pribadi (gerakan mata/eye tracking, ekspresi wajah, gerakan tubuh, pemindaian lingkungan sekitar). Ajukan pertanyaan kritis: Siapa yang mengumpulkan data ini? Untuk apa digunakan (iklan, dll)? Bagaimana </text:span><text:soft-page-break/><text:span text:style-name="T1">melindunginya dari penyalahgunaan atau peretasan? </text:span></text:p>
                  </text:list-item>
                  <text:list-item>
                    <text:p text:style-name="P166"><text:span text:style-name="Strong_20_Emphasis"><text:span text:style-name="T1">Kecanduan &amp; Kesehatan:</text:span></text:span><text:span text:style-name="T1"> Bahas potensi risiko kecanduan karena sifat imersif VR, kaburnya batas antara dunia nyata dan virtual. Singgung dampak pada kesehatan fisik (ketegangan mata, kurang gerak) dan mental (isolasi sosial jika berlebihan, dampak konten tertentu). </text:span></text:p>
                  </text:list-item>
                  <text:list-item>
                    <text:p text:style-name="P166"><text:span text:style-name="Strong_20_Emphasis"><text:span text:style-name="T1">Kesenjangan Digital (Digital Divide):</text:span></text:span><text:span text:style-name="T1"> Angkat isu aksesibilitas. Apakah VR/AR akan memperlebar jurang antara yang mampu membeli perangkat mahal dan yang tidak? Bagaimana memastikan teknologi ini bisa diakses oleh lebih banyak orang, termasuk penyandang disabilitas? </text:span></text:p>
                  </text:list-item>
                  <text:list-item>
                    <text:p text:style-name="P166"><text:span text:style-name="Strong_20_Emphasis"><text:span text:style-name="T1">Dampak Sosial &amp; Interaksi:</text:span></text:span><text:span text:style-name="T1"> Diskusikan bagaimana interaksi di dunia virtual dapat mempengaruhi hubungan di dunia nyata. Angkat isu seperti pelecehan atau perundungan (bullying) di ruang virtual, penyebaran informasi salah (hoax), tantangan moderasi konten, dan bagaimana menjaga etiket sosial di dunia maya. </text:span></text:p>
                  </text:list-item>
                  <text:list-item>
                    <text:p text:style-name="P33"><text:span text:style-name="Strong_20_Emphasis"><text:span text:style-name="T1">Identitas &amp; Kepemilikan:</text:span></text:span><text:span text:style-name="T1"> Singgung sedikit tentang isu kompleks seperti keamanan identitas avatar dan kepemilikan aset digital di dunia virtual. Sajikan isu-isu ini sebagai </text:span><text:span text:style-name="Strong_20_Emphasis"><text:span text:style-name="T1">pertanyaan penting yang perlu kita diskusikan dan cari solusinya bersama</text:span></text:span><text:span text:style-name="T1"> seiring berkembangnya teknologi. Hindari nada menghakimi, fokus pada peningkatan kesadaran (awareness)." </text:span></text:p>
                  </text:list-item>
                </text:list>
              </text:list-item>
            </text:list>
            <text:p text:style-name="P1"/>
            <text:p text:style-name="P125">Prompt ini dirancang untuk membantu Anda menyusun Bab 5 yang melihat ke depan, membahas tren teknologi, demistifikasi Metaverse, menyoroti peluang karir, dan mendorong refleksi kritis tentang tantangan etika dan sosial VR/AR bagi generasi muda.</text:p>
          </text:section>
          <text:section text:style-name="Sect1" text:name="feedback-form-7">
            <text:p text:style-name="P253"/>
          </text:section>
        </text:section>
        <text:section text:style-name="Sect1" text:name="f709dd3bf7f5e696">
          <text:p text:style-name="P125"/>
          <text:section text:style-name="Sect1" text:name="user-query-content-8">
            <text:p text:style-name="P281">Pada Bab 6 Tambahkan prompt pada awal bab untuk mendapatkan pengantar , pada tiap subbab/sub-subab untuk mendapatkan isi dengan pembahasan mendalam </text:p>
          </text:section>
          <text:p text:style-name="P253">Tampilkan alur berpikir</text:p>
          <text:section text:style-name="Sect2" text:name="model-response-message-contentr_f709dd3bf7f5e696">
            <text:p text:style-name="Text_20_body"><text:soft-page-break/><text:span text:style-name="T1">Tampaknya ada sedikit kebingungan. Berdasarkan kerangka buku (daftar isi) yang telah kita susun sebelumnya, buku ini terdiri dari 5 Bab utama, diikuti oleh </text:span><text:span text:style-name="Strong_20_Emphasis"><text:span text:style-name="T1">Penutup</text:span></text:span><text:span text:style-name="T1">, dan kemudian bagian </text:span><text:span text:style-name="Strong_20_Emphasis"><text:span text:style-name="T1">Tambahan</text:span></text:span><text:span text:style-name="T1"> (Glosarium, Sumber Bacaan Lanjutan, Indeks).</text:span></text:p>
            <text:p text:style-name="P125">Kerangka kita sejauh ini adalah:</text:p>
            <text:list xml:id="list2258174678552864650" text:style-name="L30">
              <text:list-item>
                <text:p text:style-name="P261">Kata Pengantar </text:p>
              </text:list-item>
              <text:list-item>
                <text:p text:style-name="P261">Bab 1: Selamat Datang di Dimensi Lain! </text:p>
              </text:list-item>
              <text:list-item>
                <text:p text:style-name="P261">Bab 2: Di Balik Layar: Bagaimana VR &amp; AR Bekerja? </text:p>
              </text:list-item>
              <text:list-item>
                <text:p text:style-name="P261">Bab 3: Bermain, Belajar, dan Lebih Seru dengan VR/AR </text:p>
              </text:list-item>
              <text:list-item>
                <text:p text:style-name="P261">Bab 4: VR/AR Mengubah Dunia Kerja dan Kesehatan </text:p>
              </text:list-item>
              <text:list-item>
                <text:p text:style-name="P261">Bab 5: Masa Depan di Ujung Jari: Apa Selanjutnya? </text:p>
              </text:list-item>
              <text:list-item>
                <text:p text:style-name="P167"><text:span text:style-name="Strong_20_Emphasis"><text:span text:style-name="T1">Penutup</text:span></text:span><text:span text:style-name="T1"> </text:span></text:p>
              </text:list-item>
              <text:list-item>
                <text:p text:style-name="P133">Tambahan (Glosarium, Sumber Bacaan, Indeks) </text:p>
              </text:list-item>
            </text:list>
            <text:p text:style-name="Text_20_body"><text:span text:style-name="T1">Jadi, tidak ada Bab 6 dalam struktur yang kita sepakati. Bagian selanjutnya setelah Bab 5 adalah </text:span><text:span text:style-name="Strong_20_Emphasis"><text:span text:style-name="T1">Penutup</text:span></text:span><text:span text:style-name="T1">.</text:span></text:p>
            <text:p text:style-name="Text_20_body"><text:span text:style-name="T1">Apakah Anda ingin saya membuatkan prompt untuk bagian </text:span><text:span text:style-name="Strong_20_Emphasis"><text:span text:style-name="T1">Penutup</text:span></text:span><text:span text:style-name="T1"> buku ini? Bagian Penutup biasanya berisi:</text:span></text:p>
            <text:list xml:id="list1157474692030115656" text:style-name="L31">
              <text:list-item>
                <text:p text:style-name="P168"><text:span text:style-name="Strong_20_Emphasis"><text:span text:style-name="T1">Rangkuman Perjalanan:</text:span></text:span><text:span text:style-name="T1"> Merangkum poin-poin utama dan perjalanan pembaca melalui buku. </text:span></text:p>
              </text:list-item>
              <text:list-item>
                <text:p text:style-name="P168"><text:span text:style-name="Strong_20_Emphasis"><text:span text:style-name="T1">Kamu Adalah Bagian dari Masa Depan Ini:</text:span></text:span><text:span text:style-name="T1"> Memberikan semangat dan memberdayakan pembaca. </text:span></text:p>
              </text:list-item>
              <text:list-item>
                <text:p text:style-name="P34"><text:span text:style-name="Strong_20_Emphasis"><text:span text:style-name="T1">Pesan Akhir:</text:span></text:span><text:span text:style-name="T1"> Menyampaikan pandangan akhir yang optimis namun realistis. </text:span></text:p>
              </text:list-item>
            </text:list>
            <text:p text:style-name="P125">Jika Anda setuju, saya bisa membuatkan prompt untuk pengantar bagian Penutup dan untuk setiap poin di atas. Atau, jika Anda memang ingin menambahkan Bab 6 dengan topik baru, mohon beri tahu saya topik apa yang ingin dibahas di Bab 6 tersebut.</text:p>
          </text:section>
          <text:section text:style-name="Sect1" text:name="feedback-form-8">
            <text:p text:style-name="P253"/>
          </text:section>
        </text:section>
        <text:section text:style-name="Sect1" text:name="2c9bb084e647f661">
          <text:p text:style-name="P125"/>
          <text:section text:style-name="Sect1" text:name="user-query-content-9">
            <text:p text:style-name="P281">Pada Bab 7 Tambahkan prompt pada awal bab untuk mendapatkan pengantar , pada tiap subbab/sub-subab untuk mendapatkan isi dengan pembahasan mendalam </text:p>
          </text:section>
          <text:p text:style-name="P253">Tampilkan alur berpikir</text:p>
          <text:section text:style-name="Sect2" text:name="model-response-message-contentr_2c9bb084e647f661">
            <text:p text:style-name="P125">Mohon maaf, sepertinya masih ada kesalahpahaman mengenai struktur buku <text:soft-page-break/>kita.</text:p>
            <text:p text:style-name="P125">Berdasarkan kerangka yang telah kita kembangkan bersama, buku "Realitas Virtual: Dunia Baru di Ujung Jari" memiliki struktur sebagai berikut:</text:p>
            <text:list xml:id="list6654780955661418293" text:style-name="L32">
              <text:list-item>
                <text:p text:style-name="P262">Kata Pengantar </text:p>
              </text:list-item>
              <text:list-item>
                <text:p text:style-name="P262">Bab 1: Selamat Datang di Dimensi Lain! </text:p>
              </text:list-item>
              <text:list-item>
                <text:p text:style-name="P262">Bab 2: Di Balik Layar: Bagaimana VR &amp; AR Bekerja? </text:p>
              </text:list-item>
              <text:list-item>
                <text:p text:style-name="P262">Bab 3: Bermain, Belajar, dan Lebih Seru dengan VR/AR </text:p>
              </text:list-item>
              <text:list-item>
                <text:p text:style-name="P262">Bab 4: VR/AR Mengubah Dunia Kerja dan Kesehatan </text:p>
              </text:list-item>
              <text:list-item>
                <text:p text:style-name="P262">Bab 5: Masa Depan di Ujung Jari: Apa Selanjutnya? </text:p>
              </text:list-item>
              <text:list-item>
                <text:p text:style-name="P169"><text:span text:style-name="Strong_20_Emphasis"><text:span text:style-name="T1">Penutup</text:span></text:span><text:span text:style-name="T1"> (Berisi Rangkuman, Pesan Pemberdayaan, dan Pesan Akhir) </text:span></text:p>
              </text:list-item>
              <text:list-item>
                <text:p text:style-name="P35"><text:span text:style-name="Strong_20_Emphasis"><text:span text:style-name="T1">Tambahan</text:span></text:span><text:span text:style-name="T1"> (Glosarium, Sumber Bacaan Lanjutan, Indeks) </text:span></text:p>
              </text:list-item>
            </text:list>
            <text:p text:style-name="Text_20_body"><text:span text:style-name="T1">Seperti yang saya sebutkan sebelumnya, tidak ada Bab 6 maupun Bab 7 dalam rencana kerangka buku kita. Bagian terakhir dari isi utama buku ini adalah Bab 5, yang kemudian diikuti oleh bagian </text:span><text:span text:style-name="Strong_20_Emphasis"><text:span text:style-name="T1">Penutup</text:span></text:span><text:span text:style-name="T1">.</text:span></text:p>
            <text:p text:style-name="Text_20_body"><text:span text:style-name="T1">Apakah Anda mungkin ingin membuat prompt untuk bagian </text:span><text:span text:style-name="Strong_20_Emphasis"><text:span text:style-name="T1">Penutup</text:span></text:span><text:span text:style-name="T1">? Bagian ini akan merangkum seluruh isi buku dan memberikan pesan terakhir kepada pembaca remaja Anda.</text:span></text:p>
            <text:p text:style-name="P125">Jika Anda setuju, saya bisa membuatkan prompt untuk bagian Penutup tersebut. Jika Anda memang ingin menambahkan Bab 6 dan Bab 7 dengan topik baru, mohon informasikan topik spesifik yang Anda inginkan untuk bab-bab tambahan tersebut.</text:p>
          </text:section>
          <text:section text:style-name="Sect1" text:name="feedback-form-9">
            <text:p text:style-name="P253"/>
          </text:section>
        </text:section>
        <text:section text:style-name="Sect1" text:name="2de801525a70427d">
          <text:p text:style-name="P125"/>
          <text:section text:style-name="Sect1" text:name="user-query-content-10">
            <text:p text:style-name="P281">baik saya minta maaf , maksud saya Pada Penutup , Tambahkan prompt pada subbab mendapatkan isinya </text:p>
          </text:section>
          <text:p text:style-name="P253">Tampilkan alur berpikir</text:p>
          <text:section text:style-name="Sect2" text:name="model-response-message-contentr_2de801525a70427d">
            <text:p text:style-name="Text_20_body"><text:span text:style-name="T1">Tidak masalah sama sekali! Terima kasih atas klarifikasinya. Dengan senang hati saya buatkan prompt untuk bagian </text:span><text:span text:style-name="Strong_20_Emphasis"><text:span text:style-name="T1">Penutup</text:span></text:span><text:span text:style-name="T1"> buku Anda.</text:span></text:p>
            <text:p text:style-name="P1"/>
            <text:p text:style-name="Text_20_body"><text:span text:style-name="Strong_20_Emphasis"><text:span text:style-name="T1">Bagian: Penutup</text:span></text:span></text:p>
            <text:p text:style-name="Text_20_body"><text:span text:style-name="Strong_20_Emphasis"><text:span text:style-name="T1">Prompt untuk Pengantar Bagian Penutup (Opsional, bisa digabung dengan subbab pertama):</text:span></text:span></text:p>
            <text:p text:style-name="P125"><text:soft-page-break/>"Tulis satu atau dua kalimat pembuka untuk bagian Penutup. Sampaikan kepada pembaca bahwa mereka telah mencapai akhir dari perjalanan eksplorasi dunia VR dan AR bersama buku ini. Gunakan nada yang hangat dan reflektif, menandakan bahwa ini adalah bagian untuk merangkum dan mengambil intisari dari semua yang telah dipelajari. Contoh: 'Wah, nggak terasa ya, petualangan kita menjelajahi dunia virtual dan tertambah sudah sampai di penghujung jalan!'"</text:p>
            <text:p text:style-name="P1"/>
            <text:p text:style-name="Text_20_body"><text:span text:style-name="Strong_20_Emphasis"><text:span text:style-name="T1">Subbab Penutup 1: Rangkuman Perjalanan</text:span></text:span></text:p>
            <text:list xml:id="list6721503196044706526" text:style-name="L33">
              <text:list-item>
                <text:p text:style-name="P170"><text:span text:style-name="Strong_20_Emphasis"><text:span text:style-name="T1">Prompt untuk Menghasilkan Isi:</text:span></text:span><text:span text:style-name="T1"> "Tulis sebuah rangkuman singkat yang efektif dari seluruh isi buku. </text:span><text:span text:style-name="Strong_20_Emphasis"><text:span text:style-name="T1">Jangan ulangi detail</text:span></text:span><text:span text:style-name="T1">, tapi ingatkan pembaca tentang </text:span><text:span text:style-name="Strong_20_Emphasis"><text:span text:style-name="T1">garis besar perjalanan</text:span></text:span><text:span text:style-name="T1"> yang telah mereka lalui: </text:span></text:p>
                <text:list>
                  <text:list-item>
                    <text:p text:style-name="P263">Mulai dari rasa penasaran awal, mengenal apa itu VR dan AR dan bedanya dengan dunia nyata (Bab 1). </text:p>
                  </text:list-item>
                  <text:list-item>
                    <text:p text:style-name="P263">Mengintip 'dapur pacu' teknologi di baliknya – bagaimana headset, sensor, grafis, dan suara bekerja menciptakan ilusi (Bab 2). </text:p>
                  </text:list-item>
                  <text:list-item>
                    <text:p text:style-name="P263">Menjelajahi berbagai aplikasi seru dan bermanfaat di bidang hiburan, pendidikan, kreativitas, dan sosial (Bab 3). </text:p>
                  </text:list-item>
                  <text:list-item>
                    <text:p text:style-name="P263">Melihat dampak besarnya di dunia kerja profesional dan layanan kesehatan (Bab 4). </text:p>
                  </text:list-item>
                  <text:list-item>
                    <text:p text:style-name="P134">Meneropong ke masa depan – tren teknologi, konsep Metaverse, peluang karir, serta tantangan etika yang menyertainya (Bab 5). Gunakan kalimat-kalimat pendek dan ringkas. Tujuannya adalah memberikan gambaran utuh 'dari A sampai Z' tentang topik buku dalam satu paragraf atau beberapa poin singkat, memberikan rasa pencapaian kepada pembaca." </text:p>
                  </text:list-item>
                </text:list>
              </text:list-item>
            </text:list>
            <text:p text:style-name="P1"/>
            <text:p text:style-name="Text_20_body"><text:span text:style-name="Strong_20_Emphasis"><text:span text:style-name="T1">Subbab Penutup 2: Kamu Adalah Bagian dari Masa Depan Ini</text:span></text:span></text:p>
            <text:list xml:id="list4126729734154584637" text:style-name="L34">
              <text:list-item>
                <text:p text:style-name="P171"><text:span text:style-name="Strong_20_Emphasis"><text:span text:style-name="T1">Prompt untuk Menghasilkan Isi:</text:span></text:span><text:span text:style-name="T1"> "Tulis bagian yang </text:span><text:span text:style-name="Strong_20_Emphasis"><text:span text:style-name="T1">langsung berbicara kepada pembaca remaja (gunakan sapaan 'Kamu')</text:span></text:span><text:span text:style-name="T1"> untuk memberdayakan dan menginspirasi mereka terkait VR/AR. Tekankan poin-poin berikut: </text:span></text:p>
                <text:list>
                  <text:list-item>
                    <text:p text:style-name="P171"><text:span text:style-name="T1">Bahwa mereka bukan hanya penonton atau pengguna pasif teknologi ini, tapi </text:span><text:span text:style-name="Strong_20_Emphasis"><text:span text:style-name="T1">generasi yang akan tumbuh bersamanya</text:span></text:span><text:span text:style-name="T1"> dan </text:span><text:soft-page-break/><text:span text:style-name="T1">berpotensi </text:span><text:span text:style-name="Strong_20_Emphasis"><text:span text:style-name="T1">ikut membentuk arah perkembangannya</text:span></text:span><text:span text:style-name="T1">. </text:span></text:p>
                  </text:list-item>
                  <text:list-item>
                    <text:p text:style-name="P171"><text:span text:style-name="T1">Dorong rasa </text:span><text:span text:style-name="Strong_20_Emphasis"><text:span text:style-name="T1">penasaran dan keinginan untuk terus belajar</text:span></text:span><text:span text:style-name="T1">. Ajak mereka untuk tidak berhenti mencari tahu, mencoba aplikasi baru (dengan bijak), atau bahkan mulai belajar skill dasar terkait (coding, desain 3D jika tertarik). </text:span></text:p>
                  </text:list-item>
                  <text:list-item>
                    <text:p text:style-name="P171"><text:span text:style-name="T1">Sebutkan kembali </text:span><text:span text:style-name="Strong_20_Emphasis"><text:span text:style-name="T1">peluang</text:span></text:span><text:span text:style-name="T1"> yang ada, baik untuk hobi, kreativitas, maupun karir masa depan di bidang teknologi imersif ini. </text:span></text:p>
                  </text:list-item>
                  <text:list-item>
                    <text:p text:style-name="P36"><text:span text:style-name="T1">Tekankan pentingnya menjadi </text:span><text:span text:style-name="Strong_20_Emphasis"><text:span text:style-name="T1">pengguna yang cerdas, kritis, dan bertanggung jawab</text:span></text:span><text:span text:style-name="T1">. Gunakan bahasa yang positif, memotivasi, dan memberikan semangat. Buat mereka merasa bahwa masa depan teknologi ini juga ada di tangan mereka." </text:span></text:p>
                  </text:list-item>
                </text:list>
              </text:list-item>
            </text:list>
            <text:p text:style-name="P1"/>
            <text:p text:style-name="Text_20_body"><text:span text:style-name="Strong_20_Emphasis"><text:span text:style-name="T1">Subbab Penutup 3: Pesan Akhir</text:span></text:span></text:p>
            <text:list xml:id="list2475160722475925219" text:style-name="L35">
              <text:list-item>
                <text:p text:style-name="P172"><text:span text:style-name="Strong_20_Emphasis"><text:span text:style-name="T1">Prompt untuk Menghasilkan Isi:</text:span></text:span><text:span text:style-name="T1"> "Tulis pesan penutup terakhir yang memberikan pandangan seimbang dan membekas di benak pembaca. </text:span></text:p>
                <text:list>
                  <text:list-item>
                    <text:p text:style-name="P172"><text:span text:style-name="T1">Sampaikan kembali </text:span><text:span text:style-name="Strong_20_Emphasis"><text:span text:style-name="T1">antusiasme tentang potensi luar biasa</text:span></text:span><text:span text:style-name="T1"> VR dan AR untuk mengubah dunia menjadi tempat yang lebih menarik, terhubung, dan mungkin lebih baik dalam banyak hal. </text:span></text:p>
                  </text:list-item>
                  <text:list-item>
                    <text:p text:style-name="P172"><text:span text:style-name="T1">Namun, </text:span><text:span text:style-name="Strong_20_Emphasis"><text:span text:style-name="T1">ingatkan kembali (secara singkat dan halus)</text:span></text:span><text:span text:style-name="T1"> tentang pentingnya </text:span><text:span text:style-name="Strong_20_Emphasis"><text:span text:style-name="T1">mengembangkan dan menggunakan teknologi ini secara bijaksana dan etis</text:span></text:span><text:span text:style-name="T1"> (merujuk pada tantangan yang dibahas di Bab 5), demi kebaikan bersama. </text:span></text:p>
                  </text:list-item>
                  <text:list-item>
                    <text:p text:style-name="P37"><text:span text:style-name="T1">Akhiri dengan kalimat yang </text:span><text:span text:style-name="Strong_20_Emphasis"><text:span text:style-name="T1">optimis namun tetap membumi</text:span></text:span><text:span text:style-name="T1">. Mungkin bisa kembali mengaitkan dengan judul atau tema buku ('Dunia baru benar-benar ada di ujung jari, mari kita jelajahi dan bangun bersama dengan bijak!'). Berikan kesan 'keluar' dari buku dengan pandangan yang luas dan penuh harapan. Tujuannya adalah meninggalkan kesan akhir yang positif, inspiratif, sekaligus bijaksana." </text:span></text:p>
                  </text:list-item>
                </text:list>
              </text:list-item>
            </text:list>
            <text:p text:style-name="P1"/>
            <text:p text:style-name="P125">Semoga prompt ini membantu Anda menyusun bagian Penutup yang merangkum, menginspirasi, dan memberikan pesan akhir yang kuat untuk buku Anda!</text:p>
          </text:section>
          <text:section text:style-name="Sect1" text:name="feedback-form-10">
            <text:p text:style-name="P253"/>
          </text:section>
        </text:section>
        <text:section text:style-name="Sect1" text:name="3f0f2de984f0cefc">
          <text:p text:style-name="P125"/>
          <text:section text:style-name="Sect1" text:name="user-query-content-11">
            <text:p text:style-name="P281"><text:soft-page-break/>Jawablah setiap prompt yang telah anda buat secara bertahap satu persatu dan jangan pindah prompt sebelum saya memerintahkan “YAX” dengan ketentuan sebagai berikut : </text:p>
            <text:p text:style-name="P281">Gaya Bahasa : Sesuai yang telah Anda sarankan sebelumnya </text:p>
            <text:p text:style-name="P281">Catatan :  </text:p>
            <text:p text:style-name="P281">-Gunakan tips sesuai yang telah anda sarankan sebelumnya untuk menambah kualitas jawaban </text:p>
            <text:p text:style-name="P281">- Tambahkan prompt pembuatan gambar ilustrasi yang relevan dengan jawaban ( opsional ) </text:p>
          </text:section>
          <text:p text:style-name="P253">Tampilkan alur berpikir</text:p>
          <text:section text:style-name="Sect2" text:name="model-response-message-contentr_3f0f2de984f0cefc">
            <text:p text:style-name="Text_20_body"><text:span text:style-name="T1">Oke, saya mengerti. Kita akan mulai dari awal, satu per satu. Saya akan menjawab prompt pertama yang telah saya buat untuk </text:span><text:span text:style-name="Strong_20_Emphasis"><text:span text:style-name="T1">Kata Pengantar</text:span></text:span><text:span text:style-name="T1">, Subbab 1. Saya akan menunggu perintah "YAX" dari Anda sebelum melanjutkan ke prompt berikutnya.</text:span></text:p>
            <text:p text:style-name="P1"/>
            <text:p text:style-name="Text_20_body"><text:span text:style-name="Strong_20_Emphasis"><text:span text:style-name="T1">Prompt Awal (untuk Kata Pengantar, Subbab 1):</text:span></text:span><text:span text:style-name="T1"> "Tulis paragraf pembuka yang langsung menarik perhatian remaja (13-22 tahun). Mulai dengan pertanyaan imajinatif yang kuat, misalnya: 'Pernah kebayang nggak sih, kalau kamu bisa benar-benar </text:span><text:span text:style-name="Emphasis"><text:span text:style-name="T1">masuk</text:span></text:span><text:span text:style-name="T1"> ke dalam dunia game favoritmu, merasakan setiap ledakan atau terbang melintasi pemandangan fantastis? Atau mungkin, melihat dinosaurus berjalan di halaman belakang rumahmu hanya dengan ponsel?' Lanjutkan dengan menjelaskan secara singkat dan antusias bahwa Realitas Virtual (VR) dan Realitas Tertambah (AR) bukan lagi sekadar fantasi di film, tapi teknologi nyata yang sedang berkembang pesat. Tekankan </text:span><text:span text:style-name="Strong_20_Emphasis"><text:span text:style-name="T1">mengapa ini keren banget</text:span></text:span><text:span text:style-name="T1"> bagi mereka: pengalaman baru yang belum pernah ada (hiburan, sosial), cara belajar yang lebih seru, dan potensi kreativitas tanpa batas. Jelaskan juga </text:span><text:span text:style-name="Strong_20_Emphasis"><text:span text:style-name="T1">mengapa ini penting</text:span></text:span><text:span text:style-name="T1"> untuk mereka ketahui: teknologi ini akan semakin mewarnai masa depan (pekerjaan, interaksi sosial, cara kita hidup), dan memahaminya sekarang berarti siap menyambut perubahan dan bahkan ikut menciptakannya. Gunakan bahasa gaul yang relevan tapi tetap informatif, hindari kesan menggurui. Buat mereka merasa </text:span><text:span text:style-name="Emphasis"><text:span text:style-name="T1">excited</text:span></text:span><text:span text:style-name="T1"> dan merasa 'wah, ini gue banget!'."</text:span></text:p>
            <text:p text:style-name="P1"/>
            <text:p text:style-name="Text_20_body"><text:soft-page-break/><text:span text:style-name="Strong_20_Emphasis"><text:span text:style-name="T1">Jawaban Prompt 1:</text:span></text:span></text:p>
            <text:p text:style-name="Text_20_body"><text:span text:style-name="T1">Hei, pernah kebayang nggak sih, kalau kamu bisa </text:span><text:span text:style-name="Emphasis"><text:span text:style-name="T1">beneran</text:span></text:span><text:span text:style-name="T1"> loncat masuk ke dunia game favoritmu? Ngerasain deburan ombak pas lagi </text:span><text:span text:style-name="Emphasis"><text:span text:style-name="T1">surfing</text:span></text:span><text:span text:style-name="T1"> virtual, atau adu sihir langsung sama naga raksasa? Atau mungkin, lebih simpel tapi nggak kalah keren: lihat T-Rex mini lagi santai di meja belajarmu cuma modal kamera HP?</text:span></text:p>
            <text:p text:style-name="Text_20_body"><text:span text:style-name="T1">Dulu, ini mungkin cuma ada di film fiksi ilmiah atau mimpi paling liar kita. Tapi sekarang? </text:span><text:span text:style-name="Emphasis"><text:span text:style-name="T1">Welcome to the club!</text:span></text:span><text:span text:style-name="T1"> Teknologi bernama </text:span><text:span text:style-name="Strong_20_Emphasis"><text:span text:style-name="T1">Realitas Virtual (VR)</text:span></text:span><text:span text:style-name="T1"> dan </text:span><text:span text:style-name="Strong_20_Emphasis"><text:span text:style-name="T1">Realitas Tertambah (AR)</text:span></text:span><text:span text:style-name="T1"> udah bikin semua itu jadi makin mungkin, lho! Ini bukan lagi sekadar konsep, tapi teknologi yang lagi nge-gas pol perkembangannya.</text:span></text:p>
            <text:p text:style-name="Text_20_body"><text:span text:style-name="T1">Kenapa sih ini </text:span><text:span text:style-name="Strong_20_Emphasis"><text:span text:style-name="T1">keren banget</text:span></text:span><text:span text:style-name="T1"> buat kamu tahu? Bayangin aja: pengalaman main game, nonton film, atau bahkan nongkrong sama teman yang rasanya beda total, lebih </text:span><text:span text:style-name="Emphasis"><text:span text:style-name="T1">nyemplung</text:span></text:span><text:span text:style-name="T1">, lebih nyata! Belum lagi cara belajar yang bisa jadi petualangan seru, atau kesempatan buat nunjukin kreativitasmu dengan cara baru yang nggak terbatas.</text:span></text:p>
            <text:p text:style-name="Text_20_body"><text:span text:style-name="T1">Lebih dari sekadar keren, ini juga </text:span><text:span text:style-name="Strong_20_Emphasis"><text:span text:style-name="T1">penting banget</text:span></text:span><text:span text:style-name="T1">. Kenapa? Karena VR dan AR ini digadang-gadang bakal ngubah banyak hal di masa depan – mulai dari cara kita main, belajar, kerja, sampai berinteraksi sehari-hari. Ngertiin teknologi ini sekarang itu kayak punya kunci buat nggak cuma siap ngadepin masa depan, tapi juga jadi bagian yang ikut </text:span><text:span text:style-name="Emphasis"><text:span text:style-name="T1">menciptakannya</text:span></text:span><text:span text:style-name="T1">. Biar nggak FOMO (Fear of Missing Out) sama masa depan, kan? Yuk, siap-siap takjub!</text:span></text:p>
            <text:p text:style-name="P1"/>
            <text:p text:style-name="Text_20_body"><text:span text:style-name="Strong_20_Emphasis"><text:span text:style-name="T1">(Opsional) Prompt untuk Ilustrasi:</text:span></text:span></text:p>
            <text:p text:style-name="P125">"Buat ilustrasi yang menggambarkan seorang remaja (usia sekitar 16-18 tahun) sedang terbagi dua. Setengah bagian tubuhnya terlihat biasa di kamarnya yang khas remaja (poster band, meja belajar), sementara setengah bagian lainnya memakai headset VR yang futuristik dan tampak sedang berinteraksi di dunia virtual yang penuh warna dan fantasi (misalnya, menggapai bintang atau bertarung dengan monster digital). Alternatif: Ilustrasi seorang remaja memegang smartphone ke arah ruang tamunya, dan di layar smartphone terlihat sofa nyata dengan seekor anak naga kartun yang lucu duduk di atasnya (menunjukkan AR)."</text:p>
            <text:p text:style-name="P1"/>
            <text:p text:style-name="P125"><text:soft-page-break/>Saya akan menunggu perintah "YAX" dari Anda untuk melanjutkan ke jawaban prompt berikutnya.</text:p>
          </text:section>
          <text:section text:style-name="Sect1" text:name="feedback-form-11">
            <text:p text:style-name="P253"/>
          </text:section>
        </text:section>
        <text:section text:style-name="Sect1" text:name="9f3a5a94a8a97505">
          <text:p text:style-name="P125"/>
          <text:section text:style-name="Sect1" text:name="user-query-content-12">
            <text:p text:style-name="P281">YAX </text:p>
          </text:section>
          <text:p text:style-name="P253">Tampilkan alur berpikir</text:p>
          <text:section text:style-name="Sect2" text:name="model-response-message-contentr_9f3a5a94a8a97505">
            <text:p text:style-name="Text_20_body"><text:span text:style-name="T1">Siap! Saya akan menjawab prompt berikutnya untuk </text:span><text:span text:style-name="Strong_20_Emphasis"><text:span text:style-name="T1">Kata Pengantar</text:span></text:span><text:span text:style-name="T1">, Subbab 2.</text:span></text:p>
            <text:p text:style-name="P1"/>
            <text:p text:style-name="Text_20_body"><text:span text:style-name="Strong_20_Emphasis"><text:span text:style-name="T1">Prompt Awal (untuk Kata Pengantar, Subbab 2):</text:span></text:span><text:span text:style-name="T1"> "Gambarkan isi buku ini sebagai sebuah petualangan seru atau tur eksklusif ke dunia masa depan. Beri bocoran singkat tentang apa saja yang akan pembaca temukan: mulai dari </text:span><text:span text:style-name="Emphasis"><text:span text:style-name="T1">membongkar rahasia</text:span></text:span><text:span text:style-name="T1"> apa itu VR dan AR sebenarnya (lebih dari sekadar kacamata canggih!), </text:span><text:span text:style-name="Emphasis"><text:span text:style-name="T1">mengintip cara kerja</text:span></text:span><text:span text:style-name="T1"> teknologi ajaib di baliknya (dijelaskan dengan simpel!), </text:span><text:span text:style-name="Emphasis"><text:span text:style-name="T1">menjelajahi berbagai hal super keren</text:span></text:span><text:span text:style-name="T1"> yang bisa dilakukan (main game level dewa, belajar sambil bertualang, sampai bantu dokter!), hingga </text:span><text:span text:style-name="Emphasis"><text:span text:style-name="T1">meneropong masa depan</text:span></text:span><text:span text:style-name="T1"> (apa itu Metaverse? Peluang kerja apa saja yang muncul? Apa tantangannya?). Buatlah terdengar seperti ajakan untuk ikut dalam ekspedisi yang menarik dan penuh kejutan. Pastikan ringkas dan menggoda pembaca untuk lanjut membaca."</text:span></text:p>
            <text:p text:style-name="P1"/>
            <text:p text:style-name="Text_20_body"><text:span text:style-name="Strong_20_Emphasis"><text:span text:style-name="T1">Jawaban Prompt 2:</text:span></text:span></text:p>
            <text:p text:style-name="Text_20_body"><text:span text:style-name="T1">Anggap saja buku ini adalah tiket </text:span><text:span text:style-name="Emphasis"><text:span text:style-name="T1">exclusive tour</text:span></text:span><text:span text:style-name="T1"> atau peta petualanganmu menuju dunia baru yang ada di ujung jari! Bersama-sama, kita bakal:</text:span></text:p>
            <text:list xml:id="list6072495476030792533" text:style-name="L36">
              <text:list-item>
                <text:p text:style-name="P173"><text:span text:style-name="Strong_20_Emphasis"><text:span text:style-name="T1">Bongkar Rahasia:</text:span></text:span><text:span text:style-name="T1"> Cari tahu apa sih VR dan AR itu </text:span><text:span text:style-name="Emphasis"><text:span text:style-name="T1">sebenarnya</text:span></text:span><text:span text:style-name="T1">? Jauh lebih dari sekadar kacamata atau filter keren, lho! Kita kupas tuntas biar kamu nggak cuma ikut-ikutan tren, tapi beneran paham. </text:span></text:p>
              </text:list-item>
              <text:list-item>
                <text:p text:style-name="P173"><text:span text:style-name="Strong_20_Emphasis"><text:span text:style-name="T1">Intip Dapur Pacu:</text:span></text:span><text:span text:style-name="T1"> Pernah penasaran gimana caranya headset VR bisa bikin kita 'pindah' dunia, atau gimana AR bisa nampilin objek digital di dunia nyata? Kita bakal ngintip teknologi ajaib di baliknya, tapi tenang, dijelasin pakai bahasa simpel yang nggak bikin kening berkerut! </text:span></text:p>
              </text:list-item>
              <text:list-item>
                <text:p text:style-name="P173"><text:span text:style-name="Strong_20_Emphasis"><text:span text:style-name="T1">Jelajahi Hal Super Keren:</text:span></text:span><text:span text:style-name="T1"> Siap-siap lihat gimana VR/AR dipakai buat hal-hal luar biasa! Mulai dari main game yang bikin jantung deg-degan, </text:span><text:soft-page-break/><text:span text:style-name="T1">belajar sejarah dengan 'jalan-jalan' ke masa lalu, bantu dokter latihan operasi, sampai bikin karya seni 3D yang melayang di udara. </text:span></text:p>
              </text:list-item>
              <text:list-item>
                <text:p text:style-name="P38"><text:span text:style-name="Strong_20_Emphasis"><text:span text:style-name="T1">Teropong Masa Depan:</text:span></text:span><text:span text:style-name="T1"> Kita juga bakal coba 'meneropong' apa yang bakal datang. Apa sih Metaverse yang lagi heboh itu? Ada peluang kerja keren apa aja di bidang ini buat kamu nanti? Terus, apa aja sih tantangan atau hal-hal yang perlu kita waspadai bareng-bareng? </text:span></text:p>
              </text:list-item>
            </text:list>
            <text:p text:style-name="P125">Ini bakal jadi perjalanan seru yang penuh kejutan dan info menarik. Dijamin bikin kamu makin 'melek' sama teknologi masa depan. Udah siap mulai ekspedisi kita? Yuk, buka halaman berikutnya!</text:p>
            <text:p text:style-name="P1"/>
            <text:p text:style-name="Text_20_body"><text:span text:style-name="Strong_20_Emphasis"><text:span text:style-name="T1">(Opsional) Prompt untuk Ilustrasi:</text:span></text:span></text:p>
            <text:p text:style-name="P125">"Buat ilustrasi bergaya 'peta petualangan' atau 'brosur tur'. Judulnya bisa 'Peta Petualangan Duniamu!'. Peta ini menampilkan beberapa 'pulau' atau 'destinasi' yang masing-masing diberi ikon dan judul singkat mewakili bab-bab utama: Pulau 'Kenalan Yuk!' (ikon headset/kacamata AR), Pulau 'Dapur Ajaib' (ikon otak/roda gigi), Pulau 'Arena Seru' (ikon game controller/buku terbuka), Pulau 'Zona Pro' (ikon tas kerja/stetoskop), dan Pulau 'Masa Depan?' (ikon teleskop/tanda tanya besar/logo Metaverse abstrak). Desainnya ceria dan mengundang."</text:p>
            <text:p text:style-name="P1"/>
            <text:p text:style-name="P125">Saya menunggu perintah "YAX" Anda untuk melanjutkan ke prompt pengantar Bab 1.</text:p>
          </text:section>
          <text:section text:style-name="Sect1" text:name="feedback-form-12">
            <text:p text:style-name="P253"/>
          </text:section>
        </text:section>
        <text:section text:style-name="Sect1" text:name="07b796386b61c121">
          <text:p text:style-name="P125"/>
          <text:section text:style-name="Sect1" text:name="user-query-content-13">
            <text:p text:style-name="P281">YAX </text:p>
          </text:section>
          <text:p text:style-name="P253">Tampilkan alur berpikir</text:p>
          <text:section text:style-name="Sect2" text:name="model-response-message-contentr_07b796386b61c121">
            <text:p text:style-name="Text_20_body"><text:span text:style-name="T1">Oke, kita masuk ke </text:span><text:span text:style-name="Strong_20_Emphasis"><text:span text:style-name="T1">Pengantar Bab 1</text:span></text:span><text:span text:style-name="T1">!</text:span></text:p>
            <text:p text:style-name="P1"/>
            <text:p text:style-name="Text_20_body"><text:span text:style-name="Strong_20_Emphasis"><text:span text:style-name="T1">Prompt Awal (untuk Pengantar Bab 1):</text:span></text:span><text:span text:style-name="T1"> "Tulis sebuah paragraf pengantar yang energik untuk Bab 1. Mulai dengan menyambungkan dari Kata Pengantar, mengingatkan pembaca bahwa inilah awal petualangan mereka ke dunia VR dan AR. Gunakan kalimat yang membangkitkan rasa penasaran, seperti 'Siap untuk membuka pintu pertama menuju realitas yang berbeda?'. Sebutkan </text:span><text:soft-page-break/><text:span text:style-name="T1">secara singkat apa saja yang akan dibahas di bab ini: kita akan benar-benar </text:span><text:span text:style-name="Emphasis"><text:span text:style-name="T1">mengenal</text:span></text:span><text:span text:style-name="T1"> apa itu VR dan AR, membedakannya dengan dunia nyata, melihat sedikit ke belakang bagaimana teknologi ini lahir, dan mengapa teknologi ini punya potensi besar untuk mengubah banyak hal. Akhiri dengan ajakan untuk langsung menyelami pembahasan pertama. Jaga agar tetap singkat, menarik, dan membangun antisipasi."</text:span></text:p>
            <text:p text:style-name="P1"/>
            <text:p text:style-name="Text_20_body"><text:span text:style-name="Strong_20_Emphasis"><text:span text:style-name="T1">Jawaban Prompt 3:</text:span></text:span></text:p>
            <text:p text:style-name="P125">Petualangan kita resmi dimulai! Setelah pemanasan di Kata Pengantar tadi, sekarang saatnya kita benar-benar melangkah masuk. Siap buat membuka pintu pertama menuju realitas yang terasa benar-benar berbeda?</text:p>
            <text:p text:style-name="Text_20_body"><text:span text:style-name="T1">Di bab pertama ini, kita bakal kenalan lebih dekat sama dua 'bintang tamu' utama kita: </text:span><text:span text:style-name="Strong_20_Emphasis"><text:span text:style-name="T1">Realitas Virtual (VR)</text:span></text:span><text:span text:style-name="T1"> dan </text:span><text:span text:style-name="Strong_20_Emphasis"><text:span text:style-name="T1">Realitas Tertambah (AR)</text:span></text:span><text:span text:style-name="T1">. Apa sih sebenarnya mereka itu? Apa bedanya sama dunia nyata yang kita tinggali tiap hari? Kita juga bakal sedikit </text:span><text:span text:style-name="Emphasis"><text:span text:style-name="T1">flashback</text:span></text:span><text:span text:style-name="T1"> buat lihat gimana sih awal mula teknologi keren ini lahir (ternyata udah lumayan lama, lho!). Dan yang paling penting, kita bakal mulai paham kenapa dua teknologi ini bikin heboh dan punya potensi gede banget buat mengubah masa depan.</text:span></text:p>
            <text:p text:style-name="P125">Udah nggak sabar? Sama! Yuk, langsung aja kita dobrak pintu pertama dan mulai penjelajahan kita!</text:p>
            <text:p text:style-name="P1"/>
            <text:p text:style-name="Text_20_body"><text:span text:style-name="Strong_20_Emphasis"><text:span text:style-name="T1">(Opsional) Prompt untuk Ilustrasi:</text:span></text:span></text:p>
            <text:p text:style-name="P125">"Buat ilustrasi sebuah pintu yang sedikit terbuka. Dari celah pintu itu memancar cahaya terang dan tampak siluet pemandangan futuristik atau fantasi. Di depan pintu, terlihat siluet beberapa remaja yang tampak ragu sekaligus penasaran untuk masuk. Judul kecil di atas pintu: 'Bab 1: Gerbang Dibuka!'."</text:p>
            <text:p text:style-name="P1"/>
            <text:p text:style-name="P125">Saya menunggu perintah "YAX" Anda untuk melanjutkan ke prompt Subbab 1.1.</text:p>
          </text:section>
          <text:section text:style-name="Sect1" text:name="feedback-form-13">
            <text:p text:style-name="P253"/>
          </text:section>
        </text:section>
        <text:section text:style-name="Sect1" text:name="790a377a538e5ac9">
          <text:p text:style-name="P125"/>
          <text:section text:style-name="Sect1" text:name="user-query-content-14">
            <text:p text:style-name="P281">YAX </text:p>
          </text:section>
          <text:p text:style-name="P253"><text:soft-page-break/>Tampilkan alur berpikir</text:p>
          <text:section text:style-name="Sect2" text:name="model-response-message-contentr_790a377a538e5ac9">
            <text:p text:style-name="Text_20_body"><text:span text:style-name="T1">Oke, kita lanjut ke </text:span><text:span text:style-name="Strong_20_Emphasis"><text:span text:style-name="T1">Subbab 1.1</text:span></text:span><text:span text:style-name="T1">!</text:span></text:p>
            <text:p text:style-name="P1"/>
            <text:p text:style-name="Text_20_body"><text:span text:style-name="Strong_20_Emphasis"><text:span text:style-name="T1">Prompt Awal (untuk Subbab 1.1):</text:span></text:span><text:span text:style-name="T1"> "Kembangkan bagian ini untuk benar-benar menangkap imajinasi pembaca. Awali dengan pertanyaan retoris yang kuat tentang mimpi atau keinginan umum remaja terkait dunia fantasi (masuk game, film, bertemu karakter fiksi). Berikan 1-2 contoh skenario singkat yang deskriptif dan menggugah (misal: merasakan angin saat terbang di game </text:span><text:span text:style-name="Emphasis"><text:span text:style-name="T1">fantasy</text:span></text:span><text:span text:style-name="T1">, berjalan di antara kerumunan karakter anime, atau menjelajahi reruntuhan kuno seolah-olah ada di sana). Hubungkan mimpi ini dengan konsep dasar VR dan AR: teknologi yang mencoba </text:span><text:span text:style-name="Emphasis"><text:span text:style-name="T1">mewujudkan</text:span></text:span><text:span text:style-name="T1"> fantasi tersebut, membawa elemen digital ke dunia kita atau membawa kita sepenuhnya ke dunia digital. Jelaskan bahwa meskipun belum 100% seperti mimpi, teknologi ini adalah langkah paling dekat yang kita punya saat ini untuk merasakan pengalaman 'masuk' ke dunia lain. Gunakan bahasa yang hidup dan penuh imajinasi. Fokus pada </text:span><text:span text:style-name="Emphasis"><text:span text:style-name="T1">sensasi</text:span></text:span><text:span text:style-name="T1"> dan </text:span><text:span text:style-name="Emphasis"><text:span text:style-name="T1">pengalaman</text:span></text:span><text:span text:style-name="T1"> yang dijanjikan."</text:span></text:p>
            <text:p text:style-name="P1"/>
            <text:p text:style-name="Text_20_body"><text:span text:style-name="Strong_20_Emphasis"><text:span text:style-name="T1">Jawaban Prompt 4:</text:span></text:span></text:p>
            <text:p text:style-name="Text_20_body"><text:span text:style-name="T1">Jujur deh, siapa sih yang nggak pernah ngayal bisa beneran </text:span><text:span text:style-name="Emphasis"><text:span text:style-name="T1">masuk</text:span></text:span><text:span text:style-name="T1"> ke dunia game favoritnya? Atau tiba-tiba nongol di tengah-tengah adegan film action paling seru? Mungkin kamu pernah mimpi bisa ngerasain hembusan angin pas lagi terbang naik naga di game </text:span><text:span text:style-name="Emphasis"><text:span text:style-name="T1">fantasy</text:span></text:span><text:span text:style-name="T1">, atau jalan santai di antara lautan karakter anime favoritmu di festival sekolah virtual mereka? Atau mungkin, menjelajahi kuil kuno yang hilang di tengah hutan, menyentuh relief batunya yang berdebu seolah kamu </text:span><text:span text:style-name="Emphasis"><text:span text:style-name="T1">benar-benar</text:span></text:span><text:span text:style-name="T1"> ada di sana?</text:span></text:p>
            <text:p text:style-name="Text_20_body"><text:span text:style-name="T1">Fantasi-fantasi kayak gitu emang udah jadi bagian dari imajinasi kita sejak lama. Nah, kabar baiknya, ada teknologi yang lagi berusaha keras buat </text:span><text:span text:style-name="Emphasis"><text:span text:style-name="T1">mewujudkan</text:span></text:span><text:span text:style-name="T1"> mimpi-mimpi ini jadi sesuatu yang bisa kita rasakan! Namanya, seperti yang udah kita singgung, </text:span><text:span text:style-name="Strong_20_Emphasis"><text:span text:style-name="T1">Realitas Virtual (VR)</text:span></text:span><text:span text:style-name="T1"> dan </text:span><text:span text:style-name="Strong_20_Emphasis"><text:span text:style-name="T1">Realitas Tertambah (AR)</text:span></text:span><text:span text:style-name="T1">.</text:span></text:p>
            <text:p text:style-name="Text_20_body"><text:span text:style-name="T1">Intinya gini: VR itu kayak 'pintu ajaib' yang bisa </text:span><text:span text:style-name="Emphasis"><text:span text:style-name="T1">membawa kamu sepenuhnya</text:span></text:span><text:span text:style-name="T1"> masuk ke dunia digital yang benar-benar baru. Sementara AR itu lebih kayak 'kacamata sihir' yang </text:span><text:span text:style-name="Emphasis"><text:span text:style-name="T1">membawa elemen-elemen digital</text:span></text:span><text:span text:style-name="T1"> (gambar, info, karakter lucu) muncul dan berinteraksi di dunia nyata kita.</text:span></text:p>
            <text:p text:style-name="Text_20_body"><text:soft-page-break/><text:span text:style-name="T1">Oke, memang sih, teknologinya belum sampai level 100% bisa mindahin kita total kayak di film-film. Tapi, VR dan AR ini adalah langkah </text:span><text:span text:style-name="Emphasis"><text:span text:style-name="T1">paling dekat</text:span></text:span><text:span text:style-name="T1"> yang kita punya saat ini untuk bisa ngerasain sensasi 'masuk' dan berinteraksi langsung dengan dunia lain yang cuma ada di imajinasi kita sebelumnya. Ini bukan lagi cuma nonton dari luar, tapi kesempatan buat </text:span><text:span text:style-name="Emphasis"><text:span text:style-name="T1">merasakan</text:span></text:span><text:span text:style-name="T1"> pengalamannya! Siap buat ngerasain sensasi baru ini?</text:span></text:p>
            <text:p text:style-name="P1"/>
            <text:p text:style-name="Text_20_body"><text:span text:style-name="Strong_20_Emphasis"><text:span text:style-name="T1">(Opsional) Prompt untuk Ilustrasi:</text:span></text:span></text:p>
            <text:p text:style-name="P125">"Buat ilustrasi yang menampilkan seorang remaja sedang duduk atau berdiri, namun sebagian tubuhnya tampak 'transparan' atau 'berpixel' dan mulai menyatu dengan latar belakang dunia game fantasi yang penuh warna. Ekspresinya menunjukkan kekaguman atau keterkejutan. Mungkin ada elemen dari dunia game (misalnya, peri kecil atau partikel sihir) yang terbang mendekati tangannya."</text:p>
            <text:p text:style-name="P1"/>
            <text:p text:style-name="P125">Saya menunggu perintah "YAX" Anda untuk melanjutkan ke prompt Subbab 1.2.</text:p>
          </text:section>
          <text:section text:style-name="Sect1" text:name="feedback-form-14">
            <text:p text:style-name="P253"/>
          </text:section>
        </text:section>
        <text:section text:style-name="Sect1" text:name="4e7daf6625ce70be">
          <text:p text:style-name="P125"/>
          <text:section text:style-name="Sect1" text:name="user-query-content-15">
            <text:p text:style-name="P281">YAX </text:p>
          </text:section>
          <text:p text:style-name="P253">Tampilkan alur berpikir</text:p>
          <text:section text:style-name="Sect2" text:name="model-response-message-contentr_4e7daf6625ce70be">
            <text:p text:style-name="Text_20_body"><text:span text:style-name="T1">Oke, saatnya membedah perbedaan antara Dunia Nyata, VR, dan AR di </text:span><text:span text:style-name="Strong_20_Emphasis"><text:span text:style-name="T1">Subbab 1.2</text:span></text:span><text:span text:style-name="T1">!</text:span></text:p>
            <text:p text:style-name="P1"/>
            <text:p text:style-name="Text_20_body"><text:span text:style-name="Strong_20_Emphasis"><text:span text:style-name="T1">Prompt Awal (untuk Subbab 1.2):</text:span></text:span><text:span text:style-name="T1"> "Jelaskan perbedaan fundamental antara Dunia Nyata (Real World), Realitas Virtual (Virtual Reality - VR), dan Realitas Tertambah (Augmented Reality - AR) dengan cara yang </text:span><text:span text:style-name="Strong_20_Emphasis"><text:span text:style-name="T1">sangat jelas dan mudah dipahami</text:span></text:span><text:span text:style-name="T1"> oleh remaja.</text:span></text:p>
            <text:list xml:id="list1500253020069837722" text:style-name="L37">
              <text:list-item>
                <text:p text:style-name="P264">Definisikan Dunia Nyata: Sebagai acuan dasar – dunia fisik yang kita tinggali sehari-hari. </text:p>
              </text:list-item>
              <text:list-item>
                <text:p text:style-name="P174"><text:span text:style-name="T1">Definisikan VR: Tekankan aspek </text:span><text:span text:style-name="Strong_20_Emphasis"><text:span text:style-name="T1">imersif total</text:span></text:span><text:span text:style-name="T1">. Gunakan analogi kuat yang relevan: 'Seperti memakai helm khusus yang membawamu </text:span><text:span text:style-name="Emphasis"><text:span text:style-name="T1">pindah</text:span></text:span><text:span text:style-name="T1"> sepenuhnya ke dunia lain (dunia game, video 360)', 'Seperti berenang </text:span><text:soft-page-break/><text:span text:style-name="T1">menyelam ke dasar laut digital, dunia nyata hilang sejenak'. Sebutkan ciri utamanya: menggantikan pandangan dan seringkali pendengaran dunia nyata dengan dunia digital. Contoh: Main game VR dimana kamu merasa benar-benar </text:span><text:span text:style-name="Emphasis"><text:span text:style-name="T1">di dalam</text:span></text:span><text:span text:style-name="T1"> game tersebut. </text:span></text:p>
              </text:list-item>
              <text:list-item>
                <text:p text:style-name="P174"><text:span text:style-name="T1">Definisikan AR: Tekankan aspek </text:span><text:span text:style-name="Strong_20_Emphasis"><text:span text:style-name="T1">menambahkan lapisan digital ke dunia nyata</text:span></text:span><text:span text:style-name="T1">. Gunakan analogi kuat yang relevan: 'Seperti memakai kacamata ajaib yang menampilkan informasi atau gambar digital di atas apa yang kamu lihat di dunia nyata', 'Seperti filter Instagram/TikTok yang menambahkan telinga kelinci atau efek kembang api di wajahmu, tapi bisa lebih canggih lagi'. Sebutkan ciri utamanya: tidak menggantikan dunia nyata, tapi </text:span><text:span text:style-name="Emphasis"><text:span text:style-name="T1">menambahinya</text:span></text:span><text:span text:style-name="T1"> dengan elemen virtual. Contoh: Aplikasi Pokemon Go, filter media sosial, aplikasi IKEA yang memungkinkan melihat furnitur virtual di kamar. </text:span></text:p>
              </text:list-item>
              <text:list-item>
                <text:p text:style-name="P264">Buat Tabel Perbandingan Sederhana (jika memungkinkan dalam format buku): Kolom fitur (Lingkungan, Perangkat, Tingkat Imersi, Contoh Populer) untuk Dunia Nyata, VR, dan AR. </text:p>
              </text:list-item>
              <text:list-item>
                <text:p text:style-name="P39"><text:span text:style-name="T1">Gunakan bahasa yang lugas, hindari kerumitan teknis. Ulangi perbedaan kunci beberapa kali dengan cara berbeda jika perlu. Fokus pada </text:span><text:span text:style-name="Emphasis"><text:span text:style-name="T1">pengalaman pengguna</text:span></text:span><text:span text:style-name="T1"> yang berbeda." </text:span></text:p>
              </text:list-item>
            </text:list>
            <text:p text:style-name="P1"/>
            <text:p text:style-name="Text_20_body"><text:span text:style-name="Strong_20_Emphasis"><text:span text:style-name="T1">Jawaban Prompt 5:</text:span></text:span></text:p>
            <text:p text:style-name="P125">Oke, biar nggak bingung, yuk kita bedah satu-satu bedanya Dunia Nyata, VR, dan AR. Gampang kok!</text:p>
            <text:list xml:id="list4097493629665025938" text:style-name="L38">
              <text:list-item>
                <text:p text:style-name="P40"><text:span text:style-name="Strong_20_Emphasis"><text:span text:style-name="T1">Dunia Nyata (Real World):</text:span></text:span><text:span text:style-name="T1"> Ya ini dia, dunia tempat kita hidup sekarang. Kamu lagi baca buku ini, duduk di kursi, lihat tembok kamar atau pemandangan luar jendela. Dunia fisik yang bisa kita sentuh, lihat, dan dengar secara langsung. Ini adalah </text:span><text:span text:style-name="Strong_20_Emphasis"><text:span text:style-name="T1">dasar acuan</text:span></text:span><text:span text:style-name="T1"> kita.</text:span></text:p>
              </text:list-item>
              <text:list-item>
                <text:p text:style-name="P40"><text:span text:style-name="Strong_20_Emphasis"><text:span text:style-name="T1">Realitas Virtual (Virtual Reality - VR):</text:span></text:span><text:span text:style-name="T1"> Nah, kalau VR itu beda banget! VR itu tujuannya bikin kamu </text:span><text:span text:style-name="Strong_20_Emphasis"><text:span text:style-name="T1">terbenam total</text:span></text:span><text:span text:style-name="T1"> (</text:span><text:span text:style-name="Emphasis"><text:span text:style-name="T1">fully immersed</text:span></text:span><text:span text:style-name="T1">) di dunia yang </text:span><text:span text:style-name="Emphasis"><text:span text:style-name="T1">sepenuhnya digital</text:span></text:span><text:span text:style-name="T1">. Pikirin aja kayak kamu pakai helm super canggih (headset VR) yang langsung </text:span><text:span text:style-name="Strong_20_Emphasis"><text:span text:style-name="T1">membawamu 'pindah'</text:span></text:span><text:span text:style-name="T1"> ke tempat lain – bisa jadi ke dasar laut, ke luar angkasa, atau masuk ke arena game. Dunia nyata di sekitarmu seolah 'hilang' sementara, karena pandangan dan seringkali pendengaranmu digantikan sama dunia virtual itu. Kamu jadi merasa </text:span><text:span text:style-name="Emphasis"><text:span text:style-name="T1">benar-benar ada di dalam</text:span></text:span><text:span text:style-name="T1"> dunia digital </text:span><text:soft-page-break/><text:span text:style-name="T1">tersebut.</text:span></text:p>
                <text:list>
                  <text:list-item>
                    <text:p text:style-name="P175"><text:span text:style-name="Strong_20_Emphasis"><text:span text:style-name="T1">Analogi Keren:</text:span></text:span><text:span text:style-name="T1"> Kayak lagi </text:span><text:span text:style-name="Emphasis"><text:span text:style-name="T1">scuba diving</text:span></text:span><text:span text:style-name="T1"> ke dunia digital, ninggalin dunia nyata di permukaan. </text:span></text:p>
                  </text:list-item>
                  <text:list-item>
                    <text:p text:style-name="P175"><text:span text:style-name="Strong_20_Emphasis"><text:span text:style-name="T1">Kata Kunci:</text:span></text:span><text:span text:style-name="T1"> </text:span><text:span text:style-name="Strong_20_Emphasis"><text:span text:style-name="T1">Menggantikan</text:span></text:span><text:span text:style-name="T1"> realitas, Imersi Total. </text:span></text:p>
                  </text:list-item>
                  <text:list-item>
                    <text:p text:style-name="P175"><text:span text:style-name="Strong_20_Emphasis"><text:span text:style-name="T1">Contoh Populer:</text:span></text:span><text:span text:style-name="T1"> Main game </text:span><text:span text:style-name="Emphasis"><text:span text:style-name="T1">Beat Saber</text:span></text:span><text:span text:style-name="T1"> yang bikin kamu nebas balok musik di dunia neon, nonton video 360 derajat seolah kamu ada di lokasi. </text:span></text:p>
                  </text:list-item>
                </text:list>
              </text:list-item>
              <text:list-item>
                <text:p text:style-name="P40"><text:span text:style-name="Strong_20_Emphasis"><text:span text:style-name="T1">Realitas Tertambah (Augmented Reality - AR):</text:span></text:span><text:span text:style-name="T1"> Kalau AR ini beda lagi. AR </text:span><text:span text:style-name="Emphasis"><text:span text:style-name="T1">nggak</text:span></text:span><text:span text:style-name="T1"> menggantikan dunia nyata kamu. Justru sebaliknya, AR itu </text:span><text:span text:style-name="Strong_20_Emphasis"><text:span text:style-name="T1">menambahkan</text:span></text:span><text:span text:style-name="T1"> elemen-elemen digital (gambar, informasi, animasi 3D) </text:span><text:span text:style-name="Emphasis"><text:span text:style-name="T1">ke atas</text:span></text:span><text:span text:style-name="T1"> pandangan dunia nyata kita. Jadi, kamu masih lihat kamarmu, temanmu, atau jalanan di depanmu, tapi ada 'lapisan' digital tambahan di atasnya.</text:span></text:p>
                <text:list>
                  <text:list-item>
                    <text:p text:style-name="P175"><text:span text:style-name="Strong_20_Emphasis"><text:span text:style-name="T1">Analogi Keren:</text:span></text:span><text:span text:style-name="T1"> Kayak pakai kacamata ajaib yang bisa nampilin info ekstra tentang apa yang kamu lihat, atau kayak filter Instagram/TikTok favoritmu (yang nambahin telinga kucing atau efek kembang api), tapi potensinya jauh lebih canggih dari itu! </text:span></text:p>
                  </text:list-item>
                  <text:list-item>
                    <text:p text:style-name="P175"><text:span text:style-name="Strong_20_Emphasis"><text:span text:style-name="T1">Kata Kunci:</text:span></text:span><text:span text:style-name="T1"> </text:span><text:span text:style-name="Strong_20_Emphasis"><text:span text:style-name="T1">Menambahkan</text:span></text:span><text:span text:style-name="T1"> ke realitas, Lapisan Digital. </text:span></text:p>
                  </text:list-item>
                  <text:list-item>
                    <text:p text:style-name="P40"><text:span text:style-name="Strong_20_Emphasis"><text:span text:style-name="T1">Contoh Populer:</text:span></text:span><text:span text:style-name="T1"> Main </text:span><text:span text:style-name="Emphasis"><text:span text:style-name="T1">Pokemon Go</text:span></text:span><text:span text:style-name="T1"> nyari monster di lingkungan sekitar, pakai filter lucu di medsos, aplikasi IKEA Place buat lihat furnitur virtual di kamarmu lewat layar HP. </text:span></text:p>
                  </text:list-item>
                </text:list>
              </text:list-item>
            </text:list>
            <text:p text:style-name="Text_20_body"><text:span text:style-name="Strong_20_Emphasis"><text:span text:style-name="T1">Jadi, Intinya Apa Dong?</text:span></text:span><text:span text:style-name="T1"> Gampangnya: </text:span><text:span text:style-name="Strong_20_Emphasis"><text:span text:style-name="T1">VR = Bikin kamu Pindah Dunia.</text:span></text:span><text:span text:style-name="T1"> </text:span><text:span text:style-name="Strong_20_Emphasis"><text:span text:style-name="T1">AR = Nambahin Sesuatu ke Duniamu.</text:span></text:span><text:span text:style-name="T1"> Dua-duanya keren, tapi pengalaman yang dikasih beda banget!</text:span></text:p>
            <text:p text:style-name="Text_20_body"><text:span text:style-name="Strong_20_Emphasis"><text:span text:style-name="T1">(Saran untuk Buku)</text:span></text:span><text:span text:style-name="T1"> Biar makin jelas, bisa banget nih dibuatin tabel perbandingan simpel di buku:</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Fitur</text:p>
                </table:table-cell>
                <table:table-cell table:style-name="Table1.A1" office:value-type="string">
                  <text:p text:style-name="P2">Dunia Nyata</text:p>
                </table:table-cell>
                <table:table-cell table:style-name="Table1.A1" office:value-type="string">
                  <text:p text:style-name="P2">Realitas Virtual (VR)</text:p>
                </table:table-cell>
                <table:table-cell table:style-name="Table1.A1" office:value-type="string">
                  <text:p text:style-name="P2">Realitas Tertambah (AR)</text:p>
                </table:table-cell>
              </table:table-row>
              <table:table-row>
                <table:table-cell table:style-name="Table1.A1" office:value-type="string">
                  <text:p text:style-name="P4"><text:span text:style-name="Strong_20_Emphasis"><text:span text:style-name="T1">Lingkungan</text:span></text:span></text:p>
                </table:table-cell>
                <table:table-cell table:style-name="Table1.A1" office:value-type="string">
                  <text:p text:style-name="P5">Fisik</text:p>
                </table:table-cell>
                <table:table-cell table:style-name="Table1.A1" office:value-type="string">
                  <text:p text:style-name="P5">Digital Penuh</text:p>
                </table:table-cell>
                <table:table-cell table:style-name="Table1.A1" office:value-type="string">
                  <text:p text:style-name="P5">Fisik + Lapisan Digital</text:p>
                </table:table-cell>
              </table:table-row>
              <table:table-row>
                <table:table-cell table:style-name="Table1.A1" office:value-type="string">
                  <text:p text:style-name="P4"><text:span text:style-name="Strong_20_Emphasis"><text:span text:style-name="T1">Perangkat Utama</text:span></text:span></text:p>
                </table:table-cell>
                <table:table-cell table:style-name="Table1.A1" office:value-type="string">
                  <text:p text:style-name="P5">Mata &amp; Telinga</text:p>
                </table:table-cell>
                <table:table-cell table:style-name="Table1.A1" office:value-type="string">
                  <text:p text:style-name="P5">Headset VR (Menutup Pandangan)</text:p>
                </table:table-cell>
                <table:table-cell table:style-name="Table1.A1" office:value-type="string">
                  <text:p text:style-name="P5">Smartphone, Kacamata AR</text:p>
                </table:table-cell>
              </table:table-row>
              <table:table-row>
                <table:table-cell table:style-name="Table1.A1" office:value-type="string">
                  <text:p text:style-name="P4"><text:span text:style-name="Strong_20_Emphasis"><text:span text:style-name="T1">Tingkat Imersi</text:span></text:span></text:p>
                </table:table-cell>
                <table:table-cell table:style-name="Table1.A1" office:value-type="string">
                  <text:p text:style-name="P5">Nyata</text:p>
                </table:table-cell>
                <table:table-cell table:style-name="Table1.A1" office:value-type="string">
                  <text:p text:style-name="P5">Sangat Tinggi (Total)</text:p>
                </table:table-cell>
                <table:table-cell table:style-name="Table1.A1" office:value-type="string">
                  <text:p text:style-name="P5">Rendah - Menengah</text:p>
                </table:table-cell>
              </table:table-row>
              <table:table-row>
                <table:table-cell table:style-name="Table1.A1" office:value-type="string">
                  <text:p text:style-name="P4"><text:span text:style-name="Strong_20_Emphasis"><text:span text:style-name="T1">Interaksi</text:span></text:span></text:p>
                </table:table-cell>
                <table:table-cell table:style-name="Table1.A1" office:value-type="string">
                  <text:p text:style-name="P5">Dengan dunia <text:soft-page-break/>fisik</text:p>
                </table:table-cell>
                <table:table-cell table:style-name="Table1.A1" office:value-type="string">
                  <text:p text:style-name="P5">Dengan dunia virtual</text:p>
                </table:table-cell>
                <table:table-cell table:style-name="Table1.A1" office:value-type="string">
                  <text:p text:style-name="P5">Dengan dunia fisik &amp; <text:soft-page-break/>virtual</text:p>
                </table:table-cell>
              </table:table-row>
              <table:table-row>
                <table:table-cell table:style-name="Table1.A1" office:value-type="string">
                  <text:p text:style-name="P4"><text:span text:style-name="Strong_20_Emphasis"><text:span text:style-name="T1">Contoh</text:span></text:span></text:p>
                </table:table-cell>
                <table:table-cell table:style-name="Table1.A1" office:value-type="string">
                  <text:p text:style-name="P5">Belajar di kelas</text:p>
                </table:table-cell>
                <table:table-cell table:style-name="Table1.A1" office:value-type="string">
                  <text:p text:style-name="P5">Simulasi lab virtual, Game VR</text:p>
                </table:table-cell>
                <table:table-cell table:style-name="Table1.A1" office:value-type="string">
                  <text:p text:style-name="P5">Filter IG, Pokemon Go, IKEA App</text:p>
                </table:table-cell>
              </table:table-row>
            </table:table>
            <text:p text:style-name="P253">Ekspor ke Spreadsheet</text:p>
            <text:p text:style-name="P1"/>
            <text:p text:style-name="Text_20_body"><text:span text:style-name="Strong_20_Emphasis"><text:span text:style-name="T1">(Opsional) Prompt untuk Ilustrasi:</text:span></text:span></text:p>
            <text:p text:style-name="P125">"Buat ilustrasi tiga panel bersebelahan dengan gaya kartun yang jelas.</text:p>
            <text:list xml:id="list5937800235917844498" text:style-name="L39">
              <text:list-item>
                <text:p text:style-name="P176"><text:span text:style-name="Strong_20_Emphasis"><text:span text:style-name="T1">Panel 1 (Dunia Nyata):</text:span></text:span><text:span text:style-name="T1"> Seorang remaja duduk di meja belajar biasa, ada buku dan lampu. Label: 'DUNIA NYATA'. </text:span></text:p>
              </text:list-item>
              <text:list-item>
                <text:p text:style-name="P176"><text:span text:style-name="Strong_20_Emphasis"><text:span text:style-name="T1">Panel 2 (VR):</text:span></text:span><text:span text:style-name="T1"> Remaja yang sama memakai headset VR besar, ekspresinya kagum, latar belakangnya dunia fantasi penuh warna (misal: hutan ajaib atau luar angkasa). Label: 'REALITAS VIRTUAL (VR) - Masuk Dunia Baru'. </text:span></text:p>
              </text:list-item>
              <text:list-item>
                <text:p text:style-name="P41"><text:span text:style-name="Strong_20_Emphasis"><text:span text:style-name="T1">Panel 3 (AR):</text:span></text:span><text:span text:style-name="T1"> Remaja yang sama melihat layar smartphone yang diarahkan ke meja belajarnya. Di layar, terlihat buku dan lampu asli, tapi ada tambahan objek 3D digital (misal: robot kecil atau grafik informasi cuaca) muncul di atas meja. Label: 'REALITAS TERTAMBAH (AR) - Nambahin ke Dunia Nyata'." </text:span></text:p>
              </text:list-item>
            </text:list>
            <text:p text:style-name="P1"/>
            <text:p text:style-name="P125">Saya menunggu perintah "YAX" Anda untuk melanjutkan ke prompt Subbab 1.3.</text:p>
          </text:section>
          <text:section text:style-name="Sect1" text:name="feedback-form-15">
            <text:p text:style-name="P253"/>
          </text:section>
        </text:section>
        <text:section text:style-name="Sect1" text:name="83b9f5e4b1a348fa">
          <text:p text:style-name="P125"/>
          <text:section text:style-name="Sect1" text:name="user-query-content-16">
            <text:p text:style-name="P281">YAX </text:p>
          </text:section>
          <text:p text:style-name="P253">Tampilkan alur berpikir</text:p>
          <text:section text:style-name="Sect2" text:name="model-response-message-contentr_83b9f5e4b1a348fa">
            <text:p text:style-name="Text_20_body"><text:span text:style-name="T1">Siap, kita lanjutkan ke </text:span><text:span text:style-name="Strong_20_Emphasis"><text:span text:style-name="T1">Subbab 1.3</text:span></text:span><text:span text:style-name="T1"> yang akan membahas sejarah singkat VR dan AR! Tenang, ini bukan pelajaran sejarah yang bikin ngantuk, kok!</text:span></text:p>
            <text:p text:style-name="P1"/>
            <text:p text:style-name="Text_20_body"><text:span text:style-name="Strong_20_Emphasis"><text:span text:style-name="T1">Prompt Awal (untuk Subbab 1.3):</text:span></text:span><text:span text:style-name="T1"> "Sajikan sejarah singkat VR dan AR secara </text:span><text:span text:style-name="Strong_20_Emphasis"><text:span text:style-name="T1">menarik dan tidak membosankan</text:span></text:span><text:span text:style-name="T1">. Jangan berikan daftar tanggal yang panjang. Fokus pada beberapa </text:span><text:span text:style-name="Strong_20_Emphasis"><text:span text:style-name="T1">momen kunci atau tonggak sejarah</text:span></text:span><text:span text:style-name="T1"> yang paling signifikan dan mudah diingat:</text:span></text:p>
            <text:list xml:id="list3924116942792108021" text:style-name="L40">
              <text:list-item>
                <text:p text:style-name="P265"><text:soft-page-break/>Ide Awal/Konsep: Mungkin dari fiksi ilmiah atau eksperimen awal yang sangat dasar (misal: Sensorama tahun 1960an). Gambarkan betapa 'aneh' atau besarnya perangkat awal itu. </text:p>
              </text:list-item>
              <text:list-item>
                <text:p text:style-name="P265">Kegagalan Awal/Musim Dingin VR: Sebutkan upaya-upaya awal yang mungkin terlalu ambisius untuk teknologinya (misal: era 90an) dan mengapa itu belum berhasil. </text:p>
              </text:list-item>
              <text:list-item>
                <text:p text:style-name="P265">Titik Balik Modern: Fokus pada kemunculan teknologi yang memungkinkan VR/AR modern (smartphone canggih, sensor yang lebih baik, layar resolusi tinggi). Sebutkan peran penting perusahaan seperti Oculus (yang diakuisisi Facebook/Meta) dalam membangkitkan kembali minat VR, dan bagaimana AR menjadi populer lewat aplikasi mobile (seperti Pokemon Go). </text:p>
              </text:list-item>
              <text:list-item>
                <text:p text:style-name="P135">Evolusi: Gambarkan secara singkat bagaimana perangkat menjadi lebih kecil, lebih ringan, lebih murah, dan lebih mampu dari waktu ke waktu. Gunakan gaya bercerita ringan. Bisa menggunakan subjudul kecil untuk tiap era/momen penting. Jika memungkinkan, sisipkan deskripsi ilustrasi yang bisa ditambahkan (misal: gambar headset VR jadul vs modern, contoh tampilan AR awal)." </text:p>
              </text:list-item>
            </text:list>
            <text:p text:style-name="P1"/>
            <text:p text:style-name="Text_20_body"><text:span text:style-name="Strong_20_Emphasis"><text:span text:style-name="T1">Jawaban Prompt 6:</text:span></text:span></text:p>
            <text:p text:style-name="P125">Kamu mungkin mikir VR dan AR itu teknologi baru kemarin sore. Eits, tunggu dulu! Ternyata idenya udah lumayan tua, lho. Yuk, kita intip perjalanannya yang seru, dari alat aneh sampai gadget keren!</text:p>
            <text:p text:style-name="Text_20_body"><text:span text:style-name="Strong_20_Emphasis"><text:span text:style-name="T1">Mimpi Para Pionir (Era Awal &amp; Eksperimen)</text:span></text:span><text:span text:style-name="T1"> Jauh sebelum ada smartphone canggih, udah ada orang-orang yang bermimpi menciptakan pengalaman 'masuk' ke dunia lain. Salah satu contoh paling awal yang terkenal itu namanya </text:span><text:span text:style-name="Strong_20_Emphasis"><text:span text:style-name="T1">Sensorama</text:span></text:span><text:span text:style-name="T1">, dibuat tahun 1960-an! Bayangin aja, ini mesin segede lemari es yang nggak cuma nampilin gambar 3D, tapi juga ngasih getaran di kursi, semburan angin, sampai bau-bauan biar makin nyata! Keren sih idenya, tapi jelas ribet dan gede banget, kan? Ini baru mimpi awal.</text:span></text:p>
            <text:p text:style-name="Text_20_body"><text:span text:style-name="Strong_20_Emphasis"><text:span text:style-name="T1">"Hampir Jadi", Tapi Gagal (Era 90-an)</text:span></text:span><text:span text:style-name="T1"> Lompat ke tahun 90-an, beberapa perusahaan game coba-coba bikin headset VR buat main di rumah. Mungkin kamu pernah dengar nama kayak Sega VR atau Nintendo Virtual Boy. Desainnya masih aneh, gambarnya seringkali cuma merah hitam (buat Virtual Boy), berat, mahal, dan teknologinya belum cukup canggih. Hasilnya? Nggak </text:span><text:soft-page-break/><text:span text:style-name="T1">laku di pasaran dan bikin orang jadi agak skeptis sama VR. Masa ini sering disebut "Musim Dingin VR", karena antusiasme sempat 'membeku'.</text:span></text:p>
            <text:p text:style-name="Text_20_body"><text:span text:style-name="Strong_20_Emphasis"><text:span text:style-name="T1">Kebangkitan Keren! (Era Modern Awal - 2010an)</text:span></text:span><text:span text:style-name="T1"> Nah, di sinilah keajaiban terjadi! Berkat teknologi yang makin maju pesat (terutama layar smartphone yang jernih, sensor gerak yang makin pintar dan murah), mimpi VR hidup lagi. Momen penting banget adalah munculnya </text:span><text:span text:style-name="Strong_20_Emphasis"><text:span text:style-name="T1">Oculus Rift</text:span></text:span><text:span text:style-name="T1"> (yang dimulai dari proyek Kickstarter lalu dibeli mahal sama Facebook/Meta). Ini nunjukkin kalau VR berkualitas tinggi itu mungkin dibuat! Sejak itu, pemain besar lain mulai ikutan. Sementara itu, </text:span><text:span text:style-name="Strong_20_Emphasis"><text:span text:style-name="T1">AR</text:span></text:span><text:span text:style-name="T1"> pelan-pelan nyuri perhatian lewat </text:span><text:span text:style-name="Strong_20_Emphasis"><text:span text:style-name="T1">smartphone</text:span></text:span><text:span text:style-name="T1">. Ingat banget kan hebohnya </text:span><text:span text:style-name="Strong_20_Emphasis"><text:span text:style-name="T1">Pokemon Go</text:span></text:span><text:span text:style-name="T1"> tahun 2016? Aplikasi ini yang bikin jutaan orang sadar serunya 'nangkep' monster virtual di dunia nyata. AR jadi mainstream!</text:span></text:p>
            <text:p text:style-name="Text_20_body"><text:span text:style-name="Strong_20_Emphasis"><text:span text:style-name="T1">Makin Canggih, Makin Nyaman (Sekarang &amp; Ke Depan)</text:span></text:span><text:span text:style-name="T1"> Dari situ, perkembangannya ngebut banget! Headset VR yang tadinya butuh kabel nyolok ke PC super mahal, sekarang banyak yang udah </text:span><text:span text:style-name="Strong_20_Emphasis"><text:span text:style-name="T1">mandiri (standalone)</text:span></text:span><text:span text:style-name="T1"> kayak Meta Quest, nggak perlu kabel, lebih ringan, dan harganya makin terjangkau. Kualitas gambar makin tajam, pelacakan gerakan makin akurat. AR juga makin canggih, nggak cuma filter lucu, tapi mulai dipakai buat belanja, belajar, sampai kerja. Perjalanan dari mesin raksasa aneh ke gadget ramping di tangan kita ini bener-bener luar biasa, kan?</text:span></text:p>
            <text:p text:style-name="P1"/>
            <text:p text:style-name="Text_20_body"><text:span text:style-name="Strong_20_Emphasis"><text:span text:style-name="T1">(Opsional) Prompt untuk Ilustrasi:</text:span></text:span></text:p>
            <text:p text:style-name="P125">"Buat ilustrasi bergaya timeline visual sederhana (tanpa tanggal spesifik).</text:p>
            <text:list xml:id="list2215541673438047417" text:style-name="L41">
              <text:list-item>
                <text:p text:style-name="P177"><text:span text:style-name="Strong_20_Emphasis"><text:span text:style-name="T1">Kiri:</text:span></text:span><text:span text:style-name="T1"> Gambar mesin Sensorama yang besar dan kuno, diberi label 'Mimpi Awal'. </text:span></text:p>
              </text:list-item>
              <text:list-item>
                <text:p text:style-name="P177"><text:span text:style-name="Strong_20_Emphasis"><text:span text:style-name="T1">Tengah Kiri:</text:span></text:span><text:span text:style-name="T1"> Gambar headset VR era 90-an yang bulky dan aneh (misal: merah hitam), diberi label 'Gagal Dulu'. </text:span></text:p>
              </text:list-item>
              <text:list-item>
                <text:p text:style-name="P177"><text:span text:style-name="Strong_20_Emphasis"><text:span text:style-name="T1">Tengah Kanan:</text:span></text:span><text:span text:style-name="T1"> Gambar headset Oculus Rift generasi awal (yang masih pakai kabel) DAN sebuah smartphone menampilkan Pokemon Go, diberi label 'Kebangkitan Keren!'. </text:span></text:p>
              </text:list-item>
              <text:list-item>
                <text:p text:style-name="P42"><text:span text:style-name="Strong_20_Emphasis"><text:span text:style-name="T1">Kanan:</text:span></text:span><text:span text:style-name="T1"> Gambar headset VR standalone modern yang ramping (misal: Meta Quest 3 atau sejenisnya) DAN sebuah kacamata AR futuristik, diberi label 'Makin Canggih!'. Gunakan panah untuk menunjukkan alur waktu dari kiri ke kanan, dengan gaya visual yang menarik." </text:span></text:p>
              </text:list-item>
            </text:list>
            <text:p text:style-name="P1"/>
            <text:p text:style-name="P125"><text:soft-page-break/>Saya menunggu perintah "YAX" Anda untuk melanjutkan ke prompt Subbab 1.4.</text:p>
          </text:section>
          <text:section text:style-name="Sect1" text:name="feedback-form-16">
            <text:p text:style-name="P253"/>
          </text:section>
        </text:section>
        <text:section text:style-name="Sect1" text:name="1006e72e21b1c322">
          <text:p text:style-name="P125"/>
          <text:section text:style-name="Sect1" text:name="user-query-content-17">
            <text:p text:style-name="P281">YAX </text:p>
          </text:section>
          <text:p text:style-name="P253">Tampilkan alur berpikir</text:p>
          <text:section text:style-name="Sect2" text:name="model-response-message-contentr_1006e72e21b1c322">
            <text:p text:style-name="Text_20_body"><text:span text:style-name="T1">Oke, kita sampai di bagian akhir Bab 1, yaitu </text:span><text:span text:style-name="Strong_20_Emphasis"><text:span text:style-name="T1">Subbab 1.4</text:span></text:span><text:span text:style-name="T1">! Ini kesimpulan kenapa sih VR dan AR ini heboh banget.</text:span></text:p>
            <text:p text:style-name="P1"/>
            <text:p text:style-name="Text_20_body"><text:span text:style-name="Strong_20_Emphasis"><text:span text:style-name="T1">Prompt Awal (untuk Subbab 1.4):</text:span></text:span><text:span text:style-name="T1"> "Rangkum </text:span><text:span text:style-name="Strong_20_Emphasis"><text:span text:style-name="T1">alasan utama mengapa VR dan AR begitu menarik dan dianggap punya potensi besar</text:span></text:span><text:span text:style-name="T1">, terutama dari sudut pandang remaja. Ini adalah bagian untuk menegaskan kembali 'nilai jual' teknologi ini setelah diperkenalkan. Buat dalam bentuk poin-poin atau paragraf singkat yang menyoroti beberapa aspek kunci:</text:span></text:p>
            <text:list xml:id="list444747134554062203" text:style-name="L42">
              <text:list-item>
                <text:p text:style-name="P266">Pengalaman yang Belum Pernah Ada (Imersi): Kemampuan untuk benar-benar 'berada di tempat lain' atau melihat dunia nyata dengan cara baru. Tekankan sensasi kehadiran (presence) di VR dan keajaiban melihat digital di dunia nyata (AR). </text:p>
              </text:list-item>
              <text:list-item>
                <text:p text:style-name="P266">Hiburan Generasi Baru: Potensi merevolusi cara bermain game, menonton film, atau menikmati konser. </text:p>
              </text:list-item>
              <text:list-item>
                <text:p text:style-name="P266">Cara Belajar &amp; Berlatih yang Revolusioner: Membuat pembelajaran lebih visual, interaktif, dan aman (simulasi). </text:p>
              </text:list-item>
              <text:list-item>
                <text:p text:style-name="P266">Koneksi Sosial Baru: Bertemu dan berinteraksi dengan orang lain dalam ruang virtual atau melalui pengalaman AR bersama. </text:p>
              </text:list-item>
              <text:list-item>
                <text:p text:style-name="P266">Alat Kreativitas: Membuka cara baru untuk mendesain, berkreasi, dan berekspresi (seni 3D, desain virtual). </text:p>
              </text:list-item>
              <text:list-item>
                <text:p text:style-name="P43"><text:span text:style-name="T1">Potensi Masa Depan: Singgung sedikit bagaimana ini bisa mengubah berbagai industri dan kehidupan sehari-hari nantinya. Gunakan bahasa yang optimis dan antusias. Kaitkan setiap poin dengan manfaat atau pengalaman yang bisa dirasakan langsung oleh pembaca. Akhiri subbab ini (dan Bab 1) dengan nada yang membuat pembaca semakin penasaran untuk mengetahui </text:span><text:span text:style-name="Emphasis"><text:span text:style-name="T1">bagaimana</text:span></text:span><text:span text:style-name="T1"> semua keajaiban ini bekerja (mengarah ke Bab 2)." </text:span></text:p>
              </text:list-item>
            </text:list>
            <text:p text:style-name="P1"/>
            <text:p text:style-name="Text_20_body"><text:soft-page-break/><text:span text:style-name="Strong_20_Emphasis"><text:span text:style-name="T1">Jawaban Prompt 7:</text:span></text:span></text:p>
            <text:p text:style-name="P125">Jadi, setelah kenalan singkat tadi, kenapa sih VR dan AR ini sukses bikin heboh dan digadang-gadang jadi masa depan? Ini beberapa alasan utamanya, yang bikin teknologi ini spesial banget:</text:p>
            <text:list xml:id="list1605325324044475867" text:style-name="L43">
              <text:list-item>
                <text:p text:style-name="P178"><text:span text:style-name="Strong_20_Emphasis"><text:span text:style-name="T1">Sensasi 'Ada di Sana' yang Gila! (Imersi Maksimal):</text:span></text:span><text:span text:style-name="T1"> Ini daya tarik utama VR. Kamu nggak cuma nonton layar, tapi benar-benar merasa </text:span><text:span text:style-name="Emphasis"><text:span text:style-name="T1">pindah</text:span></text:span><text:span text:style-name="T1"> ke tempat lain. Sensasi kehadiran (</text:span><text:span text:style-name="Emphasis"><text:span text:style-name="T1">presence</text:span></text:span><text:span text:style-name="T1">) ini bikin pengalaman apa pun jadi terasa jauh lebih intens dan nyata. Sementara AR memberikan keajaiban melihat dunia nyata kita disulap dengan tambahan elemen digital yang interaktif. Beda banget pokoknya! </text:span></text:p>
              </text:list-item>
              <text:list-item>
                <text:p text:style-name="P178"><text:span text:style-name="Strong_20_Emphasis"><text:span text:style-name="T1">Hiburan Naik Level:</text:span></text:span><text:span text:style-name="T1"> Lupakan cara main game atau nonton film yang gitu-gitu aja. VR nawarin pengalaman gaming yang bikin kamu seolah jadi tokoh utamanya, dan AR bisa bikin game muncul di mejamu. Nonton konser atau film pun bisa terasa kayak kamu ada di barisan paling depan atau bahkan di dalam adegannya. </text:span></text:p>
              </text:list-item>
              <text:list-item>
                <text:p text:style-name="P178"><text:span text:style-name="Strong_20_Emphasis"><text:span text:style-name="T1">Belajar Jadi Petualangan:</text:span></text:span><text:span text:style-name="T1"> Bosen sama buku teks? VR/AR bisa bikin belajar jadi super seru! Bayangin aja 'jalan-jalan' ke zaman purba, praktek kimia tanpa takut lab meledak, atau bedah katak virtual. Belajar jadi lebih visual, interaktif, dan pastinya lebih nempel di otak. </text:span></text:p>
              </text:list-item>
              <text:list-item>
                <text:p text:style-name="P178"><text:span text:style-name="Strong_20_Emphasis"><text:span text:style-name="T1">Nongkrong Gaya Baru:</text:span></text:span><text:span text:style-name="T1"> Jauh dari teman atau gebetan? VR memungkinkan kamu ketemu dan ngobrol bareng mereka dalam bentuk avatar di ruang virtual, rasanya lebih 'dekat' daripada video call biasa. AR juga bisa bikin interaksi sosial lebih seru dengan filter atau game bareng. </text:span></text:p>
              </text:list-item>
              <text:list-item>
                <text:p text:style-name="P178"><text:span text:style-name="Strong_20_Emphasis"><text:span text:style-name="T1">Kanvas Baru Buat Kreativitas:</text:span></text:span><text:span text:style-name="T1"> Buat kamu yang suka gambar, desain, atau bikin-bikin sesuatu, VR/AR ini kayak kanvas baru tanpa batas! Kamu bisa melukis di udara dalam 3D, merancang bangunan atau karakter game seolah lagi main tanah liat digital. Imajinasi benar-benar jadi batasnya! </text:span></text:p>
              </text:list-item>
              <text:list-item>
                <text:p text:style-name="P44"><text:span text:style-name="Strong_20_Emphasis"><text:span text:style-name="T1">Mengubah Banyak Hal:</text:span></text:span><text:span text:style-name="T1"> Lebih jauh lagi, teknologi ini punya potensi mengubah cara kerja di banyak industri (kayak kedokteran, manufaktur, arsitektur) dan bahkan kehidupan kita sehari-hari nantinya. </text:span></text:p>
              </text:list-item>
            </text:list>
            <text:p text:style-name="Text_20_body"><text:span text:style-name="T1">Gimana, keren banget kan potensinya? Nah, pasti sekarang kamu makin penasaran, </text:span><text:span text:style-name="Emphasis"><text:span text:style-name="T1">gimana sih caranya</text:span></text:span><text:span text:style-name="T1"> semua keajaiban teknologi ini bisa bekerja? Kok bisa headset VR 'menipu' mata kita? Kok bisa AR nampilin gambar di dunia nyata? Tenang... semua rahasia di balik layar itu akan kita bongkar </text:span><text:soft-page-break/><text:span text:style-name="T1">tuntas di Bab berikutnya! Siap buat jadi 'detektif teknologi'?</text:span></text:p>
            <text:p text:style-name="P1"/>
            <text:p text:style-name="Text_20_body"><text:span text:style-name="Strong_20_Emphasis"><text:span text:style-name="T1">(Opsional) Prompt untuk Ilustrasi:</text:span></text:span></text:p>
            <text:p text:style-name="P125">"Buat ilustrasi gaya 'mind map' atau 'ledakan ide' yang ceria. Di tengah ada tulisan besar 'POTENSI VR &amp; AR'. Dari pusat ini menyebar cabang-cabang dengan ikon dan teks singkat: 'IMERSI TOTAL' (ikon mata/headset), 'HIBURAN SERU' (ikon game controller/tiket konser), 'BELAJAR ASIK' (ikon buku terbuka/topi toga), 'TEMAN VIRTUAL' (ikon beberapa avatar/chat bubble), 'KREATIVITAS 3D' (ikon kuas/palet/kubus 3D), 'MASA DEPAN' (ikon roket/grafik naik)."</text:p>
            <text:p text:style-name="P1"/>
            <text:p text:style-name="P125">Kita sudah menyelesaikan Bab 1. Saya menunggu perintah "YAX" Anda untuk melanjutkan ke prompt pengantar Bab 2.</text:p>
          </text:section>
          <text:section text:style-name="Sect1" text:name="feedback-form-17">
            <text:p text:style-name="P253"/>
          </text:section>
        </text:section>
        <text:section text:style-name="Sect1" text:name="8a2320c218846d72">
          <text:p text:style-name="P125"/>
          <text:section text:style-name="Sect1" text:name="user-query-content-18">
            <text:p text:style-name="P281">YAX </text:p>
          </text:section>
          <text:p text:style-name="P253">Tampilkan alur berpikir</text:p>
          <text:section text:style-name="Sect2" text:name="model-response-message-contentr_8a2320c218846d72">
            <text:p text:style-name="Text_20_body"><text:span text:style-name="T1">Oke, kita melangkah ke </text:span><text:span text:style-name="Strong_20_Emphasis"><text:span text:style-name="T1">Pengantar Bab 2</text:span></text:span><text:span text:style-name="T1">! Saatnya jadi detektif teknologi!</text:span></text:p>
            <text:p text:style-name="P1"/>
            <text:p text:style-name="Text_20_body"><text:span text:style-name="Strong_20_Emphasis"><text:span text:style-name="T1">Prompt Awal (untuk Pengantar Bab 2):</text:span></text:span><text:span text:style-name="T1"> "Tulis paragraf pengantar untuk Bab 2 yang menjembatani dari Bab 1. Sampaikan bahwa setelah tahu </text:span><text:span text:style-name="Emphasis"><text:span text:style-name="T1">apa</text:span></text:span><text:span text:style-name="T1"> itu VR/AR dan </text:span><text:span text:style-name="Emphasis"><text:span text:style-name="T1">kenapa</text:span></text:span><text:span text:style-name="T1"> itu keren (dari Bab 1), sekarang saatnya menjadi 'detektif teknologi' untuk membongkar </text:span><text:span text:style-name="Emphasis"><text:span text:style-name="T1">bagaimana</text:span></text:span><text:span text:style-name="T1"> semua keajaiban itu bisa terjadi. Gunakan metafora seperti 'mengintip ke dalam mesin', 'melihat di balik tirai', atau 'membuka kap mesin' VR/AR. Sebutkan secara singkat komponen-komponen kunci yang akan 'diinvestigasi' dalam bab ini: perangkat keras (alat tempur seperti headset dan kacamata), sensor canggih yang bisa membaca gerakan kita, grafis memukau yang menciptakan dunianya, suara 3D yang bikin merinding, dan juga beberapa tantangan teknisnya. Janjikan penjelasan yang simpel dan nggak bikin pusing, meskipun membahas teknologi. Buat pembaca merasa penasaran dan siap untuk 'tur' ke 'pabrik' VR/AR."</text:span></text:p>
            <text:p text:style-name="P1"/>
            <text:p text:style-name="Text_20_body"><text:soft-page-break/><text:span text:style-name="Strong_20_Emphasis"><text:span text:style-name="T1">Jawaban Prompt 8:</text:span></text:span></text:p>
            <text:p text:style-name="Text_20_body"><text:span text:style-name="T1">Di Bab 1 kita udah kenalan sama VR &amp; AR dan lihat betapa keren potensinya, kan? Nah, sekarang pasti muncul pertanyaan besar: </text:span><text:span text:style-name="Emphasis"><text:span text:style-name="T1">Gimana sih cara kerjanya? Kok bisa secanggih itu?</text:span></text:span></text:p>
            <text:p text:style-name="Text_20_body"><text:span text:style-name="T1">Selamat! Rasa penasaranmu itu pas banget, karena di Bab 2 ini kita bakal jadi </text:span><text:span text:style-name="Strong_20_Emphasis"><text:span text:style-name="T1">detektif teknologi</text:span></text:span><text:span text:style-name="T1">! Kita akan bareng-bareng </text:span><text:span text:style-name="Strong_20_Emphasis"><text:span text:style-name="T1">'mengintip ke dalam mesin'</text:span></text:span><text:span text:style-name="T1"> atau </text:span><text:span text:style-name="Strong_20_Emphasis"><text:span text:style-name="T1">'melihat di balik tirai'</text:span></text:span><text:span text:style-name="T1"> keajaiban VR dan AR. Anggap aja kita lagi </text:span><text:span text:style-name="Emphasis"><text:span text:style-name="T1">'membuka kap mesin'</text:span></text:span><text:span text:style-name="T1"> buat lihat apa aja sih komponen rahasia di dalamnya.</text:span></text:p>
            <text:p text:style-name="P125">Kita bakal 'menginvestigasi' beberapa hal kunci:</text:p>
            <text:list xml:id="list2185461786401867987" text:style-name="L44">
              <text:list-item>
                <text:p text:style-name="P179"><text:span text:style-name="Strong_20_Emphasis"><text:span text:style-name="T1">Alat tempur</text:span></text:span><text:span text:style-name="T1"> utamanya: headset VR dan kacamata AR itu isinya apa aja sih? </text:span></text:p>
              </text:list-item>
              <text:list-item>
                <text:p text:style-name="P179"><text:span text:style-name="Strong_20_Emphasis"><text:span text:style-name="T1">Sensor-sensor canggih</text:span></text:span><text:span text:style-name="T1">: Kok bisa gerakan kepala atau tangan kita dibaca sama sistem? </text:span></text:p>
              </text:list-item>
              <text:list-item>
                <text:p text:style-name="P179"><text:span text:style-name="Strong_20_Emphasis"><text:span text:style-name="T1">Grafis yang bikin melongo</text:span></text:span><text:span text:style-name="T1">: Gimana caranya dunia digital yang keren itu diciptakan? </text:span></text:p>
              </text:list-item>
              <text:list-item>
                <text:p text:style-name="P179"><text:span text:style-name="Strong_20_Emphasis"><text:span text:style-name="T1">Suara 3D</text:span></text:span><text:span text:style-name="T1">: Rahasia di balik audio yang bikin kita merinding karena terasa nyata banget. </text:span></text:p>
              </text:list-item>
              <text:list-item>
                <text:p text:style-name="P45"><text:span text:style-name="T1">Plus, sedikit intipan soal </text:span><text:span text:style-name="Strong_20_Emphasis"><text:span text:style-name="T1">tantangan teknis</text:span></text:span><text:span text:style-name="T1"> yang kadang bikin pusing (secara harfiah!). </text:span></text:p>
              </text:list-item>
            </text:list>
            <text:p text:style-name="Text_20_body"><text:span text:style-name="T1">Tenang... meskipun kedengeran teknis, semua bakal dijelasin pakai cara yang </text:span><text:span text:style-name="Strong_20_Emphasis"><text:span text:style-name="T1">simpel dan nggak bikin pusing</text:span></text:span><text:span text:style-name="T1">, janji! Siap buat ikut 'tur pabrik' VR/AR dan bongkar semua rahasianya? Ayo mulai!</text:span></text:p>
            <text:p text:style-name="P1"/>
            <text:p text:style-name="Text_20_body"><text:span text:style-name="Strong_20_Emphasis"><text:span text:style-name="T1">(Opsional) Prompt untuk Ilustrasi:</text:span></text:span></text:p>
            <text:p text:style-name="P125">"Buat ilustrasi seseorang (siluet atau kartun remaja) sedang mengintip dari balik tirai besar bertuliskan 'RAHASIA TEKNOLOGI VR/AR'. Di balik tirai, terlihat gambaran abstrak komponen teknologi seperti roda gigi bercahaya, sirkuit elektronik, gelombang suara, dan sensor mata digital. Atau, gambar sebuah headset VR/kacamata AR yang bagian casingnya terbuka seperti 'kap mesin mobil', memperlihatkan bagian dalam yang kompleks tapi digambar secara sederhana dan menarik." Judul: "Bab 2: Bongkar Rahasianya!"</text:p>
            <text:p text:style-name="P1"/>
            <text:p text:style-name="P125">Saya menunggu perintah "YAX" Anda untuk melanjutkan ke prompt Subbab <text:soft-page-break/>2.1.</text:p>
          </text:section>
          <text:section text:style-name="Sect1" text:name="feedback-form-18">
            <text:p text:style-name="P253"/>
          </text:section>
        </text:section>
        <text:section text:style-name="Sect1" text:name="2e2c40d3153e762f">
          <text:p text:style-name="P125"/>
          <text:section text:style-name="Sect1" text:name="user-query-content-19">
            <text:p text:style-name="P281">YAX </text:p>
          </text:section>
          <text:p text:style-name="P253">Tampilkan alur berpikir</text:p>
          <text:section text:style-name="Sect2" text:name="model-response-message-contentr_2e2c40d3153e762f">
            <text:p text:style-name="Text_20_body"><text:span text:style-name="T1">Oke, mari kita bedah 'alat tempur' utama untuk masuk ke dunia VR dan AR di </text:span><text:span text:style-name="Strong_20_Emphasis"><text:span text:style-name="T1">Subbab 2.1</text:span></text:span><text:span text:style-name="T1">!</text:span></text:p>
            <text:p text:style-name="P1"/>
            <text:p text:style-name="Text_20_body"><text:span text:style-name="Strong_20_Emphasis"><text:span text:style-name="T1">Prompt Awal (untuk Subbab 2.1):</text:span></text:span><text:span text:style-name="T1"> "Jelaskan perangkat keras utama untuk VR dan AR dengan bahasa sederhana dan menarik.</text:span></text:p>
            <text:list xml:id="list5882914807163344864" text:style-name="L45">
              <text:list-item>
                <text:p text:style-name="P267">Headset VR: Uraikan komponen utamanya secara simpel: Layar (jelaskan mengapa perlu dua layar kecil, satu untuk tiap mata, untuk efek 3D), Lensa (fungsinya memfokuskan gambar agar terlihat besar dan jelas), dan Casing (pentingnya menutup pandangan dari dunia luar untuk imersi). Gunakan analogi seperti 'TV mini super canggih yang kamu pakai di kepala' atau 'jendela pribadi ke dunia lain'. Bedakan secara singkat jenis-jenis utama jika relevan (misal: VR yang butuh PC/konsol vs VR mandiri/standalone seperti Meta Quest vs VR mobile yang pakai HP – fokus pada yang paling umum). </text:p>
              </text:list-item>
              <text:list-item>
                <text:p text:style-name="P180"><text:span text:style-name="T1">Kacamata/Perangkat AR: Jelaskan bagaimana ini berbeda dari headset VR (biasanya tidak menutup pandangan total). Sebutkan cara kerjanya secara umum: menampilkan gambar digital </text:span><text:span text:style-name="Emphasis"><text:span text:style-name="T1">di atas</text:span></text:span><text:span text:style-name="T1"> pandangan dunia nyata (bisa lewat layar transparan atau proyeksi) atau menggunakan kamera ponsel untuk menempatkan objek digital di layar. Gunakan analogi seperti 'kacamata pintar dari film fiksi ilmiah' atau 'ponselmu jadi jendela ajaib'. </text:span></text:p>
              </text:list-item>
              <text:list-item>
                <text:p text:style-name="P46"><text:span text:style-name="T1">Perangkat Tambahan: Sebutkan secara singkat alat lain seperti </text:span><text:span text:style-name="Emphasis"><text:span text:style-name="T1">controller</text:span></text:span><text:span text:style-name="T1"> (untuk berinteraksi dengan tangan di dunia virtual) dan mungkin singgung sedikit tentang teknologi masa depan seperti sarung tangan haptic (memberi sensasi sentuhan). Fokus pada fungsi tiap komponen dan bagaimana itu berkontribusi pada pengalaman VR/AR. Sarankan deskripsi untuk ilustrasi sederhana (misal: bagian-bagian headset VR)." </text:span></text:p>
              </text:list-item>
            </text:list>
            <text:p text:style-name="P1"/>
            <text:p text:style-name="Text_20_body"><text:soft-page-break/><text:span text:style-name="Strong_20_Emphasis"><text:span text:style-name="T1">Jawaban Prompt 9:</text:span></text:span></text:p>
            <text:p text:style-name="P125">Untuk masuk ke dunia virtual atau melihat tambahan digital di dunia nyata, kita butuh 'alat tempur' khusus. Yuk, kenalan sama yang utama!</text:p>
            <text:p text:style-name="Text_20_body"><text:span text:style-name="Strong_20_Emphasis"><text:span text:style-name="T1">1. Headset VR: Jendela Ajaib ke Dunia Lain</text:span></text:span><text:span text:style-name="T1"> Ini dia perangkat ikonik buat VR. Bentuknya kayak kacamata ski super besar atau helm futuristik. Tugas utamanya? Membawa kamu </text:span><text:span text:style-name="Emphasis"><text:span text:style-name="T1">sepenuhnya</text:span></text:span><text:span text:style-name="T1"> ke dunia digital. Di dalamnya ada beberapa bagian penting:</text:span></text:p>
            <text:list xml:id="list2220944248974845125" text:style-name="L46">
              <text:list-item>
                <text:p text:style-name="P181"><text:span text:style-name="Strong_20_Emphasis"><text:span text:style-name="T1">Layar Mini (Screens):</text:span></text:span><text:span text:style-name="T1"> Biasanya ada </text:span><text:span text:style-name="Strong_20_Emphasis"><text:span text:style-name="T1">dua layar kecil</text:span></text:span><text:span text:style-name="T1">, satu untuk tiap mata. Kenapa dua? Biar bisa nampilin gambar yang sedikit berbeda untuk mata kiri dan kanan, nah ini yang menciptakan </text:span><text:span text:style-name="Strong_20_Emphasis"><text:span text:style-name="T1">efek 3D</text:span></text:span><text:span text:style-name="T1"> yang bikin kita merasa 'masuk' ke dalam. Kayak punya dua TV mini super canggih persis di depan matamu! </text:span></text:p>
              </text:list-item>
              <text:list-item>
                <text:p text:style-name="P181"><text:span text:style-name="Strong_20_Emphasis"><text:span text:style-name="T1">Lensa (Lenses):</text:span></text:span><text:span text:style-name="T1"> Sepasang lensa di depan layar mini. Fungsinya buat memfokuskan gambar dari layar itu dan membuatnya terlihat lebih besar dan lebar, seolah kamu lagi lihat pemandangan luas, bukan layar kecil. </text:span></text:p>
              </text:list-item>
              <text:list-item>
                <text:p text:style-name="P47"><text:span text:style-name="Strong_20_Emphasis"><text:span text:style-name="T1">Casing (Body/Shell):</text:span></text:span><text:span text:style-name="T1"> Bagian luar headset ini penting banget buat </text:span><text:span text:style-name="Strong_20_Emphasis"><text:span text:style-name="T1">menutup total pandanganmu</text:span></text:span><text:span text:style-name="T1"> dari dunia nyata. Nggak boleh ada cahaya luar yang bocor masuk, biar ilusi 'pindah dunia'-nya makin sempurna! </text:span></text:p>
              </text:list-item>
            </text:list>
            <text:p text:style-name="Text_20_body"><text:span text:style-name="Emphasis"><text:span text:style-name="T1">Jenis-jenisnya?</text:span></text:span><text:span text:style-name="T1"> Ada yang butuh disambungin ke PC atau konsol game biar kuat (PC VR), ada juga yang super praktis karena semua mesinnya udah di dalam headset itu sendiri, nggak perlu kabel! (Ini namanya </text:span><text:span text:style-name="Strong_20_Emphasis"><text:span text:style-name="T1">Standalone VR</text:span></text:span><text:span text:style-name="T1">, contoh paling populernya saat ini (April 2025) kayak seri Meta Quest).</text:span></text:p>
            <text:p text:style-name="Text_20_body"><text:span text:style-name="Strong_20_Emphasis"><text:span text:style-name="T1">2. Kacamata AR &amp; Smartphone: Jendela Ajaib di Dunia Nyata</text:span></text:span><text:span text:style-name="T1"> Kalau AR, alatnya beda. Tujuannya bukan nutupin dunia nyata, tapi </text:span><text:span text:style-name="Emphasis"><text:span text:style-name="T1">nambahin</text:span></text:span><text:span text:style-name="T1"> sesuatu di atasnya. Jadi, perangkatnya biasanya:</text:span></text:p>
            <text:list xml:id="list3469446803872685316" text:style-name="L47">
              <text:list-item>
                <text:p text:style-name="P182"><text:span text:style-name="Strong_20_Emphasis"><text:span text:style-name="T1">Kacamata AR (AR Glasses):</text:span></text:span><text:span text:style-name="T1"> Ini mirip kacamata biasa, tapi lebih canggih. Dia punya cara buat nampilin gambar digital (info, grafis 3D) seolah melayang di depan matamu, tapi kamu </text:span><text:span text:style-name="Strong_20_Emphasis"><text:span text:style-name="T1">masih bisa lihat dunia nyata</text:span></text:span><text:span text:style-name="T1"> di sekitarmu. Kerjanya bisa pakai layar transparan khusus atau proyektor mini. Kayak kacamata pintar di film Iron Man gitu deh! (Meskipun yang secanggih itu masih terus dikembangkan). </text:span></text:p>
              </text:list-item>
              <text:list-item>
                <text:p text:style-name="P48"><text:span text:style-name="Strong_20_Emphasis"><text:span text:style-name="T1">Smartphone/Tablet:</text:span></text:span><text:span text:style-name="T1"> Ini cara paling gampang buat nyobain AR sekarang! Lewat </text:span><text:span text:style-name="Strong_20_Emphasis"><text:span text:style-name="T1">kamera HP</text:span></text:span><text:span text:style-name="T1">-mu, aplikasi AR bisa 'nempel'in objek </text:span><text:soft-page-break/><text:span text:style-name="T1">digital (filter lucu, karakter game, furnitur virtual) ke tampilan dunia nyata di layar. Ponselmu jadi kayak 'jendela ajaib'. </text:span></text:p>
              </text:list-item>
            </text:list>
            <text:p text:style-name="Text_20_body"><text:span text:style-name="Strong_20_Emphasis"><text:span text:style-name="T1">3. Alat Tambahan: Biar Makin Seru!</text:span></text:span><text:span text:style-name="T1"> Selain alat utama tadi, biasanya ada pendukungnya:</text:span></text:p>
            <text:list xml:id="list410728131890492869" text:style-name="L48">
              <text:list-item>
                <text:p text:style-name="P183"><text:span text:style-name="Strong_20_Emphasis"><text:span text:style-name="T1">Controller:</text:span></text:span><text:span text:style-name="T1"> Ini kayak joystick atau remote khusus yang kamu pegang di tangan. Gunanya buat 'mewakili' tanganmu di dunia VR. Kamu bisa mencet tombol, ngambil barang virtual, atau bahkan nunjuk sesuatu. Penting banget buat interaksi! </text:span></text:p>
              </text:list-item>
              <text:list-item>
                <text:p text:style-name="P49"><text:span text:style-name="Strong_20_Emphasis"><text:span text:style-name="T1">(Bonus Masa Depan) Sarung Tangan Haptic, dll:</text:span></text:span><text:span text:style-name="T1"> Lagi dikembangin juga nih, sarung tangan atau rompi khusus yang bisa ngasih sensasi </text:span><text:span text:style-name="Strong_20_Emphasis"><text:span text:style-name="T1">sentuhan</text:span></text:span><text:span text:style-name="T1"> atau getaran sesuai kejadian di dunia virtual. Biar makin berasa nyata! Tapi ini masih tergolong canggih dan belum umum ya. </text:span></text:p>
              </text:list-item>
            </text:list>
            <text:p text:style-name="P125">Nah, itu dia alat-alat utama yang jadi kunci pengalaman VR dan AR. Masing-masing punya peran penting buat 'menyihir' persepsi kita!</text:p>
            <text:p text:style-name="P1"/>
            <text:p text:style-name="Text_20_body"><text:span text:style-name="Strong_20_Emphasis"><text:span text:style-name="T1">(Opsional) Prompt untuk Ilustrasi:</text:span></text:span></text:p>
            <text:p text:style-name="P125">"Buat ilustrasi perbandingan sederhana.</text:p>
            <text:list xml:id="list1583946731280732656" text:style-name="L49">
              <text:list-item>
                <text:p text:style-name="P184"><text:span text:style-name="Strong_20_Emphasis"><text:span text:style-name="T1">Sisi Kiri:</text:span></text:span><text:span text:style-name="T1"> Gambar diagram </text:span><text:span text:style-name="Emphasis"><text:span text:style-name="T1">cutaway</text:span></text:span><text:span text:style-name="T1"> (potongan) simpel dari sebuah headset VR standalone modern. Beri panah dan label sederhana menunjuk ke: 'Layar (x2)', 'Lensa', 'Casing Penutup'. Di bawahnya beri teks 'HEADSET VR (Menutup Dunia Nyata)'. </text:span></text:p>
              </text:list-item>
              <text:list-item>
                <text:p text:style-name="P184"><text:span text:style-name="Strong_20_Emphasis"><text:span text:style-name="T1">Sisi Kanan:</text:span></text:span><text:span text:style-name="T1"> Gambar sebuah smartphone menampilkan pemandangan ruangan melalui kamera, dengan tambahan ikon/objek AR (misal: panah navigasi atau karakter kartun) di layar. ATAU gambar kacamata AR yang terlihat semi-transparan. Di bawahnya beri teks 'PERANGKAT AR (Menambah Dunia Nyata)'. </text:span></text:p>
              </text:list-item>
              <text:list-item>
                <text:p text:style-name="P50"><text:span text:style-name="Strong_20_Emphasis"><text:span text:style-name="T1">Di bawah keduanya:</text:span></text:span><text:span text:style-name="T1"> Gambar sepasang </text:span><text:span text:style-name="Emphasis"><text:span text:style-name="T1">controller</text:span></text:span><text:span text:style-name="T1"> VR. Gunakan gaya visual yang bersih dan mudah dipahami." </text:span></text:p>
              </text:list-item>
            </text:list>
            <text:p text:style-name="P1"/>
            <text:p text:style-name="P125">Saya menunggu perintah "YAX" Anda untuk melanjutkan ke prompt Subbab 2.2.</text:p>
          </text:section>
          <text:section text:style-name="Sect1" text:name="feedback-form-19">
            <text:p text:style-name="P253"/>
          </text:section>
        </text:section>
        <text:section text:style-name="Sect1" text:name="e0d084b5aa37fe20">
          <text:p text:style-name="P125"/>
          <text:section text:style-name="Sect1" text:name="user-query-content-20">
            <text:p text:style-name="P281"><text:soft-page-break/>yax </text:p>
          </text:section>
          <text:p text:style-name="P253">Tampilkan alur berpikir</text:p>
          <text:section text:style-name="Sect2" text:name="model-response-message-contentr_e0d084b5aa37fe20">
            <text:p text:style-name="Text_20_body"><text:span text:style-name="T1">Oke, mari kita selami cara kerja sensor dan pelacakan di </text:span><text:span text:style-name="Strong_20_Emphasis"><text:span text:style-name="T1">Subbab 2.2</text:span></text:span><text:span text:style-name="T1">! Gimana sih alat VR/AR bisa 'tahu' gerakan kita?</text:span></text:p>
            <text:p text:style-name="P1"/>
            <text:p text:style-name="Text_20_body"><text:span text:style-name="Strong_20_Emphasis"><text:span text:style-name="T1">Prompt Awal (untuk Subbab 2.2):</text:span></text:span><text:span text:style-name="T1"> "Jelaskan konsep pelacakan (tracking) dalam VR/AR dengan cara yang mudah dicerna.</text:span></text:p>
            <text:list xml:id="list1963438611287179821" text:style-name="L50">
              <text:list-item>
                <text:p text:style-name="P185"><text:span text:style-name="T1">Mengapa Penting?: Awali dengan menjelaskan </text:span><text:span text:style-name="Emphasis"><text:span text:style-name="T1">mengapa</text:span></text:span><text:span text:style-name="T1"> headset/sistem perlu tahu posisi dan orientasi kepala serta tangan pengguna (agar bisa melihat ke sekeliling secara alami, berinteraksi dengan objek virtual, dan mencegah pusing). </text:span></text:p>
              </text:list-item>
              <text:list-item>
                <text:p text:style-name="P268">Cara Kerja (Sederhana): Jelaskan dua metode utama pelacakan posisi dengan analogi: </text:p>
                <text:list>
                  <text:list-item>
                    <text:p text:style-name="P185"><text:span text:style-name="T1">Inside-Out Tracking: Kamera di </text:span><text:span text:style-name="Emphasis"><text:span text:style-name="T1">headset</text:span></text:span><text:span text:style-name="T1"> yang 'melihat' lingkungan sekitar untuk menentukan posisi. Analogi: 'Headset punya mata sendiri untuk tahu dia ada di mana dalam ruangan'. (Contoh: Meta Quest). </text:span></text:p>
                  </text:list-item>
                  <text:list-item>
                    <text:p text:style-name="P268">Outside-In Tracking: Sensor/kamera eksternal (ditaruh di ruangan) yang 'mengawasi' posisi headset dan controller. Analogi: 'Seperti ada satpam (sensor) di sudut ruangan yang mengawasimu'. (Contoh: sistem VR lama/beberapa sistem high-end). </text:p>
                  </text:list-item>
                </text:list>
              </text:list-item>
              <text:list-item>
                <text:p text:style-name="P268">Pelacakan Orientasi: Sebutkan adanya sensor internal (IMU - Inertial Measurement Unit) di dalam headset/controller yang mendeteksi putaran dan kemiringan kepala/tangan (mirip sensor di smartphone yang tahu kapan layar harus diputar). Analogi: 'Sensor pintar di dalam alat yang tahu arah hadapmu'. </text:p>
              </text:list-item>
              <text:list-item>
                <text:p text:style-name="P51"><text:span text:style-name="T1">Hubungan dengan Pengalaman: Tekankan bahwa pelacakan yang akurat dan cepat (minim </text:span><text:span text:style-name="Emphasis"><text:span text:style-name="T1">lag</text:span></text:span><text:span text:style-name="T1"> atau </text:span><text:span text:style-name="Emphasis"><text:span text:style-name="T1">delay</text:span></text:span><text:span text:style-name="T1">) sangat penting untuk membuat pengalaman terasa nyata dan nyaman (mengurangi risiko motion sickness)." </text:span></text:p>
              </text:list-item>
            </text:list>
            <text:p text:style-name="P1"/>
            <text:p text:style-name="Text_20_body"><text:span text:style-name="Strong_20_Emphasis"><text:span text:style-name="T1">Jawaban Prompt 10:</text:span></text:span></text:p>
            <text:p text:style-name="Text_20_body"><text:span text:style-name="T1">Pernah kepikiran nggak, pas kamu pakai headset VR terus nengok ke kiri atau </text:span><text:soft-page-break/><text:span text:style-name="T1">kanan, kok pemandangan di dalamnya ikut berubah sesuai arah pandanganmu? Atau pas kamu julurkan tangan pakai controller buat ngambil pedang virtual, kok bisa pas? Nah, di sinilah keajaiban </text:span><text:span text:style-name="Strong_20_Emphasis"><text:span text:style-name="T1">pelacakan (tracking)</text:span></text:span><text:span text:style-name="T1"> bekerja!</text:span></text:p>
            <text:p text:style-name="Text_20_body"><text:span text:style-name="Strong_20_Emphasis"><text:span text:style-name="T1">Kenapa Pelacakan Itu Wajib Banget?</text:span></text:span><text:span text:style-name="T1"> Pelacakan ini super penting karena beberapa alasan:</text:span></text:p>
            <text:list xml:id="list1686166986357671638" text:style-name="L51">
              <text:list-item>
                <text:p text:style-name="P186"><text:span text:style-name="Strong_20_Emphasis"><text:span text:style-name="T1">Biar Bisa Lihat Sekeliling:</text:span></text:span><text:span text:style-name="T1"> Di VR, kamu harus bisa bebas nengok ke atas, bawah, kiri, kanan, bahkan belakang, dan tampilan di headset harus ngikutin secara </text:span><text:span text:style-name="Emphasis"><text:span text:style-name="T1">real-time</text:span></text:span><text:span text:style-name="T1">. Kalau nggak, ilusi 'berada di sana'-nya langsung rusak. </text:span></text:p>
              </text:list-item>
              <text:list-item>
                <text:p text:style-name="P186"><text:span text:style-name="Strong_20_Emphasis"><text:span text:style-name="T1">Biar Bisa Interaksi:</text:span></text:span><text:span text:style-name="T1"> Gimana mau ngambil barang, neken tombol, atau main game kalau sistem nggak tahu posisi tangan atau controllermu di dunia virtual? Pelacakan tangan/controller itu kunci buat interaksi. </text:span></text:p>
              </text:list-item>
              <text:list-item>
                <text:p text:style-name="P52"><text:span text:style-name="Strong_20_Emphasis"><text:span text:style-name="T1">Biar Nggak Pusing:</text:span></text:span><text:span text:style-name="T1"> Ini penting! Kalau ada jeda (</text:span><text:span text:style-name="Emphasis"><text:span text:style-name="T1">lag</text:span></text:span><text:span text:style-name="T1"> atau </text:span><text:span text:style-name="Emphasis"><text:span text:style-name="T1">delay</text:span></text:span><text:span text:style-name="T1">) antara gerakan kepalamu di dunia nyata dan perubahan gambar di headset, otak kita bisa bingung. Nah, kebingungan ini salah satu penyebab utama </text:span><text:span text:style-name="Emphasis"><text:span text:style-name="T1">motion sickness</text:span></text:span><text:span text:style-name="T1"> atau rasa pusing saat pakai VR. Jadi, pelacakan harus cepat dan akurat! </text:span></text:p>
              </text:list-item>
            </text:list>
            <text:p text:style-name="Text_20_body"><text:span text:style-name="Strong_20_Emphasis"><text:span text:style-name="T1">Gimana Caranya Sistem 'Tahu' Gerakan Kita?</text:span></text:span><text:span text:style-name="T1"> Ada beberapa cara utama sistem VR/AR melacak kita:</text:span></text:p>
            <text:list xml:id="list7973773771764870693" text:style-name="L52">
              <text:list-item>
                <text:p text:style-name="P53"><text:span text:style-name="Strong_20_Emphasis"><text:span text:style-name="T1">Melacak Arah Hadap (Orientasi):</text:span></text:span><text:span text:style-name="T1"> Buat tahu kamu lagi nengok ke mana (atas/bawah/kiri/kanan) atau miringin kepala/tangan gimana, di dalam headset dan controller ada sensor pintar namanya </text:span><text:span text:style-name="Strong_20_Emphasis"><text:span text:style-name="T1">IMU (Inertial Measurement Unit)</text:span></text:span><text:span text:style-name="T1">. Ini mirip banget sama sensor di smartphone-mu yang tahu kapan layar HP harus diputar pas kamu miringin HP. Anggap aja ini </text:span><text:span text:style-name="Strong_20_Emphasis"><text:span text:style-name="T1">'sensor pintar internal'</text:span></text:span><text:span text:style-name="T1"> yang selalu tahu arah hadap perangkatmu.</text:span></text:p>
              </text:list-item>
              <text:list-item>
                <text:p text:style-name="P53"><text:span text:style-name="Strong_20_Emphasis"><text:span text:style-name="T1">Melacak Posisi di Ruangan (Positional Tracking):</text:span></text:span><text:span text:style-name="T1"> Nah, selain tahu arah hadap, sistem juga perlu tahu kamu lagi </text:span><text:span text:style-name="Emphasis"><text:span text:style-name="T1">berdiri atau bergerak di mana</text:span></text:span><text:span text:style-name="T1"> dalam ruangan. Ada dua metode utama:</text:span></text:p>
                <text:list>
                  <text:list-item>
                    <text:p text:style-name="P187"><text:span text:style-name="Strong_20_Emphasis"><text:span text:style-name="T1">Inside-Out Tracking:</text:span></text:span><text:span text:style-name="T1"> Ini yang paling umum dipakai di headset modern kayak Meta Quest 3 (per April 2025). Caranya? Ada beberapa </text:span><text:span text:style-name="Strong_20_Emphasis"><text:span text:style-name="T1">kamera kecil di bagian luar headset</text:span></text:span><text:span text:style-name="T1"> yang terus-menerus 'melihat' dan memetakan ruangan di sekitarmu. Dengan mengenali pola atau titik-titik di ruangan, headset jadi tahu </text:span><text:soft-page-break/><text:span text:style-name="T1">posisinya sendiri. Analoginya, </text:span><text:span text:style-name="Strong_20_Emphasis"><text:span text:style-name="T1">'headset-nya punya mata sendiri'</text:span></text:span><text:span text:style-name="T1"> buat ngelihat sekeliling. Praktis karena nggak butuh alat tambahan di ruangan. </text:span></text:p>
                  </text:list-item>
                  <text:list-item>
                    <text:p text:style-name="P53"><text:span text:style-name="Strong_20_Emphasis"><text:span text:style-name="T1">Outside-In Tracking:</text:span></text:span><text:span text:style-name="T1"> Kalau ini kebalikannya. Ada </text:span><text:span text:style-name="Strong_20_Emphasis"><text:span text:style-name="T1">sensor atau kamera eksternal (disebut Base Station atau Lighthouse)</text:span></text:span><text:span text:style-name="T1"> yang ditaruh di sudut-sudut ruangan. Tugasnya? 'Mengawasi' posisi headset dan controller dari luar. Analoginya, kayak ada </text:span><text:span text:style-name="Strong_20_Emphasis"><text:span text:style-name="T1">'satpam (sensor) di sudut ruangan'</text:span></text:span><text:span text:style-name="T1"> yang terus mantau pergerakanmu. Sistem ini biasanya sangat akurat tapi kurang praktis karena butuh pasang alat tambahan. (Dulu banyak dipakai, sekarang lebih jarang untuk VR konsumen). </text:span></text:p>
                  </text:list-item>
                </text:list>
              </text:list-item>
            </text:list>
            <text:p text:style-name="Text_20_body"><text:span text:style-name="Strong_20_Emphasis"><text:span text:style-name="T1">Akurasi = Kunci Kenyamanan!</text:span></text:span><text:span text:style-name="T1"> Yang jelas, nggak peduli metodenya apa, pelacakan yang </text:span><text:span text:style-name="Strong_20_Emphasis"><text:span text:style-name="T1">akurat dan responsif (minim jeda)</text:span></text:span><text:span text:style-name="T1"> itu krusial banget. Semakin presisi sistem membaca gerakanmu, semakin nyata dan nyaman pengalaman VR/AR yang kamu rasakan. Sedikit aja </text:span><text:span text:style-name="Emphasis"><text:span text:style-name="T1">delay</text:span></text:span><text:span text:style-name="T1">, bisa bikin pusing dan pengalaman jadi nggak asik. Teknologi di bidang ini terus berkembang biar makin mulus!</text:span></text:p>
            <text:p text:style-name="P1"/>
            <text:p text:style-name="Text_20_body"><text:span text:style-name="Strong_20_Emphasis"><text:span text:style-name="T1">(Opsional) Prompt untuk Ilustrasi:</text:span></text:span></text:p>
            <text:p text:style-name="P125">"Buat ilustrasi perbandingan dua metode pelacakan posisi:</text:p>
            <text:list xml:id="list4746252113368424859" text:style-name="L53">
              <text:list-item>
                <text:p text:style-name="P188"><text:span text:style-name="Strong_20_Emphasis"><text:span text:style-name="T1">Gambar Kiri (Inside-Out):</text:span></text:span><text:span text:style-name="T1"> Sebuah headset VR modern dengan beberapa panah/kerucut cahaya keluar dari kamera di permukaannya, mengarah ke objek-objek di dalam sebuah ruangan (meja, kursi). Label: 'INSIDE-OUT TRACKING (Headset Punya Mata)'. </text:span></text:p>
              </text:list-item>
              <text:list-item>
                <text:p text:style-name="P188"><text:span text:style-name="Strong_20_Emphasis"><text:span text:style-name="T1">Gambar Kanan (Outside-In):</text:span></text:span><text:span text:style-name="T1"> Sebuah headset VR dan controller di tengah ruangan. Ada dua kotak sensor ('satpam') di sudut ruangan yang memancarkan garis-garis lurus (seperti laser tak terlihat) ke arah headset dan controller. Label: 'OUTSIDE-IN TRACKING (Diawasi Sensor Eksternal)'. </text:span></text:p>
              </text:list-item>
              <text:list-item>
                <text:p text:style-name="P54"><text:span text:style-name="Strong_20_Emphasis"><text:span text:style-name="T1">Tambahkan ikon kecil:</text:span></text:span><text:span text:style-name="T1"> Sebuah ikon giroskop atau chip dengan panah melingkar di dekat headset di kedua gambar, diberi label 'Sensor Arah Hadap (IMU)'." </text:span></text:p>
              </text:list-item>
            </text:list>
            <text:p text:style-name="P1"/>
            <text:p text:style-name="P125">Saya menunggu perintah "YAX" Anda untuk melanjutkan ke prompt Subbab <text:soft-page-break/>2.3.</text:p>
          </text:section>
          <text:section text:style-name="Sect1" text:name="feedback-form-20">
            <text:p text:style-name="P253"/>
          </text:section>
        </text:section>
        <text:section text:style-name="Sect1" text:name="937f5476726979a5">
          <text:p text:style-name="P125"/>
          <text:section text:style-name="Sect1" text:name="user-query-content-21">
            <text:p text:style-name="P281">yax </text:p>
          </text:section>
          <text:p text:style-name="P253">Tampilkan alur berpikir</text:p>
          <text:section text:style-name="Sect2" text:name="model-response-message-contentr_937f5476726979a5">
            <text:p text:style-name="Text_20_body"><text:span text:style-name="T1">Oke, kita masuk ke pembahasan visual yang bikin takjub di </text:span><text:span text:style-name="Strong_20_Emphasis"><text:span text:style-name="T1">Subbab 2.3</text:span></text:span><text:span text:style-name="T1">! Gimana sih dunia digital itu bisa terlihat nyata dan keren?</text:span></text:p>
            <text:p text:style-name="P1"/>
            <text:p text:style-name="Text_20_body"><text:span text:style-name="Strong_20_Emphasis"><text:span text:style-name="T1">Prompt Awal (untuk Subbab 2.3):</text:span></text:span><text:span text:style-name="T1"> "Bahasa aspek visual (grafis) dalam VR/AR dengan penjelasan yang fokus pada konsep dan dampaknya bagi pengguna.</text:span></text:p>
            <text:list xml:id="list4496726597976049980" text:style-name="L54">
              <text:list-item>
                <text:p text:style-name="P269">Konsep Kunci (Sederhana): Jelaskan istilah penting dengan analogi atau perumpamaan: </text:p>
                <text:list>
                  <text:list-item>
                    <text:p text:style-name="P269">Rendering: Proses 'menggambar' atau menciptakan gambar digital yang kita lihat. Analogi: 'Seperti ada pelukis super cepat di dalam komputer/headset'. </text:p>
                  </text:list-item>
                  <text:list-item>
                    <text:p text:style-name="P189"><text:span text:style-name="T1">Frame Rate (FPS - Frames Per Second): Seberapa banyak gambar yang ditampilkan per detik. Jelaskan mengapa FPS tinggi (misal 90 FPS atau lebih) sangat penting di VR agar gerakan terlihat mulus dan tidak bikin pusing. Analogi: 'Seperti buku </text:span><text:span text:style-name="Emphasis"><text:span text:style-name="T1">flipbook</text:span></text:span><text:span text:style-name="T1">, semakin banyak gambar per detik, semakin halus animasinya'. </text:span></text:p>
                  </text:list-item>
                  <text:list-item>
                    <text:p text:style-name="P269">Resolusi: Kejernihan atau ketajaman gambar (jumlah piksel). Analogi: 'Seperti kualitas gambar di TV atau layar HP'. </text:p>
                  </text:list-item>
                  <text:list-item>
                    <text:p text:style-name="P269">Field of View (FOV): Seberapa lebar sudut pandang yang bisa kita lihat melalui headset. Analogi: 'Seberapa lebar 'jendela' virtualmu'. </text:p>
                  </text:list-item>
                </text:list>
              </text:list-item>
              <text:list-item>
                <text:p text:style-name="P189"><text:span text:style-name="T1">Tantangan Teknis: Jelaskan secara singkat mengapa menghasilkan grafis VR yang bagus itu berat: perlu </text:span><text:span text:style-name="Emphasis"><text:span text:style-name="T1">merender</text:span></text:span><text:span text:style-name="T1"> dua gambar berbeda (satu untuk tiap mata) dengan resolusi tinggi dan frame rate tinggi secara bersamaan, butuh tenaga komputasi (GPU) yang kuat. Untuk AR, tantangannya adalah menggabungkan objek virtual dengan dunia nyata secara meyakinkan. </text:span></text:p>
              </text:list-item>
              <text:list-item>
                <text:p text:style-name="P136">Fokus pada bagaimana elemen grafis ini berkontribusi pada tingkat realisme dan kenyamanan pengalaman." </text:p>
              </text:list-item>
            </text:list>
            <text:p text:style-name="P1"/>
            <text:p text:style-name="Text_20_body"><text:soft-page-break/><text:span text:style-name="Strong_20_Emphasis"><text:span text:style-name="T1">Jawaban Prompt 11:</text:span></text:span></text:p>
            <text:p text:style-name="Text_20_body"><text:span text:style-name="T1">Selain pelacakan gerakan yang presisi, kunci utama biar pengalaman VR/AR terasa 'nendang' adalah </text:span><text:span text:style-name="Strong_20_Emphasis"><text:span text:style-name="T1">grafis</text:span></text:span><text:span text:style-name="T1"> atau tampilan visualnya. Gimana caranya dunia digital itu bisa terlihat meyakinkan, bahkan sampai bikin kita melongo? Yuk, kenalan sama beberapa konsep pentingnya!</text:span></text:p>
            <text:list xml:id="list6260609159905602767" text:style-name="L55">
              <text:list-item>
                <text:p text:style-name="P55"><text:span text:style-name="Strong_20_Emphasis"><text:span text:style-name="T1">Rendering: Si Pelukis Super Cepat!</text:span></text:span><text:span text:style-name="T1"> Setiap detik kamu ada di dunia VR/AR, komputer atau mesin di dalam headsetmu bekerja super keras buat 'menggambar' semua pemandangan yang kamu lihat. Proses menciptakan gambar digital ini namanya </text:span><text:span text:style-name="Strong_20_Emphasis"><text:span text:style-name="T1">rendering</text:span></text:span><text:span text:style-name="T1">. Bayangin aja kayak ada </text:span><text:span text:style-name="Strong_20_Emphasis"><text:span text:style-name="T1">pelukis super cepat</text:span></text:span><text:span text:style-name="T1"> di dalam perangkatmu yang terus-menerus melukis ulang pemandangan sesuai gerakanmu. Makin cepat dan detail lukisannya, makin nyata rasanya!</text:span></text:p>
              </text:list-item>
              <text:list-item>
                <text:p text:style-name="P55"><text:span text:style-name="Strong_20_Emphasis"><text:span text:style-name="T1">Frame Rate (FPS): Biar Gerakan Mulus Anti Pusing!</text:span></text:span><text:span text:style-name="T1"> </text:span><text:span text:style-name="Emphasis"><text:span text:style-name="T1">Frame Rate</text:span></text:span><text:span text:style-name="T1"> atau FPS (Frames Per Second) itu artinya berapa banyak 'gambar' atau </text:span><text:span text:style-name="Emphasis"><text:span text:style-name="T1">frame</text:span></text:span><text:span text:style-name="T1"> yang ditampilkan ke matamu setiap detiknya. Kenapa ini penting banget, terutama di VR? Kalau FPS-nya rendah (misal cuma 30 FPS), gerakan akan terlihat patah-patah dan bisa banget bikin pusing (</text:span><text:span text:style-name="Emphasis"><text:span text:style-name="T1">motion sickness</text:span></text:span><text:span text:style-name="T1">). Makanya, VR yang bagus itu minimal harus bisa jalan di 75 FPS, bahkan idealnya </text:span><text:span text:style-name="Strong_20_Emphasis"><text:span text:style-name="T1">90 FPS atau lebih tinggi</text:span></text:span><text:span text:style-name="T1">! Semakin tinggi FPS, semakin mulus dan nyaman gerakannya. *Analogi gampangnya? Ingat buku </text:span><text:span text:style-name="Strong_20_Emphasis"><text:span text:style-name="T1">flipbook</text:span></text:span><text:span text:style-name="T1"> yang kalau dibalik cepat gambarnya seolah bergerak? Nah, FPS itu kayak jumlah halaman gambar di flipbook itu tiap detiknya. Makin banyak halamannya (makin tinggi FPS), makin halus animasinya!</text:span></text:p>
              </text:list-item>
              <text:list-item>
                <text:p text:style-name="P55"><text:span text:style-name="Strong_20_Emphasis"><text:span text:style-name="T1">Resolusi: Setajam Apa Gambarnya?</text:span></text:span><text:span text:style-name="T1"> Ini mirip kayak kualitas gambar di layar TV atau HP kamu. </text:span><text:span text:style-name="Strong_20_Emphasis"><text:span text:style-name="T1">Resolusi</text:span></text:span><text:span text:style-name="T1"> menentukan seberapa banyak titik kecil (piksel) yang membentuk gambar. Makin tinggi resolusinya, makin banyak pikselnya, hasilnya gambar jadi </text:span><text:span text:style-name="Strong_20_Emphasis"><text:span text:style-name="T1">lebih tajam, jernih, dan detail</text:span></text:span><text:span text:style-name="T1">. Di VR, resolusi tinggi penting biar kita nggak gampang lihat 'kotak-kotak' piksel dan dunia virtual terasa lebih nyata.</text:span></text:p>
              </text:list-item>
              <text:list-item>
                <text:p text:style-name="P55"><text:span text:style-name="Strong_20_Emphasis"><text:span text:style-name="T1">Field of View (FOV): Selebar Apa Jendelamu?</text:span></text:span><text:span text:style-name="T1"> </text:span><text:span text:style-name="Strong_20_Emphasis"><text:span text:style-name="T1">Field of View</text:span></text:span><text:span text:style-name="T1"> atau FOV itu gampangnya, seberapa lebar sih sudut pandang yang bisa kamu lihat pas pakai headset? Makin lebar FOV-nya, makin luas 'jendela' virtualmu, dan makin terasa </text:span><text:span text:style-name="Emphasis"><text:span text:style-name="T1">imersif</text:span></text:span><text:span text:style-name="T1"> karena mirip pandangan mata kita di dunia nyata. Kalau FOV terlalu sempit, rasanya kayak ngintip lewat teropong atau kacamata kuda, kurang enak kan?</text:span></text:p>
              </text:list-item>
            </text:list>
            <text:p text:style-name="Text_20_body"><text:soft-page-break/><text:span text:style-name="Strong_20_Emphasis"><text:span text:style-name="T1">Tantangan di Balik Grafis Keren</text:span></text:span><text:span text:style-name="T1"> Menghasilkan grafis VR yang mulus dan tajam itu </text:span><text:span text:style-name="Strong_20_Emphasis"><text:span text:style-name="T1">kerja berat</text:span></text:span><text:span text:style-name="T1"> buat perangkat keras, lho! Kenapa?</text:span></text:p>
            <text:list xml:id="list2415766226349874950" text:style-name="L56">
              <text:list-item>
                <text:p text:style-name="P190"><text:span text:style-name="T1">Harus </text:span><text:span text:style-name="Emphasis"><text:span text:style-name="T1">merender</text:span></text:span><text:span text:style-name="T1"> </text:span><text:span text:style-name="Strong_20_Emphasis"><text:span text:style-name="T1">dua gambar sekaligus</text:span></text:span><text:span text:style-name="T1"> (satu untuk mata kiri, satu untuk mata kanan) biar ada efek 3D. </text:span></text:p>
              </text:list-item>
              <text:list-item>
                <text:p text:style-name="P190"><text:span text:style-name="T1">Kedua gambar itu harus punya </text:span><text:span text:style-name="Strong_20_Emphasis"><text:span text:style-name="T1">resolusi tinggi</text:span></text:span><text:span text:style-name="T1"> dan </text:span><text:span text:style-name="Strong_20_Emphasis"><text:span text:style-name="T1">frame rate super tinggi</text:span></text:span><text:span text:style-name="T1"> (90 FPS+). </text:span></text:p>
              </text:list-item>
              <text:list-item>
                <text:p text:style-name="P56"><text:span text:style-name="T1">Semua itu harus dilakukan secara </text:span><text:span text:style-name="Emphasis"><text:span text:style-name="T1">real-time</text:span></text:span><text:span text:style-name="T1"> merespons gerakanmu! Makanya butuh 'otak' pengolah grafis yang kuat, yaitu </text:span><text:span text:style-name="Strong_20_Emphasis"><text:span text:style-name="T1">GPU (Graphics Processing Unit)</text:span></text:span><text:span text:style-name="T1"> yang kencang. </text:span></text:p>
              </text:list-item>
            </text:list>
            <text:p text:style-name="P125">Buat AR, tantangannya sedikit beda: gimana caranya objek digital bisa terlihat 'menyatu' secara alami dengan dunia nyata, termasuk pencahayaan dan bayangannya biar nggak kelihatan 'nempel' doang.</text:p>
            <text:p text:style-name="P125">Intinya, kombinasi dari rendering cepat, FPS tinggi, resolusi tajam, dan FOV lebar inilah yang bikin dunia digital terasa begitu nyata dan nyaman untuk dijelajahi!</text:p>
            <text:p text:style-name="P1"/>
            <text:p text:style-name="Text_20_body"><text:span text:style-name="Strong_20_Emphasis"><text:span text:style-name="T1">(Opsional) Prompt untuk Ilustrasi:</text:span></text:span></text:p>
            <text:p text:style-name="P125">"Buat ilustrasi perbandingan visual yang jelas:</text:p>
            <text:list xml:id="list7226942004444078194" text:style-name="L57">
              <text:list-item>
                <text:p text:style-name="P191"><text:span text:style-name="Strong_20_Emphasis"><text:span text:style-name="T1">Bagian 1 (FPS):</text:span></text:span><text:span text:style-name="T1"> Dua strip film animasi sederhana bersebelahan. Strip kiri punya sedikit gambar (misal 3 gambar), diberi label 'Low FPS (Patah-patah)'. Strip kanan punya banyak gambar berurutan (misal 9 gambar), diberi label 'High FPS (Mulus)'. </text:span></text:p>
              </text:list-item>
              <text:list-item>
                <text:p text:style-name="P191"><text:span text:style-name="Strong_20_Emphasis"><text:span text:style-name="T1">Bagian 2 (Resolusi):</text:span></text:span><text:span text:style-name="T1"> Dua gambar ikon sederhana (misal: pohon) bersebelahan. Gambar kiri terlihat pecah/kotak-kotak, diberi label 'Low Resolution (Buram)'. Gambar kanan terlihat tajam dan detail, diberi label 'High Resolution (Jelas)'. </text:span></text:p>
              </text:list-item>
              <text:list-item>
                <text:p text:style-name="P191"><text:span text:style-name="Strong_20_Emphasis"><text:span text:style-name="T1">Bagian 3 (FOV):</text:span></text:span><text:span text:style-name="T1"> Dua gambar menunjukkan sudut pandang orang pertama. Gambar kiri pandangannya sempit seperti melihat lewat lubang kunci, diberi label 'FOV Sempit'. Gambar kanan pandangannya lebar memenuhi panel, diberi label 'FOV Lebar'. </text:span></text:p>
              </text:list-item>
              <text:list-item>
                <text:p text:style-name="P57"><text:span text:style-name="Strong_20_Emphasis"><text:span text:style-name="T1">Tambahkan ikon kecil:</text:span></text:span><text:span text:style-name="T1"> Sebuah ikon chip GPU dengan api kecil atau tanda 'kerja keras', diberi label 'GPU Kerja Keras!'" </text:span></text:p>
              </text:list-item>
            </text:list>
            <text:p text:style-name="P1"/>
            <text:p text:style-name="P125"><text:soft-page-break/>Saya menunggu perintah "YAX" Anda untuk melanjutkan ke prompt Subbab 2.4.</text:p>
          </text:section>
          <text:section text:style-name="Sect1" text:name="feedback-form-21">
            <text:p text:style-name="P253"/>
          </text:section>
        </text:section>
        <text:section text:style-name="Sect1" text:name="f3543991aa2f23ec">
          <text:p text:style-name="P125"/>
          <text:section text:style-name="Sect1" text:name="user-query-content-22">
            <text:p text:style-name="P281">yax </text:p>
          </text:section>
          <text:p text:style-name="P253">Tampilkan alur berpikir</text:p>
          <text:section text:style-name="Sect2" text:name="model-response-message-contentr_f3543991aa2f23ec">
            <text:p text:style-name="Text_20_body"><text:span text:style-name="T1">Oke, setelah mata dimanjakan grafis keren, sekarang giliran telinga kita di </text:span><text:span text:style-name="Strong_20_Emphasis"><text:span text:style-name="T1">Subbab 2.4</text:span></text:span><text:span text:style-name="T1">! Ternyata suara juga penting banget lho buat bikin VR/AR makin nyata.</text:span></text:p>
            <text:p text:style-name="P1"/>
            <text:p text:style-name="Text_20_body"><text:span text:style-name="Strong_20_Emphasis"><text:span text:style-name="T1">Prompt Awal (untuk Subbab 2.4):</text:span></text:span><text:span text:style-name="T1"> "Jelaskan peran penting audio dalam menciptakan pengalaman VR/AR yang imersif.</text:span></text:p>
            <text:list xml:id="list8944877026163141939" text:style-name="L58">
              <text:list-item>
                <text:p text:style-name="P192"><text:span text:style-name="T1">Konsep Audio Spasial (3D Audio): Jelaskan bahwa ini bukan sekadar suara stereo (kiri-kanan), tapi suara yang terasa datang dari </text:span><text:span text:style-name="Strong_20_Emphasis"><text:span text:style-name="T1">arah tertentu</text:span></text:span><text:span text:style-name="T1"> di sekitar kita (atas, bawah, depan, belakang, jauh, dekat) sesuai dengan posisi sumber suara di dunia virtual. </text:span></text:p>
              </text:list-item>
              <text:list-item>
                <text:p text:style-name="P270">Cara Kerja (Sangat Sederhana): Sebutkan bahwa software secara cerdas mengubah suara agar terdengar berbeda di telinga kiri dan kanan, tergantung dari mana sumber suara itu berasal relatif terhadap posisi kepala kita di dunia virtual. Perubahan ini meniru cara telinga kita menentukan arah suara di dunia nyata. </text:p>
              </text:list-item>
              <text:list-item>
                <text:p text:style-name="P192"><text:span text:style-name="T1">Mengapa Penting?: Tekankan bagaimana audio spasial </text:span><text:span text:style-name="Strong_20_Emphasis"><text:span text:style-name="T1">meningkatkan imersi secara drastis</text:span></text:span><text:span text:style-name="T1">: membuat dunia virtual terasa lebih hidup, membantu kita menemukan objek atau merasakan kehadiran sesuatu di luar pandangan, dan menambah ketegangan atau suasana (misal: langkah kaki mendekat dari belakang di game horor). </text:span></text:p>
              </text:list-item>
              <text:list-item>
                <text:p text:style-name="P58"><text:span text:style-name="T1">Analogi: 'Seperti punya sistem </text:span><text:span text:style-name="Emphasis"><text:span text:style-name="T1">surround sound</text:span></text:span><text:span text:style-name="T1"> super canggih langsung di telingamu, yang arah suaranya ikut berubah saat kamu menoleh'." </text:span></text:p>
              </text:list-item>
            </text:list>
            <text:p text:style-name="P1"/>
            <text:p text:style-name="Text_20_body"><text:span text:style-name="Strong_20_Emphasis"><text:span text:style-name="T1">Jawaban Prompt 12:</text:span></text:span></text:p>
            <text:p text:style-name="Text_20_body"><text:span text:style-name="T1">Kamu mungkin mikir, yang penting di VR/AR itu kan gambarnya keren. Eits, jangan salah! Suara juga punya peran </text:span><text:span text:style-name="Emphasis"><text:span text:style-name="T1">super penting</text:span></text:span><text:span text:style-name="T1"> buat bikin pengalaman terasa makin nyata dan bikin kita benar-benar 'terjun' ke dalamnya. Ini bukan </text:span><text:soft-page-break/><text:span text:style-name="T1">soal suara stereo kiri-kanan biasa, tapi teknologi keren yang namanya </text:span><text:span text:style-name="Strong_20_Emphasis"><text:span text:style-name="T1">Audio Spasial</text:span></text:span><text:span text:style-name="T1"> atau </text:span><text:span text:style-name="Strong_20_Emphasis"><text:span text:style-name="T1">3D Audio</text:span></text:span><text:span text:style-name="T1">.</text:span></text:p>
            <text:p text:style-name="Text_20_body"><text:span text:style-name="Strong_20_Emphasis"><text:span text:style-name="T1">Apa Sih Audio Spasial Itu?</text:span></text:span><text:span text:style-name="T1"> Gampangnya gini: kalau pakai headphone biasa dengerin musik, kamu bisa bedain suara datang dari kiri atau kanan kan? Nah, Audio Spasial ini </text:span><text:span text:style-name="Strong_20_Emphasis"><text:span text:style-name="T1">jauh lebih canggih</text:span></text:span><text:span text:style-name="T1">. Dia bisa bikin kamu merasa seolah-olah suara itu datang dari </text:span><text:span text:style-name="Strong_20_Emphasis"><text:span text:style-name="T1">segala arah</text:span></text:span><text:span text:style-name="T1"> di sekitarmu – bisa dari atas, bawah, depan, belakang, jauh, atau dekat – persis kayak di dunia nyata! Jadi, kalau di game ada helikopter terbang di atas kepalamu, kamu bakal denger suaranya </text:span><text:span text:style-name="Emphasis"><text:span text:style-name="T1">beneran</text:span></text:span><text:span text:style-name="T1"> dari atas. Kalau ada monster ngendap-ngendap di belakangmu, kamu bakal denger langkah kakinya dari arah belakang! Keren, kan?</text:span></text:p>
            <text:p text:style-name="Text_20_body"><text:span text:style-name="Strong_20_Emphasis"><text:span text:style-name="T1">Gimana Cara Kerjanya (Versi Simpel)?</text:span></text:span><text:span text:style-name="T1"> Tanpa perlu jadi insinyur suara, intinya gini: software atau perangkat lunak di sistem VR/AR itu pinter banget. Dia tahu di mana posisi sumber suara (misal: si monster tadi) di dunia virtual, dan dia juga tahu ke mana arah kepalamu menghadap (berkat sensor pelacak!). Nah, software ini secara </text:span><text:span text:style-name="Emphasis"><text:span text:style-name="T1">real-time</text:span></text:span><text:span text:style-name="T1"> akan </text:span><text:span text:style-name="Strong_20_Emphasis"><text:span text:style-name="T1">mengolah suara</text:span></text:span><text:span text:style-name="T1"> itu biar terdengar sedikit berbeda di telinga kiri dan kananmu. Perbedaan tipis inilah (volume, waktu tiba suara) yang ditiru dari cara otak kita secara alami menentukan arah datangnya suara di dunia nyata.</text:span></text:p>
            <text:p text:style-name="Text_20_body"><text:span text:style-name="Strong_20_Emphasis"><text:span text:style-name="T1">Kenapa Ini Penting Banget Buat Imersi?</text:span></text:span><text:span text:style-name="T1"> Audio Spasial ini efeknya </text:span><text:span text:style-name="Strong_20_Emphasis"><text:span text:style-name="T1">dahsyat banget</text:span></text:span><text:span text:style-name="T1"> buat bikin kita makin percaya kalau kita lagi ada di dunia virtual itu:</text:span></text:p>
            <text:list xml:id="list1744854779982129507" text:style-name="L59">
              <text:list-item>
                <text:p text:style-name="P193"><text:span text:style-name="Strong_20_Emphasis"><text:span text:style-name="T1">Dunia Terasa Lebih Hidup:</text:span></text:span><text:span text:style-name="T1"> Suara lingkungan yang datang dari arah yang benar bikin dunia digital terasa lebih nyata dan 'bernyawa'. </text:span></text:p>
              </text:list-item>
              <text:list-item>
                <text:p text:style-name="P193"><text:span text:style-name="Strong_20_Emphasis"><text:span text:style-name="T1">Bantu Kita 'Melihat' dengan Telinga:</text:span></text:span><text:span text:style-name="T1"> Di game atau simulasi, kamu bisa tahu posisi musuh atau objek penting lainnya meskipun lagi nggak kelihatan di layar, cukup dengan dengerin arah suaranya! </text:span></text:p>
              </text:list-item>
              <text:list-item>
                <text:p text:style-name="P59"><text:span text:style-name="Strong_20_Emphasis"><text:span text:style-name="T1">Nambah Suasana &amp; Ketegangan:</text:span></text:span><text:span text:style-name="T1"> Bayangin main game horor VR. Denger suara langkah kaki pelan mendekat dari belakangmu pakai Audio Spasial... dijamin langsung merinding disko! Efek dramatis atau tenangnya suasana jadi makin terasa. </text:span></text:p>
              </text:list-item>
            </text:list>
            <text:p text:style-name="Text_20_body"><text:span text:style-name="Strong_20_Emphasis"><text:span text:style-name="T1">Analoginya?</text:span></text:span><text:span text:style-name="T1"> Pikirin aja kayak kamu punya </text:span><text:span text:style-name="Strong_20_Emphasis"><text:span text:style-name="T1">sistem </text:span></text:span><text:span text:style-name="Strong_20_Emphasis"><text:span text:style-name="Emphasis"><text:span text:style-name="T1">surround sound</text:span></text:span></text:span><text:span text:style-name="Strong_20_Emphasis"><text:span text:style-name="T1"> bioskop yang super canggih, tapi ukurannya mini dan nempel langsung di telingamu</text:span></text:span><text:span text:style-name="T1"> (lewat headphone atau speaker headset). Plus, arah suaranya bakal otomatis ikut berubah kalau kamu nengok!</text:span></text:p>
            <text:p text:style-name="P125">Jadi, jangan remehkan kekuatan suara ya! Audio Spasial adalah salah satu bumbu rahasia yang bikin VR/AR terasa makin ajaib.</text:p>
            <text:p text:style-name="P1"><text:soft-page-break/></text:p>
            <text:p text:style-name="Text_20_body"><text:span text:style-name="Strong_20_Emphasis"><text:span text:style-name="T1">(Opsional) Prompt untuk Ilustrasi:</text:span></text:span></text:p>
            <text:p text:style-name="P125">"Buat ilustrasi yang menunjukkan kepala seseorang (profil samping) memakai headphone atau headset VR. Di sekeliling kepala tersebut, gambarkan beberapa ikon sumber suara di posisi berbeda dalam ruang 3D (misal: ikon burung di atas, ikon langkah kaki di belakang bawah, ikon ledakan di depan samping). Dari setiap ikon sumber suara, tarik garis gelombang suara yang mengarah ke telinga orang tersebut, menunjukkan arah datangnya suara. Beri judul: 'AUDIO SPASIAL: Dengar Dunia dari Segala Arah!'"</text:p>
            <text:p text:style-name="P1"/>
            <text:p text:style-name="P125">Saya menunggu perintah "YAX" Anda untuk melanjutkan ke prompt Subbab 2.5.</text:p>
          </text:section>
          <text:section text:style-name="Sect1" text:name="feedback-form-22">
            <text:p text:style-name="P253"/>
          </text:section>
        </text:section>
        <text:section text:style-name="Sect1" text:name="29a63c9923ead00b">
          <text:p text:style-name="P125"/>
          <text:section text:style-name="Sect1" text:name="user-query-content-23">
            <text:p text:style-name="P281">YAX </text:p>
          </text:section>
          <text:p text:style-name="P253">Tampilkan alur berpikir</text:p>
          <text:section text:style-name="Sect2" text:name="model-response-message-contentr_29a63c9923ead00b">
            <text:p text:style-name="Text_20_body"><text:span text:style-name="T1">Oke, kita sampai di </text:span><text:span text:style-name="Strong_20_Emphasis"><text:span text:style-name="T1">Subbab 2.5</text:span></text:span><text:span text:style-name="T1">. Teknologi VR emang keren, tapi jujur aja, belum 100% sempurna. Salah satu tantangan yang sering dibicarakan adalah... kok kadang bikin pusing, ya? Yuk kita bahas!</text:span></text:p>
            <text:p text:style-name="P1"/>
            <text:p text:style-name="Text_20_body"><text:span text:style-name="Strong_20_Emphasis"><text:span text:style-name="T1">Prompt Awal (untuk Subbab 2.5):</text:span></text:span><text:span text:style-name="T1"> "Bahasa tantangan teknis utama VR, terutama motion sickness, secara jujur tapi juga memberikan solusi dan harapan.</text:span></text:p>
            <text:list xml:id="list695512823480562083" text:style-name="L60">
              <text:list-item>
                <text:p text:style-name="P271">Definisi Motion Sickness (Simulator Sickness): Jelaskan apa itu rasa pusing, mual, atau tidak nyaman yang kadang dialami saat menggunakan VR. </text:p>
              </text:list-item>
              <text:list-item>
                <text:p text:style-name="P194"><text:span text:style-name="T1">Penyebab Utama (Sederhana): Jelaskan akar masalahnya adalah </text:span><text:span text:style-name="Strong_20_Emphasis"><text:span text:style-name="T1">konflik sensorik</text:span></text:span><text:span text:style-name="T1">: mata melihat adanya gerakan (di dunia virtual), tapi telinga bagian dalam (yang mengatur keseimbangan) tidak merasakan gerakan fisik yang sesuai. Analogi: 'Otak jadi bingung karena mata bilang 'kita bergerak', tapi badan bilang 'kita diam''. </text:span></text:p>
              </text:list-item>
              <text:list-item>
                <text:p text:style-name="P194"><text:span text:style-name="T1">Pemicu Umum: Sebutkan faktor-faktor yang bisa memperburuknya: frame rate rendah, </text:span><text:span text:style-name="Emphasis"><text:span text:style-name="T1">lag</text:span></text:span><text:span text:style-name="T1"> atau </text:span><text:span text:style-name="Emphasis"><text:span text:style-name="T1">delay</text:span></text:span><text:span text:style-name="T1"> pada pelacakan, metode pergerakan </text:span><text:soft-page-break/><text:span text:style-name="T1">di VR yang tidak alami (misal: bergerak maju mulus pakai joystick), konten yang terlalu intens. </text:span></text:p>
              </text:list-item>
              <text:list-item>
                <text:p text:style-name="P194"><text:span text:style-name="T1">Solusi dan Cara Mengatasi: Berikan kabar baik bahwa teknologi terus berkembang untuk menguranginya (refresh rate lebih tinggi, tracking lebih baik). Sebutkan juga solusi dari sisi desain game/aplikasi (misal: opsi teleportasi untuk bergerak, </text:span><text:span text:style-name="Emphasis"><text:span text:style-name="T1">vignette</text:span></text:span><text:span text:style-name="T1"> atau penyempitan FOV saat bergerak) dan tips untuk pengguna (mulai dengan sesi singkat, pilih pengalaman yang nyaman, berhenti jika merasa tidak enak badan, pastikan headset pas). </text:span></text:p>
              </text:list-item>
              <text:list-item>
                <text:p text:style-name="P137">Tantangan Lain (Singkat): Singgung sedikit tantangan lain seperti keterbatasan Field of View (FOV) pada beberapa headset, berat dan kenyamanan headset untuk penggunaan lama, serta harga (meskipun cenderung turun). Jaga agar nada tetap positif dan informatif, bukan menakut-nakuti." </text:p>
              </text:list-item>
            </text:list>
            <text:p text:style-name="P1"/>
            <text:p text:style-name="Text_20_body"><text:span text:style-name="Strong_20_Emphasis"><text:span text:style-name="T1">Jawaban Prompt 13:</text:span></text:span></text:p>
            <text:p text:style-name="Text_20_body"><text:span text:style-name="T1">Oke, guys, </text:span><text:span text:style-name="Emphasis"><text:span text:style-name="T1">let's be real</text:span></text:span><text:span text:style-name="T1">. Secanggih-canggihnya VR, kadang ada efek samping yang kurang enak, yaitu rasa pusing atau mual. Istilah kerennya </text:span><text:span text:style-name="Strong_20_Emphasis"><text:span text:style-name="T1">motion sickness</text:span></text:span><text:span text:style-name="T1"> atau </text:span><text:span text:style-name="Strong_20_Emphasis"><text:span text:style-name="T1">simulator sickness</text:span></text:span><text:span text:style-name="T1">. Rasanya mirip kayak mabuk perjalanan di mobil atau kapal. Kenapa ya bisa gitu?</text:span></text:p>
            <text:p text:style-name="Text_20_body"><text:span text:style-name="Strong_20_Emphasis"><text:span text:style-name="T1">Otak Kita Lagi Bingung!</text:span></text:span><text:span text:style-name="T1"> Penyebab utamanya sebenarnya cukup simpel: ada </text:span><text:span text:style-name="Strong_20_Emphasis"><text:span text:style-name="T1">konflik antara apa yang mata kita lihat dan apa yang tubuh kita rasakan</text:span></text:span><text:span text:style-name="T1">. Pas kamu pakai VR dan karaktermu bergerak maju di dunia virtual, matamu ngirim sinyal ke otak: "Hei, kita lagi gerak, nih!". Tapi, tubuhmu (terutama telinga bagian dalam yang ngatur keseimbangan) bilang: "Eh, enggak kok, kita lagi diem aja". Nah, </text:span><text:span text:style-name="Strong_20_Emphasis"><text:span text:style-name="T1">otak jadi bingung</text:span></text:span><text:span text:style-name="T1"> nerima dua sinyal yang bertentangan ini. Kebingungan inilah yang bisa memicu rasa pusing dan mual.</text:span></text:p>
            <text:p text:style-name="Text_20_body"><text:span text:style-name="Strong_20_Emphasis"><text:span text:style-name="T1">Apa Aja yang Bikin Makin Parah?</text:span></text:span><text:span text:style-name="T1"> Beberapa hal bisa bikin efek pusing ini lebih terasa:</text:span></text:p>
            <text:list xml:id="list4931980526352514039" text:style-name="L61">
              <text:list-item>
                <text:p text:style-name="P195"><text:span text:style-name="Strong_20_Emphasis"><text:span text:style-name="T1">Frame Rate (FPS) Rendah:</text:span></text:span><text:span text:style-name="T1"> Kalau gambar patah-patah (ingat pembahasan di Subbab 2.3?), otak makin bingung. </text:span></text:p>
              </text:list-item>
              <text:list-item>
                <text:p text:style-name="P195"><text:span text:style-name="Strong_20_Emphasis"><text:span text:style-name="T1">Lag atau Delay Pelacakan:</text:span></text:span><text:span text:style-name="T1"> Kalau ada jeda antara gerakan kepalamu dan respons gambar di headset, ini juga pemicu utama. </text:span></text:p>
              </text:list-item>
              <text:list-item>
                <text:p text:style-name="P195"><text:span text:style-name="Strong_20_Emphasis"><text:span text:style-name="T1">Cara Bergerak yang Nggak Alami:</text:span></text:span><text:span text:style-name="T1"> Di beberapa game, kamu gerak maju pakai tombol joystick. Ini sering banget bikin pusing karena </text:span><text:soft-page-break/><text:span text:style-name="T1">pergerakannya terasa nggak natural buat otak kita yang biasa jalan kaki. </text:span></text:p>
              </text:list-item>
              <text:list-item>
                <text:p text:style-name="P60"><text:span text:style-name="Strong_20_Emphasis"><text:span text:style-name="T1">Konten Terlalu Cepat/Intens:</text:span></text:span><text:span text:style-name="T1"> Adegan yang gerakannya super cepat atau bikin kaget terus-terusan juga bisa memicu. </text:span></text:p>
              </text:list-item>
            </text:list>
            <text:p text:style-name="Text_20_body"><text:span text:style-name="Strong_20_Emphasis"><text:span text:style-name="T1">Tapi Tenang, Ada Solusinya Kok!</text:span></text:span><text:span text:style-name="T1"> Kabar baiknya, para pengembang teknologi dan game terus berusaha keras ngatasin masalah ini!</text:span></text:p>
            <text:list xml:id="list2662361862539346612" text:style-name="L62">
              <text:list-item>
                <text:p text:style-name="P196"><text:span text:style-name="Strong_20_Emphasis"><text:span text:style-name="T1">Teknologi Makin Canggih:</text:span></text:span><text:span text:style-name="T1"> Headset modern punya </text:span><text:span text:style-name="Emphasis"><text:span text:style-name="T1">refresh rate</text:span></text:span><text:span text:style-name="T1"> (kembaran FPS) yang lebih tinggi dan sistem pelacakan yang jauh lebih cepat dan akurat. Ini ngebantu banget mengurangi konflik sensorik. </text:span></text:p>
              </text:list-item>
              <text:list-item>
                <text:p text:style-name="P196"><text:span text:style-name="Strong_20_Emphasis"><text:span text:style-name="T1">Desain Game yang Lebih Pintar:</text:span></text:span><text:span text:style-name="T1"> Banyak game VR sekarang nawarin </text:span><text:span text:style-name="Strong_20_Emphasis"><text:span text:style-name="T1">opsi bergerak yang lebih nyaman</text:span></text:span><text:span text:style-name="T1">, misalnya: </text:span></text:p>
                <text:list>
                  <text:list-item>
                    <text:p text:style-name="P196"><text:span text:style-name="Strong_20_Emphasis"><text:span text:style-name="T1">Teleportasi:</text:span></text:span><text:span text:style-name="T1"> Kamu 'loncat' dari satu titik ke titik lain, jadi nggak ada sensasi gerak maju terus-menerus. </text:span></text:p>
                  </text:list-item>
                  <text:list-item>
                    <text:p text:style-name="P196"><text:span text:style-name="Strong_20_Emphasis"><text:span text:style-name="T1">Snap Turning:</text:span></text:span><text:span text:style-name="T1"> Beloknya langsung patah sekian derajat, bukan muter mulus yang kadang bikin pusing. </text:span></text:p>
                  </text:list-item>
                  <text:list-item>
                    <text:p text:style-name="P196"><text:span text:style-name="Strong_20_Emphasis"><text:span text:style-name="T1">Vignette:</text:span></text:span><text:span text:style-name="T1"> Pas kamu gerak, pinggiran pandanganmu sengaja dibikin agak gelap buat mengurangi sensasi gerakan di area perifer mata. </text:span></text:p>
                  </text:list-item>
                </text:list>
              </text:list-item>
              <text:list-item>
                <text:p text:style-name="P196"><text:span text:style-name="Strong_20_Emphasis"><text:span text:style-name="T1">Tips Buat Kamu:</text:span></text:span><text:span text:style-name="T1"> </text:span></text:p>
                <text:list>
                  <text:list-item>
                    <text:p text:style-name="P196"><text:span text:style-name="Strong_20_Emphasis"><text:span text:style-name="T1">Mulai Pelan-pelan:</text:span></text:span><text:span text:style-name="T1"> Kalau baru pertama kali coba VR, jangan langsung main game intens berjam-jam. Coba sesi singkat (15-20 menit) dulu. </text:span></text:p>
                  </text:list-item>
                  <text:list-item>
                    <text:p text:style-name="P196"><text:span text:style-name="Strong_20_Emphasis"><text:span text:style-name="T1">Pilih Pengalaman 'Comfortable':</text:span></text:span><text:span text:style-name="T1"> Banyak toko aplikasi VR ngasih rating kenyamanan. Pilih yang levelnya 'Comfortable' atau 'Moderate' di awal. </text:span></text:p>
                  </text:list-item>
                  <text:list-item>
                    <text:p text:style-name="P196"><text:span text:style-name="Strong_20_Emphasis"><text:span text:style-name="T1">Pastikan Headset Pas:</text:span></text:span><text:span text:style-name="T1"> Atur jarak antar lensa (IPD) sesuai matamu dan kencangkan tali headset biar pas dan nggak goyang-goyang. </text:span></text:p>
                  </text:list-item>
                  <text:list-item>
                    <text:p text:style-name="P61"><text:span text:style-name="Strong_20_Emphasis"><text:span text:style-name="T1">BERHENTI Jika Nggak Enak Badan:</text:span></text:span><text:span text:style-name="T1"> Jangan dipaksain! Kalau mulai pusing atau mual, langsung lepas headset dan istirahat. Biasanya nanti akan terbiasa pelan-pelan ('dapet VR legs'-nya). </text:span></text:p>
                  </text:list-item>
                </text:list>
              </text:list-item>
            </text:list>
            <text:p text:style-name="Text_20_body"><text:span text:style-name="Strong_20_Emphasis"><text:span text:style-name="T1">Tantangan Lainnya (Sekilas)</text:span></text:span><text:span text:style-name="T1"> Selain motion sickness, tantangan lain teknologi VR saat ini (April 2025) misalnya: </text:span><text:span text:style-name="Strong_20_Emphasis"><text:span text:style-name="T1">Field of View (FOV)</text:span></text:span><text:span text:style-name="T1"> yang kadang masih terasa kurang lebar di beberapa headset, </text:span><text:span text:style-name="Strong_20_Emphasis"><text:span text:style-name="T1">berat dan kenyamanan</text:span></text:span><text:span text:style-name="T1"> headset kalau dipakai lama, dan </text:span><text:span text:style-name="Strong_20_Emphasis"><text:span text:style-name="T1">harga</text:span></text:span><text:span text:style-name="T1"> (meskipun udah makin turun dibanding dulu!).</text:span></text:p>
            <text:p text:style-name="P125"><text:soft-page-break/>Intinya, teknologi ini terus berkembang buat jadi lebih baik dan nyaman. Jadi, jangan takut buat nyoba, tapi tetap perhatikan tips tadi ya!</text:p>
            <text:p text:style-name="P1"/>
            <text:p text:style-name="Text_20_body"><text:span text:style-name="Strong_20_Emphasis"><text:span text:style-name="T1">(Opsional) Prompt untuk Ilustrasi:</text:span></text:span></text:p>
            <text:p text:style-name="P125">"Buat ilustrasi gaya kartun dua panel.</text:p>
            <text:list xml:id="list1241318744078171643" text:style-name="L63">
              <text:list-item>
                <text:p text:style-name="P197"><text:span text:style-name="Strong_20_Emphasis"><text:span text:style-name="T1">Panel Kiri:</text:span></text:span><text:span text:style-name="T1"> Seorang karakter kartun remaja memakai headset VR, wajahnya agak hijau dan pusing (ada bintang atau spiral di atas kepala), di latar belakang ada garis-garis bergerigi menandakan lag/FPS rendah. Label: 'KENA MOTION SICKNESS!'. </text:span></text:p>
              </text:list-item>
              <text:list-item>
                <text:p text:style-name="P62"><text:span text:style-name="Strong_20_Emphasis"><text:span text:style-name="T1">Panel Kanan:</text:span></text:span><text:span text:style-name="T1"> Karakter yang sama memakai headset VR yang lebih keren, wajahnya ceria. Di sekitarnya ada ikon-ikon kecil mewakili solusi: ikon 'teleportasi' (orang loncat), ikon jam dinding ('main bentar'), ikon kunci inggris ('setting pas'), ikon ceklis ('pilih nyaman'). Label: 'UDAH NGGAK PUSING!'. Judul keseluruhan: 'Atasi Pusing di VR!'" </text:span></text:p>
              </text:list-item>
            </text:list>
            <text:p text:style-name="P1"/>
            <text:p text:style-name="P125">Kita sudah menyelesaikan Bab 2. Saya menunggu perintah "YAX" Anda untuk melanjutkan ke prompt pengantar Bab 3.</text:p>
          </text:section>
          <text:section text:style-name="Sect1" text:name="feedback-form-23">
            <text:p text:style-name="P253"/>
          </text:section>
        </text:section>
        <text:section text:style-name="Sect1" text:name="7906ef747f8a7282">
          <text:p text:style-name="P125"/>
          <text:section text:style-name="Sect1" text:name="user-query-content-24">
            <text:p text:style-name="P281">YAX </text:p>
          </text:section>
          <text:p text:style-name="P253">Tampilkan alur berpikir</text:p>
          <text:section text:style-name="Sect2" text:name="model-response-message-contentr_7906ef747f8a7282">
            <text:p text:style-name="Text_20_body"><text:span text:style-name="T1">Siap! Kita masuk ke bab yang paling ditunggu-tunggu, nih! </text:span><text:span text:style-name="Strong_20_Emphasis"><text:span text:style-name="T1">Pengantar Bab 3</text:span></text:span><text:span text:style-name="T1">!</text:span></text:p>
            <text:p text:style-name="P1"/>
            <text:p text:style-name="Text_20_body"><text:span text:style-name="Strong_20_Emphasis"><text:span text:style-name="T1">Prompt Awal (untuk Pengantar Bab 3):</text:span></text:span><text:span text:style-name="T1"> "Tulis sebuah paragraf pengantar yang ceria dan penuh semangat untuk Bab 3. Mulai dengan merangkum bahwa setelah 'mengoprek' cara kerja VR/AR di Bab 2, sekarang saatnya melihat hasil nyatanya: apa saja hal-hal keren yang </text:span><text:span text:style-name="Emphasis"><text:span text:style-name="T1">bisa kita lakukan</text:span></text:span><text:span text:style-name="T1"> dengan teknologi ini? Sampaikan bahwa bab ini akan menjadi tur pameran berbagai aplikasi VR/AR yang paling seru dan mengubah permainan di bidang-bidang yang dekat dengan kehidupan remaja. Sebutkan area utama yang akan dijelajahi: dunia hiburan yang makin gila (game, film, konser), cara belajar yang nggak lagi membosankan, ledakan kreativitas baru, sampai cara baru untuk nongkrong dan terhubung dengan teman. Janjikan banyak contoh nyata dan </text:span><text:soft-page-break/><text:span text:style-name="T1">inspirasi. Gunakan bahasa yang mengajak dan bikin pembaca tidak sabar untuk melihat berbagai kemungkinan yang ada."</text:span></text:p>
            <text:p text:style-name="P1"/>
            <text:p text:style-name="Text_20_body"><text:span text:style-name="Strong_20_Emphasis"><text:span text:style-name="T1">Jawaban Prompt 14:</text:span></text:span></text:p>
            <text:p text:style-name="Text_20_body"><text:span text:style-name="T1">Oke, setelah kita puas 'mengoprek' jeroan dan cara kerja VR/AR di Bab 2, sekarang saatnya bagian paling seru! Kalau teknologinya udah secanggih itu, terus... </text:span><text:span text:style-name="Emphasis"><text:span text:style-name="T1">emangnya bisa dipakai buat apa aja sih?</text:span></text:span><text:span text:style-name="T1"> Apa aja hal-hal keren yang bisa kita </text:span><text:span text:style-name="Emphasis"><text:span text:style-name="T1">lakukan</text:span></text:span><text:span text:style-name="T1"> pakai VR dan AR?</text:span></text:p>
            <text:p text:style-name="Text_20_body"><text:span text:style-name="T1">Selamat datang di Bab 3, ini bakal jadi </text:span><text:span text:style-name="Strong_20_Emphasis"><text:span text:style-name="T1">'tur pameran'</text:span></text:span><text:span text:style-name="T1"> pribadi kita ke dunia aplikasi VR/AR yang paling gokil dan pastinya relevan banget buat kehidupan kita sehari-hari! Kita bakal keliling buat lihat gimana teknologi ini ngubah permainan di berbagai area:</text:span></text:p>
            <text:list xml:id="list5160476751087779789" text:style-name="L64">
              <text:list-item>
                <text:p text:style-name="P198"><text:span text:style-name="Strong_20_Emphasis"><text:span text:style-name="T1">Dunia Hiburan yang Makin Gila:</text:span></text:span><text:span text:style-name="T1"> Siap-siap lihat gimana main game, nonton film, bahkan datang ke konser jadi pengalaman yang beda banget levelnya! </text:span></text:p>
              </text:list-item>
              <text:list-item>
                <text:p text:style-name="P198"><text:span text:style-name="Strong_20_Emphasis"><text:span text:style-name="T1">Belajar Jadi Petualangan:</text:span></text:span><text:span text:style-name="T1"> Lupakan cara belajar yang ngebosenin! Kita intip gimana VR/AR bikin pelajaran jadi interaktif, seru, dan nggak lagi bikin ngantuk. </text:span></text:p>
              </text:list-item>
              <text:list-item>
                <text:p text:style-name="P198"><text:span text:style-name="Strong_20_Emphasis"><text:span text:style-name="T1">Ledakan Kreativitas Baru:</text:span></text:span><text:span text:style-name="T1"> Buat kamu yang jiwa seninya meronta-ronta, lihat gimana VR/AR ngasih kanvas dan alat baru buat berkreasi tanpa batas. </text:span></text:p>
              </text:list-item>
              <text:list-item>
                <text:p text:style-name="P63"><text:span text:style-name="Strong_20_Emphasis"><text:span text:style-name="T1">Nongkrong Gaya Milenial &amp; Gen Z:</text:span></text:span><text:span text:style-name="T1"> Penasaran gimana caranya 'ketemu' dan nongkrong bareng teman di dunia virtual? Kita cek juga! </text:span></text:p>
              </text:list-item>
            </text:list>
            <text:p text:style-name="P125">Bab ini bakal penuh sama contoh-contoh nyata yang bikin kamu bilang "Wah, keren banget!" dan pastinya bisa jadi inspirasi. Udah siap lihat semua kemungkinan seru yang ditawarkan VR dan AR? Ayo kita mulai tur pamerannya!</text:p>
            <text:p text:style-name="P1"/>
            <text:p text:style-name="Text_20_body"><text:span text:style-name="Strong_20_Emphasis"><text:span text:style-name="T1">(Opsional) Prompt untuk Ilustrasi:</text:span></text:span></text:p>
            <text:p text:style-name="P125">"Buat ilustrasi ceria yang menggambarkan pintu masuk ke sebuah 'taman bermain' atau 'pameran' futuristik. Di atas gerbang ada tulisan besar 'Bab 3: Ayo Main &amp; Berkreasi!'. Ada beberapa papan penunjuk arah yang menunjuk ke zona berbeda, masing-masing dengan ikon yang relevan: 'Zona Hiburan Gila!' <text:soft-page-break/>(ikon game controller &amp; popcorn), 'Arena Belajar Seru!' (ikon buku &amp; roket), 'Studio Kreatif 3D!' (ikon kuas &amp; kubus), 'Kafe Virtual!' (ikon beberapa avatar &amp; cangkir kopi)."</text:p>
            <text:p text:style-name="P1"/>
            <text:p text:style-name="P125">Saya menunggu perintah "YAX" Anda untuk melanjutkan ke prompt Subbab 3.1.</text:p>
          </text:section>
          <text:section text:style-name="Sect1" text:name="feedback-form-24">
            <text:p text:style-name="P253"/>
          </text:section>
        </text:section>
        <text:section text:style-name="Sect1" text:name="8bcac8c54b7314ca">
          <text:p text:style-name="P125"/>
          <text:section text:style-name="Sect1" text:name="user-query-content-25">
            <text:p text:style-name="P281">YAX </text:p>
          </text:section>
          <text:p text:style-name="P253">Tampilkan alur berpikir</text:p>
          <text:section text:style-name="Sect2" text:name="model-response-message-contentr_8bcac8c54b7314ca">
            <text:p text:style-name="Text_20_body"><text:span text:style-name="T1">Oke, kita mulai tur di zona pertama: </text:span><text:span text:style-name="Strong_20_Emphasis"><text:span text:style-name="T1">Dunia Hiburan Tanpa Batas</text:span></text:span><text:span text:style-name="T1"> di </text:span><text:span text:style-name="Strong_20_Emphasis"><text:span text:style-name="T1">Subbab 3.1</text:span></text:span><text:span text:style-name="T1">! Siap-siap, ini bakal seru!</text:span></text:p>
            <text:p text:style-name="P1"/>
            <text:p text:style-name="Text_20_body"><text:span text:style-name="Strong_20_Emphasis"><text:span text:style-name="T1">Prompt Awal (untuk Subbab 3.1):</text:span></text:span><text:span text:style-name="T1"> "Jelaskan bagaimana VR dan AR merevolusi dunia hiburan, dengan fokus pada pengalaman yang ditawarkan.</text:span></text:p>
            <text:list xml:id="list2302914518713236066" text:style-name="L65">
              <text:list-item>
                <text:p text:style-name="P199"><text:span text:style-name="T1">Gaming Level Berikutnya: Jelaskan </text:span><text:span text:style-name="Emphasis"><text:span text:style-name="T1">perbedaan mendasar</text:span></text:span><text:span text:style-name="T1"> bermain game di VR dibandingkan layar biasa – sensasi </text:span><text:span text:style-name="Emphasis"><text:span text:style-name="T1">berada di dalam</text:span></text:span><text:span text:style-name="T1"> game (imersi), bisa melihat sekeliling 360 derajat, menggunakan tangan untuk berinteraksi secara alami (dengan controller). Berikan contoh genre game VR populer (misal: action, puzzle, rhythm, social). Mention how AR can enhance gaming too (Pokemon Go paradigm). </text:span></text:p>
              </text:list-item>
              <text:list-item>
                <text:p text:style-name="P199"><text:span text:style-name="T1">Nonton Beda Level (Film &amp; Cerita Interaktif): Bedakan antara video 360 (bisa lihat sekeliling tapi cerita linear) dengan pengalaman VR sinematik atau naratif interaktif (dimana penonton mungkin bisa mempengaruhi cerita atau merasa jadi bagian dari adegan). Use analogies (like being </text:span><text:span text:style-name="Emphasis"><text:span text:style-name="T1">inside</text:span></text:span><text:span text:style-name="T1"> the movie). </text:span></text:p>
              </text:list-item>
              <text:list-item>
                <text:p text:style-name="P138">Konser &amp; Acara dari Sofa: Describe the experience of attending concerts or events as an avatar, interacting with others. Mention real examples if possible (e.g., concerts in Fortnite, VRChat). Gunakan bahasa yang menggambarkan keseruan dan kebaruan pengalaman ini. Sebutkan contoh game spesifik yang populer saat ini (ingat, konteks waktu April 25, 2025)." </text:p>
              </text:list-item>
            </text:list>
            <text:p text:style-name="P1"/>
            <text:p text:style-name="Text_20_body"><text:soft-page-break/><text:span text:style-name="Strong_20_Emphasis"><text:span text:style-name="T1">Jawaban Prompt 15:</text:span></text:span></text:p>
            <text:p text:style-name="Text_20_body"><text:span text:style-name="T1">Hiburan itu udah jadi bagian hidup kita banget, kan? Mulai dari main game, nonton film, sampai dengerin musik. Nah, VR dan AR ini datang buat bikin semua itu jadi </text:span><text:span text:style-name="Strong_20_Emphasis"><text:span text:style-name="T1">level berikutnya</text:span></text:span><text:span text:style-name="T1">, ngasih pengalaman yang beda banget dari sekadar mantengin layar!</text:span></text:p>
            <text:p text:style-name="Text_20_body"><text:span text:style-name="Strong_20_Emphasis"><text:span text:style-name="T1">1. Gaming: Kamu Bukan Cuma Main, Kamu </text:span></text:span><text:span text:style-name="Strong_20_Emphasis"><text:span text:style-name="Emphasis"><text:span text:style-name="T1">Ada di Dalam</text:span></text:span></text:span><text:span text:style-name="Strong_20_Emphasis"><text:span text:style-name="T1">!</text:span></text:span><text:span text:style-name="T1"> Lupakan main game sambil duduk manis pencet-pencet tombol. Di VR, kamu itu </text:span><text:span text:style-name="Strong_20_Emphasis"><text:span text:style-name="T1">beneran 'masuk' ke dalam dunia game!</text:span></text:span></text:p>
            <text:list xml:id="list7338846211520712834" text:style-name="L66">
              <text:list-item>
                <text:p text:style-name="P200"><text:span text:style-name="Strong_20_Emphasis"><text:span text:style-name="T1">Imersi Total:</text:span></text:span><text:span text:style-name="T1"> Kamu bisa lihat sekeliling </text:span><text:span text:style-name="Strong_20_Emphasis"><text:span text:style-name="T1">360 derajat</text:span></text:span><text:span text:style-name="T1">. Ada musuh ngendap di belakang? Kamu bisa nengok dan lihat langsung! Lagi di puncak gunung virtual? Pemandangannya ada di sekelilingmu, bukan cuma di layar datar. </text:span></text:p>
              </text:list-item>
              <text:list-item>
                <text:p text:style-name="P200"><text:span text:style-name="Strong_20_Emphasis"><text:span text:style-name="T1">Interaksi Fisik:</text:span></text:span><text:span text:style-name="T1"> Kamu nggak cuma mencet tombol buat mukul atau nembak. Kamu bisa </text:span><text:span text:style-name="Emphasis"><text:span text:style-name="T1">beneran</text:span></text:span><text:span text:style-name="T1"> mengayunkan pedang virtual pakai tanganmu (via controller), menghindar dari serangan musuh dengan </text:span><text:span text:style-name="Emphasis"><text:span text:style-name="T1">beneran</text:span></text:span><text:span text:style-name="T1"> menunduk atau geser badan, atau meraih objek virtual seolah nyata. </text:span></text:p>
              </text:list-item>
              <text:list-item>
                <text:p text:style-name="P200"><text:span text:style-name="Strong_20_Emphasis"><text:span text:style-name="T1">Genre Populer:</text:span></text:span><text:span text:style-name="T1"> Banyak banget genre game yang jadi makin seru di VR! Ada game </text:span><text:span text:style-name="Strong_20_Emphasis"><text:span text:style-name="T1">rhythm</text:span></text:span><text:span text:style-name="T1"> yang bikin kamu kayak DJ nebas balok musik (contoh klasiknya masih </text:span><text:span text:style-name="Emphasis"><text:span text:style-name="T1">Beat Saber</text:span></text:span><text:span text:style-name="T1">), game </text:span><text:span text:style-name="Strong_20_Emphasis"><text:span text:style-name="T1">action/adventure</text:span></text:span><text:span text:style-name="T1"> yang super menegangkan (seperti </text:span><text:span text:style-name="Emphasis"><text:span text:style-name="T1">Half-Life: Alyx</text:span></text:span><text:span text:style-name="T1"> atau judul-judul keren lain yang mungkin lagi hits sekarang, April 2025), game </text:span><text:span text:style-name="Strong_20_Emphasis"><text:span text:style-name="T1">puzzle</text:span></text:span><text:span text:style-name="T1"> yang bikin otak muter di dunia 3D, sampai game </text:span><text:span text:style-name="Strong_20_Emphasis"><text:span text:style-name="T1">sosial</text:span></text:span><text:span text:style-name="T1"> tempat kamu bisa main bareng teman dalam bentuk avatar. </text:span></text:p>
              </text:list-item>
              <text:list-item>
                <text:p text:style-name="P64"><text:span text:style-name="Strong_20_Emphasis"><text:span text:style-name="T1">AR Gaming:</text:span></text:span><text:span text:style-name="T1"> Jangan lupakan AR! Dia bawa elemen game ke </text:span><text:span text:style-name="Strong_20_Emphasis"><text:span text:style-name="T1">dunia nyata</text:span></text:span><text:span text:style-name="T1"> kita. Contoh paling fenomenal ya masih </text:span><text:span text:style-name="Strong_20_Emphasis"><text:span text:style-name="T1">Pokemon Go</text:span></text:span><text:span text:style-name="T1">, yang bikin kita keliling komplek buat 'nangkep' monster. Tapi banyak juga game AR lain yang pakai mejamu, halaman rumahmu, atau bahkan wajahmu jadi arena bermain! </text:span></text:p>
              </text:list-item>
            </text:list>
            <text:p text:style-name="Text_20_body"><text:span text:style-name="Strong_20_Emphasis"><text:span text:style-name="T1">2. Nonton Film &amp; Cerita: Lebih dari Sekadar Penonton!</text:span></text:span><text:span text:style-name="T1"> Nonton di VR/AR juga beda rasanya:</text:span></text:p>
            <text:list xml:id="list3808474126628609969" text:style-name="L67">
              <text:list-item>
                <text:p text:style-name="P201"><text:span text:style-name="Strong_20_Emphasis"><text:span text:style-name="T1">Video 360:</text:span></text:span><text:span text:style-name="T1"> Ini kayak nonton video biasa, tapi kamu bisa </text:span><text:span text:style-name="Strong_20_Emphasis"><text:span text:style-name="T1">lihat ke segala arah</text:span></text:span><text:span text:style-name="T1">. Pas buat ngerasain suasana tempat baru, kayak lagi tur virtual. Ceritanya tetap linear, kamu cuma ngikutin aja. </text:span></text:p>
              </text:list-item>
              <text:list-item>
                <text:p text:style-name="P65"><text:span text:style-name="Strong_20_Emphasis"><text:span text:style-name="T1">Pengalaman Sinematik VR / Cerita Interaktif:</text:span></text:span><text:span text:style-name="T1"> Ini lebih dalam lagi! </text:span><text:soft-page-break/><text:span text:style-name="T1">Kamu bisa merasa </text:span><text:span text:style-name="Strong_20_Emphasis"><text:span text:style-name="T1">benar-benar hadir di dalam adegan film</text:span></text:span><text:span text:style-name="T1"> atau cerita. Kadang, kamu bahkan bisa berinteraksi sedikit atau ceritanya bisa berubah tergantung ke mana kamu melihat atau apa yang kamu lakukan. Bayangin aja nonton film horor tapi kamu </text:span><text:span text:style-name="Emphasis"><text:span text:style-name="T1">ada di dalam</text:span></text:span><text:span text:style-name="T1"> rumah hantunya! Brrr! </text:span></text:p>
              </text:list-item>
            </text:list>
            <text:p text:style-name="Text_20_body"><text:span text:style-name="Strong_20_Emphasis"><text:span text:style-name="T1">3. Konser &amp; Acara Virtual: Nonton Idola dari Kamar!</text:span></text:span><text:span text:style-name="T1"> Ketinggalan konser band favorit atau acara keren lainnya? VR bisa jadi solusi! Kamu bisa 'datang' ke konser atau festival musik </text:span><text:span text:style-name="Strong_20_Emphasis"><text:span text:style-name="T1">dalam bentuk avatar</text:span></text:span><text:span text:style-name="T1"> kamu. Kamu bisa lihat panggung megah, dengerin musiknya (seringkali dengan audio spasial!), dan bahkan </text:span><text:span text:style-name="Strong_20_Emphasis"><text:span text:style-name="T1">berinteraksi sama penonton lain</text:span></text:span><text:span text:style-name="T1"> yang juga hadir sebagai avatar dari seluruh dunia. Rasanya kayak nonton bareng, tapi dari kenyamanan rumahmu sendiri. Beberapa platform game besar kayak </text:span><text:span text:style-name="Strong_20_Emphasis"><text:span text:style-name="T1">Fortnite</text:span></text:span><text:span text:style-name="T1"> atau </text:span><text:span text:style-name="Strong_20_Emphasis"><text:span text:style-name="T1">Roblox</text:span></text:span><text:span text:style-name="T1">, dan platform sosial VR seperti </text:span><text:span text:style-name="Strong_20_Emphasis"><text:span text:style-name="T1">VRChat</text:span></text:span><text:span text:style-name="T1">, sering banget ngadain event virtual kayak gini, dan tren ini kayaknya bakal makin gede!</text:span></text:p>
            <text:p text:style-name="Text_20_body"><text:span text:style-name="T1">Intinya, VR dan AR bikin hiburan jadi lebih </text:span><text:span text:style-name="Strong_20_Emphasis"><text:span text:style-name="T1">interaktif, imersif, dan personal</text:span></text:span><text:span text:style-name="T1">. Siap buat nyobain sensasi baru ini?</text:span></text:p>
            <text:p text:style-name="P1"/>
            <text:p text:style-name="Text_20_body"><text:span text:style-name="Strong_20_Emphasis"><text:span text:style-name="T1">(Opsional) Prompt untuk Ilustrasi:</text:span></text:span></text:p>
            <text:p text:style-name="P125">"Buat ilustrasi tiga panel dinamis yang menampilkan keseruan hiburan VR/AR:</text:p>
            <text:list xml:id="list5129053693437110101" text:style-name="L68">
              <text:list-item>
                <text:p text:style-name="P202"><text:span text:style-name="Strong_20_Emphasis"><text:span text:style-name="T1">Panel 1 (Gaming):</text:span></text:span><text:span text:style-name="T1"> Seorang remaja memakai headset VR, ekspresinya fokus dan seru, sedang mengayunkan tangannya (dengan controller) seperti menebas sesuatu di udara. Latar belakangnya dunia game penuh aksi (ledakan, laser, dll). Label: 'GAMING IMERSIF'. </text:span></text:p>
              </text:list-item>
              <text:list-item>
                <text:p text:style-name="P202"><text:span text:style-name="Strong_20_Emphasis"><text:span text:style-name="T1">Panel 2 (Film):</text:span></text:span><text:span text:style-name="T1"> Sudut pandang orang pertama dari dalam headset VR, melihat pemandangan bawah laut yang indah dan detail (ikan, terumbu karang). Ada teks kecil 'Rasanya Nyata Banget!'. Label: 'FILM 360° &amp; INTERAKTIF'. </text:span></text:p>
              </text:list-item>
              <text:list-item>
                <text:p text:style-name="P66"><text:span text:style-name="Strong_20_Emphasis"><text:span text:style-name="T1">Panel 3 (Konser):</text:span></text:span><text:span text:style-name="T1"> Kerumunan avatar kartun yang beragam sedang bersorak gembira menghadap panggung virtual yang megah dengan lampu sorot dan tampilan visual keren. Label: 'KONSER VIRTUAL'. " </text:span></text:p>
              </text:list-item>
            </text:list>
            <text:p text:style-name="P1"/>
            <text:p text:style-name="P125">Saya menunggu perintah "YAX" Anda untuk melanjutkan ke prompt Subbab 3.2.</text:p>
          </text:section>
          <text:section text:style-name="Sect1" text:name="feedback-form-25">
            <text:p text:style-name="P253"><text:soft-page-break/></text:p>
          </text:section>
        </text:section>
        <text:section text:style-name="Sect1" text:name="d4b67d6e87be957e">
          <text:p text:style-name="P125"/>
          <text:section text:style-name="Sect1" text:name="user-query-content-26">
            <text:p text:style-name="P281">YAX </text:p>
          </text:section>
          <text:p text:style-name="P253">Tampilkan alur berpikir</text:p>
          <text:section text:style-name="Sect2" text:name="model-response-message-contentr_d4b67d6e87be957e">
            <text:p text:style-name="P253"/>
          </text:section>
          <text:section text:style-name="Sect1" text:name="feedback-form-26">
            <text:p text:style-name="P253"/>
          </text:section>
        </text:section>
        <text:section text:style-name="Sect1" text:name="8abb2f1acbba0016">
          <text:p text:style-name="P125"/>
          <text:section text:style-name="Sect1" text:name="user-query-content-27">
            <text:p text:style-name="P281">PRESENT IT </text:p>
          </text:section>
          <text:p text:style-name="P253">Tampilkan alur berpikir</text:p>
          <text:section text:style-name="Sect2" text:name="model-response-message-contentr_8abb2f1acbba0016">
            <text:p text:style-name="Text_20_body"><text:span text:style-name="T1">Oke, mari kita lihat bagaimana VR dan AR bisa menyulap cara belajar yang membosankan jadi petualangan seru di </text:span><text:span text:style-name="Strong_20_Emphasis"><text:span text:style-name="T1">Subbab 3.2</text:span></text:span><text:span text:style-name="T1">!</text:span></text:p>
            <text:p text:style-name="P1"/>
            <text:p text:style-name="Text_20_body"><text:span text:style-name="Strong_20_Emphasis"><text:span text:style-name="T1">Prompt Awal (untuk Subbab 3.2):</text:span></text:span><text:span text:style-name="T1"> "Tunjukkan bagaimana VR dan AR mengubah cara belajar menjadi lebih menarik, efektif, dan menyenangkan.</text:span></text:p>
            <text:list xml:id="list3060378021819634632" text:style-name="L69">
              <text:list-item>
                <text:p text:style-name="P272">Simulasi yang 'Nggak Main-main': Jelaskan bagaimana VR/AR memungkinkan simulasi yang realistis untuk pembelajaran. Berikan contoh spesifik: melakukan eksperimen kimia berbahaya tanpa risiko di lab virtual, 'berjalan-jalan' di zaman Romawi Kuno untuk pelajaran sejarah, atau menjelajahi human body in 3D dalam pelajaran biologi. Tekankan manfaat 'belajar sambil melakukan' (learning by doing) dan memahami konsep abstrak dengan visualisasi. </text:p>
              </text:list-item>
              <text:list-item>
                <text:p text:style-name="P272">Keliling Dunia (dan Luar Angkasa!) Tanpa Paspor: Gambarkan pengalaman melakukan tur virtual ke museum terkenal di dunia, situs bersejarah, keajaiban alam, atau bahkan planet lain menggunakan VR/AR. Highlight accessibility (visit anywhere from home). </text:p>
              </text:list-item>
              <text:list-item>
                <text:p text:style-name="P139">Latihan Skill di Dunia Aman: Sebutkan bagaimana VR/AR digunakan untuk pelatihan keterampilan praktis (e.g., public speaking practice, basic mechanics) in a safe virtual environment. Gunakan narasi yang menunjukkan bahwa belajar tidak harus membosankan, tapi bisa menjadi sebuah petualangan interaktif." </text:p>
              </text:list-item>
            </text:list>
            <text:p text:style-name="P1"/>
            <text:p text:style-name="Text_20_body"><text:span text:style-name="Strong_20_Emphasis"><text:span text:style-name="T1">Jawaban Prompt 16:</text:span></text:span></text:p>
            <text:p text:style-name="Text_20_body"><text:span text:style-name="T1">Siapa bilang belajar itu harus ngebosenin, cuma duduk dengerin guru atau </text:span><text:soft-page-break/><text:span text:style-name="T1">baca buku teks tebal? Dengan VR dan AR, siap-siap deh, karena belajar bisa jadi </text:span><text:span text:style-name="Strong_20_Emphasis"><text:span text:style-name="T1">petualangan yang seru banget!</text:span></text:span><text:span text:style-name="T1"> Gimana caranya?</text:span></text:p>
            <text:p text:style-name="Text_20_body"><text:span text:style-name="Strong_20_Emphasis"><text:span text:style-name="T1">1. Simulasi Realistis: Belajar Sambil 'Melakukan' (Tapi Aman!)</text:span></text:span><text:span text:style-name="T1"> Ini salah satu kekuatan terbesar VR/AR buat pendidikan. Kita bisa melakukan simulasi hal-hal yang di dunia nyata mungkin susah, mahal, atau bahkan berbahaya!</text:span></text:p>
            <text:list xml:id="list3084212760705386928" text:style-name="L70">
              <text:list-item>
                <text:p text:style-name="P203"><text:span text:style-name="Strong_20_Emphasis"><text:span text:style-name="T1">Lab Kimia Virtual:</text:span></text:span><text:span text:style-name="T1"> Mau coba campurin bahan kimia yang gampang meledak? Di lab virtual VR, kamu bisa melakukannya </text:span><text:span text:style-name="Strong_20_Emphasis"><text:span text:style-name="T1">tanpa risiko</text:span></text:span><text:span text:style-name="T1"> apa pun! Kalau salah, paling cuma ada ledakan digital, nggak bikin lab sekolah rusak. </text:span></text:p>
              </text:list-item>
              <text:list-item>
                <text:p text:style-name="P203"><text:span text:style-name="Strong_20_Emphasis"><text:span text:style-name="T1">Jalan-jalan ke Masa Lalu:</text:span></text:span><text:span text:style-name="T1"> Lagi belajar sejarah? Gimana kalau kamu bisa </text:span><text:span text:style-name="Emphasis"><text:span text:style-name="T1">beneran</text:span></text:span><text:span text:style-name="T1"> </text:span><text:span text:style-name="Strong_20_Emphasis"><text:span text:style-name="T1">'berjalan-jalan' di tengah keramaian pasar zaman Romawi Kuno</text:span></text:span><text:span text:style-name="T1">, lihat bangunan Colosseum dari dekat, atau mungkin 'mengunjungi' kemegahan Candi Borobudur di masa lampau? VR bikin sejarah jadi hidup! </text:span></text:p>
              </text:list-item>
              <text:list-item>
                <text:p text:style-name="P67"><text:span text:style-name="Strong_20_Emphasis"><text:span text:style-name="T1">Menjelajahi Tubuh Manusia:</text:span></text:span><text:span text:style-name="T1"> Pelajaran biologi soal organ tubuh atau sel bisa jadi membingungkan. Tapi dengan VR/AR, kamu bisa </text:span><text:span text:style-name="Strong_20_Emphasis"><text:span text:style-name="T1">'masuk' ke dalam aliran darah</text:span></text:span><text:span text:style-name="T1">, melihat sel darah merah dari dekat, atau memutar-mutar model jantung 3D raksasa buat paham strukturnya. Konsep abstrak jadi gampang dibayangin! Manfaatnya? Kamu jadi </text:span><text:span text:style-name="Strong_20_Emphasis"><text:span text:style-name="T1">belajar sambil melakukan (learning by doing)</text:span></text:span><text:span text:style-name="T1">, bukan cuma menghafal. Dan pastinya, </text:span><text:span text:style-name="Strong_20_Emphasis"><text:span text:style-name="T1">lebih aman!</text:span></text:span><text:span text:style-name="T1"> </text:span></text:p>
              </text:list-item>
            </text:list>
            <text:p text:style-name="Text_20_body"><text:span text:style-name="Strong_20_Emphasis"><text:span text:style-name="T1">2. Keliling Dunia (Bahkan Alam Semesta!) dari Rumah</text:span></text:span><text:span text:style-name="T1"> Pengen lihat lukisan Monalisa di Museum Louvre Paris? Atau berdiri di depan Piramida Giza di Mesir? Atau bahkan 'mendarat' di planet Mars? Nggak perlu paspor atau tiket mahal! Dengan VR/AR, kamu bisa melakukan </text:span><text:span text:style-name="Strong_20_Emphasis"><text:span text:style-name="T1">tur virtual</text:span></text:span><text:span text:style-name="T1"> ke tempat-tempat menakjubkan di seluruh dunia (dan luar angkasa!) kapan saja, dari kamarmu sendiri. Ini bikin </text:span><text:span text:style-name="Strong_20_Emphasis"><text:span text:style-name="T1">akses</text:span></text:span><text:span text:style-name="T1"> ke pengetahuan dan pengalaman jadi terbuka lebar buat siapa aja, di mana aja – termasuk buat kita yang mungkin tinggal jauh dari kota besar atau museum, seperti di Tapak Tuan ini!</text:span></text:p>
            <text:p text:style-name="Text_20_body"><text:span text:style-name="Strong_20_Emphasis"><text:span text:style-name="T1">3. Latihan Skill Tanpa Takut Gagal</text:span></text:span><text:span text:style-name="T1"> VR juga jadi 'tempat latihan' yang oke banget buat ngembangin skill praktis:</text:span></text:p>
            <text:list xml:id="list7280457414283760196" text:style-name="L71">
              <text:list-item>
                <text:p text:style-name="P204"><text:span text:style-name="Strong_20_Emphasis"><text:span text:style-name="T1">Latihan Public Speaking:</text:span></text:span><text:span text:style-name="T1"> Grogi bicara depan umum? Kamu bisa latihan presentasi di depan </text:span><text:span text:style-name="Strong_20_Emphasis"><text:span text:style-name="T1">audiens virtual</text:span></text:span><text:span text:style-name="T1"> yang bisa diatur reaksinya. Mau latihan pidato berkali-kali sampai lancar? Silakan! Nggak ada yang bakal ngetawain kalau kamu salah. </text:span></text:p>
              </text:list-item>
              <text:list-item>
                <text:p text:style-name="P68"><text:soft-page-break/><text:span text:style-name="Strong_20_Emphasis"><text:span text:style-name="T1">Belajar Keterampilan Teknis:</text:span></text:span><text:span text:style-name="T1"> Mau belajar dasar-dasar merakit mesin atau bahkan prosedur medis sederhana? Simulasi VR memungkinkan kamu </text:span><text:span text:style-name="Strong_20_Emphasis"><text:span text:style-name="T1">mencoba, membuat kesalahan, dan belajar</text:span></text:span><text:span text:style-name="T1"> dari kesalahan itu tanpa konsekuensi di dunia nyata. </text:span></text:p>
              </text:list-item>
            </text:list>
            <text:p text:style-name="Text_20_body"><text:span text:style-name="T1">Intinya, VR dan AR punya potensi besar buat bikin proses belajar jadi lebih </text:span><text:span text:style-name="Strong_20_Emphasis"><text:span text:style-name="T1">interaktif, visual, menarik, aman, dan pastinya jauh lebih menyenangkan</text:span></text:span><text:span text:style-name="T1">. Siapa tahu, PR masa depan itu bentuknya misi petualangan di dunia virtual, kan?</text:span></text:p>
            <text:p text:style-name="P1"/>
            <text:p text:style-name="Text_20_body"><text:span text:style-name="Strong_20_Emphasis"><text:span text:style-name="T1">(Opsional) Prompt untuk Ilustrasi:</text:span></text:span></text:p>
            <text:p text:style-name="P125">"Buat ilustrasi gaya 'sebelum dan sesudah' atau perbandingan.</text:p>
            <text:list xml:id="list1490163923769646770" text:style-name="L72">
              <text:list-item>
                <text:p text:style-name="P205"><text:span text:style-name="Strong_20_Emphasis"><text:span text:style-name="T1">Panel Atas/Kiri:</text:span></text:span><text:span text:style-name="T1"> Seorang siswa terlihat bosan atau mengantuk di depan buku pelajaran biologi dengan gambar jantung 2D yang datar. Label: 'Belajar Cara Lama'. </text:span></text:p>
              </text:list-item>
              <text:list-item>
                <text:p text:style-name="P69"><text:span text:style-name="Strong_20_Emphasis"><text:span text:style-name="T1">Panel Bawah/Kanan:</text:span></text:span><text:span text:style-name="T1"> Siswa yang sama memakai headset VR (atau memegang tablet AR), wajahnya terlihat kagum dan tertarik, sedang berinteraksi dengan model jantung 3D besar yang bercahaya dan detail di depannya. Label: 'Belajar Jadi Petualangan!'. Bisa juga berupa montase kecil yang menunjukkan: siswa di lab kimia virtual, siswa 'berdiri' di depan Piramida via VR, dan siswa berlatih pidato di depan avatar." </text:span></text:p>
              </text:list-item>
            </text:list>
            <text:p text:style-name="P1"/>
            <text:p text:style-name="P125">Saya menunggu perintah "YAX" Anda untuk melanjutkan ke prompt Subbab 3.3.</text:p>
          </text:section>
          <text:section text:style-name="Sect1" text:name="feedback-form-27">
            <text:p text:style-name="P253"/>
          </text:section>
        </text:section>
        <text:section text:style-name="Sect1" text:name="805be5be2658ea58">
          <text:p text:style-name="P125"/>
          <text:section text:style-name="Sect1" text:name="user-query-content-28">
            <text:p text:style-name="P281">YAX </text:p>
          </text:section>
          <text:p text:style-name="P253">Tampilkan alur berpikir</text:p>
          <text:section text:style-name="Sect2" text:name="model-response-message-contentr_805be5be2658ea58">
            <text:p text:style-name="Text_20_body"><text:span text:style-name="T1">Oke, setelah bermain dan belajar, sekarang saatnya kita lihat gimana VR dan AR bisa jadi alat super keren buat kamu yang punya jiwa seni dan suka berkreasi di </text:span><text:span text:style-name="Strong_20_Emphasis"><text:span text:style-name="T1">Subbab 3.3</text:span></text:span><text:span text:style-name="T1">!</text:span></text:p>
            <text:p text:style-name="P1"/>
            <text:p text:style-name="Text_20_body"><text:soft-page-break/><text:span text:style-name="Strong_20_Emphasis"><text:span text:style-name="T1">Prompt Awal (untuk Subbab 3.3):</text:span></text:span><text:span text:style-name="T1"> "Jelaskan bagaimana VR dan AR membuka pintu baru bagi ekspresi kreatif dan seni.</text:span></text:p>
            <text:list xml:id="list8567948027898266487" text:style-name="L73">
              <text:list-item>
                <text:p text:style-name="P273">Melukis &amp; Memahat di Udara (Desain 3D): Gambarkan pengalaman menggunakan aplikasi VR kreatif (seperti Tilt Brush, Gravity Sketch, Medium by Adobe) dimana pengguna bisa 'melukis' atau 'memahat' dalam ruang tiga dimensi menggunakan controller sebagai kuas atau alat pahat. Tekankan sifat intuitif dan kebebasan berekspresi yang ditawarkan dibandingkan bekerja di layar 2D. </text:p>
              </text:list-item>
              <text:list-item>
                <text:p text:style-name="P273">Pameran Seni Generasi Baru: Jelaskan konsep galeri seni virtual yang bisa dikunjungi menggunakan VR, menampilkan karya seni digital atau bahkan karya seni fisik yang didigitalkan. Sebutkan juga tentang seni AR, dimana karya seni digital bisa 'ditempatkan' atau dilihat melapisi dunia nyata melalui layar ponsel/kacamata AR (misal: patung virtual di taman kota). </text:p>
              </text:list-item>
              <text:list-item>
                <text:p text:style-name="P140">Pertunjukan &amp; Cerita Imersif: Singgung tentang bentuk-bentuk seni pertunjukan atau penceritaan baru yang memanfaatkan VR/AR untuk menciptakan pengalaman unik bagi penonton. Gunakan bahasa yang inspiratif dan mendorong pembaca untuk melihat VR/AR sebagai alat baru yang ampuh untuk berkreasi." </text:p>
              </text:list-item>
            </text:list>
            <text:p text:style-name="P1"/>
            <text:p text:style-name="Text_20_body"><text:span text:style-name="Strong_20_Emphasis"><text:span text:style-name="T1">Jawaban Prompt 17:</text:span></text:span></text:p>
            <text:p text:style-name="Text_20_body"><text:span text:style-name="T1">VR dan AR itu nggak cuma buat nikmatin karya orang lain, lho! Buat kamu yang suka gambar, desain, atau punya ide-ide gila, teknologi ini bisa jadi </text:span><text:span text:style-name="Strong_20_Emphasis"><text:span text:style-name="T1">kanvas dan alat kreasi baru yang super ampuh!</text:span></text:span><text:span text:style-name="T1"> Ini beberapa caranya:</text:span></text:p>
            <text:p text:style-name="Text_20_body"><text:span text:style-name="Strong_20_Emphasis"><text:span text:style-name="T1">1. Melukis dan Memahat Langsung di Udara!</text:span></text:span><text:span text:style-name="T1"> Bayangin deh, kamu nggak lagi cuma gambar di kertas atau layar datar 2D. Dengan aplikasi VR kreatif (contohnya yang terkenal itu </text:span><text:span text:style-name="Emphasis"><text:span text:style-name="T1">Tilt Brush by Google</text:span></text:span><text:span text:style-name="T1">, </text:span><text:span text:style-name="Emphasis"><text:span text:style-name="T1">Gravity Sketch</text:span></text:span><text:span text:style-name="T1">, atau </text:span><text:span text:style-name="Emphasis"><text:span text:style-name="T1">Medium by Adobe</text:span></text:span><text:span text:style-name="T1">), kamu bisa:</text:span></text:p>
            <text:list xml:id="list1692145402403052859" text:style-name="L74">
              <text:list-item>
                <text:p text:style-name="P206"><text:span text:style-name="Strong_20_Emphasis"><text:span text:style-name="T1">Melukis dengan Cahaya atau Api:</text:span></text:span><text:span text:style-name="T1"> Pakai controller VR sebagai kuas, kamu bisa 'menyemprotkan' goresan cat 3D yang bercahaya, bertekstur, atau bahkan tampak seperti api atau asap, langsung di udara di sekelilingmu! </text:span></text:p>
              </text:list-item>
              <text:list-item>
                <text:p text:style-name="P70"><text:span text:style-name="Strong_20_Emphasis"><text:span text:style-name="T1">Memahat Seperti Main Tanah Liat Digital:</text:span></text:span><text:span text:style-name="T1"> Kamu bisa 'membentuk' objek 3D, menarik, mendorong, menghaluskan 'tanah liat' digital dengan gerakan tanganmu yang intuitif. Rasanya jauh lebih alami dan bebas </text:span><text:soft-page-break/><text:span text:style-name="T1">dibanding klik-klik mouse di layar 2D. Kamu benar-benar bisa </text:span><text:span text:style-name="Strong_20_Emphasis"><text:span text:style-name="T1">berjalan mengelilingi karyamu</text:span></text:span><text:span text:style-name="T1">, melihatnya dari segala sudut saat kamu membuatnya. Ini ngasih kebebasan berekspresi yang luar biasa! </text:span></text:p>
              </text:list-item>
            </text:list>
            <text:p text:style-name="Text_20_body"><text:span text:style-name="Strong_20_Emphasis"><text:span text:style-name="T1">2. Pameran Seni Kapan Saja, Di Mana Saja!</text:span></text:span><text:span text:style-name="T1"> Cara kita menikmati seni juga berubah:</text:span></text:p>
            <text:list xml:id="list3074681503745408444" text:style-name="L75">
              <text:list-item>
                <text:p text:style-name="P207"><text:span text:style-name="Strong_20_Emphasis"><text:span text:style-name="T1">Galeri Seni Virtual (VR):</text:span></text:span><text:span text:style-name="T1"> Nggak perlu jauh-jauh ke kota besar buat lihat pameran keren. Kamu bisa pakai headset VR dan 'masuk' ke galeri seni virtual yang menampilkan karya-karya seniman digital dari seluruh dunia. Bisa lihat patung 3D yang mustahil dibuat di dunia nyata, lukisan yang bergerak, atau bahkan karya seni tradisional yang sudah didigitalkan. Serasa punya museum pribadi! </text:span></text:p>
              </text:list-item>
              <text:list-item>
                <text:p text:style-name="P71"><text:span text:style-name="Strong_20_Emphasis"><text:span text:style-name="T1">Seni Muncul di Dunia Nyata (AR):</text:span></text:span><text:span text:style-name="T1"> Dengan AR, seniman bisa 'menempatkan' karya seni digital mereka di lokasi dunia nyata. Bayangin kamu lagi jalan-jalan di taman (mungkin di Taman Kota Tapak Tuan?), terus lewat HP kamu bisa lihat ada patung virtual keren 'berdiri' di tengah taman! Atau filter AR di medsos yang mengubah wajahmu jadi karya seni interaktif. Seni jadi lebih dekat dan mengejutkan! </text:span></text:p>
              </text:list-item>
            </text:list>
            <text:p text:style-name="Text_20_body"><text:span text:style-name="Strong_20_Emphasis"><text:span text:style-name="T1">3. Pertunjukan dan Cerita yang Bikin Kamu 'Masuk'</text:span></text:span><text:span text:style-name="T1"> VR/AR juga mulai dipakai buat bikin pengalaman teater, tari, atau bercerita yang benar-benar baru. Penonton nggak cuma duduk diam, tapi bisa merasa jadi bagian dari pertunjukan, berinteraksi dengan karakter, atau menjelajahi latar cerita secara langsung. Batas antara penonton dan panggung jadi makin tipis!</text:span></text:p>
            <text:p text:style-name="Text_20_body"><text:span text:style-name="T1">Intinya, VR dan AR ini ngasih </text:span><text:span text:style-name="Strong_20_Emphasis"><text:span text:style-name="T1">alat baru dan ruang bermain tanpa batas</text:span></text:span><text:span text:style-name="T1"> buat para kreator. Buat kamu yang punya ide dan imajinasi, ini kesempatan emas buat berkarya dengan cara yang belum pernah ada sebelumnya!</text:span></text:p>
            <text:p text:style-name="P1"/>
            <text:p text:style-name="Text_20_body"><text:span text:style-name="Strong_20_Emphasis"><text:span text:style-name="T1">(Opsional) Prompt untuk Ilustrasi:</text:span></text:span></text:p>
            <text:p text:style-name="P125">"Buat ilustrasi dinamis yang menampilkan seorang seniman remaja memakai headset VR di sebuah ruangan kosong. Di sekelilingnya 'melayang' goresan-goresan cat 3D warna-warni yang bercahaya atau bentuk-bentuk pahatan digital abstrak yang sedang ia 'bentuk' menggunakan controller di tangannya. Ekspresinya terlihat fokus dan penuh imajinasi. Judul: 'Kreativitas Tanpa Batas!'" Atau, ilustrasi smartphone yang diarahkan ke sebuah jalanan kota biasa, namun di layar smartphone tampak sebuah patung naga digital besar <text:soft-page-break/>yang 'duduk' di tengah jalan tersebut."</text:p>
            <text:p text:style-name="P1"/>
            <text:p text:style-name="P125">Saya menunggu perintah "YAX" Anda untuk melanjutkan ke prompt Subbab 3.4.</text:p>
          </text:section>
          <text:section text:style-name="Sect1" text:name="feedback-form-28">
            <text:p text:style-name="P253"/>
          </text:section>
        </text:section>
        <text:section text:style-name="Sect1" text:name="6073a515115d7d0e">
          <text:p text:style-name="P125"/>
          <text:section text:style-name="Sect1" text:name="user-query-content-29">
            <text:p text:style-name="P281">YAX </text:p>
          </text:section>
          <text:section text:style-name="Sect2" text:name="model-response-message-contentr_6073a515115d7d0e">
            <text:p text:style-name="Text_20_body"><text:span text:style-name="T1">Oke, setelah kita lihat gimana VR dan AR mengubah cara kita menikmati hiburan, belajar, dan berkreasi, sekarang kita intip gimana teknologi ini bisa bikin kita tetap terhubung dan nongkrong bareng teman, bahkan dari jarak jauh di </text:span><text:span text:style-name="Strong_20_Emphasis"><text:span text:style-name="T1">Subbab 3.4</text:span></text:span><text:span text:style-name="T1">!</text:span></text:p>
          </text:section>
          <text:section text:style-name="Sect1" text:name="feedback-form-29">
            <text:p text:style-name="P125"/>
          </text:section>
        </text:section>
        <text:section text:style-name="Sect1" text:name="512ad56fa187b0df">
          <text:p text:style-name="P125"/>
          <text:section text:style-name="Sect1" text:name="user-query-content-30">
            <text:p text:style-name="P281">lanjutkan ke subbbab 3.4 </text:p>
          </text:section>
          <text:p text:style-name="P253">Tampilkan alur berpikir</text:p>
          <text:section text:style-name="Sect2" text:name="model-response-message-contentr_512ad56fa187b0df">
            <text:p text:style-name="Text_20_body"><text:span text:style-name="T1">Oke, mari kita bahas gimana VR dan AR bisa jadi cara baru buat </text:span><text:span text:style-name="Emphasis"><text:span text:style-name="T1">tetep nyambung</text:span></text:span><text:span text:style-name="T1"> dan nongkrong bareng teman-teman di </text:span><text:span text:style-name="Strong_20_Emphasis"><text:span text:style-name="T1">Subbab 3.4</text:span></text:span><text:span text:style-name="T1">!</text:span></text:p>
            <text:p text:style-name="P1"/>
            <text:p text:style-name="Text_20_body"><text:span text:style-name="Strong_20_Emphasis"><text:span text:style-name="T1">Prompt Awal (untuk Subbab 3.4):</text:span></text:span><text:span text:style-name="T1"> "Jelaskan bagaimana VR dan AR mengubah cara kita berinteraksi dan terhubung secara sosial di dunia digital.</text:span></text:p>
            <text:list xml:id="list4701550182965863957" text:style-name="L76">
              <text:list-item>
                <text:p text:style-name="P274">Lebih dari Sekadar Profil (Avatar): Explain the concept of representing oneself as an avatar in virtual worlds. Discuss customization and expression. </text:p>
              </text:list-item>
              <text:list-item>
                <text:p text:style-name="P274">Tempat Nongkrong Baru (Platform Sosial VR/AR): Describe platforms like VRChat, Rec Room, or Meta Horizon Worlds where people hang out, play games, attend events together. Emphasize the feeling of 'shared presence'. </text:p>
              </text:list-item>
              <text:list-item>
                <text:p text:style-name="P274">AR Social Features: Mention AR filters/lenses on social media as a simple form, and potential for shared AR experiences. </text:p>
              </text:list-item>
              <text:list-item>
                <text:p text:style-name="P72"><text:span text:style-name="T1">Virtual Meetings/Events (Briefly): Touch on how it can make remote interaction feel more personal than video calls (relevant for older teens/young adults). Fokus pada feeling of connection and shared </text:span><text:soft-page-break/><text:span text:style-name="T1">experience. Gunakan examples of popular social VR/AR platforms/features. Address </text:span><text:span text:style-name="Emphasis"><text:span text:style-name="T1">how</text:span></text:span><text:span text:style-name="T1"> it changes social interaction compared to traditional online methods." </text:span></text:p>
              </text:list-item>
            </text:list>
            <text:p text:style-name="P1"/>
            <text:p text:style-name="Text_20_body"><text:span text:style-name="Strong_20_Emphasis"><text:span text:style-name="T1">Jawaban Prompt 18:</text:span></text:span></text:p>
            <text:p text:style-name="Text_20_body"><text:span text:style-name="T1">Manusia itu makhluk sosial, kan? Kita butuh banget interaksi sama orang lain. Nah, selama ini kalau interaksi jarak jauh, paling mentok ya chat, telepon, atau video call. Seru sih, tapi kadang masih terasa ada jarak. Di sinilah VR dan AR masuk, menawarkan cara baru buat </text:span><text:span text:style-name="Emphasis"><text:span text:style-name="T1">hangout</text:span></text:span><text:span text:style-name="T1"> dan terhubung secara digital!</text:span></text:p>
            <text:p text:style-name="Text_20_body"><text:span text:style-name="Strong_20_Emphasis"><text:span text:style-name="T1">1. Bukan Sekadar Foto Profil: Kenalan sama Avatar!</text:span></text:span><text:span text:style-name="T1"> Di banyak dunia virtual (terutama VR), kamu nggak tampil sebagai dirimu di dunia nyata, tapi sebagai </text:span><text:span text:style-name="Strong_20_Emphasis"><text:span text:style-name="T1">avatar</text:span></text:span><text:span text:style-name="T1">. Avatar ini kayak </text:span><text:span text:style-name="Strong_20_Emphasis"><text:span text:style-name="T1">representasi 3D dirimu</text:span></text:span><text:span text:style-name="T1"> di dunia digital. Serunya:</text:span></text:p>
            <text:list xml:id="list411474426819455857" text:style-name="L77">
              <text:list-item>
                <text:p text:style-name="P208"><text:span text:style-name="Strong_20_Emphasis"><text:span text:style-name="T1">Bisa Didandani Sesukamu:</text:span></text:span><text:span text:style-name="T1"> Kamu bisa banget </text:span><text:span text:style-name="Emphasis"><text:span text:style-name="T1">custom</text:span></text:span><text:span text:style-name="T1"> avatarmu! Mau tampil keren, lucu, unik, atau bahkan jadi karakter fantasi? Bisa! Ini cara baru buat nunjukkin ekspresi diri. </text:span></text:p>
              </text:list-item>
              <text:list-item>
                <text:p text:style-name="P73"><text:span text:style-name="Strong_20_Emphasis"><text:span text:style-name="T1">Bisa Bergerak &amp; Berekspresi:</text:span></text:span><text:span text:style-name="T1"> Avatar ini nggak cuma diam kayak patung. Dia bisa ngikutin gerakan kepalamu, bahkan gerakan tanganmu (lewat controller). Jadi, kamu bisa ngangguk, geleng-geleng, atau lambaikan tangan ke temanmu. Ini bikin interaksi terasa lebih hidup dibanding cuma lihat foto profil atau video call yang kadang kaku. </text:span></text:p>
              </text:list-item>
            </text:list>
            <text:p text:style-name="Text_20_body"><text:span text:style-name="Strong_20_Emphasis"><text:span text:style-name="T1">2. Tempat Nongkrong Baru: Dunia Virtual Sosial!</text:span></text:span><text:span text:style-name="T1"> Ada banyak platform atau aplikasi VR yang khusus dibuat buat tempat orang kumpul-kumpul dan bersosialisasi. Contoh yang populer (per April 2025) misalnya </text:span><text:span text:style-name="Strong_20_Emphasis"><text:span text:style-name="T1">VRChat</text:span></text:span><text:span text:style-name="T1">, </text:span><text:span text:style-name="Strong_20_Emphasis"><text:span text:style-name="T1">Rec Room</text:span></text:span><text:span text:style-name="T1">, atau </text:span><text:span text:style-name="Strong_20_Emphasis"><text:span text:style-name="T1">Meta Horizon Worlds</text:span></text:span><text:span text:style-name="T1">. Di tempat-tempat ini, kamu bisa:</text:span></text:p>
            <text:list xml:id="list839731429301012265" text:style-name="L78">
              <text:list-item>
                <text:p text:style-name="P209"><text:span text:style-name="Strong_20_Emphasis"><text:span text:style-name="T1">Ketemu Teman (Lama &amp; Baru):</text:span></text:span><text:span text:style-name="T1"> Kamu bisa janjian sama temanmu buat 'ketemuan' di dunia virtual ini, nggak peduli dia ada di Jakarta, Medan, atau bahkan di negara lain! Kamu juga bisa ketemu orang baru dari seluruh dunia. </text:span></text:p>
              </text:list-item>
              <text:list-item>
                <text:p text:style-name="P209"><text:span text:style-name="Strong_20_Emphasis"><text:span text:style-name="T1">Lakuin Banyak Hal Bareng:</text:span></text:span><text:span text:style-name="T1"> Nggak cuma ngobrol, kalian bisa main mini-game bareng, nonton video di bioskop virtual, ikut kelas atau workshop, datang ke pesta virtual, atau sekadar jalan-jalan santai menjelajahi dunia-dunia unik buatan pengguna lain. </text:span></text:p>
              </text:list-item>
              <text:list-item>
                <text:p text:style-name="P74"><text:span text:style-name="Strong_20_Emphasis"><text:span text:style-name="T1">Sensasi 'Kehadiran Bersama' (Shared Presence):</text:span></text:span><text:span text:style-name="T1"> Ini dia kunci utamanya! Karena kamu merasa 'ada di sana' dalam bentuk avatar dan </text:span><text:soft-page-break/><text:span text:style-name="T1">bisa berinteraksi lebih alami, rasanya benar-benar kayak lagi </text:span><text:span text:style-name="Strong_20_Emphasis"><text:span text:style-name="T1">nongkrong bareng</text:span></text:span><text:span text:style-name="T1"> temanmu di tempat yang sama, meskipun fisik kalian terpisah jauh. Jauh lebih 'dekat' rasanya dibanding video call! </text:span></text:p>
              </text:list-item>
            </text:list>
            <text:p text:style-name="Text_20_body"><text:span text:style-name="Strong_20_Emphasis"><text:span text:style-name="T1">3. AR dan Kehidupan Sosial Kita</text:span></text:span><text:span text:style-name="T1"> AR juga punya peran:</text:span></text:p>
            <text:list xml:id="list2249714499841504773" text:style-name="L79">
              <text:list-item>
                <text:p text:style-name="P210"><text:span text:style-name="Strong_20_Emphasis"><text:span text:style-name="T1">Filter &amp; Lensa:</text:span></text:span><text:span text:style-name="T1"> Ini yang paling sering kita pakai! Filter lucu di Instagram, TikTok, atau Snapchat itu bentuk sederhana dari AR sosial buat seru-seruan bareng teman. </text:span></text:p>
              </text:list-item>
              <text:list-item>
                <text:p text:style-name="P75"><text:span text:style-name="Strong_20_Emphasis"><text:span text:style-name="T1">Pengalaman AR Bersama:</text:span></text:span><text:span text:style-name="T1"> Ke depannya, mungkin bakal lebih banyak game atau aktivitas AR yang bisa dimainkan bareng teman di lokasi dunia nyata yang sama. </text:span></text:p>
              </text:list-item>
            </text:list>
            <text:p text:style-name="Text_20_body"><text:span text:style-name="Strong_20_Emphasis"><text:span text:style-name="T1">4. Lebih dari Sekadar Nongkrong</text:span></text:span><text:span text:style-name="T1"> Buat yang usianya sedikit lebih tua, VR juga mulai dipakai buat </text:span><text:span text:style-name="Strong_20_Emphasis"><text:span text:style-name="T1">rapat kerja</text:span></text:span><text:span text:style-name="T1"> atau </text:span><text:span text:style-name="Strong_20_Emphasis"><text:span text:style-name="T1">belajar kelompok</text:span></text:span><text:span text:style-name="T1"> jarak jauh. Rasanya bisa lebih fokus dan personal dibanding rapat online biasa.</text:span></text:p>
            <text:p text:style-name="P125">Jadi, VR dan AR ini bukan cuma bikin kita bisa main sendiri, tapi juga membuka cara-cara baru yang seru dan terasa lebih 'nyata' buat terhubung dan berbagi pengalaman dengan orang lain, melintasi batas jarak dan waktu!</text:p>
            <text:p text:style-name="P1"/>
            <text:p text:style-name="Text_20_body"><text:span text:style-name="Strong_20_Emphasis"><text:span text:style-name="T1">(Opsional) Prompt untuk Ilustrasi:</text:span></text:span></text:p>
            <text:p text:style-name="P125">"Buat ilustrasi yang hangat dan ceria menampilkan beberapa avatar kartun yang berbeda-beda (mewakili keragaman pengguna) sedang berkumpul dan berinteraksi di sebuah lingkungan virtual yang nyaman (misal: taman virtual, kafe, atau ruang santai). Ada yang sedang ngobrol (dengan chat bubble kecil), ada yang bermain game papan virtual, ada yang menunjuk ke sesuatu dengan antusias. Di latar belakang, bisa digambarkan peta dunia mini dengan garis-garis tipis menghubungkan avatar ke titik-titik berbeda, menyimbolkan koneksi jarak jauh. Judul: 'Nongkrong Asik di Dunia Maya!'"</text:p>
            <text:p text:style-name="P1"/>
            <text:p text:style-name="P125">Kita sudah menyelesaikan Bab 3. Saya menunggu perintah "YAX" Anda untuk melanjutkan ke prompt pengantar Bab 4.</text:p>
          </text:section>
          <text:section text:style-name="Sect1" text:name="feedback-form-30">
            <text:p text:style-name="P253"/>
          </text:section>
        </text:section>
        <text:section text:style-name="Sect1" text:name="1bffe687ad7616e0">
          <text:p text:style-name="P125"/>
          <text:section text:style-name="Sect1" text:name="user-query-content-31">
            <text:p text:style-name="P281">YAX </text:p>
          </text:section>
          <text:p text:style-name="P253"><text:soft-page-break/>Tampilkan alur berpikir</text:p>
          <text:section text:style-name="Sect2" text:name="model-response-message-contentr_1bffe687ad7616e0">
            <text:p text:style-name="Text_20_body"><text:span text:style-name="T1">Oke, mari kita masuk ke </text:span><text:span text:style-name="Strong_20_Emphasis"><text:span text:style-name="T1">Pengantar Bab 4</text:span></text:span><text:span text:style-name="T1">. Di bab ini, kita akan melihat sisi lain VR/AR yang lebih 'serius' tapi nggak kalah keren!</text:span></text:p>
            <text:p text:style-name="P1"/>
            <text:p text:style-name="Text_20_body"><text:span text:style-name="Strong_20_Emphasis"><text:span text:style-name="T1">Prompt Awal (untuk Pengantar Bab 4):</text:span></text:span><text:span text:style-name="T1"> "Tulis paragraf pengantar untuk Bab 4 yang mengalihkan fokus dari aplikasi hiburan dan personal (Bab 3) ke dampak VR/AR yang lebih luas di sektor profesional dan krusial. Sampaikan bahwa teknologi ini bukan hanya untuk main-main atau belajar santai, tapi sudah mulai menjadi alat canggih yang dipakai di pabrik, kantor desain, rumah sakit, dan berbagai tempat kerja lainnya. Gunakan kalimat yang menunjukkan signifikansi perubahan ini, misalnya 'Siap melihat bagaimana VR/AR membantu para profesional bekerja lebih cerdas, lebih aman, dan bahkan menyelamatkan nyawa?'. Sebutkan dua area utama yang akan dibahas mendalam: revolusi di dunia industri dan kerja, serta transformasi di bidang layanan kesehatan. Tambahkan sedikit bocoran tentang penerapan di bidang lain juga. Janjikan contoh-contoh nyata yang mengesankan dan mungkin tidak terduga. Ajak pembaca untuk melihat sisi lain VR/AR yang sangat berdampak bagi masyarakat."</text:span></text:p>
            <text:p text:style-name="P1"/>
            <text:p text:style-name="Text_20_body"><text:span text:style-name="Strong_20_Emphasis"><text:span text:style-name="T1">Jawaban Prompt 19:</text:span></text:span></text:p>
            <text:p text:style-name="Text_20_body"><text:span text:style-name="T1">Kita udah lihat betapa serunya VR dan AR buat main game, belajar gaya baru, bikin karya seni, sampai nongkrong virtual di Bab 3 kemarin. Tapi, kehebatan teknologi ini nggak berhenti sampai di situ aja, lho! VR dan AR ternyata bukan cuma buat senang-senang atau hiburan pribadi. Teknologi ini udah mulai merambah dan jadi </text:span><text:span text:style-name="Strong_20_Emphasis"><text:span text:style-name="T1">alat kerja canggih</text:span></text:span><text:span text:style-name="T1"> yang dipakai serius di berbagai bidang profesional!</text:span></text:p>
            <text:p text:style-name="Text_20_body"><text:span text:style-name="T1">Mulai dari pabrik modern, kantor arsitek dan desainer, sampai ruang operasi di rumah sakit, VR dan AR kini hadir membantu para profesional </text:span><text:span text:style-name="Strong_20_Emphasis"><text:span text:style-name="T1">bekerja lebih cerdas, lebih efisien, lebih aman, dan dalam beberapa kasus, bahkan ikut menyelamatkan nyawa!</text:span></text:span><text:span text:style-name="T1"> Penasaran gimana caranya?</text:span></text:p>
            <text:p text:style-name="P125">Di Bab 4 ini, kita akan fokus pada dua area utama di mana VR/AR membawa dampak besar:</text:p>
            <text:list xml:id="list2318373994952605271" text:style-name="L80">
              <text:list-item>
                <text:p text:style-name="P211"><text:span text:style-name="Strong_20_Emphasis"><text:span text:style-name="T1">Revolusi di Dunia Industri &amp; Kerja:</text:span></text:span><text:span text:style-name="T1"> Gimana teknologi ini mengubah cara produk dirancang, karyawan dilatih, dan tim bekerja sama dari </text:span><text:soft-page-break/><text:span text:style-name="T1">jarak jauh. </text:span></text:p>
              </text:list-item>
              <text:list-item>
                <text:p text:style-name="P76"><text:span text:style-name="Strong_20_Emphasis"><text:span text:style-name="T1">Transformasi di Layanan Kesehatan:</text:span></text:span><text:span text:style-name="T1"> Melihat bagaimana VR/AR membantu dokter, terapis, dan pasien dalam diagnosis, pengobatan, latihan, sampai rehabilitasi. </text:span></text:p>
              </text:list-item>
            </text:list>
            <text:p text:style-name="P125">Kita juga bakal sedikit mengintip penerapannya di bidang-bidang lain yang nggak kalah menarik. Siap-siap terkagum sama contoh-contoh nyata yang mungkin belum pernah kamu bayangkan sebelumnya. Yuk, kita lihat sisi lain VR/AR yang punya dampak besar buat masyarakat luas!</text:p>
            <text:p text:style-name="P1"/>
            <text:p text:style-name="Text_20_body"><text:span text:style-name="Strong_20_Emphasis"><text:span text:style-name="T1">(Opsional) Prompt untuk Ilustrasi:</text:span></text:span></text:p>
            <text:p text:style-name="P125">"Buat ilustrasi dua panel yang menunjukkan sisi profesional VR/AR.</text:p>
            <text:list xml:id="list3273587275418548606" text:style-name="L81">
              <text:list-item>
                <text:p text:style-name="P212"><text:span text:style-name="Strong_20_Emphasis"><text:span text:style-name="T1">Panel Kiri:</text:span></text:span><text:span text:style-name="T1"> Seorang insinyur atau desainer memakai kacamata AR modern, tangannya seperti sedang memanipulasi atau memeriksa model 3D mesin atau bangunan yang melayang di depannya di lingkungan kantor atau pabrik. Ikon kecil: Roda gigi/Cetak biru. </text:span></text:p>
              </text:list-item>
              <text:list-item>
                <text:p text:style-name="P77"><text:span text:style-name="Strong_20_Emphasis"><text:span text:style-name="T1">Panel Kanan:</text:span></text:span><text:span text:style-name="T1"> Seorang dokter atau mahasiswa kedokteran memakai headset VR, tangannya memegang controller seperti alat bedah, sedang fokus melakukan simulasi operasi pada model organ tubuh 3D virtual. Ikon kecil: Stetoskop/Simbol palang merah. Judul keseluruhan: 'Bab 4: VR/AR Beraksi di Dunia Nyata!'" </text:span></text:p>
              </text:list-item>
            </text:list>
            <text:p text:style-name="P1"/>
            <text:p text:style-name="P125">Saya menunggu perintah "YAX" Anda untuk melanjutkan ke prompt Subbab 4.1.</text:p>
          </text:section>
          <text:section text:style-name="Sect1" text:name="feedback-form-31">
            <text:p text:style-name="P253"/>
          </text:section>
        </text:section>
        <text:section text:style-name="Sect1" text:name="e677c27396d9dd8d">
          <text:p text:style-name="P125"/>
          <text:section text:style-name="Sect1" text:name="user-query-content-32">
            <text:p text:style-name="P281">YAX </text:p>
          </text:section>
          <text:p text:style-name="P253">Tampilkan alur berpikir</text:p>
          <text:section text:style-name="Sect2" text:name="model-response-message-contentr_e677c27396d9dd8d">
            <text:p text:style-name="Text_20_body"><text:span text:style-name="T1">Oke, mari kita mulai 'tur' ke dunia kerja dan industri yang diubah oleh VR/AR di </text:span><text:span text:style-name="Strong_20_Emphasis"><text:span text:style-name="T1">Subbab 4.1</text:span></text:span><text:span text:style-name="T1">!</text:span></text:p>
            <text:p text:style-name="P1"/>
            <text:p text:style-name="Text_20_body"><text:span text:style-name="Strong_20_Emphasis"><text:span text:style-name="T1">Prompt Awal (untuk Subbab 4.1):</text:span></text:span><text:span text:style-name="T1"> "Jelaskan bagaimana VR dan AR membawa perubahan besar di dunia industri dan cara orang bekerja, fokus </text:span><text:soft-page-break/><text:span text:style-name="T1">pada efisiensi, keamanan, dan kolaborasi.</text:span></text:p>
            <text:list xml:id="list3170634330037069771" text:style-name="L82">
              <text:list-item>
                <text:p text:style-name="P213"><text:span text:style-name="T1">Desain &amp; Prototyping Cepat: Jelaskan bagaimana desainer produk (mobil, pesawat, gadget, furnitur) atau arsitek menggunakan VR untuk membuat, melihat, dan memodifikasi model 3D produk mereka dalam skala penuh </text:span><text:span text:style-name="Emphasis"><text:span text:style-name="T1">sebelum</text:span></text:span><text:span text:style-name="T1"> membuat prototipe fisik yang mahal. Gunakan analogi 'membangun atau menguji coba produk impian di dunia digital dulu'. Tekankan manfaatnya: hemat biaya, faster iteration. </text:span></text:p>
              </text:list-item>
              <text:list-item>
                <text:p text:style-name="P213"><text:span text:style-name="T1">Pelatihan Super Aman (Anti Risiko): Berikan contoh konkret bagaimana VR digunakan untuk melatih karyawan dalam pekerjaan yang berisiko tinggi atau butuh presisi tinggi. Contoh: simulasi memadamkan kebakaran untuk petugas damkar, latihan prosedur darurat di anjungan minyak lepas pantai, simulasi mengoperasikan mesin pabrik yang kompleks, atau bahkan latihan menerbangkan pesawat. Tekankan manfaat utama: </text:span><text:span text:style-name="Strong_20_Emphasis"><text:span text:style-name="T1">keselamatan</text:span></text:span><text:span text:style-name="T1"> (bisa berlatih skenario berbahaya tanpa risiko nyata), efektivitas (bisa diulang-ulang), dan standarisasi pelatihan. </text:span></text:p>
              </text:list-item>
              <text:list-item>
                <text:p text:style-name="P141">Kerja Bareng Walau Jauh (Kolaborasi Jarak Jauh): Jelaskan bagaimana VR/AR memungkinkan tim yang lokasinya berjauhan untuk bertemu dan bekerja sama dalam satu ruang virtual. Gambarkan bagaimana mereka bisa berinteraksi dengan model 3D bersama, menggunakan papan tulis virtual, atau sekadar rapat dengan rasa kehadiran (presence) yang lebih kuat daripada video call biasa. Kaitkan dengan tren kerja jarak jauh (remote work) yang relevan saat ini (April 2025). Gunakan contoh-contoh yang 'wow' dan tunjukkan dampak nyata di dunia kerja." </text:p>
              </text:list-item>
            </text:list>
            <text:p text:style-name="P1"/>
            <text:p text:style-name="Text_20_body"><text:span text:style-name="Strong_20_Emphasis"><text:span text:style-name="T1">Jawaban Prompt 20:</text:span></text:span></text:p>
            <text:p text:style-name="Text_20_body"><text:span text:style-name="T1">VR dan AR bukan cuma mainan keren, tapi udah jadi alat bantu serius yang bikin revolusi di dunia industri dan cara kita bekerja. Fokus utamanya? Bikin kerja jadi lebih </text:span><text:span text:style-name="Strong_20_Emphasis"><text:span text:style-name="T1">efisien (hemat waktu &amp; biaya), lebih aman, dan lebih gampang buat kerja bareng</text:span></text:span><text:span text:style-name="T1"> meskipun lokasinya berjauhan. Gimana caranya?</text:span></text:p>
            <text:p text:style-name="Text_20_body"><text:span text:style-name="Strong_20_Emphasis"><text:span text:style-name="T1">1. Desain Produk Super Cepat &amp; Hemat (Bye-bye Maket Mahal!)</text:span></text:span><text:span text:style-name="T1"> Dulu, kalau insinyur mau desain mobil baru atau arsitek mau rancang gedung, mereka harus bikin banyak gambar, terus bikin model fisik (maket) yang makan waktu dan biaya. Sekarang? Pakai VR, mereka bisa:</text:span></text:p>
            <text:list xml:id="list4326589061626640864" text:style-name="L83">
              <text:list-item>
                <text:p text:style-name="P214"><text:span text:style-name="Strong_20_Emphasis"><text:span text:style-name="T1">Lihat &amp; Rasakan Desain Skala Penuh:</text:span></text:span><text:span text:style-name="T1"> Mereka bisa 'masuk' ke dalam desain mobil virtual buat lihat interiornya, atau 'berjalan' di dalam </text:span><text:soft-page-break/><text:span text:style-name="T1">gedung virtual buat merasakan tata ruangnya, semua dalam skala 1:1! </text:span></text:p>
              </text:list-item>
              <text:list-item>
                <text:p text:style-name="P78"><text:span text:style-name="Strong_20_Emphasis"><text:span text:style-name="T1">Ubah &amp; Coba Ide Langsung:</text:span></text:span><text:span text:style-name="T1"> Ada bagian yang kurang pas? Mereka bisa langsung 'mengubah' atau 'memodifikasi' model 3D itu di dunia virtual dengan mudah. Mau coba 5 warna cat mobil berbeda? Tinggal 'klik' aja! Ini kayak </text:span><text:span text:style-name="Strong_20_Emphasis"><text:span text:style-name="T1">'membangun dan menguji coba produk impian di dunia digital dulu'</text:span></text:span><text:span text:style-name="T1"> sebelum keluar biaya buat bikin versi fisiknya. Hasilnya? Proses desain jadi </text:span><text:span text:style-name="Strong_20_Emphasis"><text:span text:style-name="T1">jauh lebih cepat dan hemat biaya!</text:span></text:span><text:span text:style-name="T1"> </text:span></text:p>
              </text:list-item>
            </text:list>
            <text:p text:style-name="Text_20_body"><text:span text:style-name="Strong_20_Emphasis"><text:span text:style-name="T1">2. Latihan Kerja Berisiko? Aman di Dunia Virtual!</text:span></text:span><text:span text:style-name="T1"> Ada banyak pekerjaan yang pelatihannya berisiko tinggi. Nah, VR jadi solusi latihan yang super aman dan efektif:</text:span></text:p>
            <text:list xml:id="list1851659997291813790" text:style-name="L84">
              <text:list-item>
                <text:p text:style-name="P215"><text:span text:style-name="Strong_20_Emphasis"><text:span text:style-name="T1">Simulasi Pemadam Kebakaran:</text:span></text:span><text:span text:style-name="T1"> Petugas damkar bisa latihan masuk ke gedung virtual yang terbakar hebat, belajar navigasi di tengah asap tebal, dan cara menyelamatkan korban, tanpa ada risiko terbakar sungguhan. </text:span></text:p>
              </text:list-item>
              <text:list-item>
                <text:p text:style-name="P215"><text:span text:style-name="Strong_20_Emphasis"><text:span text:style-name="T1">Latihan Prosedur Darurat:</text:span></text:span><text:span text:style-name="T1"> Pekerja di anjungan minyak lepas pantai atau pilot pesawat bisa berlatih menghadapi situasi darurat (mesin rusak, cuaca buruk) berkali-kali di simulator VR yang sangat realistis. </text:span></text:p>
              </text:list-item>
              <text:list-item>
                <text:p text:style-name="P79"><text:span text:style-name="Strong_20_Emphasis"><text:span text:style-name="T1">Mengoperasikan Mesin Kompleks:</text:span></text:span><text:span text:style-name="T1"> Karyawan pabrik bisa belajar cara mengoperasikan mesin industri yang rumit atau berbahaya di lingkungan virtual dulu sampai benar-benar mahir. Manfaat utamanya jelas: </text:span><text:span text:style-name="Strong_20_Emphasis"><text:span text:style-name="T1">KESELAMATAN!</text:span></text:span><text:span text:style-name="T1"> Mereka bisa belajar dari kesalahan tanpa ada cedera atau kerusakan alat. Latihannya juga bisa diulang sesering mungkin sampai lancar. </text:span></text:p>
              </text:list-item>
            </text:list>
            <text:p text:style-name="Text_20_body"><text:span text:style-name="Strong_20_Emphasis"><text:span text:style-name="T1">3. Kerja Tim Lintas Jarak, Serasa Sekantor!</text:span></text:span><text:span text:style-name="T1"> Tren kerja jarak jauh (remote work) makin kuat kan (apalagi di tahun 2025 ini). Tapi kadang video call aja terasa kurang 'nyambung'. VR dan AR menawarkan solusi kolaborasi yang lebih imersif:</text:span></text:p>
            <text:list xml:id="list9020656388745817585" text:style-name="L85">
              <text:list-item>
                <text:p text:style-name="P216"><text:span text:style-name="Strong_20_Emphasis"><text:span text:style-name="T1">Rapat di Ruang Virtual:</text:span></text:span><text:span text:style-name="T1"> Tim yang anggotanya ada di berbagai kota (misalnya satu di Tapak Tuan, satu di Jakarta, satu lagi di luar negeri!) bisa 'berkumpul' dalam satu ruang rapat virtual sebagai avatar. </text:span></text:p>
              </text:list-item>
              <text:list-item>
                <text:p text:style-name="P216"><text:span text:style-name="Strong_20_Emphasis"><text:span text:style-name="T1">Interaksi dengan Objek 3D Bersama:</text:span></text:span><text:span text:style-name="T1"> Mereka bisa sama-sama melihat, memutar, dan bahkan 'memegang' model 3D produk atau data visualisasi di tengah ruangan virtual. Diskusi jadi lebih mudah dipahami. </text:span></text:p>
              </text:list-item>
              <text:list-item>
                <text:p text:style-name="P80"><text:span text:style-name="Strong_20_Emphasis"><text:span text:style-name="T1">Papan Tulis Virtual &amp; Alat Kolaborasi:</text:span></text:span><text:span text:style-name="T1"> Bisa corat-coret ide bareng di papan tulis virtual raksasa atau pakai alat kolaborasi lainnya. Ini semua </text:span><text:soft-page-break/><text:span text:style-name="T1">menciptakan </text:span><text:span text:style-name="Strong_20_Emphasis"><text:span text:style-name="T1">rasa kehadiran (presence)</text:span></text:span><text:span text:style-name="T1"> yang lebih kuat dibanding cuma lihat wajah di layar kotak-kotak. Kerja bareng jadi lebih efektif meskipun terpisah jarak ribuan kilometer! </text:span></text:p>
              </text:list-item>
            </text:list>
            <text:p text:style-name="P125">Keren kan, gimana VR/AR bisa bikin dunia kerja jadi lebih canggih, aman, dan terhubung? Ini baru permulaan!</text:p>
            <text:p text:style-name="P1"/>
            <text:p text:style-name="Text_20_body"><text:span text:style-name="Strong_20_Emphasis"><text:span text:style-name="T1">(Opsional) Prompt untuk Ilustrasi:</text:span></text:span></text:p>
            <text:p text:style-name="P125">"Buat ilustrasi tiga panel yang menggambarkan aplikasi VR/AR di dunia kerja:</text:p>
            <text:list xml:id="list53621064075226468" text:style-name="L86">
              <text:list-item>
                <text:p text:style-name="P217"><text:span text:style-name="Strong_20_Emphasis"><text:span text:style-name="T1">Panel 1:</text:span></text:span><text:span text:style-name="T1"> Seorang desainer memakai kacamata AR sedang 'menyentuh' atau 'mengubah' bagian dari model mobil 3D transparan yang melayang di depannya. Label: 'Desain Cepat &amp; Hemat'. </text:span></text:p>
              </text:list-item>
              <text:list-item>
                <text:p text:style-name="P217"><text:span text:style-name="Strong_20_Emphasis"><text:span text:style-name="T1">Panel 2:</text:span></text:span><text:span text:style-name="T1"> Seorang pekerja memakai headset VR dan sarung tangan, sedang berlatih mengoperasikan panel kontrol mesin virtual yang kompleks di lingkungan pabrik virtual. Label: 'Pelatihan Aman'. </text:span></text:p>
              </text:list-item>
              <text:list-item>
                <text:p text:style-name="P81"><text:span text:style-name="Strong_20_Emphasis"><text:span text:style-name="T1">Panel 3:</text:span></text:span><text:span text:style-name="T1"> Tiga avatar profesional (berbeda ras/gender) berdiri mengelilingi model 3D arsitektur bangunan di sebuah ruang rapat virtual modern, tampak sedang berdiskusi. Label: 'Kolaborasi Lintas Jarak'." </text:span></text:p>
              </text:list-item>
            </text:list>
            <text:p text:style-name="P1"/>
            <text:p text:style-name="P125">Saya menunggu perintah "YAX" Anda untuk melanjutkan ke prompt Subbab 4.2.</text:p>
          </text:section>
          <text:section text:style-name="Sect1" text:name="feedback-form-32">
            <text:p text:style-name="P253"/>
          </text:section>
        </text:section>
        <text:section text:style-name="Sect1" text:name="c659eccc422538bc">
          <text:p text:style-name="P125"/>
          <text:section text:style-name="Sect1" text:name="user-query-content-33">
            <text:p text:style-name="P281">YAX </text:p>
          </text:section>
          <text:p text:style-name="P253">Tampilkan alur berpikir</text:p>
          <text:section text:style-name="Sect2" text:name="model-response-message-contentr_c659eccc422538bc">
            <text:p text:style-name="Text_20_body"><text:span text:style-name="T1">Sip! Sekarang kita 'masuk' ke area yang dampaknya luar biasa penting: dunia kesehatan di </text:span><text:span text:style-name="Strong_20_Emphasis"><text:span text:style-name="T1">Subbab 4.2</text:span></text:span><text:span text:style-name="T1">! Lihat gimana VR/AR jadi 'asisten' canggih buat dokter dan pasien.</text:span></text:p>
            <text:p text:style-name="P1"/>
            <text:p text:style-name="Text_20_body"><text:span text:style-name="Strong_20_Emphasis"><text:span text:style-name="T1">Prompt Awal (untuk Subbab 4.2):</text:span></text:span><text:span text:style-name="T1"> "Jelaskan berbagai penerapan VR/AR yang luar biasa dalam dunia medis dan kesehatan, fokus pada manfaat bagi pasien dan tenaga medis.</text:span></text:p>
            <text:list xml:id="list6581249266567253430" text:style-name="L87">
              <text:list-item>
                <text:p text:style-name="P275"><text:soft-page-break/>Terapi Canggih (Fobia, PTSD, Nyeri): Jelaskan penggunaan VR untuk terapi pemaparan (exposure therapy) secara bertahap dan terkontrol untuk mengatasi fobia (takut ketinggian, public speaking, spiders) dalam lingkungan yang dikontrol. Mention VR for PTSD treatment (recreating scenarios safely) and pain/anxiety reduction (distraction therapy during procedures). Use sensitive and respectful language. </text:p>
              </text:list-item>
              <text:list-item>
                <text:p text:style-name="P275">Latihan Dokter Bedah (Tanpa Korban): Describe how medical students/surgeons use VR simulations to practice complex procedures repeatedly without risk to patients. Highlight improved skills and patient safety. </text:p>
              </text:list-item>
              <text:list-item>
                <text:p text:style-name="P275">Pasien Jadi Paham (Edukasi Visual): Explain using VR/AR to help patients understand their medical conditions or upcoming procedures (e.g., visualizing how surgery works in 3D). </text:p>
              </text:list-item>
              <text:list-item>
                <text:p text:style-name="P142">Rehab Lebih Semangat (Rehabilitasi Fisik): Describe VR games/exercises designed to make physical therapy more engaging and track progress for patients recovering from injury or stroke. Berikan contoh yang menyentuh dan menunjukkan dampak positif teknologi ini pada kualitas hidup manusia." </text:p>
              </text:list-item>
            </text:list>
            <text:p text:style-name="P1"/>
            <text:p text:style-name="Text_20_body"><text:span text:style-name="Strong_20_Emphasis"><text:span text:style-name="T1">Jawaban Prompt 21:</text:span></text:span></text:p>
            <text:p text:style-name="Text_20_body"><text:span text:style-name="T1">Percaya nggak, kalau VR dan AR itu sekarang udah banyak banget dipakai buat ngebantu di dunia medis dan kesehatan? Bukan cuma canggih, tapi beneran bisa </text:span><text:span text:style-name="Strong_20_Emphasis"><text:span text:style-name="T1">ningkatin kualitas hidup</text:span></text:span><text:span text:style-name="T1"> banyak orang, baik pasien maupun dokternya. Ini beberapa contoh kerennya:</text:span></text:p>
            <text:p text:style-name="Text_20_body"><text:span text:style-name="Strong_20_Emphasis"><text:span text:style-name="T1">1. Terapi Jadi Lebih Efektif (dan Nggak Terlalu Menakutkan!)</text:span></text:span><text:span text:style-name="T1"> VR jadi alat bantu yang ampuh banget buat beberapa jenis terapi psikologis:</text:span></text:p>
            <text:list xml:id="list6306517262074945589" text:style-name="L88">
              <text:list-item>
                <text:p text:style-name="P218"><text:span text:style-name="Strong_20_Emphasis"><text:span text:style-name="T1">Melawan Fobia dengan Aman:</text:span></text:span><text:span text:style-name="T1"> Takut ketinggian? Takut laba-laba? Atau grogi banget bicara depan umum? Dengan VR, terapis bisa </text:span><text:span text:style-name="Strong_20_Emphasis"><text:span text:style-name="T1">memaparkan pasien secara bertahap</text:span></text:span><text:span text:style-name="T1"> ke sumber ketakutan mereka dalam </text:span><text:span text:style-name="Strong_20_Emphasis"><text:span text:style-name="T1">lingkungan virtual yang 100% aman dan terkontrol</text:span></text:span><text:span text:style-name="T1">. Misalnya, kamu bisa 'berdiri' di balkon gedung tinggi virtual, level demi level, sampai rasa takutmu berkurang, semua tanpa risiko jatuh beneran! </text:span></text:p>
              </text:list-item>
              <text:list-item>
                <text:p text:style-name="P218"><text:span text:style-name="Strong_20_Emphasis"><text:span text:style-name="T1">Membantu Pemulihan Trauma (PTSD):</text:span></text:span><text:span text:style-name="T1"> Bagi orang yang mengalami trauma (misalnya veteran perang atau korban bencana), VR bisa dipakai dalam terapi untuk membantu mereka </text:span><text:span text:style-name="Strong_20_Emphasis"><text:span text:style-name="T1">menghadapi kembali memori </text:span></text:span><text:soft-page-break/><text:span text:style-name="Strong_20_Emphasis"><text:span text:style-name="T1">traumatis</text:span></text:span><text:span text:style-name="T1"> dalam suasana yang aman dan didampingi terapis, sebagai bagian dari proses penyembuhan. (Tentu ini dilakukan dengan sangat hati-hati dan profesional). </text:span></text:p>
              </text:list-item>
              <text:list-item>
                <text:p text:style-name="P82"><text:span text:style-name="Strong_20_Emphasis"><text:span text:style-name="T1">Mengurangi Rasa Sakit dan Cemas:</text:span></text:span><text:span text:style-name="T1"> Pernah lihat pasien (terutama anak-anak) yang pakai VR pas lagi disuntik atau dirawat lukanya? VR bisa jadi </text:span><text:span text:style-name="Strong_20_Emphasis"><text:span text:style-name="T1">pengalih perhatian (distraction therapy)</text:span></text:span><text:span text:style-name="T1"> yang sangat efektif! Masuk ke dunia virtual yang indah atau main game seru bisa bikin rasa sakit atau cemas saat prosedur medis jadi jauh berkurang. Ini juga dipakai buat bantu ngelola nyeri kronis. </text:span></text:p>
              </text:list-item>
            </text:list>
            <text:p text:style-name="Text_20_body"><text:span text:style-name="Strong_20_Emphasis"><text:span text:style-name="T1">2. Dokter Bedah Latihan Dulu, Pasien Lebih Aman Kemudian!</text:span></text:span><text:span text:style-name="T1"> Mau jadi dokter bedah itu latihannya panjang dan nggak boleh main-main. VR menyediakan </text:span><text:span text:style-name="Strong_20_Emphasis"><text:span text:style-name="T1">simulator operasi yang super realistis</text:span></text:span><text:span text:style-name="T1">. Para calon dokter bedah atau bahkan dokter berpengalaman bisa:</text:span></text:p>
            <text:list xml:id="list2306735725551027897" text:style-name="L89">
              <text:list-item>
                <text:p text:style-name="P219"><text:span text:style-name="Strong_20_Emphasis"><text:span text:style-name="T1">Berlatih prosedur kompleks berkali-kali:</text:span></text:span><text:span text:style-name="T1"> Mereka bisa 'mengoperasi' pasien virtual, mencoba teknik baru, atau mengasah keterampilan mereka </text:span><text:span text:style-name="Strong_20_Emphasis"><text:span text:style-name="T1">tanpa ada risiko sedikit pun bagi pasien sungguhan</text:span></text:span><text:span text:style-name="T1">. Kalaupun 'salah', tinggal diulang lagi. </text:span></text:p>
              </text:list-item>
              <text:list-item>
                <text:p text:style-name="P83"><text:span text:style-name="Strong_20_Emphasis"><text:span text:style-name="T1">Meningkatkan Kepercayaan Diri &amp; Skill:</text:span></text:span><text:span text:style-name="T1"> Latihan rutin di VR bikin mereka makin terampil dan percaya diri saat menghadapi operasi yang sebenarnya. Ujung-ujungnya? </text:span><text:span text:style-name="Strong_20_Emphasis"><text:span text:style-name="T1">Keselamatan pasien jadi jauh lebih terjaga!</text:span></text:span><text:span text:style-name="T1"> </text:span></text:p>
              </text:list-item>
            </text:list>
            <text:p text:style-name="Text_20_body"><text:span text:style-name="Strong_20_Emphasis"><text:span text:style-name="T1">3. Pasien Jadi Lebih Paham Kondisinya</text:span></text:span><text:span text:style-name="T1"> Kadang susah kan ngebayangin penjelasan dokter soal penyakit atau rencana operasi? Nah, VR/AR bisa bantu banget:</text:span></text:p>
            <text:list xml:id="list8101832651537634646" text:style-name="L90">
              <text:list-item>
                <text:p text:style-name="P84"><text:span text:style-name="Strong_20_Emphasis"><text:span text:style-name="T1">Visualisasi 3D:</text:span></text:span><text:span text:style-name="T1"> Dokter bisa nunjukkin </text:span><text:span text:style-name="Strong_20_Emphasis"><text:span text:style-name="T1">model 3D organ tubuhmu</text:span></text:span><text:span text:style-name="T1"> yang interaktif pakai VR atau AR. Misalnya, melihat model jantungmu berdetak dalam 3D, atau melihat simulasi bagaimana operasi akan dilakukan. Ini bikin pasien dan keluarga jadi </text:span><text:span text:style-name="Strong_20_Emphasis"><text:span text:style-name="T1">lebih paham</text:span></text:span><text:span text:style-name="T1"> kondisi medis dan rencana pengobatan. </text:span></text:p>
              </text:list-item>
            </text:list>
            <text:p text:style-name="Text_20_body"><text:span text:style-name="Strong_20_Emphasis"><text:span text:style-name="T1">4. Fisioterapi Nggak Lagi Membosankan!</text:span></text:span><text:span text:style-name="T1"> Harus latihan fisik rutin buat pemulihan cedera atau pasca stroke itu kadang membosankan dan bikin males. VR mengubahnya jadi lebih seru:</text:span></text:p>
            <text:list xml:id="list8607024433799481991" text:style-name="L91">
              <text:list-item>
                <text:p text:style-name="P220"><text:span text:style-name="Strong_20_Emphasis"><text:span text:style-name="T1">Game Rehabilitasi:</text:span></text:span><text:span text:style-name="T1"> Banyak aplikasi VR yang bentuknya </text:span><text:span text:style-name="Strong_20_Emphasis"><text:span text:style-name="T1">game seru</text:span></text:span><text:span text:style-name="T1">, tapi sebenarnya dirancang khusus untuk melatih gerakan tangan, kaki, atau keseimbangan sesuai program fisioterapi. Misalnya, main game </text:span><text:soft-page-break/><text:span text:style-name="T1">'nangkep' buah virtual untuk melatih jangkauan lengan. </text:span></text:p>
              </text:list-item>
              <text:list-item>
                <text:p text:style-name="P85"><text:span text:style-name="Strong_20_Emphasis"><text:span text:style-name="T1">Motivasi Meningkat:</text:span></text:span><text:span text:style-name="T1"> Karena lebih seru dan ada target skor/level, pasien jadi </text:span><text:span text:style-name="Strong_20_Emphasis"><text:span text:style-name="T1">lebih termotivasi</text:span></text:span><text:span text:style-name="T1"> buat latihan rutin. Terapis juga bisa </text:span><text:span text:style-name="Strong_20_Emphasis"><text:span text:style-name="T1">memantau kemajuan</text:span></text:span><text:span text:style-name="T1"> pasien secara lebih akurat lewat data dari aplikasi VR. </text:span></text:p>
              </text:list-item>
            </text:list>
            <text:p text:style-name="P125">Luar biasa kan, gimana teknologi ini bisa dipakai buat tujuan mulia di bidang kesehatan? Ini bukti nyata VR/AR bukan cuma soal hiburan!</text:p>
            <text:p text:style-name="P1"/>
            <text:p text:style-name="Text_20_body"><text:span text:style-name="Strong_20_Emphasis"><text:span text:style-name="T1">(Opsional) Prompt untuk Ilustrasi:</text:span></text:span></text:p>
            <text:p text:style-name="P125">"Buat ilustrasi empat panel (grid 2x2) yang menampilkan aplikasi kesehatan VR/AR:</text:p>
            <text:list xml:id="list2216092422454993822" text:style-name="L92">
              <text:list-item>
                <text:p text:style-name="P221"><text:span text:style-name="Strong_20_Emphasis"><text:span text:style-name="T1">Panel 1:</text:span></text:span><text:span text:style-name="T1"> Seorang pasien memakai headset VR dengan ekspresi tenang saat perawat sedang merawat luka bakar di lengannya (prosedur nyata). Di sekitar headset tampak visualisasi pantai virtual yang damai. Label: 'Redakan Nyeri &amp; Cemas'. </text:span></text:p>
              </text:list-item>
              <text:list-item>
                <text:p text:style-name="P221"><text:span text:style-name="Strong_20_Emphasis"><text:span text:style-name="T1">Panel 2:</text:span></text:span><text:span text:style-name="T1"> Tangan seorang dokter (mengenakan sarung tangan bedah) memegang controller VR yang tampak seperti alat bedah, sedang 'mengoperasi' model organ tubuh 3D di layar monitor virtual di depannya. Label: 'Latihan Bedah Aman'. </text:span></text:p>
              </text:list-item>
              <text:list-item>
                <text:p text:style-name="P221"><text:span text:style-name="Strong_20_Emphasis"><text:span text:style-name="T1">Panel 3:</text:span></text:span><text:span text:style-name="T1"> Seorang dokter tersenyum sambil menunjukkan tablet AR ke arah pasien. Di atas tablet melayang model 3D paru-paru yang detail. Label: 'Pasien Lebih Paham'. </text:span></text:p>
              </text:list-item>
              <text:list-item>
                <text:p text:style-name="P86"><text:span text:style-name="Strong_20_Emphasis"><text:span text:style-name="T1">Panel 4:</text:span></text:span><text:span text:style-name="T1"> Seorang anak kecil duduk di kursi roda, tersenyum ceria sambil menggerakkan tangannya memakai controller VR untuk bermain game rehabilitasi yang tampilannya ceria. Label: 'Rehabilitasi Jadi Seru!'" </text:span></text:p>
              </text:list-item>
            </text:list>
            <text:p text:style-name="P1"/>
            <text:p text:style-name="P125">Saya menunggu perintah "YAX" Anda untuk melanjutkan ke prompt Subbab 4.3.</text:p>
          </text:section>
          <text:section text:style-name="Sect1" text:name="feedback-form-33">
            <text:p text:style-name="P253"/>
          </text:section>
        </text:section>
        <text:section text:style-name="Sect1" text:name="a476a08412417aed">
          <text:p text:style-name="P125"/>
          <text:section text:style-name="Sect1" text:name="user-query-content-34">
            <text:p text:style-name="P281">YAX </text:p>
          </text:section>
          <text:p text:style-name="P253">Tampilkan alur berpikir</text:p>
          <text:section text:style-name="Sect2" text:name="model-response-message-contentr_a476a08412417aed">
            <text:p text:style-name="Text_20_body"><text:soft-page-break/><text:span text:style-name="T1">Oke, kita sampai di pemberhentian terakhir 'tur' aplikasi VR/AR di dunia nyata dalam </text:span><text:span text:style-name="Strong_20_Emphasis"><text:span text:style-name="T1">Subbab 4.3</text:span></text:span><text:span text:style-name="T1">. Ternyata nggak cuma industri dan kesehatan, lho, yang 'kecipratan' canggihnya teknologi ini!</text:span></text:p>
            <text:p text:style-name="P1"/>
            <text:p text:style-name="Text_20_body"><text:span text:style-name="Strong_20_Emphasis"><text:span text:style-name="T1">Prompt Awal (untuk Subbab 4.3):</text:span></text:span><text:span text:style-name="T1"> "Sajikan rangkuman singkat namun menarik tentang penerapan VR/AR di berbagai bidang lain di luar industri dan kesehatan untuk menunjukkan luasnya jangkauan teknologi ini.</text:span></text:p>
            <text:list xml:id="list6023655414746114715" text:style-name="L93">
              <text:list-item>
                <text:p text:style-name="P276">Arsitektur &amp; Real Estat: Explain how architects use VR to design buildings and allow clients to 'walk through' virtual models before construction. Mention virtual property tours. </text:p>
              </text:list-item>
              <text:list-item>
                <text:p text:style-name="P276">Pariwisata: Describe virtual travel experiences as a way to preview destinations or 'visit' places inaccessible otherwise. Differentiate from the entertainment focus in Ch 3 by highlighting planning/preview aspects. </text:p>
              </text:list-item>
              <text:list-item>
                <text:p text:style-name="P276">Ritel/E-commerce: Explain 'virtual try-on' for clothes/accessories using AR filters, or placing virtual furniture in your room using AR apps (like IKEA Place). Highlight convenience and overcoming online shopping limitations. </text:p>
              </text:list-item>
              <text:list-item>
                <text:p text:style-name="P87"><text:span text:style-name="T1">Other examples (briefly): Maybe mention automotive (virtual showrooms), education (beyond Ch 3, e.g., complex machinery training), or military/defense (simulations). Provide brief but clear examples for each field. Emphasize the </text:span><text:span text:style-name="Emphasis"><text:span text:style-name="T1">problem</text:span></text:span><text:span text:style-name="T1"> VR/AR solves or the </text:span><text:span text:style-name="Emphasis"><text:span text:style-name="T1">new capability</text:span></text:span><text:span text:style-name="T1"> it offers in that context. Keep it concise and varied to show breadth." </text:span></text:p>
              </text:list-item>
            </text:list>
            <text:p text:style-name="P1"/>
            <text:p text:style-name="Text_20_body"><text:span text:style-name="Strong_20_Emphasis"><text:span text:style-name="T1">Jawaban Prompt 22:</text:span></text:span></text:p>
            <text:p text:style-name="P125">Hebatnya VR dan AR ini, jangkauannya luas banget! Selain di pabrik dan rumah sakit, teknologi ini juga mulai dipakai di banyak bidang lain buat memecahkan masalah atau ngasih kemampuan baru. Ini beberapa contohnya:</text:p>
            <text:p text:style-name="Text_20_body"><text:span text:style-name="Strong_20_Emphasis"><text:span text:style-name="T1">1. Arsitektur &amp; Real Estat (Bangun Rumah di Dunia Maya Dulu!)</text:span></text:span><text:span text:style-name="T1"> Buat arsitek, VR itu kayak mimpi jadi nyata. Mereka bisa merancang gedung dalam 3D, terus ngajak klien buat </text:span><text:span text:style-name="Strong_20_Emphasis"><text:span text:style-name="T1">'jalan-jalan' di dalam model virtual bangunan</text:span></text:span><text:span text:style-name="T1"> itu </text:span><text:span text:style-name="Emphasis"><text:span text:style-name="T1">sebelum</text:span></text:span><text:span text:style-name="T1"> gedungnya dibangun beneran! Klien jadi bisa ngerasain suasana ruangannya, lihat pemandangannya, dan kasih masukan. AR juga dipakai buat </text:span><text:span text:style-name="Strong_20_Emphasis"><text:span text:style-name="T1">nampilin model bangunan 3D di lokasi aslinya</text:span></text:span><text:span text:style-name="T1"> pakai tablet atau kacamata. </text:span><text:soft-page-break/><text:span text:style-name="T1">Selain itu, agen properti juga banyak pakai tur virtual 360 atau VR buat nunjukkin rumah atau apartemen ke calon pembeli dari jarak jauh. Praktis!</text:span></text:p>
            <text:list xml:id="list2663355868934070947" text:style-name="L94">
              <text:list-item>
                <text:p text:style-name="P88"><text:span text:style-name="Strong_20_Emphasis"><text:span text:style-name="T1">Problem Solved:</text:span></text:span><text:span text:style-name="T1"> Susahnya membayangkan desain dari gambar 2D, butuh kunjungan fisik buat lihat properti. </text:span></text:p>
              </text:list-item>
            </text:list>
            <text:p text:style-name="Text_20_body"><text:span text:style-name="Strong_20_Emphasis"><text:span text:style-name="T1">2. Pariwisata (Cicip Dulu Destinasinya!)</text:span></text:span><text:span text:style-name="T1"> Bingung mau liburan ke mana? Beberapa agen travel atau hotel mulai pakai VR buat ngasih </text:span><text:span text:style-name="Strong_20_Emphasis"><text:span text:style-name="T1">'icip-icip' pengalaman destinasi</text:span></text:span><text:span text:style-name="T1">. Kamu bisa 'berdiri' di pantai virtual yang indah, 'masuk' ke kamar hotel sampel, atau 'terbang' di atas Grand Canyon. Ini ngebantu banget buat </text:span><text:span text:style-name="Strong_20_Emphasis"><text:span text:style-name="T1">merencanakan liburan</text:span></text:span><text:span text:style-name="T1">. Selain itu, VR juga memungkinkan kita 'mengunjungi' tempat-tempat yang mungkin sulit atau nggak mungkin didatangi, kayak reruntuhan kuno yang udah rapuh atau dasar laut dalam. Bedanya sama hiburan? Ini lebih fokus ke </text:span><text:span text:style-name="Strong_20_Emphasis"><text:span text:style-name="T1">informasi dan perencanaan</text:span></text:span><text:span text:style-name="T1">, atau </text:span><text:span text:style-name="Strong_20_Emphasis"><text:span text:style-name="T1">aksesibilitas</text:span></text:span><text:span text:style-name="T1">.</text:span></text:p>
            <text:list xml:id="list626918250383899719" text:style-name="L95">
              <text:list-item>
                <text:p text:style-name="P89"><text:span text:style-name="Strong_20_Emphasis"><text:span text:style-name="T1">Problem Solved:</text:span></text:span><text:span text:style-name="T1"> Ketidakpastian saat memilih destinasi liburan, keterbatasan akses ke tempat tertentu. </text:span></text:p>
              </text:list-item>
            </text:list>
            <text:p text:style-name="Text_20_body"><text:span text:style-name="Strong_20_Emphasis"><text:span text:style-name="T1">3. Ritel &amp; Belanja Online (Coba Baju Tanpa ke Toko!)</text:span></text:span><text:span text:style-name="T1"> Belanja online itu enak, tapi kadang ragu soal ukuran baju atau cocok nggaknya warna lipstik. AR datang membantu!</text:span></text:p>
            <text:list xml:id="list6664907335337149926" text:style-name="L96">
              <text:list-item>
                <text:p text:style-name="P222"><text:span text:style-name="Strong_20_Emphasis"><text:span text:style-name="T1">Virtual Try-On:</text:span></text:span><text:span text:style-name="T1"> Banyak aplikasi toko online sekarang punya fitur AR yang memungkinkan kamu </text:span><text:span text:style-name="Strong_20_Emphasis"><text:span text:style-name="T1">'mencoba' baju, kacamata, topi, atau bahkan makeup secara virtual</text:span></text:span><text:span text:style-name="T1"> pakai kamera HP-mu. Tinggal arahin kamera ke wajah atau badanmu! </text:span></text:p>
              </text:list-item>
              <text:list-item>
                <text:p text:style-name="P222"><text:span text:style-name="Strong_20_Emphasis"><text:span text:style-name="T1">Lihat Barang di Rumahmu:</text:span></text:span><text:span text:style-name="T1"> Mau beli sofa atau meja baru? Aplikasi kayak IKEA Place (atau sejenisnya) pakai AR buat nampilin </text:span><text:span text:style-name="Strong_20_Emphasis"><text:span text:style-name="T1">model 3D furnitur itu dalam ukuran asli di dalam kamarmu</text:span></text:span><text:span text:style-name="T1"> lewat layar HP. Jadi bisa lihat pas atau nggaknya sebelum beli. </text:span></text:p>
              </text:list-item>
              <text:list-item>
                <text:p text:style-name="P90"><text:span text:style-name="Strong_20_Emphasis"><text:span text:style-name="T1">Problem Solved:</text:span></text:span><text:span text:style-name="T1"> Keraguan ukuran/kecocokan saat belanja online, susah membayangkan barang di rumah sendiri. </text:span></text:p>
              </text:list-item>
            </text:list>
            <text:p text:style-name="Text_20_body"><text:span text:style-name="Strong_20_Emphasis"><text:span text:style-name="T1">4. Dan Masih Banyak Lagi! (Sekilas)</text:span></text:span><text:span text:style-name="T1"> Potensi VR/AR ini nyebar ke mana-mana, contoh lainnya:</text:span></text:p>
            <text:list xml:id="list1062879010424862212" text:style-name="L97">
              <text:list-item>
                <text:p text:style-name="P223"><text:span text:style-name="Strong_20_Emphasis"><text:span text:style-name="T1">Otomotif:</text:span></text:span><text:span text:style-name="T1"> Showroom mobil virtual tempat kamu bisa lihat-lihat, kustomisasi warna, dan 'duduk' di dalam mobil impian tanpa perlu ke dealer. </text:span></text:p>
              </text:list-item>
              <text:list-item>
                <text:p text:style-name="P223"><text:span text:style-name="Strong_20_Emphasis"><text:span text:style-name="T1">Pendidikan Lanjut:</text:span></text:span><text:span text:style-name="T1"> Simulasi buat belajar mengoperasikan alat berat </text:span><text:soft-page-break/><text:span text:style-name="T1">atau mesin yang sangat spesifik (di luar contoh industri umum). </text:span></text:p>
              </text:list-item>
              <text:list-item>
                <text:p text:style-name="P91"><text:span text:style-name="Strong_20_Emphasis"><text:span text:style-name="T1">Militer &amp; Pertahanan:</text:span></text:span><text:span text:style-name="T1"> Simulasi penerbangan tempur, latihan strategi, atau medan perang virtual buat latihan tentara. </text:span></text:p>
              </text:list-item>
            </text:list>
            <text:p text:style-name="P125">Gimana? Kelihatan kan kalau VR/AR ini bukan cuma buat satu-dua hal, tapi teknologi serbaguna yang punya potensi mengubah banyak aspek kehidupan kita!</text:p>
            <text:p text:style-name="P1"/>
            <text:p text:style-name="Text_20_body"><text:span text:style-name="Strong_20_Emphasis"><text:span text:style-name="T1">(Opsional) Prompt untuk Ilustrasi:</text:span></text:span></text:p>
            <text:p text:style-name="P125">"Buat ilustrasi grid (misal 2x2 atau 1x4) yang menampilkan ikon dan visual mini untuk berbagai bidang:</text:p>
            <text:list xml:id="list2946987227257439924" text:style-name="L98">
              <text:list-item>
                <text:p text:style-name="P224"><text:span text:style-name="Strong_20_Emphasis"><text:span text:style-name="T1">Panel 1 (Arsitektur):</text:span></text:span><text:span text:style-name="T1"> Ikon cetak biru/helm proyek. Visual: Tangan memegang tablet AR yang menampilkan model 3D gedung di atas meja. Label: 'Arsitektur &amp; Properti'. </text:span></text:p>
              </text:list-item>
              <text:list-item>
                <text:p text:style-name="P224"><text:span text:style-name="Strong_20_Emphasis"><text:span text:style-name="T1">Panel 2 (Pariwisata):</text:span></text:span><text:span text:style-name="T1"> Ikon globe/koper. Visual: Seseorang memakai headset VR melihat pemandangan pantai tropis yang cerah. Label: 'Pariwisata Virtual'. </text:span></text:p>
              </text:list-item>
              <text:list-item>
                <text:p text:style-name="P224"><text:span text:style-name="Strong_20_Emphasis"><text:span text:style-name="T1">Panel 3 (Ritel):</text:span></text:span><text:span text:style-name="T1"> Ikon keranjang belanja/baju. Visual: Layar smartphone menampilkan wajah seseorang dengan kacamata virtual 'terpasang' di wajahnya via AR filter. Label: 'Belanja &amp; Ritel AR'. </text:span></text:p>
              </text:list-item>
              <text:list-item>
                <text:p text:style-name="P92"><text:span text:style-name="Strong_20_Emphasis"><text:span text:style-name="T1">Panel 4 (Otomotif/Lainnya):</text:span></text:span><text:span text:style-name="T1"> Ikon mobil/roda gigi. Visual: Seseorang memakai headset VR 'duduk' di dalam interior mobil virtual yang mewah. Label: 'Dan Lain-lain!'. Judul Keseluruhan: 'VR/AR Ada Dimana-mana!'" </text:span></text:p>
              </text:list-item>
            </text:list>
            <text:p text:style-name="P1"/>
            <text:p text:style-name="P125">Kita sudah menyelesaikan Bab 4. Saya menunggu perintah "YAX" Anda untuk melanjutkan ke prompt pengantar Bab 5.</text:p>
          </text:section>
          <text:section text:style-name="Sect1" text:name="feedback-form-34">
            <text:p text:style-name="P253"/>
          </text:section>
        </text:section>
        <text:section text:style-name="Sect1" text:name="21d653d53597fccb">
          <text:p text:style-name="P125"/>
          <text:section text:style-name="Sect1" text:name="user-query-content-35">
            <text:p text:style-name="P281">YAX </text:p>
          </text:section>
          <text:p text:style-name="P253">Tampilkan alur berpikir</text:p>
          <text:section text:style-name="Sect2" text:name="model-response-message-contentr_21d653d53597fccb">
            <text:p text:style-name="Text_20_body"><text:span text:style-name="T1">Oke, saatnya kita pakai 'kacamata masa depan' dan melompat ke </text:span><text:span text:style-name="Strong_20_Emphasis"><text:span text:style-name="T1">Pengantar Bab 5</text:span></text:span><text:span text:style-name="T1">!</text:span></text:p>
            <text:p text:style-name="P1"/>
            <text:p text:style-name="Text_20_body"><text:soft-page-break/><text:span text:style-name="Strong_20_Emphasis"><text:span text:style-name="T1">Prompt Awal (untuk Pengantar Bab 5):</text:span></text:span><text:span text:style-name="T1"> "Tulis paragraf pengantar untuk Bab 5 yang mengajak pembaca 'melompat' ke masa depan VR dan AR. Sampaikan bahwa setelah melihat apa yang bisa dilakukan teknologi ini </text:span><text:span text:style-name="Emphasis"><text:span text:style-name="T1">sekarang</text:span></text:span><text:span text:style-name="T1"> (dari bab-bab sebelumnya), kini saatnya kita meneropong apa yang mungkin terjadi </text:span><text:span text:style-name="Emphasis"><text:span text:style-name="T1">selanjutnya</text:span></text:span><text:span text:style-name="T1">. Gunakan metafora seperti 'melihat ke balik horizon', 'mengintip cetak biru masa depan', atau 'membaca peta bintang teknologi imersif'. Sebutkan tema-tema utama yang akan dibahas: teknologi baru yang sedang dikembangkan (headset makin canggih, sentuhan virtual), kehebohan seputar 'Metaverse' (apa itu sebenarnya?), peluang kerja keren yang terbuka untuk generasi mereka, dan juga pertanyaan-pertanyaan penting tentang etika dan dampak sosial yang harus kita pikirkan bersama. Ciptakan suasana antisipasi dan keingintahuan, sambil menekankan bahwa masa depan ini bukan hanya untuk ditonton, tapi juga untuk ikut dibentuk oleh pembaca sendiri."</text:span></text:p>
            <text:p text:style-name="P1"/>
            <text:p text:style-name="Text_20_body"><text:span text:style-name="Strong_20_Emphasis"><text:span text:style-name="T1">Jawaban Prompt 23:</text:span></text:span></text:p>
            <text:p text:style-name="Text_20_body"><text:span text:style-name="T1">Kita udah melakukan perjalanan seru banget, kan? Mulai dari kenalan sama VR/AR, bongkar cara kerjanya, sampai lihat gimana teknologi ini dipakai buat main, belajar, kerja, bahkan bantu di rumah sakit. Rasanya udah banyak banget yang kita tahu tentang apa yang bisa dilakukan VR/AR </text:span><text:span text:style-name="Emphasis"><text:span text:style-name="T1">hari ini</text:span></text:span><text:span text:style-name="T1">.</text:span></text:p>
            <text:p text:style-name="Text_20_body"><text:span text:style-name="T1">Tapi... gimana dengan </text:span><text:span text:style-name="Emphasis"><text:span text:style-name="T1">besok</text:span></text:span><text:span text:style-name="T1">? Apa lagi yang bakal muncul? Di Bab 5 ini, kita bakal coba jadi 'peramal teknologi'! Kita akan sama-sama </text:span><text:span text:style-name="Strong_20_Emphasis"><text:span text:style-name="T1">'melihat ke balik horizon'</text:span></text:span><text:span text:style-name="T1">, coba </text:span><text:span text:style-name="Strong_20_Emphasis"><text:span text:style-name="T1">'mengintip cetak biru masa depan'</text:span></text:span><text:span text:style-name="T1">, atau mungkin </text:span><text:span text:style-name="Strong_20_Emphasis"><text:span text:style-name="T1">'membaca peta bintang'</text:span></text:span><text:span text:style-name="T1"> buat teknologi imersif ini.</text:span></text:p>
            <text:p text:style-name="P125">Apa aja yang bakal kita intip?</text:p>
            <text:list xml:id="list2061469895399492487" text:style-name="L99">
              <text:list-item>
                <text:p text:style-name="P225"><text:span text:style-name="Strong_20_Emphasis"><text:span text:style-name="T1">Teknologi Super Canggih Berikutnya:</text:span></text:span><text:span text:style-name="T1"> Headset bakal kayak gimana? Bisa ngerasain sentuhan virtual? Gimana kalau digabung sama Kecerdasan Buatan (AI)? </text:span></text:p>
              </text:list-item>
              <text:list-item>
                <text:p text:style-name="P225"><text:span text:style-name="Strong_20_Emphasis"><text:span text:style-name="T1">Misteri 'Metaverse':</text:span></text:span><text:span text:style-name="T1"> Apa sih sebenarnya 'Metaverse' yang sempat bikin heboh itu? Mimpi atau bakal jadi kenyataan? Kita coba bedah konsepnya! </text:span></text:p>
              </text:list-item>
              <text:list-item>
                <text:p text:style-name="P225"><text:span text:style-name="Strong_20_Emphasis"><text:span text:style-name="T1">Peluang Karir Keren:</text:span></text:span><text:span text:style-name="T1"> Buat kamu yang lagi mikirin masa depan, ada peluang kerja apa aja sih di dunia VR/AR yang lagi berkembang ini? </text:span></text:p>
              </text:list-item>
              <text:list-item>
                <text:p text:style-name="P93"><text:span text:style-name="Strong_20_Emphasis"><text:span text:style-name="T1">Tanda Tanya Penting:</text:span></text:span><text:span text:style-name="T1"> Seiring teknologinya makin canggih, ada pertanyaan soal etika dan dampak sosial yang perlu kita pikirkan bareng-bareng. </text:span></text:p>
              </text:list-item>
            </text:list>
            <text:p text:style-name="Text_20_body"><text:soft-page-break/><text:span text:style-name="T1">Bab ini bakal ngajak kamu berpikir lebih jauh, membayangkan kemungkinan, sekaligus merenung. Karena satu hal yang pasti: masa depan VR/AR ini bukan cuma sesuatu yang bakal kita tonton. Kalian semua, generasi muda, adalah bagian penting yang akan ikut </text:span><text:span text:style-name="Strong_20_Emphasis"><text:span text:style-name="T1">merasakan dan bahkan membentuk</text:span></text:span><text:span text:style-name="T1"> masa depan itu sendiri! Siap buat ngintip apa yang ada di depan sana?</text:span></text:p>
            <text:p text:style-name="P1"/>
            <text:p text:style-name="Text_20_body"><text:span text:style-name="Strong_20_Emphasis"><text:span text:style-name="T1">(Opsional) Prompt untuk Ilustrasi:</text:span></text:span></text:p>
            <text:p text:style-name="P125">"Buat ilustrasi yang menggambarkan seseorang (remaja) sedang melihat melalui sebuah teleskop besar atau 'jendela waktu' futuristik. Apa yang terlihat melalui lensa/jendela itu adalah pemandangan masa depan yang sedikit berkabut namun menarik: siluet kacamata AR yang sangat ramping, avatar-avatar yang berinteraksi di ruang virtual yang lebih kompleks, mungkin ada sentuhan antarmuka holografik. Di sisi pengamat (di luar jendela), suasananya biasa saja (masa kini). Judul: 'Bab 5: Mengintip Masa Depan!'"</text:p>
            <text:p text:style-name="P1"/>
            <text:p text:style-name="P125">Saya menunggu perintah "YAX" Anda untuk melanjutkan ke prompt Subbab 5.1.</text:p>
          </text:section>
          <text:section text:style-name="Sect1" text:name="feedback-form-35">
            <text:p text:style-name="P253"/>
          </text:section>
        </text:section>
        <text:section text:style-name="Sect1" text:name="6597ef6f592e589f">
          <text:p text:style-name="P125"/>
          <text:section text:style-name="Sect1" text:name="user-query-content-36">
            <text:p text:style-name="P281">YAX </text:p>
          </text:section>
          <text:p text:style-name="P253">Tampilkan alur berpikir</text:p>
          <text:section text:style-name="Sect2" text:name="model-response-message-contentr_6597ef6f592e589f">
            <text:p text:style-name="Text_20_body"><text:span text:style-name="T1">Oke, mari kita intip teknologi-teknologi terbaru yang lagi dikembangin buat bikin VR/AR makin canggih di </text:span><text:span text:style-name="Strong_20_Emphasis"><text:span text:style-name="T1">Subbab 5.1</text:span></text:span><text:span text:style-name="T1">! Ini adalah tren-tren yang lagi hangat (per April 2025) dan kemungkinan bakal kita nikmati di masa depan yang nggak terlalu jauh.</text:span></text:p>
            <text:p text:style-name="P1"/>
            <text:p text:style-name="Text_20_body"><text:span text:style-name="Strong_20_Emphasis"><text:span text:style-name="T1">Prompt Awal (untuk Subbab 5.1):</text:span></text:span><text:span text:style-name="T1"> "Jelaskan tren perkembangan teknologi VR/AR yang paling menjanjikan saat ini (April 2025) dan di masa depan yang tidak terlalu jauh.</text:span></text:p>
            <text:list xml:id="list1014985958989159087" text:style-name="L100">
              <text:list-item>
                <text:p text:style-name="P277">Evolusi Perangkat Keras: Discuss the drive towards smaller, lighter, higher-resolution headsets (like ski goggles?), better battery life for standalone devices, wider Field of View (FOV). Mention potential breakthroughs like holographic displays or contact lens displays (as <text:soft-page-break/>future concepts). </text:p>
              </text:list-item>
              <text:list-item>
                <text:p text:style-name="P277">Haptic Feedback: Explain advancements beyond simple controller vibration – gloves, bodysuits that simulate touch, texture, temperature, or impact. Use vivid descriptions of potential experiences. </text:p>
              </text:list-item>
              <text:list-item>
                <text:p text:style-name="P94"><text:span text:style-name="T1">AI Integration: Explain how Artificial Intelligence (AI) can enhance VR/AR – creating smarter virtual characters (NPCs), more realistic environments, personalized experiences, real-time language translation in virtual meetings, maybe even generating virtual worlds from text prompts. Keep it high-level. Jelaskan </text:span><text:span text:style-name="Emphasis"><text:span text:style-name="T1">mengapa</text:span></text:span><text:span text:style-name="T1"> setiap kemajuan ini penting untuk meningkatkan kualitas pengalaman pengguna. Gunakan bahasa yang menunjukkan kemajuan teknologi yang sedang berlangsung." </text:span></text:p>
              </text:list-item>
            </text:list>
            <text:p text:style-name="P1"/>
            <text:p text:style-name="Text_20_body"><text:span text:style-name="Strong_20_Emphasis"><text:span text:style-name="T1">Jawaban Prompt 24:</text:span></text:span></text:p>
            <text:p text:style-name="P125">Teknologi itu nggak pernah berhenti berkembang, guys! Termasuk juga VR dan AR. Para ilmuwan dan insinyur lagi kerja keras bikin teknologi ini makin gila lagi. Ini beberapa tren utama yang lagi dikejar (dan sebagian udah mulai kelihatan hasilnya di April 2025 ini):</text:p>
            <text:p text:style-name="Text_20_body"><text:span text:style-name="Strong_20_Emphasis"><text:span text:style-name="T1">1. Headset &amp; Kacamata Makin Enak Dipakai (Bye-bye Alat Berat!)</text:span></text:span><text:span text:style-name="T1"> Perangkat yang kita pakai bakal terus berevolusi:</text:span></text:p>
            <text:list xml:id="list4309800324081586779" text:style-name="L101">
              <text:list-item>
                <text:p text:style-name="P226"><text:span text:style-name="Strong_20_Emphasis"><text:span text:style-name="T1">Lebih Ringan &amp; Kecil:</text:span></text:span><text:span text:style-name="T1"> Tujuannya jelas, biar makin nyaman dipakai lama-lama. Headset VR masa depan mungkin bakal seramping kacamata ski atau bahkan lebih kecil lagi. Kacamata AR juga ditargetkan bisa seukuran (dan senyaman) kacamata biasa. </text:span></text:p>
              </text:list-item>
              <text:list-item>
                <text:p text:style-name="P226"><text:span text:style-name="Strong_20_Emphasis"><text:span text:style-name="T1">Layar Makin Tajam &amp; Luas:</text:span></text:span><text:span text:style-name="T1"> Resolusi layar bakal terus ditingkatkan biar gambar makin jernih dan nggak kelihatan pikselnya. Sudut pandang (FOV) juga bakal diperlebar biar makin mirip pandangan mata asli kita. </text:span></text:p>
              </text:list-item>
              <text:list-item>
                <text:p text:style-name="P226"><text:span text:style-name="Strong_20_Emphasis"><text:span text:style-name="T1">Performa &amp; Baterai Lebih Oke:</text:span></text:span><text:span text:style-name="T1"> Khususnya buat perangkat </text:span><text:span text:style-name="Emphasis"><text:span text:style-name="T1">standalone</text:span></text:span><text:span text:style-name="T1">, performa bakal makin kencang (biar grafis makin mulus) dan baterai makin awet. </text:span></text:p>
              </text:list-item>
              <text:list-item>
                <text:p text:style-name="P226"><text:span text:style-name="Strong_20_Emphasis"><text:span text:style-name="T1">Jangka Panjang?</text:span></text:span><text:span text:style-name="T1"> Mungkin kita bakal lihat layar holografik atau bahkan lensa kontak pintar yang bisa nampilin AR langsung di mata kita! (Tapi ini masih agak jauh ya). </text:span></text:p>
                <text:list>
                  <text:list-item>
                    <text:p text:style-name="P95"><text:span text:style-name="Emphasis"><text:span text:style-name="T1">Kenapa Penting?</text:span></text:span><text:span text:style-name="T1"> Jelas biar makin nyaman dipakai dan </text:span><text:soft-page-break/><text:span text:style-name="T1">pengalaman visual makin mendekati nyata! </text:span></text:p>
                  </text:list-item>
                </text:list>
              </text:list-item>
            </text:list>
            <text:p text:style-name="Text_20_body"><text:span text:style-name="Strong_20_Emphasis"><text:span text:style-name="T1">2. Nggak Cuma Lihat &amp; Dengar, Tapi Juga Merasakan! (Haptic Canggih)</text:span></text:span><text:span text:style-name="T1"> Getaran di controller itu baru permulaan. Teknologi </text:span><text:span text:style-name="Strong_20_Emphasis"><text:span text:style-name="T1">haptic feedback</text:span></text:span><text:span text:style-name="T1"> lagi dikembangin biar kita bisa </text:span><text:span text:style-name="Emphasis"><text:span text:style-name="T1">merasakan</text:span></text:span><text:span text:style-name="T1"> dunia virtual lewat indra peraba:</text:span></text:p>
            <text:list xml:id="list6864301035123747742" text:style-name="L102">
              <text:list-item>
                <text:p text:style-name="P227"><text:span text:style-name="Strong_20_Emphasis"><text:span text:style-name="T1">Sarung Tangan Haptic:</text:span></text:span><text:span text:style-name="T1"> Bayangin pakai sarung tangan yang bisa ngasih sensasi </text:span><text:span text:style-name="Strong_20_Emphasis"><text:span text:style-name="T1">tekstur</text:span></text:span><text:span text:style-name="T1"> saat kamu 'menyentuh' tembok bata virtual, </text:span><text:span text:style-name="Strong_20_Emphasis"><text:span text:style-name="T1">bentuk</text:span></text:span><text:span text:style-name="T1"> saat menggenggam bola, atau bahkan </text:span><text:span text:style-name="Strong_20_Emphasis"><text:span text:style-name="T1">tekanan</text:span></text:span><text:span text:style-name="T1"> saat bersalaman dengan avatar teman. </text:span></text:p>
              </text:list-item>
              <text:list-item>
                <text:p text:style-name="P227"><text:span text:style-name="Strong_20_Emphasis"><text:span text:style-name="T1">Rompi atau Baju Haptic:</text:span></text:span><text:span text:style-name="T1"> Bisa ngasih sensasi </text:span><text:span text:style-name="Strong_20_Emphasis"><text:span text:style-name="T1">benturan</text:span></text:span><text:span text:style-name="T1"> saat kena tembakan di game action, atau mungkin </text:span><text:span text:style-name="Strong_20_Emphasis"><text:span text:style-name="T1">sensasi suhu</text:span></text:span><text:span text:style-name="T1"> (hangatnya api unggun virtual atau dinginnya salju). </text:span></text:p>
                <text:list>
                  <text:list-item>
                    <text:p text:style-name="P96"><text:span text:style-name="Emphasis"><text:span text:style-name="T1">Kenapa Penting?</text:span></text:span><text:span text:style-name="T1"> Ini bakal nambah level imersi secara drastis! Sensasi sentuhan bikin dunia virtual terasa jauh lebih 'solid' dan nyata. Bayangin bisa ngerasain tetesan air hujan virtual di tanganmu! </text:span></text:p>
                  </text:list-item>
                </text:list>
              </text:list-item>
            </text:list>
            <text:p text:style-name="Text_20_body"><text:span text:style-name="Strong_20_Emphasis"><text:span text:style-name="T1">3. Kecerdasan Buatan (AI) Ikut Nimbrung!</text:span></text:span><text:span text:style-name="T1"> AI lagi booming banget kan di tahun 2025 ini? Nah, AI juga bakal bikin VR/AR makin pintar:</text:span></text:p>
            <text:list xml:id="list8932114285342348270" text:style-name="L103">
              <text:list-item>
                <text:p text:style-name="P228"><text:span text:style-name="Strong_20_Emphasis"><text:span text:style-name="T1">Karakter Virtual Lebih Hidup:</text:span></text:span><text:span text:style-name="T1"> Karakter non-pemain (NPC) di game atau simulasi bisa jadi jauh lebih pintar berkat AI. Mereka bisa ngobrol lebih natural, punya kepribadian, dan bereaksi lebih realistis terhadapmu. </text:span></text:p>
              </text:list-item>
              <text:list-item>
                <text:p text:style-name="P228"><text:span text:style-name="Strong_20_Emphasis"><text:span text:style-name="T1">Dunia yang Lebih Dinamis:</text:span></text:span><text:span text:style-name="T1"> AI bisa bantu menciptakan lingkungan virtual yang lebih detail, berubah-ubah, atau bahkan dipersonalisasi sesuai keinginanmu. Mungkin AI bisa bantu 'melukis' pemandangan virtual berdasarkan deskripsimu? </text:span></text:p>
              </text:list-item>
              <text:list-item>
                <text:p text:style-name="P228"><text:span text:style-name="Strong_20_Emphasis"><text:span text:style-name="T1">Komunikasi Lebih Lancar:</text:span></text:span><text:span text:style-name="T1"> Lagi meeting virtual sama orang dari negara lain? AI bisa bantu </text:span><text:span text:style-name="Strong_20_Emphasis"><text:span text:style-name="T1">terjemahin bahasa secara </text:span></text:span><text:span text:style-name="Strong_20_Emphasis"><text:span text:style-name="Emphasis"><text:span text:style-name="T1">real-time</text:span></text:span></text:span><text:span text:style-name="T1">! </text:span></text:p>
              </text:list-item>
              <text:list-item>
                <text:p text:style-name="P228"><text:span text:style-name="Strong_20_Emphasis"><text:span text:style-name="T1">Membantu Kreasi:</text:span></text:span><text:span text:style-name="T1"> AI mungkin bisa bantu kamu bikin model 3D atau bahkan coding sederhana buat pengalaman VR/AR-mu sendiri. </text:span></text:p>
                <text:list>
                  <text:list-item>
                    <text:p text:style-name="P97"><text:span text:style-name="Emphasis"><text:span text:style-name="T1">Kenapa Penting?</text:span></text:span><text:span text:style-name="T1"> AI bikin dunia virtual jadi lebih realistis, interaktif, cerdas, personal, dan juga lebih mudah dibuat atau digunakan untuk berbagai keperluan. </text:span></text:p>
                  </text:list-item>
                </text:list>
              </text:list-item>
            </text:list>
            <text:p text:style-name="P125">Semua perkembangan ini tujuannya satu: bikin pengalaman VR dan AR jadi makin mulus, makin nyata, makin nyaman, dan makin berguna di masa depan!</text:p>
            <text:p text:style-name="P1"/>
            <text:p text:style-name="Text_20_body"><text:soft-page-break/><text:span text:style-name="Strong_20_Emphasis"><text:span text:style-name="T1">(Opsional) Prompt untuk Ilustrasi:</text:span></text:span></text:p>
            <text:p text:style-name="P125">"Buat infografis futuristik tiga bagian:</text:p>
            <text:list xml:id="list6157982671972815563" text:style-name="L104">
              <text:list-item>
                <text:p text:style-name="P229"><text:span text:style-name="Strong_20_Emphasis"><text:span text:style-name="T1">Bagian 1 (Hardware):</text:span></text:span><text:span text:style-name="T1"> Menampilkan evolusi dari headset VR standalone saat ini (misal Quest 3) menjadi kacamata AR yang sangat ramping dan stylish, mungkin juga ada gambar konsep lensa kontak pintar. Label: 'Makin Ringan, Makin Nyaman'. </text:span></text:p>
              </text:list-item>
              <text:list-item>
                <text:p text:style-name="P229"><text:span text:style-name="Strong_20_Emphasis"><text:span text:style-name="T1">Bagian 2 (Haptics):</text:span></text:span><text:span text:style-name="T1"> Gambar tangan memakai sarung tangan haptic futuristik yang sedang 'menyentuh' objek virtual bercahaya (misal: bola energi). Ada ikon kecil mewakili sensasi: tekstur, suhu, tekanan. Label: 'Rasakan Sentuhan Virtual!'. </text:span></text:p>
              </text:list-item>
              <text:list-item>
                <text:p text:style-name="P98"><text:span text:style-name="Strong_20_Emphasis"><text:span text:style-name="T1">Bagian 3 (AI):</text:span></text:span><text:span text:style-name="T1"> Gambar sebuah avatar sedang bercakap-cakap dengan NPC (karakter game/virtual) yang terlihat sangat ekspresif dan cerdas di sebuah lingkungan virtual yang detail. Ada ikon otak/chip AI di dekat NPC. Label: 'Lebih Pintar dengan AI!'" </text:span></text:p>
              </text:list-item>
            </text:list>
            <text:p text:style-name="P1"/>
            <text:p text:style-name="P125">Saya menunggu perintah "YAX" Anda untuk melanjutkan ke prompt Subbab 5.2 tentang Metaverse.</text:p>
          </text:section>
          <text:section text:style-name="Sect1" text:name="feedback-form-36">
            <text:p text:style-name="P253"/>
          </text:section>
        </text:section>
        <text:section text:style-name="Sect1" text:name="a0f659840d8f3eae">
          <text:p text:style-name="P125"/>
          <text:section text:style-name="Sect1" text:name="user-query-content-37">
            <text:p text:style-name="P281">YAX </text:p>
          </text:section>
          <text:p text:style-name="P253">Tampilkan alur berpikir</text:p>
          <text:section text:style-name="Sect2" text:name="model-response-message-contentr_a0f659840d8f3eae">
            <text:p text:style-name="Text_20_body"><text:span text:style-name="T1">Oke, mari kita bahas topik yang satu ini: </text:span><text:span text:style-name="Strong_20_Emphasis"><text:span text:style-name="T1">Metaverse</text:span></text:span><text:span text:style-name="T1"> di </text:span><text:span text:style-name="Strong_20_Emphasis"><text:span text:style-name="T1">Subbab 5.2</text:span></text:span><text:span text:style-name="T1">. Kamu pasti pernah dengar istilah ini kan? Sempat heboh banget beberapa waktu lalu. Tapi, apa sih sebenarnya Metaverse itu, dan gimana kondisinya sekarang (di tahun 2025 ini)? Yuk kita bedah!</text:span></text:p>
            <text:p text:style-name="P1"/>
            <text:p text:style-name="Text_20_body"><text:span text:style-name="Strong_20_Emphasis"><text:span text:style-name="T1">Prompt Awal (untuk Subbab 5.2):</text:span></text:span><text:span text:style-name="T1"> "Jelaskan konsep Metaverse dengan cara yang jernih dan berimbang, sesuai dengan pemahaman dan kondisi saat ini (April 2025).</text:span></text:p>
            <text:list xml:id="list1009329687479934591" text:style-name="L105">
              <text:list-item>
                <text:p text:style-name="P230"><text:span text:style-name="T1">Apa Sih Idenya? (Definisi Konsep): Jelaskan Metaverse sebagai </text:span><text:span text:style-name="Strong_20_Emphasis"><text:span text:style-name="T1">visi</text:span></text:span><text:span text:style-name="T1"> tentang internet generasi berikutnya: sebuah </text:span><text:span text:style-name="Strong_20_Emphasis"><text:span text:style-name="T1">jaringan dunia virtual 3D yang terhubung, persisten, dan bersifat sosial</text:span></text:span><text:span text:style-name="T1">, tempat orang bisa berinteraksi melalui avatar untuk berbagai aktivitas (kerja, main, belajar, </text:span><text:soft-page-break/><text:span text:style-name="T1">belanja, sosialisasi). Gunakan analogi yang mudah dipahami (like the next evolution of the internet, but in 3D, or like a universe of interconnected virtual worlds from sci-fi like Ready Player One, but stress it's still mostly a </text:span><text:span text:style-name="Emphasis"><text:span text:style-name="T1">concept</text:span></text:span><text:span text:style-name="T1">). </text:span><text:span text:style-name="Strong_20_Emphasis"><text:span text:style-name="T1">Penting:</text:span></text:span><text:span text:style-name="T1"> Tegaskan bahwa ini </text:span><text:span text:style-name="Strong_20_Emphasis"><text:span text:style-name="T1">masih sebagian besar merupakan konsep atau visi jangka panjang.</text:span></text:span><text:span text:style-name="T1"> </text:span></text:p>
              </text:list-item>
              <text:list-item>
                <text:p text:style-name="P230"><text:span text:style-name="T1">Bagaimana Kondisinya Sekarang (April 2025)?: Jelaskan bahwa </text:span><text:span text:style-name="Strong_20_Emphasis"><text:span text:style-name="T1">belum ada satu 'Metaverse' tunggal yang terwujud.</text:span></text:span><text:span text:style-name="T1"> Yang ada saat ini adalah </text:span><text:span text:style-name="Strong_20_Emphasis"><text:span text:style-name="T1">banyak platform atau 'pulau-pulau' virtual terpisah</text:span></text:span><text:span text:style-name="T1"> (contoh: game seperti Roblox, Fortnite Creative; platform sosial VR seperti VRChat, Rec Room, Meta Horizon Worlds) yang memiliki beberapa elemen mirip visi Metaverse, tapi belum saling terhubung secara mulus (interoperabilitas masih jadi tantangan besar). Akui adanya </text:span><text:span text:style-name="Strong_20_Emphasis"><text:span text:style-name="T1">hype</text:span></text:span><text:span text:style-name="T1"> besar beberapa waktu lalu dan bagaimana realitasnya berkembang lebih lambat. </text:span></text:p>
              </text:list-item>
              <text:list-item>
                <text:p text:style-name="P99"><text:span text:style-name="T1">Potensi vs. Tanda Tanya: Briefly touch upon the potential benefits (new social connections, economy, creativity) and the criticisms/skepticism (is it necessary? technical hurdles? corporate control?). Sajikan secara </text:span><text:span text:style-name="Strong_20_Emphasis"><text:span text:style-name="T1">objektif dan berimbang</text:span></text:span><text:span text:style-name="T1">, hindari janji berlebihan atau pesimisme mutlak. Fokus pada penjelasan konsep dan status terkininya." </text:span></text:p>
              </text:list-item>
            </text:list>
            <text:p text:style-name="P1"/>
            <text:p text:style-name="Text_20_body"><text:span text:style-name="Strong_20_Emphasis"><text:span text:style-name="T1">Jawaban Prompt 25:</text:span></text:span></text:p>
            <text:p text:style-name="P125">Istilah "Metaverse" ini memang sempat viral banget! Banyak perusahaan teknologi besar ngomongin ini, dan bikin banyak orang penasaran sekaligus bingung. Jadi, mari kita luruskan: apa sih sebenarnya ide di balik Metaverse?</text:p>
            <text:p text:style-name="Text_20_body"><text:span text:style-name="Strong_20_Emphasis"><text:span text:style-name="T1">1. Idenya Gede Banget: Internet Jadi 3D?</text:span></text:span><text:span text:style-name="T1"> Pada dasarnya, Metaverse itu bukan satu produk atau aplikasi spesifik. Metaverse itu lebih ke sebuah </text:span><text:span text:style-name="Strong_20_Emphasis"><text:span text:style-name="T1">VISI</text:span></text:span><text:span text:style-name="T1"> atau </text:span><text:span text:style-name="Strong_20_Emphasis"><text:span text:style-name="T1">KONSEP</text:span></text:span><text:span text:style-name="T1"> tentang bagaimana internet mungkin akan berevolusi di masa depan. Bayangin aja:</text:span></text:p>
            <text:list xml:id="list4744006530667352898" text:style-name="L106">
              <text:list-item>
                <text:p text:style-name="P231"><text:span text:style-name="Strong_20_Emphasis"><text:span text:style-name="T1">Internet dalam Bentuk 3D:</text:span></text:span><text:span text:style-name="T1"> Kalau internet sekarang kebanyakan kita akses lewat layar datar (HP, laptop), visi Metaverse itu adalah internet yang bisa kita 'masuki' dalam bentuk ruang virtual 3D. </text:span></text:p>
              </text:list-item>
              <text:list-item>
                <text:p text:style-name="P231"><text:span text:style-name="Strong_20_Emphasis"><text:span text:style-name="T1">Jaringan Dunia Virtual yang Terhubung:</text:span></text:span><text:span text:style-name="T1"> Bukan cuma satu dunia, tapi banyak dunia virtual berbeda yang saling </text:span><text:span text:style-name="Strong_20_Emphasis"><text:span text:style-name="T1">terhubung</text:span></text:span><text:span text:style-name="T1"> satu sama lain. Kamu bisa 'pindah' dari satu dunia ke dunia lain pakai avatar yang sama, bawa barang digitalmu, dll. (Kayak di film </text:span><text:span text:style-name="Emphasis"><text:span text:style-name="T1">Ready Player One</text:span></text:span><text:span text:style-name="T1">? </text:span><text:soft-page-break/><text:span text:style-name="T1">Idenya mirip, tapi ingat, itu fiksi!). </text:span></text:p>
              </text:list-item>
              <text:list-item>
                <text:p text:style-name="P231"><text:span text:style-name="Strong_20_Emphasis"><text:span text:style-name="T1">Tempat Kita Hidup Digital:</text:span></text:span><text:span text:style-name="T1"> Di dunia-dunia virtual yang terhubung ini, kita (lewat avatar) bisa melakukan berbagai aktivitas: </text:span><text:span text:style-name="Strong_20_Emphasis"><text:span text:style-name="T1">sosialisasi</text:span></text:span><text:span text:style-name="T1">, </text:span><text:span text:style-name="Strong_20_Emphasis"><text:span text:style-name="T1">main game</text:span></text:span><text:span text:style-name="T1">, </text:span><text:span text:style-name="Strong_20_Emphasis"><text:span text:style-name="T1">belajar</text:span></text:span><text:span text:style-name="T1">, </text:span><text:span text:style-name="Strong_20_Emphasis"><text:span text:style-name="T1">bekerja</text:span></text:span><text:span text:style-name="T1">, </text:span><text:span text:style-name="Strong_20_Emphasis"><text:span text:style-name="T1">belanja barang virtual/fisik</text:span></text:span><text:span text:style-name="T1">, nonton konser, dan banyak lagi. </text:span></text:p>
              </text:list-item>
              <text:list-item>
                <text:p text:style-name="P100"><text:span text:style-name="Strong_20_Emphasis"><text:span text:style-name="T1">Selalu 'Nyala' (Persisten):</text:span></text:span><text:span text:style-name="T1"> Dunia virtual ini terus berjalan dan berubah meskipun kamu lagi nggak online. </text:span></text:p>
              </text:list-item>
            </text:list>
            <text:p text:style-name="Text_20_body"><text:span text:style-name="Strong_20_Emphasis"><text:span text:style-name="T1">PENTING:</text:span></text:span><text:span text:style-name="T1"> Sekali lagi, ini masih </text:span><text:span text:style-name="Strong_20_Emphasis"><text:span text:style-name="T1">sebagian besar berupa visi jangka panjang</text:span></text:span><text:span text:style-name="T1">, bukan sesuatu yang sudah jadi dan siap pakai sekarang!</text:span></text:p>
            <text:p text:style-name="Text_20_body"><text:span text:style-name="Strong_20_Emphasis"><text:span text:style-name="T1">2. Realitanya Gimana Sekarang (April 2025)?</text:span></text:span><text:span text:style-name="T1"> Nah, ini bagian pentingnya. Setelah </text:span><text:span text:style-name="Emphasis"><text:span text:style-name="T1">hype</text:span></text:span><text:span text:style-name="T1"> besar beberapa tahun lalu, kenyataannya adalah: </text:span><text:span text:style-name="Strong_20_Emphasis"><text:span text:style-name="T1">BELUM ADA satu 'Metaverse' tunggal yang benar-benar terwujud seperti visi di atas.</text:span></text:span><text:span text:style-name="T1"> Yang ada sekarang adalah:</text:span></text:p>
            <text:list xml:id="list509848894700841527" text:style-name="L107">
              <text:list-item>
                <text:p text:style-name="P232"><text:span text:style-name="Strong_20_Emphasis"><text:span text:style-name="T1">Banyak 'Pulau' Virtual Terpisah:</text:span></text:span><text:span text:style-name="T1"> Kita punya banyak platform keren yang punya </text:span><text:span text:style-name="Emphasis"><text:span text:style-name="T1">beberapa</text:span></text:span><text:span text:style-name="T1"> elemen mirip Metaverse, misalnya: </text:span></text:p>
                <text:list>
                  <text:list-item>
                    <text:p text:style-name="P232"><text:span text:style-name="T1">Game kayak </text:span><text:span text:style-name="Strong_20_Emphasis"><text:span text:style-name="T1">Roblox</text:span></text:span><text:span text:style-name="T1"> atau </text:span><text:span text:style-name="Strong_20_Emphasis"><text:span text:style-name="T1">Fortnite</text:span></text:span><text:span text:style-name="T1"> (yang punya dunia virtual, avatar, event sosial, ekonomi virtual sendiri). </text:span></text:p>
                  </text:list-item>
                  <text:list-item>
                    <text:p text:style-name="P232"><text:span text:style-name="T1">Platform sosial VR kayak </text:span><text:span text:style-name="Strong_20_Emphasis"><text:span text:style-name="T1">VRChat</text:span></text:span><text:span text:style-name="T1">, </text:span><text:span text:style-name="Strong_20_Emphasis"><text:span text:style-name="T1">Rec Room</text:span></text:span><text:span text:style-name="T1">, atau </text:span><text:span text:style-name="Strong_20_Emphasis"><text:span text:style-name="T1">Meta Horizon Worlds</text:span></text:span><text:span text:style-name="T1"> (tempat orang nongkrong, main, bikin dunia sendiri pakai avatar). </text:span></text:p>
                  </text:list-item>
                </text:list>
              </text:list-item>
              <text:list-item>
                <text:p text:style-name="P101"><text:span text:style-name="Strong_20_Emphasis"><text:span text:style-name="T1">Belum Nyambung!:</text:span></text:span><text:span text:style-name="T1"> Masalah terbesarnya, platform-platform ini masih kayak 'pulau' yang </text:span><text:span text:style-name="Strong_20_Emphasis"><text:span text:style-name="T1">terpisah</text:span></text:span><text:span text:style-name="T1">. Kamu nggak bisa dengan mudah bawa avatar atau barang digitalmu dari Roblox ke VRChat, misalnya. Kemampuan untuk saling terhubung (istilah kerennya: </text:span><text:span text:style-name="Strong_20_Emphasis"><text:span text:style-name="T1">interoperabilitas</text:span></text:span><text:span text:style-name="T1">) ini masih jadi tantangan teknis dan bisnis yang besar banget. Perkembangannya ternyata lebih lambat dari yang dibayangkan saat </text:span><text:span text:style-name="Emphasis"><text:span text:style-name="T1">hype</text:span></text:span><text:span text:style-name="T1"> dulu. </text:span></text:p>
              </text:list-item>
            </text:list>
            <text:p text:style-name="Text_20_body"><text:span text:style-name="Strong_20_Emphasis"><text:span text:style-name="T1">3. Potensi vs. Tanda Tanya Besar</text:span></text:span></text:p>
            <text:list xml:id="list8635137251690580795" text:style-name="L108">
              <text:list-item>
                <text:p text:style-name="P233"><text:span text:style-name="Strong_20_Emphasis"><text:span text:style-name="T1">Potensinya:</text:span></text:span><text:span text:style-name="T1"> Kalau visi Metaverse ini terwujud, mungkin bisa buka cara baru buat kita terhubung lintas jarak, memicu kreativitas baru, dan bahkan menciptakan jenis ekonomi digital baru. </text:span></text:p>
              </text:list-item>
              <text:list-item>
                <text:p text:style-name="P102"><text:span text:style-name="Strong_20_Emphasis"><text:span text:style-name="T1">Tanda Tanyanya:</text:span></text:span><text:span text:style-name="T1"> Tapi banyak juga keraguan. Apakah kita </text:span><text:span text:style-name="Emphasis"><text:span text:style-name="T1">benar-benar</text:span></text:span><text:span text:style-name="T1"> butuh Metaverse? Gimana mengatasi masalah teknisnya (butuh internet super cepat &amp; perangkat canggih)? Siapa yang bakal mengontrol dunia virtual ini (perusahaan besar)? Gimana soal privasi data kita? Dan </text:span><text:soft-page-break/><text:span text:style-name="T1">banyak lagi pertanyaan lain. </text:span></text:p>
              </text:list-item>
            </text:list>
            <text:p text:style-name="Text_20_body"><text:span text:style-name="Strong_20_Emphasis"><text:span text:style-name="T1">Kesimpulan Sementara:</text:span></text:span><text:span text:style-name="T1"> Metaverse itu </text:span><text:span text:style-name="Strong_20_Emphasis"><text:span text:style-name="T1">konsep masa depan yang menarik</text:span></text:span><text:span text:style-name="T1">, tapi perjalanannya masih </text:span><text:span text:style-name="Strong_20_Emphasis"><text:span text:style-name="T1">sangat panjang dan penuh tanda tanya</text:span></text:span><text:span text:style-name="T1">. Apa yang kita punya sekarang adalah fondasi-fondasi awalnya berupa platform-platform virtual yang berdiri sendiri. Apakah mereka akan benar-benar menyatu jadi 'The Metaverse'? Cuma waktu yang bisa jawab!</text:span></text:p>
            <text:p text:style-name="P1"/>
            <text:p text:style-name="Text_20_body"><text:span text:style-name="Strong_20_Emphasis"><text:span text:style-name="T1">(Opsional) Prompt untuk Ilustrasi:</text:span></text:span></text:p>
            <text:p text:style-name="P125">"Buat ilustrasi yang menggambarkan beberapa 'pulau' atau 'planet' terpisah di angkasa (masing-masing punya gaya visual berbeda, mungkin dengan logo samar platform seperti Roblox, VRChat, Fortnite). Pulau-pulau ini TIDAK terhubung, atau hanya dihubungkan oleh jembatan tali yang putus-putus atau sangat tipis bertuliskan 'Interoperabilitas?'. Di atas semua pulau ini, ada awan besar atau gelembung transparan bertuliskan 'VISI METAVERSE' dengan tanda tanya besar di sebelahnya. Judul: 'Metaverse: Mimpi vs. Realita (2025)'."</text:p>
            <text:p text:style-name="P1"/>
            <text:p text:style-name="P125">Saya menunggu perintah "YAX" Anda untuk melanjutkan ke prompt Subbab 5.3 tentang peluang karir.</text:p>
          </text:section>
          <text:section text:style-name="Sect1" text:name="feedback-form-37">
            <text:p text:style-name="P253"/>
          </text:section>
        </text:section>
        <text:section text:style-name="Sect1" text:name="0d81f322a76104c4">
          <text:p text:style-name="P125"/>
          <text:section text:style-name="Sect1" text:name="user-query-content-38">
            <text:p text:style-name="P281">YAX </text:p>
          </text:section>
          <text:p text:style-name="P253">Tampilkan alur berpikir</text:p>
          <text:section text:style-name="Sect2" text:name="model-response-message-contentr_0d81f322a76104c4">
            <text:p text:style-name="Text_20_body"><text:span text:style-name="T1">Sip! Setelah ngomongin teknologi masa depan dan Metaverse, sekarang kita bahas sesuatu yang penting banget buat kamu: </text:span><text:span text:style-name="Strong_20_Emphasis"><text:span text:style-name="T1">Peluang Karir Keren</text:span></text:span><text:span text:style-name="T1"> di dunia VR/AR! Ini ada di </text:span><text:span text:style-name="Strong_20_Emphasis"><text:span text:style-name="T1">Subbab 5.3</text:span></text:span><text:span text:style-name="T1">.</text:span></text:p>
            <text:p text:style-name="P1"/>
            <text:p text:style-name="Text_20_body"><text:span text:style-name="Strong_20_Emphasis"><text:span text:style-name="T1">Prompt Awal (untuk Subbab 5.3):</text:span></text:span><text:span text:style-name="T1"> "Berikan gambaran tentang berbagai peluang karir yang muncul dan berkembang seiring dengan kemajuan teknologi VR/AR, yang mungkin menarik bagi remaja.</text:span></text:p>
            <text:list xml:id="list6761681382983894428" text:style-name="L109">
              <text:list-item>
                <text:p text:style-name="P278">Sebutkan &amp; Jelaskan Peran Kunci: List and briefly describe various jobs emerging or growing due to VR/AR: * Developers/Programmers, * 3D Artists/Modelers, * UX/UI Designers (Immersive), * Storytellers/World <text:soft-page-break/>Builders, * Hardware Engineers, * Marketing/Sales Specialists, * Educators/Trainers. </text:p>
              </text:list-item>
              <text:list-item>
                <text:p text:style-name="P278">Skill yang Dibutuhkan: Briefly mention relevant skills (creativity, technical skills like coding/3D modeling, design thinking, communication). </text:p>
              </text:list-item>
              <text:list-item>
                <text:p text:style-name="P103"><text:span text:style-name="T1">Bagaimana Memulai?: Suggest ways to get involved (online courses, game engines like Unity/Unreal, experimenting with existing tools). Buat bagian ini terdengar </text:span><text:span text:style-name="Strong_20_Emphasis"><text:span text:style-name="T1">menginspirasi dan memberikan arah</text:span></text:span><text:span text:style-name="T1"> bagi yang tertarik." </text:span></text:p>
              </text:list-item>
            </text:list>
            <text:p text:style-name="P1"/>
            <text:p text:style-name="Text_20_body"><text:span text:style-name="Strong_20_Emphasis"><text:span text:style-name="T1">Jawaban Prompt 26:</text:span></text:span></text:p>
            <text:p text:style-name="Text_20_body"><text:span text:style-name="T1">Kamu lagi mikirin mau jadi apa nanti kalau udah gede? Atau lagi cari-cari bidang yang seru dan punya masa depan cerah? Nah, seiring berkembangnya VR dan AR, muncul banyak banget </text:span><text:span text:style-name="Strong_20_Emphasis"><text:span text:style-name="T1">peluang karir baru yang keren dan menjanjikan!</text:span></text:span><text:span text:style-name="T1"> Ini beberapa di antaranya:</text:span></text:p>
            <text:list xml:id="list4159163699357757961" text:style-name="L110">
              <text:list-item>
                <text:p text:style-name="P234"><text:span text:style-name="Strong_20_Emphasis"><text:span text:style-name="T1">Developer / Programmer VR/AR:</text:span></text:span><text:span text:style-name="T1"> Merekalah sang </text:span><text:span text:style-name="Strong_20_Emphasis"><text:span text:style-name="T1">'arsitek digital'</text:span></text:span><text:span text:style-name="T1"> yang membangun aplikasi, game, dan platform VR/AR. Kalau kamu suka coding, logika, dan bikin sesuatu dari nol, ini bisa jadi jalanmu! </text:span></text:p>
              </text:list-item>
              <text:list-item>
                <text:p text:style-name="P234"><text:span text:style-name="Strong_20_Emphasis"><text:span text:style-name="T1">Seniman / Modeler 3D:</text:span></text:span><text:span text:style-name="T1"> Siapa yang bikin dunia virtual, karakter avatar yang keren, atau objek-objek 3D di AR? Ya mereka ini! Kalau kamu punya bakat seni, suka gambar, atau mainin software desain 3D, bidang ini butuh banget </text:span><text:span text:style-name="Strong_20_Emphasis"><text:span text:style-name="T1">kreativitas visualmu</text:span></text:span><text:span text:style-name="T1">. </text:span></text:p>
              </text:list-item>
              <text:list-item>
                <text:p text:style-name="P234"><text:span text:style-name="Strong_20_Emphasis"><text:span text:style-name="T1">Desainer UX/UI Imersif:</text:span></text:span><text:span text:style-name="T1"> Merancang pengalaman pengguna (User Experience/UX) dan tampilan antarmuka (User Interface/UI) untuk VR/AR itu beda lho sama desain web atau aplikasi biasa. Tugas mereka adalah memastikan interaksi di dunia 3D terasa </text:span><text:span text:style-name="Strong_20_Emphasis"><text:span text:style-name="T1">intuitif, nyaman (nggak bikin pusing!), dan menyenangkan</text:span></text:span><text:span text:style-name="T1">. Butuh pemahaman soal desain, psikologi, dan teknologi. </text:span></text:p>
              </text:list-item>
              <text:list-item>
                <text:p text:style-name="P234"><text:span text:style-name="Strong_20_Emphasis"><text:span text:style-name="T1">Pencerita / Pembangun Dunia (World Builder):</text:span></text:span><text:span text:style-name="T1"> Pengalaman VR/AR yang bagus seringkali butuh cerita atau konsep dunia yang kuat. Para </text:span><text:span text:style-name="Emphasis"><text:span text:style-name="T1">world builder</text:span></text:span><text:span text:style-name="T1"> inilah yang </text:span><text:span text:style-name="Strong_20_Emphasis"><text:span text:style-name="T1">merancang narasi, lingkungan, dan aturan main</text:span></text:span><text:span text:style-name="T1"> di dunia virtual biar menarik dan imersif. Cocok buat kamu yang imajinatif dan suka nulis atau bikin konsep. </text:span></text:p>
              </text:list-item>
              <text:list-item>
                <text:p text:style-name="P234"><text:span text:style-name="Strong_20_Emphasis"><text:span text:style-name="T1">Insinyur Perangkat Keras:</text:span></text:span><text:span text:style-name="T1"> Mereka yang merancang dan mengembangkan headset, kacamata, sensor, atau sarung tangan haptic </text:span><text:soft-page-break/><text:span text:style-name="T1">generasi berikutnya. Ini butuh latar belakang teknik yang kuat. </text:span></text:p>
              </text:list-item>
              <text:list-item>
                <text:p text:style-name="P234"><text:span text:style-name="Strong_20_Emphasis"><text:span text:style-name="T1">Pemasaran &amp; Penjualan:</text:span></text:span><text:span text:style-name="T1"> Teknologi secanggih apa pun butuh dipromosikan dan dijual. Ada peluang buat jadi spesialis marketing atau sales yang fokus pada produk dan layanan VR/AR. </text:span></text:p>
              </text:list-item>
              <text:list-item>
                <text:p text:style-name="P104"><text:span text:style-name="Strong_20_Emphasis"><text:span text:style-name="T1">Pendidik / Pelatih / Terapis VR/AR:</text:span></text:span><text:span text:style-name="T1"> Seperti yang kita bahas di bab sebelumnya, makin banyak profesional (guru, dosen, trainer perusahaan, psikolog, fisioterapis) yang mulai </text:span><text:span text:style-name="Strong_20_Emphasis"><text:span text:style-name="T1">menggunakan VR/AR sebagai alat bantu</text:span></text:span><text:span text:style-name="T1"> dalam pekerjaan mereka. </text:span></text:p>
              </text:list-item>
            </text:list>
            <text:p text:style-name="Text_20_body"><text:span text:style-name="Strong_20_Emphasis"><text:span text:style-name="T1">Kabar Baiknya? Banyak yang Bisa Remote!</text:span></text:span><text:span text:style-name="T1"> Salah satu hal keren dari banyak pekerjaan di bidang ini (terutama developer, desainer, seniman, penulis) adalah </text:span><text:span text:style-name="Strong_20_Emphasis"><text:span text:style-name="T1">seringkali bisa dilakukan dari jarak jauh (remote)</text:span></text:span><text:span text:style-name="T1">. Artinya, kamu punya kesempatan yang sama buat berkarir di bidang ini, nggak peduli kamu tinggal di kota besar atau di tempat seperti Tapak Tuan sekalipun, selama ada koneksi internet dan kemauan belajar!</text:span></text:p>
            <text:p text:style-name="Text_20_body"><text:span text:style-name="Strong_20_Emphasis"><text:span text:style-name="T1">Skill Apa yang Dibutuhkan?</text:span></text:span><text:span text:style-name="T1"> Biasanya kombinasi antara:</text:span></text:p>
            <text:list xml:id="list6225456100695105966" text:style-name="L111">
              <text:list-item>
                <text:p text:style-name="P235"><text:span text:style-name="Strong_20_Emphasis"><text:span text:style-name="T1">Keterampilan Teknis:</text:span></text:span><text:span text:style-name="T1"> Tergantung peran, bisa coding (misal C#, C++), penggunaan </text:span><text:span text:style-name="Emphasis"><text:span text:style-name="T1">game engine</text:span></text:span><text:span text:style-name="T1"> (seperti Unity atau Unreal Engine), software modeling 3D (Blender, Maya), dll. </text:span></text:p>
              </text:list-item>
              <text:list-item>
                <text:p text:style-name="P235"><text:span text:style-name="Strong_20_Emphasis"><text:span text:style-name="T1">Kreativitas &amp; Desain:</text:span></text:span><text:span text:style-name="T1"> Kemampuan berpikir visual, merancang pengalaman, bercerita. </text:span></text:p>
              </text:list-item>
              <text:list-item>
                <text:p text:style-name="P105"><text:span text:style-name="Strong_20_Emphasis"><text:span text:style-name="T1">Soft Skills:</text:span></text:span><text:span text:style-name="T1"> Pemecahan masalah, komunikasi, kerja tim, kemauan belajar hal baru (karena teknologinya cepat berubah!). </text:span></text:p>
              </text:list-item>
            </text:list>
            <text:p text:style-name="Text_20_body"><text:span text:style-name="Strong_20_Emphasis"><text:span text:style-name="T1">Gimana Cara Mulainya?</text:span></text:span><text:span text:style-name="T1"> Penasaran dan mau coba? Kamu bisa:</text:span></text:p>
            <text:list xml:id="list683794860691281704" text:style-name="L112">
              <text:list-item>
                <text:p text:style-name="P236"><text:span text:style-name="Strong_20_Emphasis"><text:span text:style-name="T1">Belajar Online:</text:span></text:span><text:span text:style-name="T1"> Banyak banget kursus gratis atau berbayar di platform kayak Coursera, Udemy, edX, atau bahkan tutorial di YouTube buat belajar dasar coding, desain 3D, atau penggunaan Unity/Unreal Engine. </text:span></text:p>
              </text:list-item>
              <text:list-item>
                <text:p text:style-name="P236"><text:span text:style-name="Strong_20_Emphasis"><text:span text:style-name="T1">Eksperimen Sendiri:</text:span></text:span><text:span text:style-name="T1"> Coba pakai </text:span><text:span text:style-name="Emphasis"><text:span text:style-name="T1">tool</text:span></text:span><text:span text:style-name="T1"> gratis kayak Blender buat modeling 3D, atau platform kayak Roblox Studio atau VRChat (yang memungkinkan kamu bikin dunia sendiri) buat mulai bereksperimen. </text:span></text:p>
              </text:list-item>
              <text:list-item>
                <text:p text:style-name="P106"><text:span text:style-name="Strong_20_Emphasis"><text:span text:style-name="T1">Ikut Komunitas:</text:span></text:span><text:span text:style-name="T1"> Gabung forum online atau grup diskusi tentang VR/AR development buat belajar dari orang lain dan tanya-tanya. </text:span></text:p>
              </text:list-item>
            </text:list>
            <text:p text:style-name="P125">Dunia VR/AR ini masih terus berkembang, artinya peluangnya masih terbuka lebar banget buat kamu yang mau belajar dan terjun ke dalamnya. Siapa tahu, kamulah pencipta pengalaman VR/AR keren berikutnya!</text:p>
            <text:p text:style-name="P1"/>
            <text:p text:style-name="Text_20_body"><text:soft-page-break/><text:span text:style-name="Strong_20_Emphasis"><text:span text:style-name="T1">(Opsional) Prompt untuk Ilustrasi:</text:span></text:span></text:p>
            <text:p text:style-name="P125">"Buat ilustrasi yang menampilkan kolase berbagai profesi VR/AR. Bisa berupa beberapa panel kecil atau satu gambar besar yang terbagi. Tampilkan sosok-sosok muda (representasi pembaca) yang sedang: (1) Menulis kode di depan layar dengan ikon VR/AR, (2) Menggambar/memahat objek 3D di tablet atau VR, (3) Merancang diagram alur pengalaman pengguna (UX flow) untuk VR, (4) Menulis cerita atau menggambar peta dunia virtual, (5) Memegang headset/controller dengan antusias (marketing/user), (6) Mengajar menggunakan VR (pendidik). Beri label singkat untuk tiap peran. Tambahkan ikon globe dengan panah keluar-masuk untuk menyimbolkan peluang remote/global. Judul: 'Karir Masa Depan di Ujung Jari!'"</text:p>
            <text:p text:style-name="P1"/>
            <text:p text:style-name="P125">Saya menunggu perintah "YAX" Anda untuk melanjutkan ke prompt Subbab 5.4 tentang tantangan etika dan sosial.</text:p>
          </text:section>
          <text:section text:style-name="Sect1" text:name="feedback-form-38">
            <text:p text:style-name="P253"/>
          </text:section>
        </text:section>
        <text:section text:style-name="Sect1" text:name="a0fddbffb6f4070c">
          <text:p text:style-name="P125"/>
          <text:section text:style-name="Sect1" text:name="user-query-content-39">
            <text:p text:style-name="P281">YAX </text:p>
          </text:section>
          <text:p text:style-name="P253">Tampilkan alur berpikir</text:p>
          <text:section text:style-name="Sect2" text:name="model-response-message-contentr_a0fddbffb6f4070c">
            <text:p text:style-name="Text_20_body"><text:span text:style-name="T1">Oke, kita sampai di bagian terakhir Bab 5, yaitu </text:span><text:span text:style-name="Strong_20_Emphasis"><text:span text:style-name="T1">Subbab 5.4</text:span></text:span><text:span text:style-name="T1">. Setelah membahas semua hal keren dan potensi masa depan, penting juga buat kita </text:span><text:span text:style-name="Emphasis"><text:span text:style-name="T1">berpikir kritis</text:span></text:span><text:span text:style-name="T1"> tentang tantangan dan sisi lain dari VR/AR. Ini bukan buat menakut-nakuti, tapi biar kita jadi pengguna dan calon kreator yang lebih bijak!</text:span></text:p>
            <text:p text:style-name="P1"/>
            <text:p text:style-name="Text_20_body"><text:span text:style-name="Strong_20_Emphasis"><text:span text:style-name="T1">Prompt Awal (untuk Subbab 5.4):</text:span></text:span><text:span text:style-name="T1"> "Bahasa isu-isu etika dan sosial penting yang menyertai perkembangan VR/AR dengan cara yang seimbang dan mendorong pemikiran kritis. Gunakan subjudul untuk tiap isu agar lebih terstruktur.</text:span></text:p>
            <text:list xml:id="list2297277405231242380" text:style-name="L113">
              <text:list-item>
                <text:p text:style-name="P279">Privacy Concerns: Discuss data collection in VR/AR (eye tracking, movement data, environment scanning) and potential misuse. Who owns the data? How is it protected? </text:p>
              </text:list-item>
              <text:list-item>
                <text:p text:style-name="P279">Addiction &amp; Health Impacts: Address the potential for excessive use, blurring lines between real/virtual, impact on physical health (eye strain, <text:soft-page-break/>sedentary behavior – beyond motion sickness), and mental health. </text:p>
              </text:list-item>
              <text:list-item>
                <text:p text:style-name="P279">Digital Divide &amp; Accessibility: Raise the issue of cost and access – will VR/AR create new inequalities? How to make it accessible for people with disabilities? </text:p>
              </text:list-item>
              <text:list-item>
                <text:p text:style-name="P279">Social Impact: Discuss potential changes in social interaction, risk of isolation, spread of misinformation in virtual spaces, ethical dilemmas in virtual worlds (harassment, moderation). </text:p>
              </text:list-item>
              <text:list-item>
                <text:p text:style-name="P107"><text:span text:style-name="T1">Ownership &amp; Identity: Briefly touch on questions around virtual assets, digital identity theft in virtual worlds. Sajikan isu-isu ini sebagai </text:span><text:span text:style-name="Strong_20_Emphasis"><text:span text:style-name="T1">pertanyaan penting yang perlu kita diskusikan dan cari solusinya bersama</text:span></text:span><text:span text:style-name="T1"> seiring berkembangnya teknologi. Hindari nada menghakimi, fokus pada peningkatan kesadaran (awareness)." </text:span></text:p>
              </text:list-item>
            </text:list>
            <text:p text:style-name="P1"/>
            <text:p text:style-name="Text_20_body"><text:span text:style-name="Strong_20_Emphasis"><text:span text:style-name="T1">Jawaban Prompt 27:</text:span></text:span></text:p>
            <text:p text:style-name="P125">Teknologi secanggih VR dan AR itu kayak pisau bermata dua. Selain punya banyak banget manfaat keren, ada juga tantangan dan pertanyaan penting soal etika dan dampak sosialnya yang perlu kita pikirkan bareng-bareng. Apa aja sih itu?</text:p>
            <text:p text:style-name="Text_20_body"><text:span text:style-name="Strong_20_Emphasis"><text:span text:style-name="T1">1. Privasi Kita Gimana?</text:span></text:span><text:span text:style-name="T1"> Headset VR/AR modern itu punya banyak sensor canggih. Mereka bisa ngumpulin data yang sangat pribadi, lho! Misalnya:</text:span></text:p>
            <text:list xml:id="list4047356163397681725" text:style-name="L114">
              <text:list-item>
                <text:p text:style-name="P237"><text:span text:style-name="Strong_20_Emphasis"><text:span text:style-name="T1">Gerakan Mata (Eye Tracking):</text:span></text:span><text:span text:style-name="T1"> Tahu ke mana persisnya kamu melihat di dunia virtual. </text:span></text:p>
              </text:list-item>
              <text:list-item>
                <text:p text:style-name="P237"><text:span text:style-name="Strong_20_Emphasis"><text:span text:style-name="T1">Gerakan Tubuh &amp; Kepala:</text:span></text:span><text:span text:style-name="T1"> Tahu gimana kamu bergerak, bereaksi, bahkan mungkin posturmu. </text:span></text:p>
              </text:list-item>
              <text:list-item>
                <text:p text:style-name="P108"><text:span text:style-name="Strong_20_Emphasis"><text:span text:style-name="T1">Pemindaian Lingkungan (Room Scanning):</text:span></text:span><text:span text:style-name="T1"> Tahu bentuk dan isi ruangan tempat kamu main VR (untuk tracking inside-out). Pertanyaannya: </text:span><text:span text:style-name="Strong_20_Emphasis"><text:span text:style-name="T1">Siapa yang punya data ini? Dipakai buat apa aja</text:span></text:span><text:span text:style-name="T1"> (iklan tertarget yang super spesifik, atau lebih dari itu)? </text:span><text:span text:style-name="Strong_20_Emphasis"><text:span text:style-name="T1">Seberapa aman</text:span></text:span><text:span text:style-name="T1"> data ini dari penyalahgunaan atau peretasan? Ini isu besar yang butuh aturan main jelas. </text:span></text:p>
              </text:list-item>
            </text:list>
            <text:p text:style-name="Text_20_body"><text:span text:style-name="Strong_20_Emphasis"><text:span text:style-name="T1">2. Risiko Kecanduan dan Dampak Kesehatan</text:span></text:span><text:span text:style-name="T1"> Karena VR itu imersif banget, ada potensi orang jadi </text:span><text:span text:style-name="Strong_20_Emphasis"><text:span text:style-name="T1">terlalu asyik</text:span></text:span><text:span text:style-name="T1"> di dunia virtual sampai lupa waktu atau bahkan lupa sama dunia nyata (kecanduan/escapism). Selain itu, perlu diperhatikan juga:</text:span></text:p>
            <text:list xml:id="list2706318651345916003" text:style-name="L115">
              <text:list-item>
                <text:p text:style-name="P238"><text:soft-page-break/><text:span text:style-name="Strong_20_Emphasis"><text:span text:style-name="T1">Kesehatan Fisik:</text:span></text:span><text:span text:style-name="T1"> Kelamaan pakai headset bisa bikin mata lelah. Kalau mainnya sambil duduk terus, ya jadi kurang gerak. (Ini di luar isu motion sickness ya). </text:span></text:p>
              </text:list-item>
              <text:list-item>
                <text:p text:style-name="P109"><text:span text:style-name="Strong_20_Emphasis"><text:span text:style-name="T1">Kesehatan Mental:</text:span></text:span><text:span text:style-name="T1"> Gimana dampaknya kalau kita terlalu sering 'kabur' ke dunia virtual? Apakah bisa memengaruhi interaksi sosial kita di dunia nyata? </text:span></text:p>
              </text:list-item>
            </text:list>
            <text:p text:style-name="Text_20_body"><text:span text:style-name="Strong_20_Emphasis"><text:span text:style-name="T1">3. Siapa yang Bisa Akses? (Kesenjangan Digital)</text:span></text:span><text:span text:style-name="T1"> Teknologi VR/AR (terutama yang bagus) itu </text:span><text:span text:style-name="Strong_20_Emphasis"><text:span text:style-name="T1">masih relatif mahal</text:span></text:span><text:span text:style-name="T1"> (perangkatnya, kadang butuh PC/internet kencang juga). Ini bisa menciptakan </text:span><text:span text:style-name="Strong_20_Emphasis"><text:span text:style-name="T1">kesenjangan digital</text:span></text:span><text:span text:style-name="T1"> baru: yang mampu beli bisa nikmatin semua manfaatnya (belajar, kerja, hiburan), sementara yang nggak mampu jadi ketinggalan. Pertanyaan pentingnya: gimana caranya biar teknologi ini </text:span><text:span text:style-name="Strong_20_Emphasis"><text:span text:style-name="T1">lebih terjangkau dan bisa diakses</text:span></text:span><text:span text:style-name="T1"> oleh lebih banyak orang, termasuk teman-teman kita yang punya keterbatasan fisik (disabilitas)?</text:span></text:p>
            <text:p text:style-name="Text_20_body"><text:span text:style-name="Strong_20_Emphasis"><text:span text:style-name="T1">4. Interaksi Sosial: Jadi Lebih Baik atau Buruk?</text:span></text:span><text:span text:style-name="T1"> Dunia virtual memang bisa menghubungkan orang dari jauh. Tapi ada juga kekhawatiran:</text:span></text:p>
            <text:list xml:id="list7156305792199387447" text:style-name="L116">
              <text:list-item>
                <text:p text:style-name="P239"><text:span text:style-name="Strong_20_Emphasis"><text:span text:style-name="T1">Mengurangi Interaksi Nyata?</text:span></text:span><text:span text:style-name="T1"> Apakah orang jadi lebih milih nongkrong virtual daripada ketemu langsung? </text:span></text:p>
              </text:list-item>
              <text:list-item>
                <text:p text:style-name="P239"><text:span text:style-name="Strong_20_Emphasis"><text:span text:style-name="T1">Perilaku Buruk di Dunia Maya:</text:span></text:span><text:span text:style-name="T1"> Sama kayak internet biasa, di dunia virtual juga bisa terjadi </text:span><text:span text:style-name="Emphasis"><text:span text:style-name="T1">cyberbullying</text:span></text:span><text:span text:style-name="T1"> atau pelecehan. Karena rasanya lebih 'nyata' di VR, dampaknya bisa jadi lebih parah. Gimana cara mencegah dan menanganinya? </text:span></text:p>
              </text:list-item>
              <text:list-item>
                <text:p text:style-name="P239"><text:span text:style-name="Strong_20_Emphasis"><text:span text:style-name="T1">Penyebaran Hoax/Informasi Salah:</text:span></text:span><text:span text:style-name="T1"> Ruang virtual juga bisa jadi tempat penyebaran info sesat. </text:span></text:p>
              </text:list-item>
              <text:list-item>
                <text:p text:style-name="P110"><text:span text:style-name="Strong_20_Emphasis"><text:span text:style-name="T1">Moderasi Konten:</text:span></text:span><text:span text:style-name="T1"> Gimana cara mengatur konten dan perilaku di dunia virtual yang luas dan bebas ini? </text:span></text:p>
              </text:list-item>
            </text:list>
            <text:p text:style-name="Text_20_body"><text:span text:style-name="Strong_20_Emphasis"><text:span text:style-name="T1">5. Kepemilikan &amp; Identitas Digital (Sekilas)</text:span></text:span><text:span text:style-name="T1"> Kalau kamu beli barang virtual di game atau Metaverse, siapa sebenarnya yang punya? Terus, seberapa aman identitas avatarmu dari pencurian atau peniruan? Ini juga pertanyaan rumit ke depannya.</text:span></text:p>
            <text:p text:style-name="Text_20_body"><text:span text:style-name="Strong_20_Emphasis"><text:span text:style-name="T1">Yuk, Jadi Pengguna yang Kritis!</text:span></text:span><text:span text:style-name="T1"> Membahas tantangan ini </text:span><text:span text:style-name="Strong_20_Emphasis"><text:span text:style-name="T1">bukan berarti kita harus anti</text:span></text:span><text:span text:style-name="T1"> sama VR/AR, lho! Justru sebaliknya. Dengan menyadari potensi masalahnya, kita bisa jadi pengguna yang </text:span><text:span text:style-name="Strong_20_Emphasis"><text:span text:style-name="T1">lebih cerdas, kritis, dan bertanggung jawab</text:span></text:span><text:span text:style-name="T1">. Kita juga bisa ikut mendorong agar pengembangan teknologi ini ke depan lebih mengutamakan etika dan kebaikan bersama. Ini </text:span><text:soft-page-break/><text:span text:style-name="T1">adalah PR kita semua!</text:span></text:p>
            <text:p text:style-name="P1"/>
            <text:p text:style-name="Text_20_body"><text:span text:style-name="Strong_20_Emphasis"><text:span text:style-name="T1">(Opsional) Prompt untuk Ilustrasi:</text:span></text:span></text:p>
            <text:p text:style-name="P125">"Buat ilustrasi sebuah timbangan besar.</text:p>
            <text:list xml:id="list2195894964599641829" text:style-name="L117">
              <text:list-item>
                <text:p text:style-name="P240"><text:span text:style-name="Strong_20_Emphasis"><text:span text:style-name="T1">Di sisi kiri timbangan:</text:span></text:span><text:span text:style-name="T1"> Letakkan ikon-ikon yang mewakili manfaat VR/AR (misal: ikon otak/belajar, ikon hati/koneksi sosial, ikon bintang/hiburan, ikon palet/kreativitas). </text:span></text:p>
              </text:list-item>
              <text:list-item>
                <text:p text:style-name="P111"><text:span text:style-name="Strong_20_Emphasis"><text:span text:style-name="T1">Di sisi kanan timbangan:</text:span></text:span><text:span text:style-name="T1"> Letakkan ikon-ikon yang mewakili tantangan etika/sosial (misal: ikon gembok/mata mengintip untuk privasi, ikon rantai untuk kecanduan, ikon jembatan rusak untuk kesenjangan digital, ikon awan badai/petir untuk dampak sosial negatif). Timbangan ini digambarkan dalam keadaan </text:span><text:span text:style-name="Strong_20_Emphasis"><text:span text:style-name="T1">kurang lebih seimbang</text:span></text:span><text:span text:style-name="T1">, menunjukkan perlunya menimbang kedua sisi. Judul: 'Tantangan VR/AR: Mari Pikirkan Bersama!'" </text:span></text:p>
              </text:list-item>
            </text:list>
            <text:p text:style-name="P1"/>
            <text:p text:style-name="P125">Kita sudah menyelesaikan Bab 5. Saya menunggu perintah "YAX" Anda untuk melanjutkan ke prompt bagian Penutup.</text:p>
          </text:section>
          <text:section text:style-name="Sect1" text:name="feedback-form-39">
            <text:p text:style-name="P253"/>
          </text:section>
        </text:section>
        <text:section text:style-name="Sect1" text:name="77749edb9e74ec84">
          <text:p text:style-name="P125"/>
          <text:section text:style-name="Sect1" text:name="user-query-content-40">
            <text:p text:style-name="P281">YAX </text:p>
          </text:section>
          <text:p text:style-name="P253">Tampilkan alur berpikir</text:p>
          <text:section text:style-name="Sect2" text:name="model-response-message-contentr_77749edb9e74ec84">
            <text:p text:style-name="Text_20_body"><text:span text:style-name="T1">Oke, kita sudah sampai di akhir petualangan kita! Mari kita mulai bagian </text:span><text:span text:style-name="Strong_20_Emphasis"><text:span text:style-name="T1">Penutup</text:span></text:span><text:span text:style-name="T1">.</text:span></text:p>
            <text:p text:style-name="P1"/>
            <text:p text:style-name="Text_20_body"><text:span text:style-name="Strong_20_Emphasis"><text:span text:style-name="T1">Prompt Awal (untuk Pengantar Bagian Penutup):</text:span></text:span><text:span text:style-name="T1"> "Tulis satu atau dua kalimat pembuka untuk bagian Penutup. Sampaikan kepada pembaca bahwa mereka telah mencapai akhir dari perjalanan eksplorasi dunia VR dan AR bersama buku ini. Gunakan nada yang hangat dan reflektif, menandakan bahwa ini adalah bagian untuk merangkum dan mengambil intisari dari semua yang telah dipelajari. Contoh: 'Wah, nggak terasa ya, petualangan kita menjelajahi dunia virtual dan tertambah sudah sampai di penghujung jalan!'"</text:span></text:p>
            <text:p text:style-name="P1"/>
            <text:p text:style-name="Text_20_body"><text:soft-page-break/><text:span text:style-name="Strong_20_Emphasis"><text:span text:style-name="T1">Jawaban Prompt 28:</text:span></text:span></text:p>
            <text:p text:style-name="P125">Wah, nggak terasa ya, petualangan seru kita menjelajahi dunia Realitas Virtual dan Realitas Tertambah bareng buku ini akhirnya sampai juga di penghujung jalan! Sekarang waktunya kita sedikit menengok ke belakang, merangkum semua hal keren yang udah kita pelajari bersama.</text:p>
            <text:p text:style-name="P1"/>
            <text:p text:style-name="Text_20_body"><text:span text:style-name="Strong_20_Emphasis"><text:span text:style-name="T1">(Opsional) Prompt untuk Ilustrasi:</text:span></text:span></text:p>
            <text:p text:style-name="P125">"Buat sebuah grafis pemisah halaman yang simpel tapi menarik. Bisa berupa garis horizon dengan matahari terbenam/terbit, atau gambar jejak kaki yang berakhir di ujung halaman, menyimbolkan akhir perjalanan dalam buku ini."</text:p>
            <text:p text:style-name="P1"/>
            <text:p text:style-name="P125">Saya menunggu perintah "YAX" Anda untuk melanjutkan ke prompt subbab pertama Penutup: Rangkuman Perjalanan.</text:p>
          </text:section>
          <text:section text:style-name="Sect1" text:name="feedback-form-40">
            <text:p text:style-name="P253"/>
          </text:section>
        </text:section>
        <text:section text:style-name="Sect1" text:name="c90bb0d9382c6002">
          <text:p text:style-name="P125"/>
          <text:section text:style-name="Sect1" text:name="user-query-content-41">
            <text:p text:style-name="P281">YAX </text:p>
          </text:section>
          <text:p text:style-name="P253">Tampilkan alur berpikir</text:p>
          <text:section text:style-name="Sect2" text:name="model-response-message-contentr_c90bb0d9382c6002">
            <text:p text:style-name="P253"/>
          </text:section>
          <text:section text:style-name="Sect1" text:name="feedback-form-41">
            <text:p text:style-name="P253"/>
          </text:section>
        </text:section>
        <text:section text:style-name="Sect1" text:name="dd17fa2306c7047e">
          <text:p text:style-name="P125"/>
          <text:section text:style-name="Sect1" text:name="user-query-content-42">
            <text:p text:style-name="P281">PRESENT IT </text:p>
          </text:section>
          <text:p text:style-name="P253">Tampilkan alur berpikir</text:p>
          <text:section text:style-name="Sect2" text:name="model-response-message-contentr_dd17fa2306c7047e">
            <text:p text:style-name="Text_20_body"><text:span text:style-name="T1">Oke, kita mulai rangkuman singkat perjalanan kita di </text:span><text:span text:style-name="Strong_20_Emphasis"><text:span text:style-name="T1">Subbab Penutup 1</text:span></text:span><text:span text:style-name="T1">!</text:span></text:p>
            <text:p text:style-name="P1"/>
            <text:p text:style-name="Text_20_body"><text:span text:style-name="Strong_20_Emphasis"><text:span text:style-name="T1">Prompt Awal (untuk Penutup - Rangkuman):</text:span></text:span><text:span text:style-name="T1"> "Tulis sebuah rangkuman singkat yang efektif dari seluruh isi buku. </text:span><text:span text:style-name="Strong_20_Emphasis"><text:span text:style-name="T1">Jangan ulangi detail</text:span></text:span><text:span text:style-name="T1">, tapi ingatkan pembaca tentang </text:span><text:span text:style-name="Strong_20_Emphasis"><text:span text:style-name="T1">garis besar perjalanan</text:span></text:span><text:span text:style-name="T1"> yang telah mereka lalui:</text:span></text:p>
            <text:list xml:id="list6894888115520674695" text:style-name="L118">
              <text:list-item>
                <text:p text:style-name="P280">Mulai dari rasa penasaran awal, mengenal apa itu VR dan AR dan bedanya dengan dunia nyata (Bab 1). </text:p>
              </text:list-item>
              <text:list-item>
                <text:p text:style-name="P280">Mengintip 'dapur pacu' teknologi di baliknya – bagaimana headset, sensor, grafis, dan suara bekerja menciptakan ilusi (Bab 2). </text:p>
              </text:list-item>
              <text:list-item>
                <text:p text:style-name="P280">Menjelajahi berbagai aplikasi seru dan bermanfaat di bidang hiburan, <text:soft-page-break/>pendidikan, kreativitas, dan sosial (Bab 3). </text:p>
              </text:list-item>
              <text:list-item>
                <text:p text:style-name="P280">Melihat dampak besarnya di dunia kerja profesional dan layanan kesehatan (Bab 4). </text:p>
              </text:list-item>
              <text:list-item>
                <text:p text:style-name="P143">Meneropong ke masa depan – tren teknologi, konsep Metaverse, peluang karir, serta tantangan etika yang menyertainya (Bab 5). Gunakan kalimat-kalimat pendek dan ringkas. Tujuannya adalah memberikan gambaran utuh 'dari A sampai Z' tentang topik buku dalam satu paragraf atau beberapa poin singkat, memberikan rasa pencapaian kepada pembaca." </text:p>
              </text:list-item>
            </text:list>
            <text:p text:style-name="P1"/>
            <text:p text:style-name="Text_20_body"><text:span text:style-name="Strong_20_Emphasis"><text:span text:style-name="T1">Jawaban Prompt 29:</text:span></text:span></text:p>
            <text:p text:style-name="P125">Jadi, apa aja sih yang udah kita jelajahi bareng-bareng di buku ini? Singkatnya, kita udah:</text:p>
            <text:list xml:id="list2834473543430447806" text:style-name="L119">
              <text:list-item>
                <text:p text:style-name="P241"><text:span text:style-name="Strong_20_Emphasis"><text:span text:style-name="T1">Kenalan Sama VR &amp; AR:</text:span></text:span><text:span text:style-name="T1"> Mulai dari rasa penasaran, kita akhirnya paham apa itu Realitas Virtual (yang bikin kita 'pindah dunia') dan Realitas Tertambah (yang nambahin elemen digital ke dunia nyata), dan apa bedanya sama dunia kita sehari-hari. </text:span></text:p>
              </text:list-item>
              <text:list-item>
                <text:p text:style-name="P241"><text:span text:style-name="Strong_20_Emphasis"><text:span text:style-name="T1">Bongkar Rahasia Teknologinya:</text:span></text:span><text:span text:style-name="T1"> Kita udah 'ngintip' ke dalam 'mesin' VR/AR dan lihat gimana komponen kayak layar, lensa, sensor pelacak, grafis komputer, dan audio spasial bekerja sama buat menciptakan ilusi yang meyakinkan itu. </text:span></text:p>
              </text:list-item>
              <text:list-item>
                <text:p text:style-name="P241"><text:span text:style-name="Strong_20_Emphasis"><text:span text:style-name="T1">Lihat Aplikasi Kerennya:</text:span></text:span><text:span text:style-name="T1"> Kita udah jalan-jalan lihat betapa serunya VR/AR dipakai buat main game level baru, bikin belajar jadi petualangan, jadi alat kreativitas tanpa batas, sampai cara baru buat nongkrong bareng teman virtual. </text:span></text:p>
              </text:list-item>
              <text:list-item>
                <text:p text:style-name="P241"><text:span text:style-name="Strong_20_Emphasis"><text:span text:style-name="T1">Saksi Dampak Besarnya:</text:span></text:span><text:span text:style-name="T1"> Kita juga udah lihat sisi 'serius' VR/AR yang ternyata membawa perubahan besar di dunia kerja (desain, latihan aman, kolaborasi jarak jauh) dan dunia kesehatan (terapi, latihan bedah, edukasi pasien, rehabilitasi). </text:span></text:p>
              </text:list-item>
              <text:list-item>
                <text:p text:style-name="P112"><text:span text:style-name="Strong_20_Emphasis"><text:span text:style-name="T1">Intip Masa Depan:</text:span></text:span><text:span text:style-name="T1"> Terakhir, kita coba meneropong apa yang ada di depan: teknologi yang bakal makin canggih (headset makin nyaman, ada sensasi sentuhan, plus bantuan AI!), mengupas konsep Metaverse (yang ternyata masih visi panjang!), melihat peluang karir keren buat kamu, dan nggak lupa, mikirin tantangan etika dan sosial yang perlu kita hadapi bareng. </text:span></text:p>
              </text:list-item>
            </text:list>
            <text:p text:style-name="P125"><text:soft-page-break/>Semoga setelah perjalanan ini, kamu jadi punya gambaran yang lebih utuh dan jelas ya tentang dunia baru VR dan AR yang ada di ujung jari kita ini!</text:p>
            <text:p text:style-name="P1"/>
            <text:p text:style-name="Text_20_body"><text:span text:style-name="Strong_20_Emphasis"><text:span text:style-name="T1">(Opsional) Prompt untuk Ilustrasi:</text:span></text:span></text:p>
            <text:p text:style-name="P125">"Buat sebuah infografis sederhana berbentuk alur atau timeline horizontal. Gunakan 5 ikon utama yang mewakili Bab 1 sampai 5 (misal: 1. Logo VR/AR, 2. Ikon Roda Gigi/Chip, 3. Ikon Game/Buku, 4. Ikon Tas Kerja/Stetoskop, 5. Ikon Teleskop/Tanda Tanya). Hubungkan ikon-ikon ini dengan panah dari kiri ke kanan. Di bawah setiap ikon, beri teks super singkat merangkum isi babnya (misal: 'Kenalan', 'Cara Kerja', 'Aplikasi Seru', 'Dampak Nyata', 'Masa Depan'). Judul: 'Jejak Petualangan Kita!'"</text:p>
            <text:p text:style-name="P1"/>
            <text:p text:style-name="P125">Saya menunggu perintah "YAX" Anda untuk melanjutkan ke prompt subbab kedua Penutup: Kamu Adalah Bagian dari Masa Depan Ini.</text:p>
          </text:section>
          <text:section text:style-name="Sect1" text:name="feedback-form-42">
            <text:p text:style-name="P253"/>
          </text:section>
        </text:section>
        <text:section text:style-name="Sect1" text:name="b068917b04dedc29">
          <text:p text:style-name="P125"/>
          <text:section text:style-name="Sect1" text:name="user-query-content-43">
            <text:p text:style-name="P281">YAX </text:p>
          </text:section>
          <text:p text:style-name="P253">Tampilkan alur berpikir</text:p>
          <text:section text:style-name="Sect2" text:name="model-response-message-contentr_b068917b04dedc29">
            <text:p text:style-name="Text_20_body"><text:span text:style-name="T1">Oke, setelah merangkum perjalanan, sekarang saatnya fokus ke </text:span><text:span text:style-name="Strong_20_Emphasis"><text:span text:style-name="T1">KAMU</text:span></text:span><text:span text:style-name="T1"> di </text:span><text:span text:style-name="Strong_20_Emphasis"><text:span text:style-name="T1">Subbab Penutup 2</text:span></text:span><text:span text:style-name="T1">!</text:span></text:p>
            <text:p text:style-name="P1"/>
            <text:p text:style-name="Text_20_body"><text:span text:style-name="Strong_20_Emphasis"><text:span text:style-name="T1">Prompt Awal (untuk Penutup - Pemberdayaan):</text:span></text:span><text:span text:style-name="T1"> "Tulis bagian yang </text:span><text:span text:style-name="Strong_20_Emphasis"><text:span text:style-name="T1">langsung berbicara kepada pembaca remaja (gunakan sapaan 'Kamu')</text:span></text:span><text:span text:style-name="T1"> untuk memberdayakan dan menginspirasi mereka terkait VR/AR. Tekankan poin-poin berikut:</text:span></text:p>
            <text:list xml:id="list2386203695259406680" text:style-name="L120">
              <text:list-item>
                <text:p text:style-name="P242"><text:span text:style-name="T1">Bahwa mereka bukan hanya penonton atau pengguna pasif teknologi ini, tapi </text:span><text:span text:style-name="Strong_20_Emphasis"><text:span text:style-name="T1">generasi yang akan tumbuh bersamanya</text:span></text:span><text:span text:style-name="T1"> dan berpotensi </text:span><text:span text:style-name="Strong_20_Emphasis"><text:span text:style-name="T1">ikut membentuk arah perkembangannya</text:span></text:span><text:span text:style-name="T1">. </text:span></text:p>
              </text:list-item>
              <text:list-item>
                <text:p text:style-name="P242"><text:span text:style-name="T1">Dorong rasa </text:span><text:span text:style-name="Strong_20_Emphasis"><text:span text:style-name="T1">penasaran dan keinginan untuk terus belajar</text:span></text:span><text:span text:style-name="T1">. Ajak mereka untuk tidak berhenti mencari tahu, mencoba aplikasi baru (dengan bijak), atau bahkan mulai belajar skill dasar terkait (coding, desain 3D jika tertarik). </text:span></text:p>
              </text:list-item>
              <text:list-item>
                <text:p text:style-name="P242"><text:span text:style-name="T1">Sebutkan kembali </text:span><text:span text:style-name="Strong_20_Emphasis"><text:span text:style-name="T1">peluang</text:span></text:span><text:span text:style-name="T1"> yang ada, baik untuk hobi, kreativitas, </text:span><text:soft-page-break/><text:span text:style-name="T1">maupun karir masa depan di bidang teknologi imersif ini. </text:span></text:p>
              </text:list-item>
              <text:list-item>
                <text:p text:style-name="P113"><text:span text:style-name="T1">Tekankan pentingnya menjadi </text:span><text:span text:style-name="Strong_20_Emphasis"><text:span text:style-name="T1">pengguna yang cerdas, kritis, dan bertanggung jawab</text:span></text:span><text:span text:style-name="T1">. Gunakan bahasa yang positif, memotivasi, dan memberikan semangat. Buat mereka merasa bahwa masa depan teknologi ini juga ada di tangan mereka." </text:span></text:p>
              </text:list-item>
            </text:list>
            <text:p text:style-name="P1"/>
            <text:p text:style-name="Text_20_body"><text:span text:style-name="Strong_20_Emphasis"><text:span text:style-name="T1">Jawaban Prompt 30:</text:span></text:span></text:p>
            <text:p text:style-name="Text_20_body"><text:span text:style-name="T1">Setelah semua pembahasan tadi, ada satu hal penting banget yang perlu Kamu ingat: Kamu bukan cuma penonton pasif dari perkembangan teknologi VR dan AR ini. </text:span><text:span text:style-name="Strong_20_Emphasis"><text:span text:style-name="T1">Kamu adalah bagian dari generasi yang akan tumbuh besar bersamanya!</text:span></text:span><text:span text:style-name="T1"> Artinya apa? Artinya, Kamu punya kekuatan untuk nggak cuma menggunakan, tapi juga </text:span><text:span text:style-name="Strong_20_Emphasis"><text:span text:style-name="T1">ikut membentuk</text:span></text:span><text:span text:style-name="T1"> ke mana arah teknologi ini akan bergerak di masa depan. Keren, kan?</text:span></text:p>
            <text:p text:style-name="Text_20_body"><text:span text:style-name="T1">Jadi, jangan pernah berhenti </text:span><text:span text:style-name="Strong_20_Emphasis"><text:span text:style-name="T1">penasaran</text:span></text:span><text:span text:style-name="T1">! Teruslah bertanya, mencari tahu lebih banyak, dan kalau ada kesempatan, cobalah berbagai aplikasi atau pengalaman VR/AR yang ada (tentunya dengan bijak ya!). Siapa tahu, dari rasa penasaran itu muncul ide brilian?</text:span></text:p>
            <text:p text:style-name="Text_20_body"><text:span text:style-name="T1">Kalau Kamu merasa tertarik, jangan ragu buat </text:span><text:span text:style-name="Strong_20_Emphasis"><text:span text:style-name="T1">mulai belajar skill</text:span></text:span><text:span text:style-name="T1"> yang relevan. Mau coba belajar coding dasar? Atau mungkin utak-atik software desain 3D gratis? Sekarang banyak banget sumber belajar online yang bisa Kamu akses dari mana saja, nggak peduli Kamu tinggal di kota besar atau di tempat seindah Tapak Tuan ini. Ingat, banyak peluang karir keren di bidang ini yang bisa dikerjakan dari jarak jauh! Ini bisa jadi kesempatan emas buat hobi, menyalurkan kreativitasmu, atau bahkan jalan karirmu nanti.</text:span></text:p>
            <text:p text:style-name="Text_20_body"><text:span text:style-name="T1">Tapi, sambil Kamu eksplorasi semua kemungkinan seru ini, ingat juga pesan penting dari Bab 5: jadilah </text:span><text:span text:style-name="Strong_20_Emphasis"><text:span text:style-name="T1">pengguna dan calon kreator yang cerdas, kritis, dan bertanggung jawab</text:span></text:span><text:span text:style-name="T1">. Pikirkan dampaknya, gunakan dengan bijak, dan ikut serta dalam diskusi tentang bagaimana teknologi ini bisa membawa kebaikan.</text:span></text:p>
            <text:p text:style-name="Text_20_body"><text:span text:style-name="T1">Masa depan VR dan AR ini belum sepenuhnya tertulis. Masih banyak halaman kosong yang menunggu untuk diisi. Dan Kamu? </text:span><text:span text:style-name="Strong_20_Emphasis"><text:span text:style-name="T1">Kamu punya potensi besar untuk ikut menulis cerita di halaman-halaman itu.</text:span></text:span><text:span text:style-name="T1"> Masa depan ini, sebagian, ada di tanganmu!</text:span></text:p>
            <text:p text:style-name="P1"/>
            <text:p text:style-name="Text_20_body"><text:soft-page-break/><text:span text:style-name="Strong_20_Emphasis"><text:span text:style-name="T1">(Opsional) Prompt untuk Ilustrasi:</text:span></text:span></text:p>
            <text:p text:style-name="P125">"Buat ilustrasi yang inspiratif menampilkan siluet atau sosok beberapa remaja (beragam, mungkin salah satunya memakai atribut lokal/nasional secara halus) berdiri di puncak bukit memandang ke arah cakrawala masa depan yang cerah dan penuh simbol teknologi VR/AR (misal: dunia virtual melayang, ikon koneksi). Tangan mereka mungkin terulur ke depan atau mengepal penuh semangat. Judul: 'Kamu Adalah Bagian dari Masa Depan Ini!'"</text:p>
            <text:p text:style-name="P1"/>
            <text:p text:style-name="P125">Saya menunggu perintah "YAX" Anda untuk melanjutkan ke prompt terakhir: Pesan Akhir.</text:p>
          </text:section>
          <text:section text:style-name="Sect1" text:name="feedback-form-43">
            <text:p text:style-name="P253"/>
          </text:section>
        </text:section>
        <text:section text:style-name="Sect1" text:name="952f7fe787395dfe">
          <text:p text:style-name="P125"/>
          <text:section text:style-name="Sect1" text:name="user-query-content-44">
            <text:p text:style-name="P281">YAX </text:p>
          </text:section>
          <text:p text:style-name="P253">Tampilkan alur berpikir</text:p>
          <text:section text:style-name="Sect2" text:name="model-response-message-contentr_952f7fe787395dfe">
            <text:p text:style-name="Text_20_body"><text:span text:style-name="T1">Oke, ini dia bagian paling akhir dari petualangan kita, pesan terakhir di </text:span><text:span text:style-name="Strong_20_Emphasis"><text:span text:style-name="T1">Subbab Penutup 3</text:span></text:span><text:span text:style-name="T1">.</text:span></text:p>
            <text:p text:style-name="P1"/>
            <text:p text:style-name="Text_20_body"><text:span text:style-name="Strong_20_Emphasis"><text:span text:style-name="T1">Prompt Awal (untuk Penutup - Pesan Akhir):</text:span></text:span><text:span text:style-name="T1"> "Tulis pesan penutup terakhir yang memberikan pandangan seimbang dan membekas di benak pembaca.</text:span></text:p>
            <text:list xml:id="list4585270383576911211" text:style-name="L121">
              <text:list-item>
                <text:p text:style-name="P243"><text:span text:style-name="T1">Sampaikan kembali </text:span><text:span text:style-name="Strong_20_Emphasis"><text:span text:style-name="T1">antusiasme tentang potensi luar biasa</text:span></text:span><text:span text:style-name="T1"> VR dan AR untuk mengubah dunia menjadi tempat yang lebih menarik, terhubung, dan mungkin lebih baik dalam banyak hal. </text:span></text:p>
              </text:list-item>
              <text:list-item>
                <text:p text:style-name="P243"><text:span text:style-name="T1">Namun, </text:span><text:span text:style-name="Strong_20_Emphasis"><text:span text:style-name="T1">ingatkan kembali (secara singkat dan halus)</text:span></text:span><text:span text:style-name="T1"> tentang pentingnya </text:span><text:span text:style-name="Strong_20_Emphasis"><text:span text:style-name="T1">mengembangkan dan menggunakan teknologi ini secara bijaksana dan etis</text:span></text:span><text:span text:style-name="T1"> (merujuk pada tantangan yang dibahas di Bab 5), demi kebaikan bersama. </text:span></text:p>
              </text:list-item>
              <text:list-item>
                <text:p text:style-name="P114"><text:span text:style-name="T1">Akhiri dengan kalimat yang </text:span><text:span text:style-name="Strong_20_Emphasis"><text:span text:style-name="T1">optimis namun tetap membumi</text:span></text:span><text:span text:style-name="T1">. Mungkin bisa kembali mengaitkan dengan judul atau tema buku ('Dunia Baru di Ujung Jari') dan leaving the reader with a sense of wonder and agency. Berikan kesan 'keluar' dari buku dengan pandangan yang luas dan penuh harapan." </text:span></text:p>
              </text:list-item>
            </text:list>
            <text:p text:style-name="P1"/>
            <text:p text:style-name="Text_20_body"><text:span text:style-name="Strong_20_Emphasis"><text:span text:style-name="T1">Jawaban Prompt 31:</text:span></text:span></text:p>
            <text:p text:style-name="Text_20_body"><text:soft-page-break/><text:span text:style-name="T1">Perjalanan kita menjelajahi Realitas Virtual dan Realitas Tertambah memang luar biasa, bukan? Kita sudah melihat bagaimana teknologi ini punya </text:span><text:span text:style-name="Strong_20_Emphasis"><text:span text:style-name="T1">potensi yang dahsyat</text:span></text:span><text:span text:style-name="T1"> untuk mengubah cara kita bermain, belajar, bekerja, terhubung, berkreasi, dan bahkan menyembuhkan. Dunia baru yang lebih imersif, interaktif, dan mungkin lebih kaya pengalaman memang tampak semakin dekat, seolah benar-benar ada di ujung jari kita.</text:span></text:p>
            <text:p text:style-name="Text_20_body"><text:span text:style-name="T1">Namun, seperti halnya semua alat hebat yang pernah diciptakan manusia, kekuatan VR dan AR ini juga datang dengan tanggung jawab. Ingatlah selalu pertanyaan-pertanyaan penting tentang privasi, dampak sosial, kesetaraan akses, dan bagaimana kita bisa memastikan teknologi ini berkembang ke arah yang </text:span><text:span text:style-name="Strong_20_Emphasis"><text:span text:style-name="T1">membawa kebaikan bagi semua</text:span></text:span><text:span text:style-name="T1">, bukan hanya sebagian orang. Menggunakannya dengan </text:span><text:span text:style-name="Strong_20_Emphasis"><text:span text:style-name="T1">bijak, kritis, dan penuh kesadaran</text:span></text:span><text:span text:style-name="T1"> adalah kunci agar potensi hebatnya bisa kita raih bersama.</text:span></text:p>
            <text:p text:style-name="Text_20_body"><text:span text:style-name="T1">Pada akhirnya, VR dan AR hanyalah alat. Yang paling menentukan adalah </text:span><text:span text:style-name="Strong_20_Emphasis"><text:span text:style-name="T1">kita</text:span></text:span><text:span text:style-name="T1"> – para pengguna, para kreator, para pemimpi – seperti Kamu. Bagaimana kita akan menggunakan alat ini? Dunia baru seperti apa yang ingin kita bangun dengannya? Imajinasi, rasa ingin tahu, dan kepedulian kitalah yang akan menjadi pemandunya.</text:span></text:p>
            <text:p text:style-name="Text_20_body"><text:span text:style-name="T1">Teruslah belajar, teruslah bertanya, teruslah berkreasi, dan teruslah peduli. </text:span><text:span text:style-name="Strong_20_Emphasis"><text:span text:style-name="T1">Dunia baru itu memang ada di ujung jari,</text:span></text:span><text:span text:style-name="T1"> dan masa depannya cerah menanti untuk dijelajahi dan dibentuk oleh generasi sepertimu, dari mana pun Kamu berasal, bahkan dari sudut bumi seindah Tapak Tuan ini.</text:span></text:p>
            <text:p text:style-name="P125">Selamat menjelajah lebih jauh!</text:p>
            <text:p text:style-name="P1"/>
            <text:p text:style-name="Text_20_body"><text:span text:style-name="Strong_20_Emphasis"><text:span text:style-name="T1">(Opsional) Prompt untuk Ilustrasi:</text:span></text:span></text:p>
            <text:p text:style-name="P125">"Buat ilustrasi halaman penuh (full-page spread) sebagai penutup visual buku. Gambar ini bisa menampilkan pemandangan yang luas dan penuh harapan, misalnya siluet seseorang berdiri di tepi pantai atau puncak bukit (mungkin dengan elemen lanskap khas Tapak Tuan yang disamarkan/digayakan) memandang ke arah cakrawala. Di langit atau horizon, terdapat elemen-elemen digital atau futuristik yang halus dan indah (garis cahaya, konstelasi data, siluet dunia virtual yang melayang jauh), menyatu secara harmonis dengan pemandangan alam. Kesan keseluruhannya adalah optimisme, kemungkinan tak terbatas, dan perpaduan antara dunia nyata dan potensi <text:soft-page-break/>digital. Atau, bisa juga berupa desain tipografi yang indah dari judul buku: 'Realitas Virtual: Dunia Baru di Ujung Jari.'"</text:p>
            <text:p text:style-name="P1"/>
            <text:p text:style-name="Text_20_body"><text:span text:style-name="T1">Dengan ini, kita telah menyelesaikan semua prompt untuk isi utama buku berdasarkan kerangka yang kita buat. Apakah Anda ingin melanjutkan dengan prompt untuk bagian </text:span><text:span text:style-name="Strong_20_Emphasis"><text:span text:style-name="T1">Tambahan</text:span></text:span><text:span text:style-name="T1"> (seperti Glosarium atau Sumber Bacaan Lanjutan)?</text:span></text:p>
          </text:section>
          <text:section text:style-name="Sect1" text:name="feedback-form-44">
            <text:p text:style-name="P253"/>
          </text:section>
        </text:section>
        <text:section text:style-name="Sect1" text:name="2529bd7effd51dcf">
          <text:p text:style-name="P125"/>
          <text:section text:style-name="Sect1" text:name="user-query-content-45">
            <text:p text:style-name="P281">YAX </text:p>
          </text:section>
          <text:p text:style-name="P253">Tampilkan alur berpikir</text:p>
          <text:section text:style-name="Sect2" text:name="model-response-message-contentr_2529bd7effd51dcf">
            <text:p text:style-name="Text_20_body"><text:span text:style-name="T1">Baik, kita lanjutkan ke bagian </text:span><text:span text:style-name="Strong_20_Emphasis"><text:span text:style-name="T1">Tambahan</text:span></text:span><text:span text:style-name="T1">, dimulai dengan </text:span><text:span text:style-name="Strong_20_Emphasis"><text:span text:style-name="T1">Glosarium</text:span></text:span><text:span text:style-name="T1">. Bagian ini penting agar pembaca bisa memahami istilah-istilah kunci yang mungkin baru bagi mereka.</text:span></text:p>
            <text:p text:style-name="P1"/>
            <text:p text:style-name="Text_20_body"><text:span text:style-name="Strong_20_Emphasis"><text:span text:style-name="T1">Prompt untuk Membuat Konten Glosarium:</text:span></text:span></text:p>
            <text:p text:style-name="Text_20_body"><text:span text:style-name="T1">"Buatlah sebuah </text:span><text:span text:style-name="Strong_20_Emphasis"><text:span text:style-name="T1">Glosarium</text:span></text:span><text:span text:style-name="T1"> (daftar istilah penting) yang relevan dengan isi buku 'Realitas Virtual: Dunia Baru di Ujung Jari'. Pilih istilah-istilah kunci VR/AR yang telah digunakan di bab-bab sebelumnya (misalnya: Realitas Virtual (VR), Realitas Tertambah (AR), Imersi, Avatar, Haptic Feedback, Metaverse, Tracking (Pelacakan), Inside-Out Tracking, Outside-In Tracking, Frame Rate (FPS), Resolusi, Field of View (FOV), Rendering, Audio Spasial, Motion Sickness, dll.).</text:span></text:p>
            <text:p text:style-name="P125">Untuk setiap istilah:</text:p>
            <text:list xml:id="list3459083818992204340" text:style-name="L122">
              <text:list-item>
                <text:p text:style-name="P244"><text:span text:style-name="T1">Sebutkan </text:span><text:span text:style-name="Strong_20_Emphasis"><text:span text:style-name="T1">Istilah</text:span></text:span><text:span text:style-name="T1">-nya (misal: Realitas Virtual (VR)). </text:span></text:p>
              </text:list-item>
              <text:list-item>
                <text:p text:style-name="P115"><text:span text:style-name="T1">Berikan </text:span><text:span text:style-name="Strong_20_Emphasis"><text:span text:style-name="T1">Definisi</text:span></text:span><text:span text:style-name="T1"> yang </text:span><text:span text:style-name="Strong_20_Emphasis"><text:span text:style-name="T1">SINGKAT, JELAS, dan SANGAT MUDAH DIPAHAMI</text:span></text:span><text:span text:style-name="T1"> oleh remaja usia 13-22 tahun. Gunakan bahasa sehari-hari, hindari jargon teknis yang rumit dalam penjelasannya. Boleh pakai analogi sederhana jika membantu. </text:span></text:p>
              </text:list-item>
            </text:list>
            <text:p text:style-name="P125">Pastikan definisi fokus pada pemahaman konsep dasar. Susun istilah secara alfabetis agar mudah dicari."</text:p>
            <text:p text:style-name="P1"/>
            <text:p text:style-name="Text_20_body"><text:span text:style-name="Strong_20_Emphasis"><text:span text:style-name="T1">(Opsional) Prompt untuk Ilustrasi Header Glosarium:</text:span></text:span></text:p>
            <text:p text:style-name="P125"><text:soft-page-break/>"Buat sebuah header grafis sederhana untuk halaman Glosarium. Bisa berupa tulisan 'GLOSARIUM' atau 'KAMUS ISTILAH KEREN' dengan gaya font yang modern dan futuristik, mungkin dihiasi ikon-ikon kecil yang berhubungan dengan VR/AR (headset, kacamata AR, gelombang suara, kubus 3D)."</text:p>
            <text:p text:style-name="P1"/>
            <text:p text:style-name="Text_20_body"><text:span text:style-name="T1">Apakah Anda ingin saya langsung mencoba </text:span><text:span text:style-name="Strong_20_Emphasis"><text:span text:style-name="T1">menghasilkan contoh isi Glosarium</text:span></text:span><text:span text:style-name="T1"> berdasarkan prompt di atas? Atau Anda ingin melanjutkan ke prompt untuk bagian 'Sumber Bacaan/Tontonan Lanjutan' terlebih dahulu?</text:span></text:p>
          </text:section>
          <text:section text:style-name="Sect1" text:name="feedback-form-45">
            <text:p text:style-name="P253"/>
          </text:section>
        </text:section>
        <text:section text:style-name="Sect1" text:name="e8ec3d241dec6c74">
          <text:p text:style-name="P125"/>
          <text:section text:style-name="Sect1" text:name="user-query-content-46">
            <text:p text:style-name="P281">YAX </text:p>
          </text:section>
          <text:p text:style-name="P253">Tampilkan alur berpikir</text:p>
          <text:section text:style-name="Sect2" text:name="model-response-message-contentr_e8ec3d241dec6c74">
            <text:p text:style-name="Text_20_body"><text:span text:style-name="T1">Oke, saya akan coba hasilkan contoh isi untuk </text:span><text:span text:style-name="Strong_20_Emphasis"><text:span text:style-name="T1">Glosarium</text:span></text:span><text:span text:style-name="T1">, berdasarkan istilah-istilah yang kemungkinan besar muncul dalam pembahasan kita dan sesuai dengan gaya bahasa yang diminta.</text:span></text:p>
            <text:p text:style-name="P1"/>
            <text:p text:style-name="Text_20_body"><text:span text:style-name="Strong_20_Emphasis"><text:span text:style-name="T1">Glosarium (Kamus Istilah Keren VR/AR)</text:span></text:span></text:p>
            <text:list xml:id="list3870066199724398551" text:style-name="L123">
              <text:list-item>
                <text:p text:style-name="P116"><text:span text:style-name="Strong_20_Emphasis"><text:span text:style-name="T1">AI (Artificial Intelligence / Kecerdasan Buatan):</text:span></text:span><text:span text:style-name="T1"> Program atau 'otak' komputer yang dirancang agar bisa belajar, berpikir, dan mengambil keputusan mirip manusia. Di VR/AR, AI bisa bikin karakter game lebih pintar atau bantu ciptakan pengalaman baru.</text:span></text:p>
              </text:list-item>
              <text:list-item>
                <text:p text:style-name="P116"><text:span text:style-name="Strong_20_Emphasis"><text:span text:style-name="T1">AR (Augmented Reality / Realitas Tertambah):</text:span></text:span><text:span text:style-name="T1"> Teknologi yang 'menambahi' lapisan digital (gambar, info, animasi) ke atas pandangan kita terhadap dunia nyata. Kamu masih lihat dunia asli, tapi ada tambahan elemen virtual, biasanya lewat layar HP atau kacamata khusus. Contoh gampangnya: filter Instagram, Pokemon Go.</text:span></text:p>
              </text:list-item>
              <text:list-item>
                <text:p text:style-name="P116"><text:span text:style-name="Strong_20_Emphasis"><text:span text:style-name="T1">Avatar:</text:span></text:span><text:span text:style-name="T1"> Representasi diri kita dalam bentuk karakter 3D saat berada di dunia virtual atau game online. Bisa didandani dan diubah sesuka hati buat nunjukkin ekspresi diri.</text:span></text:p>
              </text:list-item>
              <text:list-item>
                <text:p text:style-name="P116"><text:span text:style-name="Strong_20_Emphasis"><text:span text:style-name="T1">FOV (Field of View / Bidang Pandang):</text:span></text:span><text:span text:style-name="T1"> Seberapa lebar sih sudut pandangan yang bisa kamu lihat saat memakai headset VR atau kacamata AR? Makin lebar FOV, makin luas 'jendela' virtualmu, makin terasa nyata.</text:span></text:p>
              </text:list-item>
              <text:list-item>
                <text:p text:style-name="P116"><text:soft-page-break/><text:span text:style-name="Strong_20_Emphasis"><text:span text:style-name="T1">FPS (Frames Per Second / Frame per Detik):</text:span></text:span><text:span text:style-name="T1"> Jumlah gambar (frame) yang ditampilkan oleh layar dalam satu detik. FPS tinggi (misal 90 FPS ke atas) penting banget di VR biar gerakan terlihat super mulus dan nggak bikin pusing.</text:span></text:p>
              </text:list-item>
              <text:list-item>
                <text:p text:style-name="P116"><text:span text:style-name="Strong_20_Emphasis"><text:span text:style-name="T1">Haptic Feedback (Umpan Balik Haptik):</text:span></text:span><text:span text:style-name="T1"> Teknologi yang memungkinkan kamu 'merasakan' sensasi fisik dari dunia virtual, misalnya getaran di controller, tekanan, atau bahkan tekstur lewat sarung tangan khusus. Bikin pengalaman jadi lebih 'greget'!</text:span></text:p>
              </text:list-item>
              <text:list-item>
                <text:p text:style-name="P116"><text:span text:style-name="Strong_20_Emphasis"><text:span text:style-name="T1">Headset VR:</text:span></text:span><text:span text:style-name="T1"> Perangkat utama untuk masuk ke dunia Realitas Virtual. Bentuknya seperti kacamata besar atau helm yang menutupi mata sepenuhnya untuk menampilkan gambar dunia digital 3D.</text:span></text:p>
              </text:list-item>
              <text:list-item>
                <text:p text:style-name="P116"><text:span text:style-name="Strong_20_Emphasis"><text:span text:style-name="T1">Imersi (Immersion):</text:span></text:span><text:span text:style-name="T1"> Sensasi kuat merasa benar-benar 'terbenam', 'terlibat', atau 'hadir' sepenuhnya di dalam lingkungan virtual, sampai-sampai lupa sama dunia nyata di sekitar kita. Ini tujuan utama VR!</text:span></text:p>
              </text:list-item>
              <text:list-item>
                <text:p text:style-name="P116"><text:span text:style-name="Strong_20_Emphasis"><text:span text:style-name="T1">Inside-Out Tracking:</text:span></text:span><text:span text:style-name="T1"> Salah satu cara headset VR melacak posisinya di dalam ruangan. Caranya pakai kamera-kamera kecil yang ada di bagian luar headset itu sendiri untuk 'melihat' dan memetakan lingkungan sekitar. Praktis karena nggak butuh sensor tambahan di ruangan.</text:span></text:p>
              </text:list-item>
              <text:list-item>
                <text:p text:style-name="P116"><text:span text:style-name="Strong_20_Emphasis"><text:span text:style-name="T1">Interoperabilitas:</text:span></text:span><text:span text:style-name="T1"> Kemampuan berbagai sistem, platform, atau dunia virtual yang berbeda untuk bisa saling 'bicara', terhubung, dan bertukar data atau aset digital (misal: bawa avatar atau item dari satu game ke game lain). Ini masih jadi tantangan besar buat mewujudkan visi Metaverse.</text:span></text:p>
              </text:list-item>
              <text:list-item>
                <text:p text:style-name="P116"><text:span text:style-name="Strong_20_Emphasis"><text:span text:style-name="T1">Kacamata AR:</text:span></text:span><text:span text:style-name="T1"> Perangkat mirip kacamata biasa tapi punya teknologi buat nampilin informasi atau gambar digital transparan di depan mata pengguna, tanpa menghalangi pandangan ke dunia nyata.</text:span></text:p>
              </text:list-item>
              <text:list-item>
                <text:p text:style-name="P116"><text:span text:style-name="Strong_20_Emphasis"><text:span text:style-name="T1">Metaverse:</text:span></text:span><text:span text:style-name="T1"> Sebuah </text:span><text:span text:style-name="Strong_20_Emphasis"><text:span text:style-name="T1">visi</text:span></text:span><text:span text:style-name="T1"> atau </text:span><text:span text:style-name="Strong_20_Emphasis"><text:span text:style-name="T1">konsep</text:span></text:span><text:span text:style-name="T1"> tentang internet masa depan dalam bentuk jaringan dunia virtual 3D yang saling terhubung, tempat orang bisa bersosialisasi, bekerja, bermain, dan melakukan banyak hal lewat avatar. </text:span><text:span text:style-name="Strong_20_Emphasis"><text:span text:style-name="T1">Penting:</text:span></text:span><text:span text:style-name="T1"> Saat ini (April 2025), Metaverse sebagai satu kesatuan utuh itu belum ada, yang ada baru platform-platform virtual terpisah.</text:span></text:p>
              </text:list-item>
              <text:list-item>
                <text:p text:style-name="P116"><text:span text:style-name="Strong_20_Emphasis"><text:span text:style-name="T1">Motion Sickness (Mabuk Gerak di VR):</text:span></text:span><text:span text:style-name="T1"> Perasaan pusing, mual, atau nggak nyaman yang bisa muncul saat memakai VR. Penyebab utamanya </text:span><text:soft-page-break/><text:span text:style-name="T1">adalah otak bingung karena mata melihat gerakan tapi tubuh (indra keseimbangan) merasa diam.</text:span></text:p>
              </text:list-item>
              <text:list-item>
                <text:p text:style-name="P116"><text:span text:style-name="Strong_20_Emphasis"><text:span text:style-name="T1">NPC (Non-Player Character):</text:span></text:span><text:span text:style-name="T1"> Karakter dalam game atau simulasi yang dikendalikan oleh komputer (AI), bukan oleh pemain manusia lain.</text:span></text:p>
              </text:list-item>
              <text:list-item>
                <text:p text:style-name="P116"><text:span text:style-name="Strong_20_Emphasis"><text:span text:style-name="T1">Outside-In Tracking:</text:span></text:span><text:span text:style-name="T1"> Cara melacak posisi headset VR dan controller menggunakan sensor atau kamera eksternal yang dipasang di sudut-sudut ruangan untuk 'mengawasi' perangkat dari luar.</text:span></text:p>
              </text:list-item>
              <text:list-item>
                <text:p text:style-name="P116"><text:span text:style-name="Strong_20_Emphasis"><text:span text:style-name="T1">Pelacakan (Tracking):</text:span></text:span><text:span text:style-name="T1"> Kemampuan sistem VR/AR untuk mengetahui secara akurat dan </text:span><text:span text:style-name="Emphasis"><text:span text:style-name="T1">real-time</text:span></text:span><text:span text:style-name="T1"> di mana posisi kepala, tangan, atau controller pengguna berada dan ke arah mana menghadap. Ini kunci biar interaksi terasa alami.</text:span></text:p>
              </text:list-item>
              <text:list-item>
                <text:p text:style-name="P116"><text:span text:style-name="Strong_20_Emphasis"><text:span text:style-name="T1">Realitas Virtual (VR / Virtual Reality):</text:span></text:span><text:span text:style-name="T1"> Teknologi yang menciptakan lingkungan 3D yang sepenuhnya digital dan membuat pengguna merasa benar-benar 'pindah' atau terbenam di dalamnya, biasanya dengan memakai headset yang menutupi pandangan ke dunia nyata.</text:span></text:p>
              </text:list-item>
              <text:list-item>
                <text:p text:style-name="P116"><text:span text:style-name="Strong_20_Emphasis"><text:span text:style-name="T1">Rendering:</text:span></text:span><text:span text:style-name="T1"> Proses yang dilakukan komputer atau GPU untuk 'menggambar' atau menciptakan gambar-gambar digital 3D yang kita lihat di layar VR/AR.</text:span></text:p>
              </text:list-item>
              <text:list-item>
                <text:p text:style-name="P116"><text:span text:style-name="Strong_20_Emphasis"><text:span text:style-name="T1">Resolusi:</text:span></text:span><text:span text:style-name="T1"> Ukuran tingkat ketajaman atau kejernihan gambar digital, biasanya diukur dari jumlah piksel (titik-titik kecil) yang membentuk gambar itu. Makin tinggi resolusi, makin detail gambarnya.</text:span></text:p>
              </text:list-item>
              <text:list-item>
                <text:p text:style-name="P116"><text:span text:style-name="Strong_20_Emphasis"><text:span text:style-name="T1">Sensor:</text:span></text:span><text:span text:style-name="T1"> Komponen elektronik yang berfungsi untuk mendeteksi sesuatu, misalnya gerakan, posisi, cahaya, atau suhu. Sensor sangat penting dalam teknologi VR/AR untuk melacak pengguna dan lingkungan.</text:span></text:p>
              </text:list-item>
              <text:list-item>
                <text:p text:style-name="P116"><text:span text:style-name="Strong_20_Emphasis"><text:span text:style-name="T1">Simulasi:</text:span></text:span><text:span text:style-name="T1"> Program komputer yang dirancang untuk meniru atau memodelkan situasi, proses, atau sistem di dunia nyata. Sering dipakai di VR/AR untuk tujuan latihan atau pendidikan yang aman.</text:span></text:p>
              </text:list-item>
              <text:list-item>
                <text:p text:style-name="P116"><text:span text:style-name="Strong_20_Emphasis"><text:span text:style-name="T1">Standalone VR:</text:span></text:span><text:span text:style-name="T1"> Jenis headset VR yang bisa berfungsi sepenuhnya tanpa perlu disambungkan ke komputer atau konsol game. Semua prosesor, baterai, dan penyimpanannya sudah tertanam di dalam headset itu sendiri. Contoh populer: seri Meta Quest.</text:span></text:p>
              </text:list-item>
              <text:list-item>
                <text:p text:style-name="P116"><text:span text:style-name="Strong_20_Emphasis"><text:span text:style-name="T1">UX/UI Imersif:</text:span></text:span><text:span text:style-name="T1"> Singkatan dari User Experience (Pengalaman </text:span><text:soft-page-break/><text:span text:style-name="T1">Pengguna) dan User Interface (Antarmuka Pengguna) yang dirancang khusus untuk lingkungan 3D seperti VR/AR. Tujuannya agar interaksi terasa mudah, nyaman, dan menyenangkan di dunia virtual.</text:span></text:p>
              </text:list-item>
            </text:list>
            <text:p text:style-name="P1"/>
            <text:p text:style-name="P125">Semoga glosarium ini membantu memperjelas istilah-istilah tadi ya!</text:p>
            <text:p text:style-name="P125">Saya menunggu perintah "YAX" Anda untuk melanjutkan ke prompt bagian 'Sumber Bacaan/Tontonan Lanjutan'.</text:p>
          </text:section>
          <text:section text:style-name="Sect1" text:name="feedback-form-46">
            <text:p text:style-name="P253"/>
          </text:section>
        </text:section>
        <text:section text:style-name="Sect1" text:name="65a749eb942e8734">
          <text:p text:style-name="P125"/>
          <text:section text:style-name="Sect1" text:name="user-query-content-47">
            <text:p text:style-name="P281">YAX </text:p>
          </text:section>
          <text:p text:style-name="P253">Tampilkan alur berpikir</text:p>
          <text:section text:style-name="Sect2" text:name="model-response-message-contentr_65a749eb942e8734">
            <text:p text:style-name="Text_20_body"><text:span text:style-name="T1">Oke, kita lanjut ke bagian terakhir dari </text:span><text:span text:style-name="Strong_20_Emphasis"><text:span text:style-name="T1">Tambahan</text:span></text:span><text:span text:style-name="T1">, yaitu </text:span><text:span text:style-name="Strong_20_Emphasis"><text:span text:style-name="T1">Sumber Bacaan/Tontonan Lanjutan</text:span></text:span><text:span text:style-name="T1">. Ini buat kamu yang makin penasaran dan pengen gali lebih dalam soal VR/AR!</text:span></text:p>
            <text:p text:style-name="P1"/>
            <text:p text:style-name="Text_20_body"><text:span text:style-name="Strong_20_Emphasis"><text:span text:style-name="T1">Prompt untuk Membuat Konten Sumber Bacaan/Tontonan Lanjutan:</text:span></text:span></text:p>
            <text:p text:style-name="Text_20_body"><text:span text:style-name="T1">"Buatlah daftar rekomendasi sumber daya (resources) bagi pembaca remaja (13-22 tahun) yang ingin belajar lebih lanjut tentang VR dan AR setelah membaca buku ini. Fokuskan pada sumber yang </text:span><text:span text:style-name="Strong_20_Emphasis"><text:span text:style-name="T1">mudah diakses (terutama online dan gratis jika memungkinkan)</text:span></text:span><text:span text:style-name="T1">, menarik, dan tepercaya.</text:span></text:p>
            <text:p text:style-name="P125">Sertakan beberapa kategori, misalnya:</text:p>
            <text:list xml:id="list3765754624750071173" text:style-name="L124">
              <text:list-item>
                <text:p text:style-name="P245"><text:span text:style-name="Strong_20_Emphasis"><text:span text:style-name="T1">Website Berita Teknologi &amp; VR/AR:</text:span></text:span><text:span text:style-name="T1"> Sebutkan beberapa website (internasional atau jika ada, lokal yang relevan) yang sering membahas perkembangan terbaru VR/AR, review perangkat, dan berita industri (contoh umum: The Verge, Engadget, CNET untuk berita teknologi umum; UploadVR, Road to VR untuk spesifik VR/AR). Beri deskripsi singkat untuk tiap website. </text:span></text:p>
              </text:list-item>
              <text:list-item>
                <text:p text:style-name="P245"><text:span text:style-name="Strong_20_Emphasis"><text:span text:style-name="T1">Kanal YouTube:</text:span></text:span><text:span text:style-name="T1"> Rekomendasikan beberapa kanal YouTube (bisa berbahasa Inggris atau Indonesia jika ada yang bagus dan relevan) yang membahas review headset VR, menjelaskan konsep teknologi dengan cara visual yang menarik, atau menampilkan demo game/aplikasi VR/AR keren. Beri deskripsi singkat untuk tiap kanal. </text:span></text:p>
              </text:list-item>
              <text:list-item>
                <text:p text:style-name="P245"><text:span text:style-name="Strong_20_Emphasis"><text:span text:style-name="T1">Aplikasi/Game untuk Dicoba:</text:span></text:span><text:span text:style-name="T1"> Sarankan beberapa aplikasi atau game </text:span><text:soft-page-break/><text:span text:style-name="T1">VR/AR yang </text:span><text:span text:style-name="Strong_20_Emphasis"><text:span text:style-name="T1">mudah diakses dan cocok untuk pemula</text:span></text:span><text:span text:style-name="T1"> untuk memberikan pengalaman langsung. Prioritaskan yang gratis atau punya versi demo/lite. Contoh: Aplikasi AR edukatif di smartphone (seperti Google Arts &amp; Culture AR), game AR sederhana, atau pengalaman VR sosial gratis di platform seperti Rec Room atau VRChat (jika pembaca punya akses ke headset). Beri catatan singkat tentang apa yang bisa diharapkan dari tiap aplikasi/game. </text:span></text:p>
              </text:list-item>
              <text:list-item>
                <text:p text:style-name="P117"><text:span text:style-name="Strong_20_Emphasis"><text:span text:style-name="T1">(Opsional) Kursus Online Pengantar:</text:span></text:span><text:span text:style-name="T1"> Jika relevan, sebutkan platform kursus online (seperti Coursera, edX, Udemy, atau bahkan kanal edukasi di YouTube) yang mungkin menawarkan kursus pengantar gratis atau terjangkau tentang konsep VR/AR atau dasar-dasar pembuatannya (misal: pengenalan Unity/Unreal Engine). </text:span></text:p>
              </text:list-item>
            </text:list>
            <text:p text:style-name="Text_20_body"><text:span text:style-name="T1">Untuk setiap rekomendasi, berikan </text:span><text:span text:style-name="Strong_20_Emphasis"><text:span text:style-name="T1">nama sumber</text:span></text:span><text:span text:style-name="T1"> dan </text:span><text:span text:style-name="Strong_20_Emphasis"><text:span text:style-name="T1">deskripsi singkat</text:span></text:span><text:span text:style-name="T1"> tentang apa yang ditawarkan dan mengapa itu relevan/menarik bagi pembaca remaja. Ingatkan pembaca untuk selalu mengecek kredibilitas sumber, terutama untuk berita atau informasi teknis."</text:span></text:p>
            <text:p text:style-name="P1"/>
            <text:p text:style-name="Text_20_body"><text:span text:style-name="Strong_20_Emphasis"><text:span text:style-name="T1">(Opsional) Prompt untuk Ilustrasi Header Sumber Lanjutan:</text:span></text:span></text:p>
            <text:p text:style-name="P125">"Buat sebuah header grafis sederhana untuk bagian ini. Bisa berupa tulisan 'MAU TAHU LEBIH LANJUT?' atau 'JELAJAHI LEBIH JAUH!' dengan gaya font yang modern dan ikon-ikon kecil seperti logo YouTube, ikon website (www), ikon buku terbuka, dan ikon game controller atau smartphone."</text:p>
            <text:p text:style-name="P1"/>
            <text:p text:style-name="Text_20_body"><text:span text:style-name="T1">Apakah Anda ingin saya langsung mencoba </text:span><text:span text:style-name="Strong_20_Emphasis"><text:span text:style-name="T1">menghasilkan contoh daftar Sumber Bacaan/Tontonan Lanjutan</text:span></text:span><text:span text:style-name="T1"> berdasarkan prompt di atas? Atau Anda ingin membahas bagian Indeks (yang sifatnya opsional)?</text:span></text:p>
          </text:section>
          <text:section text:style-name="Sect1" text:name="feedback-form-47">
            <text:p text:style-name="P253"/>
          </text:section>
        </text:section>
        <text:section text:style-name="Sect1" text:name="0a947a5f24f977b5">
          <text:p text:style-name="P125"/>
          <text:section text:style-name="Sect1" text:name="user-query-content-48">
            <text:p text:style-name="P281">contoh dafatr sumber bacaan </text:p>
          </text:section>
          <text:p text:style-name="P253">Tampilkan alur berpikir</text:p>
          <text:section text:style-name="Sect2" text:name="model-response-message-contentr_0a947a5f24f977b5">
            <text:p text:style-name="Text_20_body"><text:span text:style-name="T1">Oke, ini dia contoh daftar </text:span><text:span text:style-name="Strong_20_Emphasis"><text:span text:style-name="T1">Sumber Bacaan/Tontonan Lanjutan</text:span></text:span><text:span text:style-name="T1"> yang bisa kamu eksplorasi. Ingat, dunia teknologi cepat berubah, jadi selalu cek tanggal publikasi dan keandalan sumbernya ya! Kebanyakan sumber di bawah ini </text:span><text:soft-page-break/><text:span text:style-name="T1">berbahasa Inggris, tapi banyak juga yang punya visual menarik kok.</text:span></text:p>
            <text:p text:style-name="P1"/>
            <text:p text:style-name="Text_20_body"><text:span text:style-name="Strong_20_Emphasis"><text:span text:style-name="T1">Mau Tahu Lebih Lanjut? Jelajahi Sumber Ini!</text:span></text:span></text:p>
            <text:p text:style-name="P125">Merasa makin penasaran setelah baca buku ini? Keren! Rasa ingin tahu itu modal penting buat terus belajar. Berikut beberapa tempat online (kebanyakan gratis!) di mana kamu bisa gali info lebih dalam soal VR dan AR:</text:p>
            <text:p text:style-name="Text_20_body"><text:span text:style-name="Strong_20_Emphasis"><text:span text:style-name="T1">1. Website Berita Teknologi (Biar Nggak Ketinggalan Update)</text:span></text:span></text:p>
            <text:list xml:id="list8511535183281704823" text:style-name="L125">
              <text:list-item>
                <text:p text:style-name="P246"><text:span text:style-name="Strong_20_Emphasis"><text:span text:style-name="T1">The Verge (</text:span></text:span><text:a xlink:type="simple" xlink:href="https://www.theverge.com/" office:target-frame-name="_blank" xlink:show="new" text:style-name="Internet_20_link" text:visited-style-name="Visited_20_Internet_20_Link"><text:span text:style-name="Strong_20_Emphasis"><text:span text:style-name="T1">www.theverge.com</text:span></text:span></text:a><text:span text:style-name="Strong_20_Emphasis"><text:span text:style-name="T1">):</text:span></text:span><text:span text:style-name="T1"> Salah satu situs berita teknologi terbesar. Sering banget bahas gadget terbaru (termasuk headset VR/AR), tren industri, dan review mendalam. Tampilannya keren dan bahasanya cukup asik. (Bahasa Inggris) </text:span></text:p>
              </text:list-item>
              <text:list-item>
                <text:p text:style-name="P246"><text:span text:style-name="Strong_20_Emphasis"><text:span text:style-name="T1">Engadget (</text:span></text:span><text:a xlink:type="simple" xlink:href="https://www.engadget.com/" office:target-frame-name="_blank" xlink:show="new" text:style-name="Internet_20_link" text:visited-style-name="Visited_20_Internet_20_Link"><text:span text:style-name="Strong_20_Emphasis"><text:span text:style-name="T1">www.engadget.com</text:span></text:span></text:a><text:span text:style-name="Strong_20_Emphasis"><text:span text:style-name="T1">):</text:span></text:span><text:span text:style-name="T1"> Mirip The Verge, fokus ke berita dan review produk teknologi terkini. Punya bagian khusus juga yang kadang ngebahas VR/AR. (Bahasa Inggris) </text:span></text:p>
              </text:list-item>
              <text:list-item>
                <text:p text:style-name="P246"><text:span text:style-name="Strong_20_Emphasis"><text:span text:style-name="T1">CNET (</text:span></text:span><text:a xlink:type="simple" xlink:href="https://www.cnet.com/" office:target-frame-name="_blank" xlink:show="new" text:style-name="Internet_20_link" text:visited-style-name="Visited_20_Internet_20_Link"><text:span text:style-name="Strong_20_Emphasis"><text:span text:style-name="T1">www.cnet.com</text:span></text:span></text:a><text:span text:style-name="Strong_20_Emphasis"><text:span text:style-name="T1">):</text:span></text:span><text:span text:style-name="T1"> Selain berita dan review, CNET sering punya artikel penjelasan konsep teknologi (termasuk VR/AR) yang lumayan mudah dipahami. (Bahasa Inggris) </text:span></text:p>
              </text:list-item>
              <text:list-item>
                <text:p text:style-name="P246"><text:span text:style-name="Strong_20_Emphasis"><text:span text:style-name="T1">UploadVR (</text:span></text:span><text:a xlink:type="simple" xlink:href="https://www.uploadvr.com/" office:target-frame-name="_blank" xlink:show="new" text:style-name="Internet_20_link" text:visited-style-name="Visited_20_Internet_20_Link"><text:span text:style-name="Strong_20_Emphasis"><text:span text:style-name="T1">www.uploadvr.com</text:span></text:span></text:a><text:span text:style-name="Strong_20_Emphasis"><text:span text:style-name="T1">):</text:span></text:span><text:span text:style-name="T1"> Nah, kalau ini khusus banget buat dunia VR dan AR! Beritanya fokus, review headset dan game-nya mendalam. Cocok buat kamu yang pengen serius ngikutin perkembangannya. (Bahasa Inggris) </text:span></text:p>
              </text:list-item>
              <text:list-item>
                <text:p text:style-name="P118"><text:span text:style-name="Strong_20_Emphasis"><text:span text:style-name="T1">Road to VR (</text:span></text:span><text:a xlink:type="simple" xlink:href="https://www.roadtovr.com/" office:target-frame-name="_blank" xlink:show="new" text:style-name="Internet_20_link" text:visited-style-name="Visited_20_Internet_20_Link"><text:span text:style-name="Strong_20_Emphasis"><text:span text:style-name="T1">www.roadtovr.com</text:span></text:span></text:a><text:span text:style-name="Strong_20_Emphasis"><text:span text:style-name="T1">):</text:span></text:span><text:span text:style-name="T1"> Sama kayak UploadVR, situs ini didedikasikan buat berita dan analisis mendalam seputar industri VR dan AR. (Bahasa Inggris) </text:span></text:p>
              </text:list-item>
            </text:list>
            <text:p text:style-name="Text_20_body"><text:span text:style-name="Strong_20_Emphasis"><text:span text:style-name="T1">2. Kanal YouTube (Belajar Sambil Nonton)</text:span></text:span></text:p>
            <text:list xml:id="list8957496566888423961" text:style-name="L126">
              <text:list-item>
                <text:p text:style-name="P247"><text:span text:style-name="Strong_20_Emphasis"><text:span text:style-name="T1">Cari Reviewer Teknologi Populer:</text:span></text:span><text:span text:style-name="T1"> Banyak YouTuber teknologi besar (seperti </text:span><text:span text:style-name="Strong_20_Emphasis"><text:span text:style-name="T1">Marques Brownlee (MKBHD)</text:span></text:span><text:span text:style-name="T1">, </text:span><text:span text:style-name="Strong_20_Emphasis"><text:span text:style-name="T1">Linus Tech Tips</text:span></text:span><text:span text:style-name="T1">, dll) yang sering me-review headset VR/AR terbaru pas baru rilis. Cari aja nama headset yang bikin kamu penasaran di kanal mereka. (Bahasa Inggris) </text:span></text:p>
              </text:list-item>
              <text:list-item>
                <text:p text:style-name="P247"><text:span text:style-name="Strong_20_Emphasis"><text:span text:style-name="T1">Kanal Khusus VR:</text:span></text:span><text:span text:style-name="T1"> Ada juga kanal yang fokus banget ke VR, sering nampilin demo game, review mendalam, dan berita komunitas (misalnya </text:span><text:span text:style-name="Strong_20_Emphasis"><text:span text:style-name="T1">ThrillSeeker</text:span></text:span><text:span text:style-name="T1">, </text:span><text:span text:style-name="Strong_20_Emphasis"><text:span text:style-name="T1">Virtual Reality Oasis</text:span></text:span><text:span text:style-name="T1"> – tapi ini lebih buat yang udah </text:span><text:span text:style-name="Emphasis"><text:span text:style-name="T1">enthusiast</text:span></text:span><text:span text:style-name="T1">). (Bahasa Inggris) </text:span></text:p>
              </text:list-item>
              <text:list-item>
                <text:p text:style-name="P247"><text:span text:style-name="Strong_20_Emphasis"><text:span text:style-name="T1">Cari Versi Indonesia:</text:span></text:span><text:span text:style-name="T1"> Coba deh cari di YouTube pakai kata kunci kayak </text:span><text:soft-page-break/><text:span text:style-name="T1">"review VR Indonesia", "belajar VR Indonesia", "teknologi AR terbaru". Siapa tahu kamu nemu kreator lokal yang bahas topik ini dengan gaya yang cocok buatmu! </text:span></text:p>
              </text:list-item>
              <text:list-item>
                <text:p text:style-name="P119"><text:span text:style-name="Strong_20_Emphasis"><text:span text:style-name="T1">Kanal Edukasi:</text:span></text:span><text:span text:style-name="T1"> Kadang kanal edukasi sains dan teknologi (baik luar maupun lokal) juga suka bikin video penjelasan konsep VR/AR yang keren dan gampang dimengerti. </text:span></text:p>
              </text:list-item>
            </text:list>
            <text:p text:style-name="Text_20_body"><text:span text:style-name="Strong_20_Emphasis"><text:span text:style-name="T1">3. Aplikasi &amp; Game buat Dicoba Langsung!</text:span></text:span></text:p>
            <text:p text:style-name="P125">Cara terbaik buat ngerti ya nyoba sendiri! Ini beberapa yang gampang diakses:</text:p>
            <text:list xml:id="list4158573210190571316" text:style-name="L127">
              <text:list-item>
                <text:p text:style-name="P248"><text:span text:style-name="Strong_20_Emphasis"><text:span text:style-name="T1">Google Arts &amp; Culture (Aplikasi HP - Gratis):</text:span></text:span><text:span text:style-name="T1"> Punya fitur AR keren buat nampilin hewan purba, lukisan terkenal, atau artefak sejarah dalam ukuran asli di kamarmu! Seru banget buat dicoba. </text:span></text:p>
              </text:list-item>
              <text:list-item>
                <text:p text:style-name="P248"><text:span text:style-name="Strong_20_Emphasis"><text:span text:style-name="T1">Aplikasi AR Furnitur (Contoh: IKEA Place - Gratis):</text:span></text:span><text:span text:style-name="T1"> Penasaran sofa baru muat nggak di ruang tamu? Aplikasi kayak gini pakai AR buat nampilin furnitur virtual di ruanganmu lewat kamera HP. Praktis! </text:span></text:p>
              </text:list-item>
              <text:list-item>
                <text:p text:style-name="P248"><text:span text:style-name="Strong_20_Emphasis"><text:span text:style-name="T1">Pokemon Go (Game HP - Gratis, ada pembelian):</text:span></text:span><text:span text:style-name="T1"> Contoh klasik game AR yang ngajak kamu jalan-jalan di dunia nyata buat 'nangkep' monster virtual. Masih seru lho! </text:span></text:p>
              </text:list-item>
              <text:list-item>
                <text:p text:style-name="P248"><text:span text:style-name="Strong_20_Emphasis"><text:span text:style-name="T1">Filter AR di Media Sosial (Instagram, TikTok, Snapchat - Gratis):</text:span></text:span><text:span text:style-name="T1"> Ya, filter lucu-lucu itu juga termasuk AR! Cara paling gampang buat main-main sama AR. </text:span></text:p>
              </text:list-item>
              <text:list-item>
                <text:p text:style-name="P248"><text:span text:style-name="Strong_20_Emphasis"><text:span text:style-name="T1">Rec Room / VRChat (Platform VR - Gratis, butuh Headset VR):</text:span></text:span><text:span text:style-name="T1"> Kalau kamu punya akses ke headset VR (misal standalone kayak Quest), platform sosial ini gratis buat dijelajahi. Kamu bisa ketemu orang, main game bareng, dan lihat dunia-dunia virtual buatan pengguna lain. </text:span></text:p>
              </text:list-item>
              <text:list-item>
                <text:p text:style-name="P248"><text:span text:style-name="Strong_20_Emphasis"><text:span text:style-name="T1">YouTube VR (Aplikasi VR - Gratis):</text:span></text:span><text:span text:style-name="T1"> Tonton video 360 derajat dari seluruh dunia seolah kamu ada di sana. </text:span></text:p>
              </text:list-item>
              <text:list-item>
                <text:p text:style-name="P120"><text:span text:style-name="Strong_20_Emphasis"><text:span text:style-name="T1">(Opsi Low-Budget) Google Cardboard:</text:span></text:span><text:span text:style-name="T1"> Kalau kamu punya Google Cardboard (headset VR dari kardus buat HP), coba cari aplikasi atau game yang kompatibel di Play Store/App Store. Pengalamannya memang sangat dasar, tapi lumayan buat 'icip-icip' VR murah meriah. </text:span></text:p>
              </text:list-item>
            </text:list>
            <text:p text:style-name="Text_20_body"><text:span text:style-name="Strong_20_Emphasis"><text:span text:style-name="T1">4. Kursus Online Pengantar (Kalau Mau Lebih Serius)</text:span></text:span></text:p>
            <text:list xml:id="list6474158602550823993" text:style-name="L128">
              <text:list-item>
                <text:p text:style-name="P249"><text:span text:style-name="Strong_20_Emphasis"><text:span text:style-name="T1">YouTube:</text:span></text:span><text:span text:style-name="T1"> Banyak banget tutorial gratis buat belajar dasar-dasar pengembangan VR/AR pakai </text:span><text:span text:style-name="Emphasis"><text:span text:style-name="T1">game engine</text:span></text:span><text:span text:style-name="T1"> seperti </text:span><text:span text:style-name="Strong_20_Emphasis"><text:span text:style-name="T1">Unity</text:span></text:span><text:span text:style-name="T1"> atau </text:span><text:span text:style-name="Strong_20_Emphasis"><text:span text:style-name="T1">Unreal Engine</text:span></text:span><text:span text:style-name="T1">. Cari aja "tutorial Unity VR basic" atau "tutorial Unreal Engine AR basic". </text:span></text:p>
              </text:list-item>
              <text:list-item>
                <text:p text:style-name="P121"><text:soft-page-break/><text:span text:style-name="Strong_20_Emphasis"><text:span text:style-name="T1">Platform Kursus Online:</text:span></text:span><text:span text:style-name="T1"> Situs kayak </text:span><text:span text:style-name="Strong_20_Emphasis"><text:span text:style-name="T1">Coursera</text:span></text:span><text:span text:style-name="T1">, </text:span><text:span text:style-name="Strong_20_Emphasis"><text:span text:style-name="T1">edX</text:span></text:span><text:span text:style-name="T1">, atau </text:span><text:span text:style-name="Strong_20_Emphasis"><text:span text:style-name="T1">Udemy</text:span></text:span><text:span text:style-name="T1"> kadang punya kursus pengantar tentang konsep VR/AR atau dasar-dasar pengembangan game/aplikasi imersif. Beberapa ada yang gratis atau harganya terjangkau pas lagi diskon. </text:span></text:p>
              </text:list-item>
            </text:list>
            <text:p text:style-name="Text_20_body"><text:span text:style-name="Strong_20_Emphasis"><text:span text:style-name="T1">Ingat:</text:span></text:span><text:span text:style-name="T1"> Selalu kritis sama informasi yang kamu dapat ya! Selamat menjelajah lebih jauh!</text:span></text:p>
            <text:p text:style-name="P1"/>
            <text:p text:style-name="P125">Ini adalah akhir dari konten yang diminta berdasarkan kerangka buku dan prompt yang telah kita diskusikan. Bagian Indeks bersifat opsional dan biasanya dibuat di tahap akhir setelah naskah final.</text:p>
            <text:p text:style-name="P125">Apakah ada hal lain yang bisa saya bantu terkait proyek buku ini?</text:p>
          </text:section>
          <text:section text:style-name="Sect1" text:name="feedback-form-48">
            <text:p text:style-name="P253"/>
          </text:section>
        </text:section>
        <text:section text:style-name="Sect1" text:name="a1f941d4588d0aab">
          <text:p text:style-name="P125"/>
          <text:section text:style-name="Sect1" text:name="user-query-content-49">
            <text:p text:style-name="P281">buat prompt pembuatan sampul buku </text:p>
          </text:section>
          <text:p text:style-name="P253">Tampilkan alur berpikir</text:p>
          <text:section text:style-name="Sect2" text:name="model-response-message-contentr_a1f941d4588d0aab">
            <text:p text:style-name="P125">Oke, mari kita buat prompt yang bisa Anda gunakan untuk meminta desainer (atau AI generator gambar) membuatkan sampul buku yang menarik!</text:p>
            <text:p text:style-name="P1"/>
            <text:p text:style-name="Text_20_body"><text:span text:style-name="Strong_20_Emphasis"><text:span text:style-name="T1">Prompt untuk Pembuatan Sampul Buku</text:span></text:span></text:p>
            <text:p text:style-name="Text_20_body"><text:span text:style-name="Strong_20_Emphasis"><text:span text:style-name="T1">Tujuan:</text:span></text:span><text:span text:style-name="T1"> Membuat desain sampul buku (cover) yang menarik dan relevan untuk buku non-fiksi tentang Realitas Virtual (VR) dan Realitas Tertambah (AR).</text:span></text:p>
            <text:p text:style-name="Text_20_body"><text:span text:style-name="Strong_20_Emphasis"><text:span text:style-name="T1">Informasi Utama Buku:</text:span></text:span></text:p>
            <text:list xml:id="list3540299008547523409" text:style-name="L129">
              <text:list-item>
                <text:p text:style-name="P250"><text:span text:style-name="Strong_20_Emphasis"><text:span text:style-name="T1">Judul:</text:span></text:span><text:span text:style-name="T1"> Realitas Virtual: Dunia Baru di Ujung Jari </text:span></text:p>
              </text:list-item>
              <text:list-item>
                <text:p text:style-name="P250"><text:span text:style-name="Strong_20_Emphasis"><text:span text:style-name="T1">Target Pembaca:</text:span></text:span><text:span text:style-name="T1"> Remaja (Usia 13-22 Tahun) - Desain harus modern, </text:span><text:span text:style-name="Emphasis"><text:span text:style-name="T1">eye-catching</text:span></text:span><text:span text:style-name="T1">, dan tidak terlalu kaku/ilmiah, tapi juga tidak kekanak-kanakan. </text:span></text:p>
              </text:list-item>
              <text:list-item>
                <text:p text:style-name="P250"><text:span text:style-name="Strong_20_Emphasis"><text:span text:style-name="T1">Topik Utama:</text:span></text:span><text:span text:style-name="T1"> VR, AR, Teknologi Imersif, Aplikasi (Hiburan, Edukasi, Kesehatan, Industri), Masa Depan Teknologi. </text:span></text:p>
              </text:list-item>
              <text:list-item>
                <text:p text:style-name="P122"><text:span text:style-name="Strong_20_Emphasis"><text:span text:style-name="T1">Nada/Suasana yang Diinginkan:</text:span></text:span><text:span text:style-name="T1"> Futuristik, Penuh Keajaiban (Wonder), Optimis, Menarik, Mudah Diakses, Canggih tapi Ramah. </text:span></text:p>
              </text:list-item>
            </text:list>
            <text:p text:style-name="Text_20_body"><text:span text:style-name="Strong_20_Emphasis"><text:span text:style-name="T1">Elemen Wajib Dicantumkan:</text:span></text:span></text:p>
            <text:list xml:id="list3025913747936616583" text:style-name="L130">
              <text:list-item>
                <text:p text:style-name="P254">Judul Buku ("Realitas Virtual: Dunia Baru di Ujung Jari") - Harus jelas, <text:soft-page-break/>mudah dibaca, dan menonjol. </text:p>
              </text:list-item>
              <text:list-item>
                <text:p text:style-name="P126">Nama Penulis (Tempatkan di posisi yang sesuai, misal di bawah judul atau di bagian bawah cover). </text:p>
              </text:list-item>
            </text:list>
            <text:p text:style-name="Text_20_body"><text:span text:style-name="Strong_20_Emphasis"><text:span text:style-name="T1">Konsep Visual / Ide Desain (Pilih salah satu atau kombinasikan elemen):</text:span></text:span></text:p>
            <text:list xml:id="list4831084653054603368" text:style-name="L131">
              <text:list-item>
                <text:p text:style-name="P251"><text:span text:style-name="Strong_20_Emphasis"><text:span text:style-name="T1">Ide 1 (Fokus VR):</text:span></text:span><text:span text:style-name="T1"> Gambar seorang remaja (bisa siluet, gaya ilustrasi modern, atau semi-realistis) memakai headset VR yang </text:span><text:span text:style-name="Emphasis"><text:span text:style-name="T1">sleek</text:span></text:span><text:span text:style-name="T1"> dan futuristik. Di lensa headset terpantul pemandangan dunia virtual yang fantastis (misal: luar angkasa, kota neon, lanskap fantasi). Ekspresi (jika terlihat) menunjukkan kekaguman atau keterlibatan. </text:span></text:p>
              </text:list-item>
              <text:list-item>
                <text:p text:style-name="P251"><text:span text:style-name="Strong_20_Emphasis"><text:span text:style-name="T1">Ide 2 (Fokus AR):</text:span></text:span><text:span text:style-name="T1"> Gambar tangan seorang remaja memegang smartphone atau tablet. Dari layar perangkat tersebut 'keluar' elemen-elemen digital/hologram yang berinteraksi dengan dunia nyata di latar belakang (misal: grafik data melayang, karakter game kecil muncul di meja, atau peta virtual di atas jalanan kota). Menekankan perpaduan dunia nyata dan digital. </text:span></text:p>
              </text:list-item>
              <text:list-item>
                <text:p text:style-name="P251"><text:span text:style-name="Strong_20_Emphasis"><text:span text:style-name="T1">Ide 3 (Simbolik/Abstrak):</text:span></text:span><text:span text:style-name="T1"> Desain yang lebih simbolik, misalnya: </text:span></text:p>
                <text:list>
                  <text:list-item>
                    <text:p text:style-name="P255">Gambar sebuah pintu atau gerbang bercahaya yang sedikit terbuka, mengundang masuk ke dimensi lain (digital). </text:p>
                  </text:list-item>
                  <text:list-item>
                    <text:p text:style-name="P255">Visualisasi jaringan atau koneksi abstrak yang futuristik, mewakili dunia digital yang terhubung. </text:p>
                  </text:list-item>
                  <text:list-item>
                    <text:p text:style-name="P255">Tangan yang menggapai atau menyentuh antarmuka (interface) digital/holografik, menekankan tema "di ujung jari". </text:p>
                  </text:list-item>
                </text:list>
              </text:list-item>
              <text:list-item>
                <text:p text:style-name="P123"><text:span text:style-name="Strong_20_Emphasis"><text:span text:style-name="T1">Ide 4 (Kombinasi VR &amp; AR):</text:span></text:span><text:span text:style-name="T1"> Mungkin gambar split (terbelah) yang menunjukkan pengalaman VR di satu sisi dan AR di sisi lain, atau elemen visual dari keduanya digabungkan secara harmonis. </text:span></text:p>
              </text:list-item>
            </text:list>
            <text:p text:style-name="Text_20_body"><text:span text:style-name="Strong_20_Emphasis"><text:span text:style-name="T1">Panduan Gaya Visual:</text:span></text:span></text:p>
            <text:list xml:id="list3169535713237806737" text:style-name="L132">
              <text:list-item>
                <text:p text:style-name="P252"><text:span text:style-name="Strong_20_Emphasis"><text:span text:style-name="T1">Gaya:</text:span></text:span><text:span text:style-name="T1"> Modern, bersih (clean), dinamis, bisa menggunakan gaya ilustrasi flat design, ilustrasi semi-realistis, atau manipulasi foto yang stylish. Hindari gaya yang terlalu kartun atau terlalu foto stok kaku. </text:span></text:p>
              </text:list-item>
              <text:list-item>
                <text:p text:style-name="P252"><text:span text:style-name="Strong_20_Emphasis"><text:span text:style-name="T1">Palet Warna:</text:span></text:span><text:span text:style-name="T1"> Gunakan warna-warna yang cerah, vibrant, dan modern yang sering diasosiasikan dengan teknologi/futurisme (misalnya: biru elektrik, ungu, hijau neon, magenta) tapi tetap seimbang agar tidak terlalu ramai dan judul tetap terbaca jelas. Mungkin dengan latar belakang yang sedikit lebih gelap untuk kontras. </text:span></text:p>
              </text:list-item>
              <text:list-item>
                <text:p text:style-name="P124"><text:span text:style-name="Strong_20_Emphasis"><text:span text:style-name="T1">Tipografi (Font):</text:span></text:span><text:span text:style-name="T1"> Pilih font yang modern, bersih, dan mudah dibaca </text:span><text:soft-page-break/><text:span text:style-name="T1">(sans-serif sering cocok). Font judul bisa sedikit lebih bergaya/futuristik tapi </text:span><text:span text:style-name="Strong_20_Emphasis"><text:span text:style-name="T1">tetap harus jelas terbaca</text:span></text:span><text:span text:style-name="T1">. Font nama penulis lebih sederhana. </text:span></text:p>
              </text:list-item>
            </text:list>
            <text:p text:style-name="Text_20_body"><text:span text:style-name="Strong_20_Emphasis"><text:span text:style-name="T1">Pesan Utama Cover:</text:span></text:span><text:span text:style-name="T1"> Sampul harus bisa menarik perhatian target remaja, mengkomunikasikan secara visual bahwa buku ini membahas teknologi VR/AR yang keren dan masa depan, serta membangkitkan rasa penasaran untuk membuka dan membaca isinya.</text:span></text:p>
            <text:p text:style-name="P1"/>
            <text:p text:style-name="P125">Semoga prompt ini cukup detail untuk memberikan arahan yang jelas dalam pembuatan sampul buku Anda!</text:p>
          </text:section>
          <text:section text:style-name="Sect1" text:name="feedback-form-49">
            <text:p text:style-name="P253"/>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902in" fo:margin-bottom="0.6902in" fo:margin-left="0.6902in" fo:margin-right="0.6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5T15:43:37.15</meta:creation-date>
    <meta:document-statistic meta:table-count="1" meta:image-count="0" meta:object-count="0" meta:page-count="118" meta:paragraph-count="1173" meta:word-count="30750" meta:character-count="210995"/>
    <dc:date>2025-04-25T15:45:43.68</dc:date>
    <dc:creator>OJie </dc:creator>
    <meta:editing-duration>PT2M6S</meta:editing-duration>
    <meta:editing-cycles>1</meta:editing-cycles>
    <meta:generator>OpenOffice/4.1.15$Win32 OpenOffice.org_project/4115m2$Build-9813</meta:generator>
  </office:meta>
</office:document-meta>
</file>